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input" table:style-name="ta1">
        <table:table-column table:style-name="co1" table:number-columns-repeated="566" table:default-cell-style-name="Default"/>
        <table:table-row table:style-name="ro1">
          <table:table-cell table:style-name="pd1" office:value-type="string" calcext:value-type="string">
            <text:p>Instance</text:p>
          </table:table-cell>
          <table:table-cell table:style-name="pd1" office:value-type="string" calcext:value-type="string">
            <text:p>Nantes</text:p>
          </table:table-cell>
          <table:table-cell table:style-name="pd1" office:value-type="string" calcext:value-type="string">
            <text:p>poland_warszawa_2022_wesola.pb</text:p>
          </table:table-cell>
          <table:table-cell table:style-name="pd1" office:value-type="string" calcext:value-type="string">
            <text:p>poland_warszawa_2022_ochota.pb</text:p>
          </table:table-cell>
          <table:table-cell table:style-name="pd1" office:value-type="string" calcext:value-type="string">
            <text:p>poland_warszawa_2022_srodmiescie.pb</text:p>
          </table:table-cell>
          <table:table-cell table:style-name="pd1" office:value-type="string" calcext:value-type="string">
            <text:p>poland_warszawa_2022_mokotow.pb</text:p>
          </table:table-cell>
          <table:table-cell table:style-name="pd1" office:value-type="string" calcext:value-type="string">
            <text:p>poland_warszawa_2022_wilanow.pb</text:p>
          </table:table-cell>
          <table:table-cell table:style-name="pd1" office:value-type="string" calcext:value-type="string">
            <text:p>poland_warszawa_2022_bemowo.pb</text:p>
          </table:table-cell>
          <table:table-cell table:style-name="pd1" office:value-type="string" calcext:value-type="string">
            <text:p>poland_warszawa_2022_zoliborz.pb</text:p>
          </table:table-cell>
          <table:table-cell table:style-name="pd1" office:value-type="string" calcext:value-type="string">
            <text:p>poland_warszawa_2022_wawer.pb</text:p>
          </table:table-cell>
          <table:table-cell table:style-name="pd1" office:value-type="string" calcext:value-type="string">
            <text:p>poland_warszawa_2022_.pb</text:p>
          </table:table-cell>
          <table:table-cell table:style-name="pd1" office:value-type="string" calcext:value-type="string">
            <text:p>poland_warszawa_2022_ursynow.pb</text:p>
          </table:table-cell>
          <table:table-cell table:style-name="pd1" office:value-type="string" calcext:value-type="string">
            <text:p>poland_warszawa_2022_praga-polnoc.pb</text:p>
          </table:table-cell>
          <table:table-cell table:style-name="pd1" office:value-type="string" calcext:value-type="string">
            <text:p>poland_warszawa_2022_praga-poludnie.pb</text:p>
          </table:table-cell>
          <table:table-cell table:style-name="pd1" office:value-type="string" calcext:value-type="string">
            <text:p>poland_warszawa_2022_wola.pb</text:p>
          </table:table-cell>
          <table:table-cell table:style-name="pd1" office:value-type="string" calcext:value-type="string">
            <text:p>poland_warszawa_2022_targowek.pb</text:p>
          </table:table-cell>
          <table:table-cell table:style-name="pd1" office:value-type="string" calcext:value-type="string">
            <text:p>poland_warszawa_2022_wlochy.pb</text:p>
          </table:table-cell>
          <table:table-cell table:style-name="pd1" office:value-type="string" calcext:value-type="string">
            <text:p>poland_warszawa_2022_ursus.pb</text:p>
          </table:table-cell>
          <table:table-cell table:style-name="pd1" office:value-type="string" calcext:value-type="string">
            <text:p>poland_warszawa_2022_bielany.pb</text:p>
          </table:table-cell>
          <table:table-cell table:style-name="pd1" office:value-type="string" calcext:value-type="string">
            <text:p>poland_warszawa_2022_bialoleka.pb</text:p>
          </table:table-cell>
          <table:table-cell table:style-name="pd1" office:value-type="string" calcext:value-type="string">
            <text:p>poland_warszawa_2022_rembertow.pb</text:p>
          </table:table-cell>
          <table:table-cell table:style-name="pd1" office:value-type="string" calcext:value-type="string">
            <text:p>poland_warszawa_2017_zoliborz-poludniowy-powazki.pb</text:p>
          </table:table-cell>
          <table:table-cell table:style-name="pd1" office:value-type="string" calcext:value-type="string">
            <text:p>poland_warszawa_2017_brodno.pb</text:p>
          </table:table-cell>
          <table:table-cell table:style-name="pd1" office:value-type="string" calcext:value-type="string">
            <text:p>poland_warszawa_2017_kolo.pb</text:p>
          </table:table-cell>
          <table:table-cell table:style-name="pd1" office:value-type="string" calcext:value-type="string">
            <text:p>poland_warszawa_2017_slodowiec.pb</text:p>
          </table:table-cell>
          <table:table-cell table:style-name="pd1" office:value-type="string" calcext:value-type="string">
            <text:p>poland_warszawa_2017_grochow-poludniowy.pb</text:p>
          </table:table-cell>
          <table:table-cell table:style-name="pd1" office:value-type="string" calcext:value-type="string">
            <text:p>poland_warszawa_2017_las.pb</text:p>
          </table:table-cell>
          <table:table-cell table:style-name="pd1" office:value-type="string" calcext:value-type="string">
            <text:p>poland_warszawa_2017_rejon-f.pb</text:p>
          </table:table-cell>
          <table:table-cell table:style-name="pd1" office:value-type="string" calcext:value-type="string">
            <text:p>poland_warszawa_2017_goclaw.pb</text:p>
          </table:table-cell>
          <table:table-cell table:style-name="pd1" office:value-type="string" calcext:value-type="string">
            <text:p>poland_warszawa_2017_zoliborz-centralny.pb</text:p>
          </table:table-cell>
          <table:table-cell table:style-name="pd1" office:value-type="string" calcext:value-type="string">
            <text:p>poland_warszawa_2017_zacisze.pb</text:p>
          </table:table-cell>
          <table:table-cell table:style-name="pd1" office:value-type="string" calcext:value-type="string">
            <text:p>poland_warszawa_2017_stara-milosna.pb</text:p>
          </table:table-cell>
          <table:table-cell table:style-name="pd1" office:value-type="string" calcext:value-type="string">
            <text:p>poland_warszawa_2017_ochota.pb</text:p>
          </table:table-cell>
          <table:table-cell table:style-name="pd1" office:value-type="string" calcext:value-type="string">
            <text:p>poland_warszawa_2017_nowa-praga-z-pelcowizna.pb</text:p>
          </table:table-cell>
          <table:table-cell table:style-name="pd1" office:value-type="string" calcext:value-type="string">
            <text:p>poland_warszawa_2017_wilanow-obszar-i.pb</text:p>
          </table:table-cell>
          <table:table-cell table:style-name="pd1" office:value-type="string" calcext:value-type="string">
            <text:p>poland_warszawa_2017_rejon-b.pb</text:p>
          </table:table-cell>
          <table:table-cell table:style-name="pd1" office:value-type="string" calcext:value-type="string">
            <text:p>poland_warszawa_2017_czyste-mirow.pb</text:p>
          </table:table-cell>
          <table:table-cell table:style-name="pd1" office:value-type="string" calcext:value-type="string">
            <text:p>poland_warszawa_2017_praga-polnoc.pb</text:p>
          </table:table-cell>
          <table:table-cell table:style-name="pd1" office:value-type="string" calcext:value-type="string">
            <text:p>poland_warszawa_2017_falenica.pb</text:p>
          </table:table-cell>
          <table:table-cell table:style-name="pd1" office:value-type="string" calcext:value-type="string">
            <text:p>poland_warszawa_2017_stara-praga-i-szmulowizna-z-michalowem.pb</text:p>
          </table:table-cell>
          <table:table-cell table:style-name="pd1" office:value-type="string" calcext:value-type="string">
            <text:p>poland_warszawa_2017_rejon-c.pb</text:p>
          </table:table-cell>
          <table:table-cell table:style-name="pd1" office:value-type="string" calcext:value-type="string">
            <text:p>poland_warszawa_2017_ursus-poludniowy.pb</text:p>
          </table:table-cell>
          <table:table-cell table:style-name="pd1" office:value-type="string" calcext:value-type="string">
            <text:p>poland_warszawa_2017_chrzanow-jelonki-polnocne-jelonki-poludniowe.pb</text:p>
          </table:table-cell>
          <table:table-cell table:style-name="pd1" office:value-type="string" calcext:value-type="string">
            <text:p>poland_warszawa_2017_grochow-kinowa.pb</text:p>
          </table:table-cell>
          <table:table-cell table:style-name="pd1" office:value-type="string" calcext:value-type="string">
            <text:p>poland_warszawa_2017_bemowo.pb</text:p>
          </table:table-cell>
          <table:table-cell table:style-name="pd1" office:value-type="string" calcext:value-type="string">
            <text:p>poland_warszawa_2017_kobialka-augustow-brzeziny-grodzisk-lewandow-annopol-zeran.pb</text:p>
          </table:table-cell>
          <table:table-cell table:style-name="pd1" office:value-type="string" calcext:value-type="string">
            <text:p>poland_warszawa_2017_sady-zoliborskie-zatrasie.pb</text:p>
          </table:table-cell>
          <table:table-cell table:style-name="pd1" office:value-type="string" calcext:value-type="string">
            <text:p>poland_warszawa_2017_rakowiec.pb</text:p>
          </table:table-cell>
          <table:table-cell table:style-name="pd1" office:value-type="string" calcext:value-type="string">
            <text:p>poland_warszawa_2017_ursynow-wysoki-poludniowy.pb</text:p>
          </table:table-cell>
          <table:table-cell table:style-name="pd1" office:value-type="string" calcext:value-type="string">
            <text:p>poland_warszawa_2017_plac-wojska-polskiego.pb</text:p>
          </table:table-cell>
          <table:table-cell table:style-name="pd1" office:value-type="string" calcext:value-type="string">
            <text:p>poland_warszawa_2017_praga-poludnie.pb</text:p>
          </table:table-cell>
          <table:table-cell table:style-name="pd1" office:value-type="string" calcext:value-type="string">
            <text:p>poland_warszawa_2017_wysokie-okecie.pb</text:p>
          </table:table-cell>
          <table:table-cell table:style-name="pd1" office:value-type="string" calcext:value-type="string">
            <text:p>poland_warszawa_2017_wilanow-obszar-ii.pb</text:p>
          </table:table-cell>
          <table:table-cell table:style-name="pd1" office:value-type="string" calcext:value-type="string">
            <text:p>poland_warszawa_2017_przyczolek-grochowski.pb</text:p>
          </table:table-cell>
          <table:table-cell table:style-name="pd1" office:value-type="string" calcext:value-type="string">
            <text:p>poland_warszawa_2017_lotnisko-bemowo-lotnisko-fort-bema.pb</text:p>
          </table:table-cell>
          <table:table-cell table:style-name="pd1" office:value-type="string" calcext:value-type="string">
            <text:p>poland_warszawa_2017_anin.pb</text:p>
          </table:table-cell>
          <table:table-cell table:style-name="pd1" office:value-type="string" calcext:value-type="string">
            <text:p>poland_warszawa_2017_bielany.pb</text:p>
          </table:table-cell>
          <table:table-cell table:style-name="pd1" office:value-type="string" calcext:value-type="string">
            <text:p>poland_warszawa_2017_saska-kepa.pb</text:p>
          </table:table-cell>
          <table:table-cell table:style-name="pd1" office:value-type="string" calcext:value-type="string">
            <text:p>poland_warszawa_2017_miedzeszyn.pb</text:p>
          </table:table-cell>
          <table:table-cell table:style-name="pd1" office:value-type="string" calcext:value-type="string">
            <text:p>poland_warszawa_2017_stare-wlochy.pb</text:p>
          </table:table-cell>
          <table:table-cell table:style-name="pd1" office:value-type="string" calcext:value-type="string">
            <text:p>poland_warszawa_2017_grochow-polnocny.pb</text:p>
          </table:table-cell>
          <table:table-cell table:style-name="pd1" office:value-type="string" calcext:value-type="string">
            <text:p>poland_warszawa_2017_ursus-polnocny.pb</text:p>
          </table:table-cell>
          <table:table-cell table:style-name="pd1" office:value-type="string" calcext:value-type="string">
            <text:p>poland_warszawa_2017_brodno-podgrodzie.pb</text:p>
          </table:table-cell>
          <table:table-cell table:style-name="pd1" office:value-type="string" calcext:value-type="string">
            <text:p>poland_warszawa_2017_wawrzyszew.pb</text:p>
          </table:table-cell>
          <table:table-cell table:style-name="pd1" office:value-type="string" calcext:value-type="string">
            <text:p>poland_warszawa_2017_targowek-fabryczny-elsnerow-i-utrata.pb</text:p>
          </table:table-cell>
          <table:table-cell table:style-name="pd1" office:value-type="string" calcext:value-type="string">
            <text:p>poland_warszawa_2017_miedzylesie.pb</text:p>
          </table:table-cell>
          <table:table-cell table:style-name="pd1" office:value-type="string" calcext:value-type="string">
            <text:p>poland_warszawa_2017_sadul.pb</text:p>
          </table:table-cell>
          <table:table-cell table:style-name="pd1" office:value-type="string" calcext:value-type="string">
            <text:p>poland_warszawa_2017_nadwisle.pb</text:p>
          </table:table-cell>
          <table:table-cell table:style-name="pd1" office:value-type="string" calcext:value-type="string">
            <text:p>poland_warszawa_2017_wawer.pb</text:p>
          </table:table-cell>
          <table:table-cell table:style-name="pd1" office:value-type="string" calcext:value-type="string">
            <text:p>poland_warszawa_2017_mlynow.pb</text:p>
          </table:table-cell>
          <table:table-cell table:style-name="pd1" office:value-type="string" calcext:value-type="string">
            <text:p>poland_warszawa_2017_ulrychow-odolany.pb</text:p>
          </table:table-cell>
          <table:table-cell table:style-name="pd1" office:value-type="string" calcext:value-type="string">
            <text:p>poland_warszawa_2017_tarchomin-nowodwory-piekielko.pb</text:p>
          </table:table-cell>
          <table:table-cell table:style-name="pd1" office:value-type="string" calcext:value-type="string">
            <text:p>poland_warszawa_2017_zielony-ursynow.pb</text:p>
          </table:table-cell>
          <table:table-cell table:style-name="pd1" office:value-type="string" calcext:value-type="string">
            <text:p>poland_warszawa_2017_srodmiescie.pb</text:p>
          </table:table-cell>
          <table:table-cell table:style-name="pd1" office:value-type="string" calcext:value-type="string">
            <text:p>poland_warszawa_2017_zielona-grzybowa.pb</text:p>
          </table:table-cell>
          <table:table-cell table:style-name="pd1" office:value-type="string" calcext:value-type="string">
            <text:p>poland_warszawa_2017_stare-bielany.pb</text:p>
          </table:table-cell>
          <table:table-cell table:style-name="pd1" office:value-type="string" calcext:value-type="string">
            <text:p>poland_warszawa_2017_marysin-polnocny.pb</text:p>
          </table:table-cell>
          <table:table-cell table:style-name="pd1" office:value-type="string" calcext:value-type="string">
            <text:p>poland_warszawa_2017_zerzen.pb</text:p>
          </table:table-cell>
          <table:table-cell table:style-name="pd1" office:value-type="string" calcext:value-type="string">
            <text:p>poland_warszawa_2017_marysin-poludniowy.pb</text:p>
          </table:table-cell>
          <table:table-cell table:style-name="pd1" office:value-type="string" calcext:value-type="string">
            <text:p>poland_warszawa_2017_ruda-marymont-las-bielanski.pb</text:p>
          </table:table-cell>
          <table:table-cell table:style-name="pd1" office:value-type="string" calcext:value-type="string">
            <text:p>poland_warszawa_2017_radosc.pb</text:p>
          </table:table-cell>
          <table:table-cell table:style-name="pd1" office:value-type="string" calcext:value-type="string">
            <text:p>poland_warszawa_2017_kamionek.pb</text:p>
          </table:table-cell>
          <table:table-cell table:style-name="pd1" office:value-type="string" calcext:value-type="string">
            <text:p>poland_warszawa_2017_ursynow.pb</text:p>
          </table:table-cell>
          <table:table-cell table:style-name="pd1" office:value-type="string" calcext:value-type="string">
            <text:p>poland_warszawa_2017_sawa.pb</text:p>
          </table:table-cell>
          <table:table-cell table:style-name="pd1" office:value-type="string" calcext:value-type="string">
            <text:p>poland_warszawa_2017_subunit-wawer.pb</text:p>
          </table:table-cell>
          <table:table-cell table:style-name="pd1" office:value-type="string" calcext:value-type="string">
            <text:p>poland_warszawa_2017_grochow-centrum.pb</text:p>
          </table:table-cell>
          <table:table-cell table:style-name="pd1" office:value-type="string" calcext:value-type="string">
            <text:p>poland_warszawa_2017_marymont-potok-zoliborz-dziennikarski.pb</text:p>
          </table:table-cell>
          <table:table-cell table:style-name="pd1" office:value-type="string" calcext:value-type="string">
            <text:p>poland_warszawa_2017_rembertow.pb</text:p>
          </table:table-cell>
          <table:table-cell table:style-name="pd1" office:value-type="string" calcext:value-type="string">
            <text:p>poland_warszawa_2017_targowek-mieszkaniowy.pb</text:p>
          </table:table-cell>
          <table:table-cell table:style-name="pd1" office:value-type="string" calcext:value-type="string">
            <text:p>poland_warszawa_2017_szczesliwice.pb</text:p>
          </table:table-cell>
          <table:table-cell table:style-name="pd1" office:value-type="string" calcext:value-type="string">
            <text:p>poland_warszawa_2017_ursynow-wysoki-polnocny.pb</text:p>
          </table:table-cell>
          <table:table-cell table:style-name="pd1" office:value-type="string" calcext:value-type="string">
            <text:p>poland_warszawa_2017_nowe-wlochy.pb</text:p>
          </table:table-cell>
          <table:table-cell table:style-name="pd1" office:value-type="string" calcext:value-type="string">
            <text:p>poland_warszawa_2017_radiowo-wolka-weglowa-placowka-huta.pb</text:p>
          </table:table-cell>
          <table:table-cell table:style-name="pd1" office:value-type="string" calcext:value-type="string">
            <text:p>poland_warszawa_2017_choszczowka-dabrowka-szlachecka-bialoleka-dworska-henrykow-szamocin.pb</text:p>
          </table:table-cell>
          <table:table-cell table:style-name="pd1" office:value-type="string" calcext:value-type="string">
            <text:p>poland_warszawa_2017_aleksandrow.pb</text:p>
          </table:table-cell>
          <table:table-cell table:style-name="pd1" office:value-type="string" calcext:value-type="string">
            <text:p>poland_warszawa_2017_piaski.pb</text:p>
          </table:table-cell>
          <table:table-cell table:style-name="pd1" office:value-type="string" calcext:value-type="string">
            <text:p>poland_warszawa_2017_rejon-a.pb</text:p>
          </table:table-cell>
          <table:table-cell table:style-name="pd1" office:value-type="string" calcext:value-type="string">
            <text:p>poland_warszawa_2017_centrum-wola-grzybowska-groszowka.pb</text:p>
          </table:table-cell>
          <table:table-cell table:style-name="pd1" office:value-type="string" calcext:value-type="string">
            <text:p>poland_warszawa_2017_nowolipki-powazki.pb</text:p>
          </table:table-cell>
          <table:table-cell table:style-name="pd1" office:value-type="string" calcext:value-type="string">
            <text:p>poland_warszawa_2017_niskie-okecie.pb</text:p>
          </table:table-cell>
          <table:table-cell table:style-name="pd1" office:value-type="string" calcext:value-type="string">
            <text:p>poland_warszawa_2017_stara-ochota.pb</text:p>
          </table:table-cell>
          <table:table-cell table:style-name="pd1" office:value-type="string" calcext:value-type="string">
            <text:p>poland_warszawa_2017_boernerowo-fort-radiowo-groty-gorce.pb</text:p>
          </table:table-cell>
          <table:table-cell table:style-name="pd1" office:value-type="string" calcext:value-type="string">
            <text:p>poland_warszawa_2017_rejon-d.pb</text:p>
          </table:table-cell>
          <table:table-cell table:style-name="pd1" office:value-type="string" calcext:value-type="string">
            <text:p>poland_warszawa_2017_chomiczowka.pb</text:p>
          </table:table-cell>
          <table:table-cell table:style-name="pd1" office:value-type="string" calcext:value-type="string">
            <text:p>poland_warszawa_2017_wrzeciono-mlociny.pb</text:p>
          </table:table-cell>
          <table:table-cell table:style-name="pd1" office:value-type="string" calcext:value-type="string">
            <text:p>poland_warszawa_2017_wars.pb</text:p>
          </table:table-cell>
          <table:table-cell table:style-name="pd1" office:value-type="string" calcext:value-type="string">
            <text:p>poland_warszawa_2017_rejon-e.pb</text:p>
          </table:table-cell>
          <table:table-cell table:style-name="pd1" office:value-type="string" calcext:value-type="string">
            <text:p>poland_wroclaw_2016_.pb</text:p>
          </table:table-cell>
          <table:table-cell table:style-name="pd1" office:value-type="string" calcext:value-type="string">
            <text:p>poland_wroclaw_2018_.pb</text:p>
          </table:table-cell>
          <table:table-cell table:style-name="pd1" office:value-type="string" calcext:value-type="string">
            <text:p>poland_warszawa_2021_rembertow.pb</text:p>
          </table:table-cell>
          <table:table-cell table:style-name="pd1" office:value-type="string" calcext:value-type="string">
            <text:p>poland_warszawa_2021_mokotow.pb</text:p>
          </table:table-cell>
          <table:table-cell table:style-name="pd1" office:value-type="string" calcext:value-type="string">
            <text:p>poland_warszawa_2021_bemowo.pb</text:p>
          </table:table-cell>
          <table:table-cell table:style-name="pd1" office:value-type="string" calcext:value-type="string">
            <text:p>poland_warszawa_2021_ursynow.pb</text:p>
          </table:table-cell>
          <table:table-cell table:style-name="pd1" office:value-type="string" calcext:value-type="string">
            <text:p>poland_warszawa_2021_srodmiescie.pb</text:p>
          </table:table-cell>
          <table:table-cell table:style-name="pd1" office:value-type="string" calcext:value-type="string">
            <text:p>poland_warszawa_2021_targowek.pb</text:p>
          </table:table-cell>
          <table:table-cell table:style-name="pd1" office:value-type="string" calcext:value-type="string">
            <text:p>poland_warszawa_2021_wesola.pb</text:p>
          </table:table-cell>
          <table:table-cell table:style-name="pd1" office:value-type="string" calcext:value-type="string">
            <text:p>poland_warszawa_2021_praga-poludnie.pb</text:p>
          </table:table-cell>
          <table:table-cell table:style-name="pd1" office:value-type="string" calcext:value-type="string">
            <text:p>poland_warszawa_2021_.pb</text:p>
          </table:table-cell>
          <table:table-cell table:style-name="pd1" office:value-type="string" calcext:value-type="string">
            <text:p>poland_warszawa_2021_ursus.pb</text:p>
          </table:table-cell>
          <table:table-cell table:style-name="pd1" office:value-type="string" calcext:value-type="string">
            <text:p>poland_warszawa_2021_praga-polnoc.pb</text:p>
          </table:table-cell>
          <table:table-cell table:style-name="pd1" office:value-type="string" calcext:value-type="string">
            <text:p>poland_warszawa_2021_ochota.pb</text:p>
          </table:table-cell>
          <table:table-cell table:style-name="pd1" office:value-type="string" calcext:value-type="string">
            <text:p>poland_warszawa_2021_bialoleka.pb</text:p>
          </table:table-cell>
          <table:table-cell table:style-name="pd1" office:value-type="string" calcext:value-type="string">
            <text:p>poland_warszawa_2021_zoliborz.pb</text:p>
          </table:table-cell>
          <table:table-cell table:style-name="pd1" office:value-type="string" calcext:value-type="string">
            <text:p>poland_warszawa_2021_wlochy.pb</text:p>
          </table:table-cell>
          <table:table-cell table:style-name="pd1" office:value-type="string" calcext:value-type="string">
            <text:p>poland_warszawa_2021_wola.pb</text:p>
          </table:table-cell>
          <table:table-cell table:style-name="pd1" office:value-type="string" calcext:value-type="string">
            <text:p>poland_warszawa_2021_bielany.pb</text:p>
          </table:table-cell>
          <table:table-cell table:style-name="pd1" office:value-type="string" calcext:value-type="string">
            <text:p>poland_warszawa_2021_wilanow.pb</text:p>
          </table:table-cell>
          <table:table-cell table:style-name="pd1" office:value-type="string" calcext:value-type="string">
            <text:p>poland_warszawa_2021_wawer.pb</text:p>
          </table:table-cell>
          <table:table-cell table:style-name="pd1" office:value-type="string" calcext:value-type="string">
            <text:p>poland_warszawa_2020_.pb</text:p>
          </table:table-cell>
          <table:table-cell table:style-name="pd1" office:value-type="string" calcext:value-type="string">
            <text:p>poland_warszawa_2020_ochota.pb</text:p>
          </table:table-cell>
          <table:table-cell table:style-name="pd1" office:value-type="string" calcext:value-type="string">
            <text:p>poland_warszawa_2020_wesola.pb</text:p>
          </table:table-cell>
          <table:table-cell table:style-name="pd1" office:value-type="string" calcext:value-type="string">
            <text:p>poland_warszawa_2020_ursus.pb</text:p>
          </table:table-cell>
          <table:table-cell table:style-name="pd1" office:value-type="string" calcext:value-type="string">
            <text:p>poland_warszawa_2020_praga-poludnie.pb</text:p>
          </table:table-cell>
          <table:table-cell table:style-name="pd1" office:value-type="string" calcext:value-type="string">
            <text:p>poland_warszawa_2020_bemowo.pb</text:p>
          </table:table-cell>
          <table:table-cell table:style-name="pd1" office:value-type="string" calcext:value-type="string">
            <text:p>poland_warszawa_2020_zoliborz.pb</text:p>
          </table:table-cell>
          <table:table-cell table:style-name="pd1" office:value-type="string" calcext:value-type="string">
            <text:p>poland_warszawa_2020_mokotow.pb</text:p>
          </table:table-cell>
          <table:table-cell table:style-name="pd1" office:value-type="string" calcext:value-type="string">
            <text:p>poland_warszawa_2020_ursynow.pb</text:p>
          </table:table-cell>
          <table:table-cell table:style-name="pd1" office:value-type="string" calcext:value-type="string">
            <text:p>poland_warszawa_2020_wawer.pb</text:p>
          </table:table-cell>
          <table:table-cell table:style-name="pd1" office:value-type="string" calcext:value-type="string">
            <text:p>poland_warszawa_2020_targowek.pb</text:p>
          </table:table-cell>
          <table:table-cell table:style-name="pd1" office:value-type="string" calcext:value-type="string">
            <text:p>poland_warszawa_2020_bielany.pb</text:p>
          </table:table-cell>
          <table:table-cell table:style-name="pd1" office:value-type="string" calcext:value-type="string">
            <text:p>poland_warszawa_2020_srodmiescie.pb</text:p>
          </table:table-cell>
          <table:table-cell table:style-name="pd1" office:value-type="string" calcext:value-type="string">
            <text:p>poland_warszawa_2020_wola.pb</text:p>
          </table:table-cell>
          <table:table-cell table:style-name="pd1" office:value-type="string" calcext:value-type="string">
            <text:p>poland_warszawa_2020_wlochy.pb</text:p>
          </table:table-cell>
          <table:table-cell table:style-name="pd1" office:value-type="string" calcext:value-type="string">
            <text:p>poland_warszawa_2020_wilanow.pb</text:p>
          </table:table-cell>
          <table:table-cell table:style-name="pd1" office:value-type="string" calcext:value-type="string">
            <text:p>poland_warszawa_2020_rembertow.pb</text:p>
          </table:table-cell>
          <table:table-cell table:style-name="pd1" office:value-type="string" calcext:value-type="string">
            <text:p>poland_warszawa_2020_praga-polnoc.pb</text:p>
          </table:table-cell>
          <table:table-cell table:style-name="pd1" office:value-type="string" calcext:value-type="string">
            <text:p>poland_warszawa_2020_bialoleka.pb</text:p>
          </table:table-cell>
          <table:table-cell table:style-name="pd1" office:value-type="string" calcext:value-type="string">
            <text:p>poland_poznan_2023_9-stare-miasto.pb</text:p>
          </table:table-cell>
          <table:table-cell table:style-name="pd1" office:value-type="string" calcext:value-type="string">
            <text:p>poland_poznan_2023_2-kiekrz-krzyzowniki-smochowice-podolany-strzeszyn.pb</text:p>
          </table:table-cell>
          <table:table-cell table:style-name="pd1" office:value-type="string" calcext:value-type="string">
            <text:p>poland_poznan_2023_11-fabianowo-kotowo-gorczyn-junikowo-kwiatowe-lawica.pb</text:p>
          </table:table-cell>
          <table:table-cell table:style-name="pd1" office:value-type="string" calcext:value-type="string">
            <text:p>poland_poznan_2023_4-gluszyna-krzesiny-pokrzywno-garaszewo-staroleka-minikowo-szczepankowo-splawie-krzesinki.pb</text:p>
          </table:table-cell>
          <table:table-cell table:style-name="pd1" office:value-type="string" calcext:value-type="string">
            <text:p>poland_poznan_2023_8-chartowo-rataje-zegrze.pb</text:p>
          </table:table-cell>
          <table:table-cell table:style-name="pd1" office:value-type="string" calcext:value-type="string">
            <text:p>poland_poznan_2023_13-jezyce-sw-lazarz.pb</text:p>
          </table:table-cell>
          <table:table-cell table:style-name="pd1" office:value-type="string" calcext:value-type="string">
            <text:p>poland_poznan_2023_5-grunwald-polnoc-grunwald-poludnie-stary-grunwald.pb</text:p>
          </table:table-cell>
          <table:table-cell table:style-name="pd1" office:value-type="string" calcext:value-type="string">
            <text:p>poland_poznan_2023_10-swierczewo-wilda-zielony-debiec.pb</text:p>
          </table:table-cell>
          <table:table-cell table:style-name="pd1" office:value-type="string" calcext:value-type="string">
            <text:p>poland_warszawa_2018_obszar-2-stara-milosna.pb</text:p>
          </table:table-cell>
          <table:table-cell table:style-name="pd1" office:value-type="string" calcext:value-type="string">
            <text:p>poland_warszawa_2018_muranow.pb</text:p>
          </table:table-cell>
          <table:table-cell table:style-name="pd1" office:value-type="string" calcext:value-type="string">
            <text:p>poland_warszawa_2018_obszar-4-zoliborz-poludniowy-powazki.pb</text:p>
          </table:table-cell>
          <table:table-cell table:style-name="pd1" office:value-type="string" calcext:value-type="string">
            <text:p>poland_warszawa_2018_szczesliwice.pb</text:p>
          </table:table-cell>
          <table:table-cell table:style-name="pd1" office:value-type="string" calcext:value-type="string">
            <text:p>poland_warszawa_2018_obszar-1-zoliborz-centralny.pb</text:p>
          </table:table-cell>
          <table:table-cell table:style-name="pd1" office:value-type="string" calcext:value-type="string">
            <text:p>poland_warszawa_2018_rejon-6.pb</text:p>
          </table:table-cell>
          <table:table-cell table:style-name="pd1" office:value-type="string" calcext:value-type="string">
            <text:p>poland_warszawa_2018_praga-polnoc.pb</text:p>
          </table:table-cell>
          <table:table-cell table:style-name="pd1" office:value-type="string" calcext:value-type="string">
            <text:p>poland_warszawa_2018_marysin-wawerski-polnocny.pb</text:p>
          </table:table-cell>
          <table:table-cell table:style-name="pd1" office:value-type="string" calcext:value-type="string">
            <text:p>poland_warszawa_2018_obszar-1-plac-wojska-polskiego-wola-grzybowska-centrum-groszowka-grzybowa-zielona.pb</text:p>
          </table:table-cell>
          <table:table-cell table:style-name="pd1" office:value-type="string" calcext:value-type="string">
            <text:p>poland_warszawa_2018_nowolipki-powazki.pb</text:p>
          </table:table-cell>
          <table:table-cell table:style-name="pd1" office:value-type="string" calcext:value-type="string">
            <text:p>poland_warszawa_2018_bialoleka-obszar-3.pb</text:p>
          </table:table-cell>
          <table:table-cell table:style-name="pd1" office:value-type="string" calcext:value-type="string">
            <text:p>poland_warszawa_2018_nadwisle.pb</text:p>
          </table:table-cell>
          <table:table-cell table:style-name="pd1" office:value-type="string" calcext:value-type="string">
            <text:p>poland_warszawa_2018_aleksandrow.pb</text:p>
          </table:table-cell>
          <table:table-cell table:style-name="pd1" office:value-type="string" calcext:value-type="string">
            <text:p>poland_warszawa_2018_srodmiescie-polnocne.pb</text:p>
          </table:table-cell>
          <table:table-cell table:style-name="pd1" office:value-type="string" calcext:value-type="string">
            <text:p>poland_warszawa_2018_rejon-2.pb</text:p>
          </table:table-cell>
          <table:table-cell table:style-name="pd1" office:value-type="string" calcext:value-type="string">
            <text:p>poland_warszawa_2018_lotnisko-bemowo-lotnisko-fort-bema.pb</text:p>
          </table:table-cell>
          <table:table-cell table:style-name="pd1" office:value-type="string" calcext:value-type="string">
            <text:p>poland_warszawa_2018_mlynow.pb</text:p>
          </table:table-cell>
          <table:table-cell table:style-name="pd1" office:value-type="string" calcext:value-type="string">
            <text:p>poland_warszawa_2018_grochow-centrum.pb</text:p>
          </table:table-cell>
          <table:table-cell table:style-name="pd1" office:value-type="string" calcext:value-type="string">
            <text:p>poland_warszawa_2018_ursus-poludniowy.pb</text:p>
          </table:table-cell>
          <table:table-cell table:style-name="pd1" office:value-type="string" calcext:value-type="string">
            <text:p>poland_warszawa_2018_boernerowo-fort-radiowo-groty-gorce.pb</text:p>
          </table:table-cell>
          <table:table-cell table:style-name="pd1" office:value-type="string" calcext:value-type="string">
            <text:p>poland_warszawa_2018_stare-wlochy.pb</text:p>
          </table:table-cell>
          <table:table-cell table:style-name="pd1" office:value-type="string" calcext:value-type="string">
            <text:p>poland_warszawa_2018_marysin-wawerski-poludniowy.pb</text:p>
          </table:table-cell>
          <table:table-cell table:style-name="pd1" office:value-type="string" calcext:value-type="string">
            <text:p>poland_warszawa_2018_rejon-4.pb</text:p>
          </table:table-cell>
          <table:table-cell table:style-name="pd1" office:value-type="string" calcext:value-type="string">
            <text:p>poland_warszawa_2018_zacisze.pb</text:p>
          </table:table-cell>
          <table:table-cell table:style-name="pd1" office:value-type="string" calcext:value-type="string">
            <text:p>poland_warszawa_2018_czyste-mirow.pb</text:p>
          </table:table-cell>
          <table:table-cell table:style-name="pd1" office:value-type="string" calcext:value-type="string">
            <text:p>poland_warszawa_2018_anin.pb</text:p>
          </table:table-cell>
          <table:table-cell table:style-name="pd1" office:value-type="string" calcext:value-type="string">
            <text:p>poland_warszawa_2018_zielony-ursynow.pb</text:p>
          </table:table-cell>
          <table:table-cell table:style-name="pd1" office:value-type="string" calcext:value-type="string">
            <text:p>poland_warszawa_2018_miedzylesie.pb</text:p>
          </table:table-cell>
          <table:table-cell table:style-name="pd1" office:value-type="string" calcext:value-type="string">
            <text:p>poland_warszawa_2018_wilanow.pb</text:p>
          </table:table-cell>
          <table:table-cell table:style-name="pd1" office:value-type="string" calcext:value-type="string">
            <text:p>poland_warszawa_2018_brodno.pb</text:p>
          </table:table-cell>
          <table:table-cell table:style-name="pd1" office:value-type="string" calcext:value-type="string">
            <text:p>poland_warszawa_2018_nowe-wlochy.pb</text:p>
          </table:table-cell>
          <table:table-cell table:style-name="pd1" office:value-type="string" calcext:value-type="string">
            <text:p>poland_warszawa_2018_wrzeciono-mlociny.pb</text:p>
          </table:table-cell>
          <table:table-cell table:style-name="pd1" office:value-type="string" calcext:value-type="string">
            <text:p>poland_warszawa_2018_targowek-mieszkaniowy.pb</text:p>
          </table:table-cell>
          <table:table-cell table:style-name="pd1" office:value-type="string" calcext:value-type="string">
            <text:p>poland_warszawa_2018_wawrzyszew.pb</text:p>
          </table:table-cell>
          <table:table-cell table:style-name="pd1" office:value-type="string" calcext:value-type="string">
            <text:p>poland_warszawa_2018_rejon-5.pb</text:p>
          </table:table-cell>
          <table:table-cell table:style-name="pd1" office:value-type="string" calcext:value-type="string">
            <text:p>poland_warszawa_2018_grochow-poludniowy.pb</text:p>
          </table:table-cell>
          <table:table-cell table:style-name="pd1" office:value-type="string" calcext:value-type="string">
            <text:p>poland_warszawa_2018_chrzanow-jelonki-polnocne-jelonki-poludniowe.pb</text:p>
          </table:table-cell>
          <table:table-cell table:style-name="pd1" office:value-type="string" calcext:value-type="string">
            <text:p>poland_warszawa_2018_obszar-3-marymont-potok-zoliborz-dziennikarski.pb</text:p>
          </table:table-cell>
          <table:table-cell table:style-name="pd1" office:value-type="string" calcext:value-type="string">
            <text:p>poland_warszawa_2018_rembertow.pb</text:p>
          </table:table-cell>
          <table:table-cell table:style-name="pd1" office:value-type="string" calcext:value-type="string">
            <text:p>poland_warszawa_2018_subunit-wawer.pb</text:p>
          </table:table-cell>
          <table:table-cell table:style-name="pd1" office:value-type="string" calcext:value-type="string">
            <text:p>poland_warszawa_2018_wilanow-obszar-ii.pb</text:p>
          </table:table-cell>
          <table:table-cell table:style-name="pd1" office:value-type="string" calcext:value-type="string">
            <text:p>poland_warszawa_2018_chomiczowka.pb</text:p>
          </table:table-cell>
          <table:table-cell table:style-name="pd1" office:value-type="string" calcext:value-type="string">
            <text:p>poland_warszawa_2018_piaski.pb</text:p>
          </table:table-cell>
          <table:table-cell table:style-name="pd1" office:value-type="string" calcext:value-type="string">
            <text:p>poland_warszawa_2018_pole-mokotowskie.pb</text:p>
          </table:table-cell>
          <table:table-cell table:style-name="pd1" office:value-type="string" calcext:value-type="string">
            <text:p>poland_warszawa_2018_ursynow-wysoki-polnocny.pb</text:p>
          </table:table-cell>
          <table:table-cell table:style-name="pd1" office:value-type="string" calcext:value-type="string">
            <text:p>poland_warszawa_2018_falenica.pb</text:p>
          </table:table-cell>
          <table:table-cell table:style-name="pd1" office:value-type="string" calcext:value-type="string">
            <text:p>poland_warszawa_2018_saska-kepa.pb</text:p>
          </table:table-cell>
          <table:table-cell table:style-name="pd1" office:value-type="string" calcext:value-type="string">
            <text:p>poland_warszawa_2018_praga-poludnie.pb</text:p>
          </table:table-cell>
          <table:table-cell table:style-name="pd1" office:value-type="string" calcext:value-type="string">
            <text:p>poland_warszawa_2018_las.pb</text:p>
          </table:table-cell>
          <table:table-cell table:style-name="pd1" office:value-type="string" calcext:value-type="string">
            <text:p>poland_warszawa_2018_ursus-polnocny.pb</text:p>
          </table:table-cell>
          <table:table-cell table:style-name="pd1" office:value-type="string" calcext:value-type="string">
            <text:p>poland_warszawa_2018_ulrychow-odolany.pb</text:p>
          </table:table-cell>
          <table:table-cell table:style-name="pd1" office:value-type="string" calcext:value-type="string">
            <text:p>poland_warszawa_2018_rejon-8.pb</text:p>
          </table:table-cell>
          <table:table-cell table:style-name="pd1" office:value-type="string" calcext:value-type="string">
            <text:p>poland_warszawa_2018_stare-miasto.pb</text:p>
          </table:table-cell>
          <table:table-cell table:style-name="pd1" office:value-type="string" calcext:value-type="string">
            <text:p>poland_warszawa_2018_zerzen.pb</text:p>
          </table:table-cell>
          <table:table-cell table:style-name="pd1" office:value-type="string" calcext:value-type="string">
            <text:p>poland_warszawa_2018_przywisle.pb</text:p>
          </table:table-cell>
          <table:table-cell table:style-name="pd1" office:value-type="string" calcext:value-type="string">
            <text:p>poland_warszawa_2018_bialoleka.pb</text:p>
          </table:table-cell>
          <table:table-cell table:style-name="pd1" office:value-type="string" calcext:value-type="string">
            <text:p>poland_warszawa_2018_wawer.pb</text:p>
          </table:table-cell>
          <table:table-cell table:style-name="pd1" office:value-type="string" calcext:value-type="string">
            <text:p>poland_warszawa_2018_bialoleka-obszar-2.pb</text:p>
          </table:table-cell>
          <table:table-cell table:style-name="pd1" office:value-type="string" calcext:value-type="string">
            <text:p>poland_warszawa_2018_stare-bielany.pb</text:p>
          </table:table-cell>
          <table:table-cell table:style-name="pd1" office:value-type="string" calcext:value-type="string">
            <text:p>poland_warszawa_2018_grochow-polnocny.pb</text:p>
          </table:table-cell>
          <table:table-cell table:style-name="pd1" office:value-type="string" calcext:value-type="string">
            <text:p>poland_warszawa_2018_kolo.pb</text:p>
          </table:table-cell>
          <table:table-cell table:style-name="pd1" office:value-type="string" calcext:value-type="string">
            <text:p>poland_warszawa_2018_radosc.pb</text:p>
          </table:table-cell>
          <table:table-cell table:style-name="pd1" office:value-type="string" calcext:value-type="string">
            <text:p>poland_warszawa_2018_niskie-okecie.pb</text:p>
          </table:table-cell>
          <table:table-cell table:style-name="pd1" office:value-type="string" calcext:value-type="string">
            <text:p>poland_warszawa_2018_przyczolek-grochowski.pb</text:p>
          </table:table-cell>
          <table:table-cell table:style-name="pd1" office:value-type="string" calcext:value-type="string">
            <text:p>poland_warszawa_2018_bialoleka-obszar-1.pb</text:p>
          </table:table-cell>
          <table:table-cell table:style-name="pd1" office:value-type="string" calcext:value-type="string">
            <text:p>poland_warszawa_2018_goclaw.pb</text:p>
          </table:table-cell>
          <table:table-cell table:style-name="pd1" office:value-type="string" calcext:value-type="string">
            <text:p>poland_warszawa_2018_wysokie-okecie.pb</text:p>
          </table:table-cell>
          <table:table-cell table:style-name="pd1" office:value-type="string" calcext:value-type="string">
            <text:p>poland_warszawa_2018_miedzeszyn.pb</text:p>
          </table:table-cell>
          <table:table-cell table:style-name="pd1" office:value-type="string" calcext:value-type="string">
            <text:p>poland_warszawa_2018_bielany.pb</text:p>
          </table:table-cell>
          <table:table-cell table:style-name="pd1" office:value-type="string" calcext:value-type="string">
            <text:p>poland_warszawa_2018_rejon-1.pb</text:p>
          </table:table-cell>
          <table:table-cell table:style-name="pd1" office:value-type="string" calcext:value-type="string">
            <text:p>poland_warszawa_2018_targowek-fabryczny-elsnerow-i-utrata.pb</text:p>
          </table:table-cell>
          <table:table-cell table:style-name="pd1" office:value-type="string" calcext:value-type="string">
            <text:p>poland_warszawa_2018_wilanow-obszar-i.pb</text:p>
          </table:table-cell>
          <table:table-cell table:style-name="pd1" office:value-type="string" calcext:value-type="string">
            <text:p>poland_warszawa_2018_targowek.pb</text:p>
          </table:table-cell>
          <table:table-cell table:style-name="pd1" office:value-type="string" calcext:value-type="string">
            <text:p>poland_warszawa_2018_obszar-2-sady-zoliborskie-zatrasie.pb</text:p>
          </table:table-cell>
          <table:table-cell table:style-name="pd1" office:value-type="string" calcext:value-type="string">
            <text:p>poland_warszawa_2018_kamionek.pb</text:p>
          </table:table-cell>
          <table:table-cell table:style-name="pd1" office:value-type="string" calcext:value-type="string">
            <text:p>poland_warszawa_2018_ruda-marymont-las-bielanski.pb</text:p>
          </table:table-cell>
          <table:table-cell table:style-name="pd1" office:value-type="string" calcext:value-type="string">
            <text:p>poland_warszawa_2018_rejon-3.pb</text:p>
          </table:table-cell>
          <table:table-cell table:style-name="pd1" office:value-type="string" calcext:value-type="string">
            <text:p>poland_warszawa_2018_obszar-ii-stara-praga-ze-szmulowizna-z-michalowem.pb</text:p>
          </table:table-cell>
          <table:table-cell table:style-name="pd1" office:value-type="string" calcext:value-type="string">
            <text:p>poland_warszawa_2018_srodmiescie.pb</text:p>
          </table:table-cell>
          <table:table-cell table:style-name="pd1" office:value-type="string" calcext:value-type="string">
            <text:p>poland_warszawa_2018_obszar-i-nowa-praga-z-pelcowizna.pb</text:p>
          </table:table-cell>
          <table:table-cell table:style-name="pd1" office:value-type="string" calcext:value-type="string">
            <text:p>poland_warszawa_2018_slodowiec.pb</text:p>
          </table:table-cell>
          <table:table-cell table:style-name="pd1" office:value-type="string" calcext:value-type="string">
            <text:p>poland_warszawa_2018_sadul.pb</text:p>
          </table:table-cell>
          <table:table-cell table:style-name="pd1" office:value-type="string" calcext:value-type="string">
            <text:p>poland_warszawa_2018_grochow-kinowa.pb</text:p>
          </table:table-cell>
          <table:table-cell table:style-name="pd1" office:value-type="string" calcext:value-type="string">
            <text:p>poland_warszawa_2018_srodmiescie-poludniowe.pb</text:p>
          </table:table-cell>
          <table:table-cell table:style-name="pd1" office:value-type="string" calcext:value-type="string">
            <text:p>poland_warszawa_2018_stara-ochota.pb</text:p>
          </table:table-cell>
          <table:table-cell table:style-name="pd1" office:value-type="string" calcext:value-type="string">
            <text:p>poland_warszawa_2018_rakowiec.pb</text:p>
          </table:table-cell>
          <table:table-cell table:style-name="pd1" office:value-type="string" calcext:value-type="string">
            <text:p>poland_warszawa_2018_rejon-9.pb</text:p>
          </table:table-cell>
          <table:table-cell table:style-name="pd1" office:value-type="string" calcext:value-type="string">
            <text:p>poland_warszawa_2018_rejon-7.pb</text:p>
          </table:table-cell>
          <table:table-cell table:style-name="pd1" office:value-type="string" calcext:value-type="string">
            <text:p>poland_warszawa_2018_ursynow-wysoki-poludniowy.pb</text:p>
          </table:table-cell>
          <table:table-cell table:style-name="pd1" office:value-type="string" calcext:value-type="string">
            <text:p>poland_warszawa_2018_wola.pb</text:p>
          </table:table-cell>
          <table:table-cell table:style-name="pd1" office:value-type="string" calcext:value-type="string">
            <text:p>poland_warszawa_2018_brodno-podgrodzie.pb</text:p>
          </table:table-cell>
          <table:table-cell table:style-name="pd1" office:value-type="string" calcext:value-type="string">
            <text:p>poland_warszawa_2018_radiowo-wolka-weglowa-placowka-huta.pb</text:p>
          </table:table-cell>
          <table:table-cell table:style-name="pd1" office:value-type="string" calcext:value-type="string">
            <text:p>netherlands_amsterdam_492_.pb</text:p>
          </table:table-cell>
          <table:table-cell table:style-name="pd1" office:value-type="string" calcext:value-type="string">
            <text:p>netherlands_amsterdam_179_.pb</text:p>
          </table:table-cell>
          <table:table-cell table:style-name="pd1" office:value-type="string" calcext:value-type="string">
            <text:p>netherlands_amsterdam_525_.pb</text:p>
          </table:table-cell>
          <table:table-cell table:style-name="pd1" office:value-type="string" calcext:value-type="string">
            <text:p>netherlands_amsterdam_646_.pb</text:p>
          </table:table-cell>
          <table:table-cell table:style-name="pd1" office:value-type="string" calcext:value-type="string">
            <text:p>netherlands_amsterdam_605_.pb</text:p>
          </table:table-cell>
          <table:table-cell table:style-name="pd1" office:value-type="string" calcext:value-type="string">
            <text:p>netherlands_amsterdam_645_.pb</text:p>
          </table:table-cell>
          <table:table-cell table:style-name="pd1" office:value-type="string" calcext:value-type="string">
            <text:p>netherlands_amsterdam_588_.pb</text:p>
          </table:table-cell>
          <table:table-cell table:style-name="pd1" office:value-type="string" calcext:value-type="string">
            <text:p>netherlands_amsterdam_309_.pb</text:p>
          </table:table-cell>
          <table:table-cell table:style-name="pd1" office:value-type="string" calcext:value-type="string">
            <text:p>netherlands_amsterdam_332_.pb</text:p>
          </table:table-cell>
          <table:table-cell table:style-name="pd1" office:value-type="string" calcext:value-type="string">
            <text:p>netherlands_amsterdam_621_.pb</text:p>
          </table:table-cell>
          <table:table-cell table:style-name="pd1" office:value-type="string" calcext:value-type="string">
            <text:p>netherlands_amsterdam_324_.pb</text:p>
          </table:table-cell>
          <table:table-cell table:style-name="pd1" office:value-type="string" calcext:value-type="string">
            <text:p>netherlands_amsterdam_647_.pb</text:p>
          </table:table-cell>
          <table:table-cell table:style-name="pd1" office:value-type="string" calcext:value-type="string">
            <text:p>netherlands_amsterdam_285_.pb</text:p>
          </table:table-cell>
          <table:table-cell table:style-name="pd1" office:value-type="string" calcext:value-type="string">
            <text:p>netherlands_amsterdam_622_.pb</text:p>
          </table:table-cell>
          <table:table-cell table:style-name="pd1" office:value-type="string" calcext:value-type="string">
            <text:p>netherlands_amsterdam_604_.pb</text:p>
          </table:table-cell>
          <table:table-cell table:style-name="pd1" office:value-type="string" calcext:value-type="string">
            <text:p>netherlands_amsterdam_358_.pb</text:p>
          </table:table-cell>
          <table:table-cell table:style-name="pd1" office:value-type="string" calcext:value-type="string">
            <text:p>netherlands_amsterdam_522_.pb</text:p>
          </table:table-cell>
          <table:table-cell table:style-name="pd1" office:value-type="string" calcext:value-type="string">
            <text:p>netherlands_amsterdam_491_.pb</text:p>
          </table:table-cell>
          <table:table-cell table:style-name="pd1" office:value-type="string" calcext:value-type="string">
            <text:p>netherlands_amsterdam_287_.pb</text:p>
          </table:table-cell>
          <table:table-cell table:style-name="pd1" office:value-type="string" calcext:value-type="string">
            <text:p>netherlands_amsterdam_289_.pb</text:p>
          </table:table-cell>
          <table:table-cell table:style-name="pd1" office:value-type="string" calcext:value-type="string">
            <text:p>netherlands_amsterdam_166_.pb</text:p>
          </table:table-cell>
          <table:table-cell table:style-name="pd1" office:value-type="string" calcext:value-type="string">
            <text:p>netherlands_amsterdam_490_.pb</text:p>
          </table:table-cell>
          <table:table-cell table:style-name="pd1" office:value-type="string" calcext:value-type="string">
            <text:p>netherlands_amsterdam_524_.pb</text:p>
          </table:table-cell>
          <table:table-cell table:style-name="pd1" office:value-type="string" calcext:value-type="string">
            <text:p>netherlands_amsterdam_212_.pb</text:p>
          </table:table-cell>
          <table:table-cell table:style-name="pd1" office:value-type="string" calcext:value-type="string">
            <text:p>netherlands_amsterdam_523_.pb</text:p>
          </table:table-cell>
          <table:table-cell table:style-name="pd1" office:value-type="string" calcext:value-type="string">
            <text:p>netherlands_amsterdam_489_.pb</text:p>
          </table:table-cell>
          <table:table-cell table:style-name="pd1" office:value-type="string" calcext:value-type="string">
            <text:p>netherlands_amsterdam_515_.pb</text:p>
          </table:table-cell>
          <table:table-cell table:style-name="pd1" office:value-type="string" calcext:value-type="string">
            <text:p>netherlands_amsterdam_509_.pb</text:p>
          </table:table-cell>
          <table:table-cell table:style-name="pd1" office:value-type="string" calcext:value-type="string">
            <text:p>netherlands_amsterdam_252_.pb</text:p>
          </table:table-cell>
          <table:table-cell table:style-name="pd1" office:value-type="string" calcext:value-type="string">
            <text:p>netherlands_amsterdam_628_.pb</text:p>
          </table:table-cell>
          <table:table-cell table:style-name="pd1" office:value-type="string" calcext:value-type="string">
            <text:p>netherlands_amsterdam_335_.pb</text:p>
          </table:table-cell>
          <table:table-cell table:style-name="pd1" office:value-type="string" calcext:value-type="string">
            <text:p>netherlands_amsterdam_417_.pb</text:p>
          </table:table-cell>
          <table:table-cell table:style-name="pd1" office:value-type="string" calcext:value-type="string">
            <text:p>netherlands_amsterdam_644_.pb</text:p>
          </table:table-cell>
          <table:table-cell table:style-name="pd1" office:value-type="string" calcext:value-type="string">
            <text:p>netherlands_amsterdam_304_.pb</text:p>
          </table:table-cell>
          <table:table-cell table:style-name="pd1" office:value-type="string" calcext:value-type="string">
            <text:p>netherlands_amsterdam_631_.pb</text:p>
          </table:table-cell>
          <table:table-cell table:style-name="pd1" office:value-type="string" calcext:value-type="string">
            <text:p>netherlands_amsterdam_288_.pb</text:p>
          </table:table-cell>
          <table:table-cell table:style-name="pd1" office:value-type="string" calcext:value-type="string">
            <text:p>netherlands_amsterdam_619_.pb</text:p>
          </table:table-cell>
          <table:table-cell table:style-name="pd1" office:value-type="string" calcext:value-type="string">
            <text:p>netherlands_amsterdam_267_.pb</text:p>
          </table:table-cell>
          <table:table-cell table:style-name="pd1" office:value-type="string" calcext:value-type="string">
            <text:p>netherlands_amsterdam_613_.pb</text:p>
          </table:table-cell>
          <table:table-cell table:style-name="pd1" office:value-type="string" calcext:value-type="string">
            <text:p>poland_warszawa_2024_wesola.pb</text:p>
          </table:table-cell>
          <table:table-cell table:style-name="pd1" office:value-type="string" calcext:value-type="string">
            <text:p>poland_warszawa_2024_targowek.pb</text:p>
          </table:table-cell>
          <table:table-cell table:style-name="pd1" office:value-type="string" calcext:value-type="string">
            <text:p>poland_warszawa_2024_wola.pb</text:p>
          </table:table-cell>
          <table:table-cell table:style-name="pd1" office:value-type="string" calcext:value-type="string">
            <text:p>poland_warszawa_2024_.pb</text:p>
          </table:table-cell>
          <table:table-cell table:style-name="pd1" office:value-type="string" calcext:value-type="string">
            <text:p>poland_warszawa_2024_ursus.pb</text:p>
          </table:table-cell>
          <table:table-cell table:style-name="pd1" office:value-type="string" calcext:value-type="string">
            <text:p>poland_warszawa_2024_wilanow.pb</text:p>
          </table:table-cell>
          <table:table-cell table:style-name="pd1" office:value-type="string" calcext:value-type="string">
            <text:p>poland_warszawa_2024_wlochy.pb</text:p>
          </table:table-cell>
          <table:table-cell table:style-name="pd1" office:value-type="string" calcext:value-type="string">
            <text:p>poland_warszawa_2024_bemowo.pb</text:p>
          </table:table-cell>
          <table:table-cell table:style-name="pd1" office:value-type="string" calcext:value-type="string">
            <text:p>poland_warszawa_2024_zoliborz.pb</text:p>
          </table:table-cell>
          <table:table-cell table:style-name="pd1" office:value-type="string" calcext:value-type="string">
            <text:p>poland_warszawa_2024_ochota.pb</text:p>
          </table:table-cell>
          <table:table-cell table:style-name="pd1" office:value-type="string" calcext:value-type="string">
            <text:p>poland_warszawa_2024_bialoleka.pb</text:p>
          </table:table-cell>
          <table:table-cell table:style-name="pd1" office:value-type="string" calcext:value-type="string">
            <text:p>poland_warszawa_2024_praga-poludnie.pb</text:p>
          </table:table-cell>
          <table:table-cell table:style-name="pd1" office:value-type="string" calcext:value-type="string">
            <text:p>poland_warszawa_2024_srodmiescie.pb</text:p>
          </table:table-cell>
          <table:table-cell table:style-name="pd1" office:value-type="string" calcext:value-type="string">
            <text:p>poland_warszawa_2024_bielany.pb</text:p>
          </table:table-cell>
          <table:table-cell table:style-name="pd1" office:value-type="string" calcext:value-type="string">
            <text:p>poland_warszawa_2024_rembertow.pb</text:p>
          </table:table-cell>
          <table:table-cell table:style-name="pd1" office:value-type="string" calcext:value-type="string">
            <text:p>poland_warszawa_2024_mokotow.pb</text:p>
          </table:table-cell>
          <table:table-cell table:style-name="pd1" office:value-type="string" calcext:value-type="string">
            <text:p>poland_warszawa_2024_wawer.pb</text:p>
          </table:table-cell>
          <table:table-cell table:style-name="pd1" office:value-type="string" calcext:value-type="string">
            <text:p>poland_warszawa_2024_ursynow.pb</text:p>
          </table:table-cell>
          <table:table-cell table:style-name="pd1" office:value-type="string" calcext:value-type="string">
            <text:p>poland_warszawa_2024_praga-polnoc.pb</text:p>
          </table:table-cell>
          <table:table-cell table:style-name="pd1" office:value-type="string" calcext:value-type="string">
            <text:p>poland_warszawa_2019_subunit-wawer.pb</text:p>
          </table:table-cell>
          <table:table-cell table:style-name="pd1" office:value-type="string" calcext:value-type="string">
            <text:p>poland_warszawa_2019_ruda-marymont-las-bielanski.pb</text:p>
          </table:table-cell>
          <table:table-cell table:style-name="pd1" office:value-type="string" calcext:value-type="string">
            <text:p>poland_warszawa_2019_srodmiescie.pb</text:p>
          </table:table-cell>
          <table:table-cell table:style-name="pd1" office:value-type="string" calcext:value-type="string">
            <text:p>poland_warszawa_2019_grochow-kinowa.pb</text:p>
          </table:table-cell>
          <table:table-cell table:style-name="pd1" office:value-type="string" calcext:value-type="string">
            <text:p>poland_warszawa_2019_piaski.pb</text:p>
          </table:table-cell>
          <table:table-cell table:style-name="pd1" office:value-type="string" calcext:value-type="string">
            <text:p>poland_warszawa_2019_obszar-i-wilanow-wysoki-wilanow-niski-zachodni.pb</text:p>
          </table:table-cell>
          <table:table-cell table:style-name="pd1" office:value-type="string" calcext:value-type="string">
            <text:p>poland_warszawa_2019_targowek-mieszkaniowy.pb</text:p>
          </table:table-cell>
          <table:table-cell table:style-name="pd1" office:value-type="string" calcext:value-type="string">
            <text:p>poland_warszawa_2019_praga-polnoc.pb</text:p>
          </table:table-cell>
          <table:table-cell table:style-name="pd1" office:value-type="string" calcext:value-type="string">
            <text:p>poland_warszawa_2019_zacisze.pb</text:p>
          </table:table-cell>
          <table:table-cell table:style-name="pd1" office:value-type="string" calcext:value-type="string">
            <text:p>poland_warszawa_2019_sielce.pb</text:p>
          </table:table-cell>
          <table:table-cell table:style-name="pd1" office:value-type="string" calcext:value-type="string">
            <text:p>poland_warszawa_2019_bielany.pb</text:p>
          </table:table-cell>
          <table:table-cell table:style-name="pd1" office:value-type="string" calcext:value-type="string">
            <text:p>poland_warszawa_2019_stara-ochota.pb</text:p>
          </table:table-cell>
          <table:table-cell table:style-name="pd1" office:value-type="string" calcext:value-type="string">
            <text:p>poland_warszawa_2019_przyczolek-grochowski.pb</text:p>
          </table:table-cell>
          <table:table-cell table:style-name="pd1" office:value-type="string" calcext:value-type="string">
            <text:p>poland_warszawa_2019_przywisle.pb</text:p>
          </table:table-cell>
          <table:table-cell table:style-name="pd1" office:value-type="string" calcext:value-type="string">
            <text:p>poland_warszawa_2019_sluzew.pb</text:p>
          </table:table-cell>
          <table:table-cell table:style-name="pd1" office:value-type="string" calcext:value-type="string">
            <text:p>poland_warszawa_2019_grochow-polnocny.pb</text:p>
          </table:table-cell>
          <table:table-cell table:style-name="pd1" office:value-type="string" calcext:value-type="string">
            <text:p>poland_warszawa_2019_srodmiescie-poludniowe.pb</text:p>
          </table:table-cell>
          <table:table-cell table:style-name="pd1" office:value-type="string" calcext:value-type="string">
            <text:p>poland_warszawa_2019_ursus-polnocny.pb</text:p>
          </table:table-cell>
          <table:table-cell table:style-name="pd1" office:value-type="string" calcext:value-type="string">
            <text:p>poland_warszawa_2019_rejon-polnocno-zachodni.pb</text:p>
          </table:table-cell>
          <table:table-cell table:style-name="pd1" office:value-type="string" calcext:value-type="string">
            <text:p>poland_warszawa_2019_radiowo-wolka-weglowa-placowka-huta.pb</text:p>
          </table:table-cell>
          <table:table-cell table:style-name="pd1" office:value-type="string" calcext:value-type="string">
            <text:p>poland_warszawa_2019_stary-mokotow.pb</text:p>
          </table:table-cell>
          <table:table-cell table:style-name="pd1" office:value-type="string" calcext:value-type="string">
            <text:p>poland_warszawa_2019_miedzeszyn.pb</text:p>
          </table:table-cell>
          <table:table-cell table:style-name="pd1" office:value-type="string" calcext:value-type="string">
            <text:p>poland_warszawa_2019_wesola.pb</text:p>
          </table:table-cell>
          <table:table-cell table:style-name="pd1" office:value-type="string" calcext:value-type="string">
            <text:p>poland_warszawa_2019_slodowiec.pb</text:p>
          </table:table-cell>
          <table:table-cell table:style-name="pd1" office:value-type="string" calcext:value-type="string">
            <text:p>poland_warszawa_2019_chrzanow-jelonki-poludniowe-jelonki-polnocne.pb</text:p>
          </table:table-cell>
          <table:table-cell table:style-name="pd1" office:value-type="string" calcext:value-type="string">
            <text:p>poland_warszawa_2019_bemowo-lotnisko-fort-bema.pb</text:p>
          </table:table-cell>
          <table:table-cell table:style-name="pd1" office:value-type="string" calcext:value-type="string">
            <text:p>poland_warszawa_2019_obszar-2-sady-zoliborskie-zatrasie-rudawka.pb</text:p>
          </table:table-cell>
          <table:table-cell table:style-name="pd1" office:value-type="string" calcext:value-type="string">
            <text:p>poland_warszawa_2019_obszar-3-marymont-potok-zoliborz-dziennikarski.pb</text:p>
          </table:table-cell>
          <table:table-cell table:style-name="pd1" office:value-type="string" calcext:value-type="string">
            <text:p>poland_warszawa_2019_anin.pb</text:p>
          </table:table-cell>
          <table:table-cell table:style-name="pd1" office:value-type="string" calcext:value-type="string">
            <text:p>poland_warszawa_2019_sadul.pb</text:p>
          </table:table-cell>
          <table:table-cell table:style-name="pd1" office:value-type="string" calcext:value-type="string">
            <text:p>poland_warszawa_2019_brodno-podgrodzie.pb</text:p>
          </table:table-cell>
          <table:table-cell table:style-name="pd1" office:value-type="string" calcext:value-type="string">
            <text:p>poland_warszawa_2019_miedzylesie.pb</text:p>
          </table:table-cell>
          <table:table-cell table:style-name="pd1" office:value-type="string" calcext:value-type="string">
            <text:p>poland_warszawa_2019_miasto-ogrod-sadyba.pb</text:p>
          </table:table-cell>
          <table:table-cell table:style-name="pd1" office:value-type="string" calcext:value-type="string">
            <text:p>poland_warszawa_2019_rejon-polnocno-wschodni.pb</text:p>
          </table:table-cell>
          <table:table-cell table:style-name="pd1" office:value-type="string" calcext:value-type="string">
            <text:p>poland_warszawa_2019_zerzen.pb</text:p>
          </table:table-cell>
          <table:table-cell table:style-name="pd1" office:value-type="string" calcext:value-type="string">
            <text:p>poland_warszawa_2019_aleksandrow.pb</text:p>
          </table:table-cell>
          <table:table-cell table:style-name="pd1" office:value-type="string" calcext:value-type="string">
            <text:p>poland_warszawa_2019_grochow-centrum.pb</text:p>
          </table:table-cell>
          <table:table-cell table:style-name="pd1" office:value-type="string" calcext:value-type="string">
            <text:p>poland_warszawa_2019_ursynow.pb</text:p>
          </table:table-cell>
          <table:table-cell table:style-name="pd1" office:value-type="string" calcext:value-type="string">
            <text:p>poland_warszawa_2019_las.pb</text:p>
          </table:table-cell>
          <table:table-cell table:style-name="pd1" office:value-type="string" calcext:value-type="string">
            <text:p>poland_warszawa_2019_obszar-4-piekielko-zeran-annopol.pb</text:p>
          </table:table-cell>
          <table:table-cell table:style-name="pd1" office:value-type="string" calcext:value-type="string">
            <text:p>poland_warszawa_2019_boernerowo-fort-radiowo-gorce-groty.pb</text:p>
          </table:table-cell>
          <table:table-cell table:style-name="pd1" office:value-type="string" calcext:value-type="string">
            <text:p>poland_warszawa_2019_kamionek.pb</text:p>
          </table:table-cell>
          <table:table-cell table:style-name="pd1" office:value-type="string" calcext:value-type="string">
            <text:p>poland_warszawa_2019_goclaw.pb</text:p>
          </table:table-cell>
          <table:table-cell table:style-name="pd1" office:value-type="string" calcext:value-type="string">
            <text:p>poland_warszawa_2019_nadwisle.pb</text:p>
          </table:table-cell>
          <table:table-cell table:style-name="pd1" office:value-type="string" calcext:value-type="string">
            <text:p>poland_warszawa_2019_wawer.pb</text:p>
          </table:table-cell>
          <table:table-cell table:style-name="pd1" office:value-type="string" calcext:value-type="string">
            <text:p>poland_warszawa_2019_obszar-5-powazki.pb</text:p>
          </table:table-cell>
          <table:table-cell table:style-name="pd1" office:value-type="string" calcext:value-type="string">
            <text:p>poland_warszawa_2019_bemowo.pb</text:p>
          </table:table-cell>
          <table:table-cell table:style-name="pd1" office:value-type="string" calcext:value-type="string">
            <text:p>poland_warszawa_2019_obszar-4-zoliborz-poludniowy.pb</text:p>
          </table:table-cell>
          <table:table-cell table:style-name="pd1" office:value-type="string" calcext:value-type="string">
            <text:p>poland_warszawa_2019_wrzeciono-mlociny.pb</text:p>
          </table:table-cell>
          <table:table-cell table:style-name="pd1" office:value-type="string" calcext:value-type="string">
            <text:p>poland_warszawa_2019_obszar-1-tarchomin-nowodwory-kepa-tarchominska.pb</text:p>
          </table:table-cell>
          <table:table-cell table:style-name="pd1" office:value-type="string" calcext:value-type="string">
            <text:p>poland_warszawa_2019_muranow.pb</text:p>
          </table:table-cell>
          <table:table-cell table:style-name="pd1" office:value-type="string" calcext:value-type="string">
            <text:p>poland_warszawa_2019_rakowiec.pb</text:p>
          </table:table-cell>
          <table:table-cell table:style-name="pd1" office:value-type="string" calcext:value-type="string">
            <text:p>poland_warszawa_2019_radosc.pb</text:p>
          </table:table-cell>
          <table:table-cell table:style-name="pd1" office:value-type="string" calcext:value-type="string">
            <text:p>poland_warszawa_2019_grochow-poludniowy.pb</text:p>
          </table:table-cell>
          <table:table-cell table:style-name="pd1" office:value-type="string" calcext:value-type="string">
            <text:p>poland_warszawa_2019_praga-poludnie.pb</text:p>
          </table:table-cell>
          <table:table-cell table:style-name="pd1" office:value-type="string" calcext:value-type="string">
            <text:p>poland_warszawa_2019_obszar-i-nowa-praga-z-pelcowizna.pb</text:p>
          </table:table-cell>
          <table:table-cell table:style-name="pd1" office:value-type="string" calcext:value-type="string">
            <text:p>poland_warszawa_2019_stare-bielany.pb</text:p>
          </table:table-cell>
          <table:table-cell table:style-name="pd1" office:value-type="string" calcext:value-type="string">
            <text:p>poland_warszawa_2019_szczesliwice.pb</text:p>
          </table:table-cell>
          <table:table-cell table:style-name="pd1" office:value-type="string" calcext:value-type="string">
            <text:p>poland_warszawa_2019_siekierki-augustowka.pb</text:p>
          </table:table-cell>
          <table:table-cell table:style-name="pd1" office:value-type="string" calcext:value-type="string">
            <text:p>poland_warszawa_2019_obszar-3-kobialka-augustow-brzeziny-grodzisk-lewandow.pb</text:p>
          </table:table-cell>
          <table:table-cell table:style-name="pd1" office:value-type="string" calcext:value-type="string">
            <text:p>poland_warszawa_2019_obszar-iv-wilanow-zachodni-osiedle-arbuzowa.pb</text:p>
          </table:table-cell>
          <table:table-cell table:style-name="pd1" office:value-type="string" calcext:value-type="string">
            <text:p>poland_warszawa_2019_falenica.pb</text:p>
          </table:table-cell>
          <table:table-cell table:style-name="pd1" office:value-type="string" calcext:value-type="string">
            <text:p>poland_warszawa_2019_rembertow.pb</text:p>
          </table:table-cell>
          <table:table-cell table:style-name="pd1" office:value-type="string" calcext:value-type="string">
            <text:p>poland_warszawa_2019_obszar-2-choszczowka-bialoleka-dworska-dabrowka-szlachecka-henrykow-szamocin.pb</text:p>
          </table:table-cell>
          <table:table-cell table:style-name="pd1" office:value-type="string" calcext:value-type="string">
            <text:p>poland_warszawa_2019_stare-miasto.pb</text:p>
          </table:table-cell>
          <table:table-cell table:style-name="pd1" office:value-type="string" calcext:value-type="string">
            <text:p>poland_warszawa_2019_srodmiescie-polnocne.pb</text:p>
          </table:table-cell>
          <table:table-cell table:style-name="pd1" office:value-type="string" calcext:value-type="string">
            <text:p>poland_warszawa_2019_targowek.pb</text:p>
          </table:table-cell>
          <table:table-cell table:style-name="pd1" office:value-type="string" calcext:value-type="string">
            <text:p>poland_warszawa_2019_ursynow-poludniowy.pb</text:p>
          </table:table-cell>
          <table:table-cell table:style-name="pd1" office:value-type="string" calcext:value-type="string">
            <text:p>poland_warszawa_2019_ursus-poludniowy.pb</text:p>
          </table:table-cell>
          <table:table-cell table:style-name="pd1" office:value-type="string" calcext:value-type="string">
            <text:p>poland_warszawa_2019_rejon-poludniowy.pb</text:p>
          </table:table-cell>
          <table:table-cell table:style-name="pd1" office:value-type="string" calcext:value-type="string">
            <text:p>poland_warszawa_2019_wierzbno-wygledow.pb</text:p>
          </table:table-cell>
          <table:table-cell table:style-name="pd1" office:value-type="string" calcext:value-type="string">
            <text:p>poland_warszawa_2019_sadyba-stegny.pb</text:p>
          </table:table-cell>
          <table:table-cell table:style-name="pd1" office:value-type="string" calcext:value-type="string">
            <text:p>poland_warszawa_2019_marysin-wawerski-poludniowy.pb</text:p>
          </table:table-cell>
          <table:table-cell table:style-name="pd1" office:value-type="string" calcext:value-type="string">
            <text:p>poland_warszawa_2019_ursynow-polnocny.pb</text:p>
          </table:table-cell>
          <table:table-cell table:style-name="pd1" office:value-type="string" calcext:value-type="string">
            <text:p>poland_warszawa_2019_ochota.pb</text:p>
          </table:table-cell>
          <table:table-cell table:style-name="pd1" office:value-type="string" calcext:value-type="string">
            <text:p>poland_warszawa_2019_chomiczowka.pb</text:p>
          </table:table-cell>
          <table:table-cell table:style-name="pd1" office:value-type="string" calcext:value-type="string">
            <text:p>poland_warszawa_2019_obszar-1-zoliborz-centralny.pb</text:p>
          </table:table-cell>
          <table:table-cell table:style-name="pd1" office:value-type="string" calcext:value-type="string">
            <text:p>poland_warszawa_2019_obszar-iii-powsin-kepa-latoszkowa-zamosc-latoszki.pb</text:p>
          </table:table-cell>
          <table:table-cell table:style-name="pd1" office:value-type="string" calcext:value-type="string">
            <text:p>poland_warszawa_2019_okecie.pb</text:p>
          </table:table-cell>
          <table:table-cell table:style-name="pd1" office:value-type="string" calcext:value-type="string">
            <text:p>poland_warszawa_2019_wola.pb</text:p>
          </table:table-cell>
          <table:table-cell table:style-name="pd1" office:value-type="string" calcext:value-type="string">
            <text:p>poland_warszawa_2019_brodno.pb</text:p>
          </table:table-cell>
          <table:table-cell table:style-name="pd1" office:value-type="string" calcext:value-type="string">
            <text:p>poland_warszawa_2019_wawrzyszew.pb</text:p>
          </table:table-cell>
          <table:table-cell table:style-name="pd1" office:value-type="string" calcext:value-type="string">
            <text:p>poland_warszawa_2019_sluzewiec.pb</text:p>
          </table:table-cell>
          <table:table-cell table:style-name="pd1" office:value-type="string" calcext:value-type="string">
            <text:p>poland_warszawa_2019_obszar-ii-wilanow-niski-wschodni-zawady-powsinek-kepa-zawadowska.pb</text:p>
          </table:table-cell>
          <table:table-cell table:style-name="pd1" office:value-type="string" calcext:value-type="string">
            <text:p>poland_warszawa_2019_targowek-fabryczny-elsnerow-i-utrata.pb</text:p>
          </table:table-cell>
          <table:table-cell table:style-name="pd1" office:value-type="string" calcext:value-type="string">
            <text:p>poland_warszawa_2019_obszar-ii-stara-praga-ze-szmulowizna-z-michalowem.pb</text:p>
          </table:table-cell>
          <table:table-cell table:style-name="pd1" office:value-type="string" calcext:value-type="string">
            <text:p>poland_warszawa_2019_zielony-ursynow.pb</text:p>
          </table:table-cell>
          <table:table-cell table:style-name="pd1" office:value-type="string" calcext:value-type="string">
            <text:p>poland_warszawa_2019_marysin-wawerski-polnocny.pb</text:p>
          </table:table-cell>
          <table:table-cell table:style-name="pd1" office:value-type="string" calcext:value-type="string">
            <text:p>poland_warszawa_2019_subunit-wlochy.pb</text:p>
          </table:table-cell>
          <table:table-cell table:style-name="pd1" office:value-type="string" calcext:value-type="string">
            <text:p>poland_warszawa_2019_saska-kepa.pb</text:p>
          </table:table-cell>
          <table:table-cell table:style-name="pd1" office:value-type="string" calcext:value-type="string">
            <text:p>poland_gdynia_2020_redlowo-small.pb</text:p>
          </table:table-cell>
          <table:table-cell table:style-name="pd1" office:value-type="string" calcext:value-type="string">
            <text:p>poland_gdynia_2020_cisowa-small.pb</text:p>
          </table:table-cell>
          <table:table-cell table:style-name="pd1" office:value-type="string" calcext:value-type="string">
            <text:p>poland_gdynia_2020_dzialki-lesne-small.pb</text:p>
          </table:table-cell>
          <table:table-cell table:style-name="pd1" office:value-type="string" calcext:value-type="string">
            <text:p>poland_gdynia_2020_babie-doly-small.pb</text:p>
          </table:table-cell>
          <table:table-cell table:style-name="pd1" office:value-type="string" calcext:value-type="string">
            <text:p>poland_gdynia_2020_chylonia-large.pb</text:p>
          </table:table-cell>
          <table:table-cell table:style-name="pd1" office:value-type="string" calcext:value-type="string">
            <text:p>poland_gdynia_2020_witomino-small.pb</text:p>
          </table:table-cell>
          <table:table-cell table:style-name="pd1" office:value-type="string" calcext:value-type="string">
            <text:p>poland_gdynia_2020_karwiny-small.pb</text:p>
          </table:table-cell>
          <table:table-cell table:style-name="pd1" office:value-type="string" calcext:value-type="string">
            <text:p>poland_gdynia_2020_chwarzno-wiczlino-large.pb</text:p>
          </table:table-cell>
          <table:table-cell table:style-name="pd1" office:value-type="string" calcext:value-type="string">
            <text:p>poland_gdynia_2020_oksywie-large.pb</text:p>
          </table:table-cell>
          <table:table-cell table:style-name="pd1" office:value-type="string" calcext:value-type="string">
            <text:p>poland_gdynia_2020_srodmiescie-small.pb</text:p>
          </table:table-cell>
          <table:table-cell table:style-name="pd1" office:value-type="string" calcext:value-type="string">
            <text:p>poland_gdynia_2020_pogorze-small.pb</text:p>
          </table:table-cell>
          <table:table-cell table:style-name="pd1" office:value-type="string" calcext:value-type="string">
            <text:p>poland_gdynia_2020_dzialki-lesne-large.pb</text:p>
          </table:table-cell>
          <table:table-cell table:style-name="pd1" office:value-type="string" calcext:value-type="string">
            <text:p>poland_gdynia_2020_dabrowa-large.pb</text:p>
          </table:table-cell>
          <table:table-cell table:style-name="pd1" office:value-type="string" calcext:value-type="string">
            <text:p>poland_gdynia_2020_chylonia-small.pb</text:p>
          </table:table-cell>
          <table:table-cell table:style-name="pd1" office:value-type="string" calcext:value-type="string">
            <text:p>poland_gdynia_2020_pogorze-large.pb</text:p>
          </table:table-cell>
          <table:table-cell table:style-name="pd1" office:value-type="string" calcext:value-type="string">
            <text:p>poland_gdynia_2020_maly-kack-large.pb</text:p>
          </table:table-cell>
          <table:table-cell table:style-name="pd1" office:value-type="string" calcext:value-type="string">
            <text:p>poland_gdynia_2020_.pb</text:p>
          </table:table-cell>
          <table:table-cell table:style-name="pd1" office:value-type="string" calcext:value-type="string">
            <text:p>poland_gdynia_2020_chwarzno-wiczlino-small.pb</text:p>
          </table:table-cell>
          <table:table-cell table:style-name="pd1" office:value-type="string" calcext:value-type="string">
            <text:p>poland_gdynia_2020_wielki-kack-large.pb</text:p>
          </table:table-cell>
          <table:table-cell table:style-name="pd1" office:value-type="string" calcext:value-type="string">
            <text:p>poland_gdynia_2020_orlowo-large.pb</text:p>
          </table:table-cell>
          <table:table-cell table:style-name="pd1" office:value-type="string" calcext:value-type="string">
            <text:p>poland_gdynia_2020_dabrowa-small.pb</text:p>
          </table:table-cell>
          <table:table-cell table:style-name="pd1" office:value-type="string" calcext:value-type="string">
            <text:p>poland_gdynia_2020_redlowo-large.pb</text:p>
          </table:table-cell>
          <table:table-cell table:style-name="pd1" office:value-type="string" calcext:value-type="string">
            <text:p>poland_gdynia_2020_pustki-cisowskie-demptowo-small.pb</text:p>
          </table:table-cell>
          <table:table-cell table:style-name="pd1" office:value-type="string" calcext:value-type="string">
            <text:p>poland_gdynia_2020_orlowo-small.pb</text:p>
          </table:table-cell>
          <table:table-cell table:style-name="pd1" office:value-type="string" calcext:value-type="string">
            <text:p>poland_gdynia_2020_babie-doly-large.pb</text:p>
          </table:table-cell>
          <table:table-cell table:style-name="pd1" office:value-type="string" calcext:value-type="string">
            <text:p>poland_gdynia_2020_cisowa-large.pb</text:p>
          </table:table-cell>
          <table:table-cell table:style-name="pd1" office:value-type="string" calcext:value-type="string">
            <text:p>poland_gdynia_2020_leszczynki-large.pb</text:p>
          </table:table-cell>
          <table:table-cell table:style-name="pd1" office:value-type="string" calcext:value-type="string">
            <text:p>poland_gdynia_2020_obluze-small.pb</text:p>
          </table:table-cell>
          <table:table-cell table:style-name="pd1" office:value-type="string" calcext:value-type="string">
            <text:p>poland_gdynia_2020_wzgorze-sw-maksymiliana-large.pb</text:p>
          </table:table-cell>
          <table:table-cell table:style-name="pd1" office:value-type="string" calcext:value-type="string">
            <text:p>poland_gdynia_2020_kamienna-gora-large.pb</text:p>
          </table:table-cell>
          <table:table-cell table:style-name="pd1" office:value-type="string" calcext:value-type="string">
            <text:p>poland_gdynia_2020_wzgorze-sw-maksymiliana-small.pb</text:p>
          </table:table-cell>
          <table:table-cell table:style-name="pd1" office:value-type="string" calcext:value-type="string">
            <text:p>poland_gdynia_2020_obluze-large.pb</text:p>
          </table:table-cell>
          <table:table-cell table:style-name="pd1" office:value-type="string" calcext:value-type="string">
            <text:p>poland_gdynia_2020_grabowek-large.pb</text:p>
          </table:table-cell>
          <table:table-cell table:style-name="pd1" office:value-type="string" calcext:value-type="string">
            <text:p>poland_gdynia_2020_srodmiescie-large.pb</text:p>
          </table:table-cell>
          <table:table-cell table:style-name="pd1" office:value-type="string" calcext:value-type="string">
            <text:p>poland_gdynia_2020_pustki-cisowskie-demptowo-large.pb</text:p>
          </table:table-cell>
          <table:table-cell table:style-name="pd1" office:value-type="string" calcext:value-type="string">
            <text:p>poland_gdynia_2020_kamienna-gora-small.pb</text:p>
          </table:table-cell>
          <table:table-cell table:style-name="pd1" office:value-type="string" calcext:value-type="string">
            <text:p>poland_gdynia_2020_maly-kack-small.pb</text:p>
          </table:table-cell>
          <table:table-cell table:style-name="pd1" office:value-type="string" calcext:value-type="string">
            <text:p>poland_gdynia_2020_wielki-kack-small.pb</text:p>
          </table:table-cell>
          <table:table-cell table:style-name="pd1" office:value-type="string" calcext:value-type="string">
            <text:p>poland_gdynia_2020_witomino-large.pb</text:p>
          </table:table-cell>
          <table:table-cell table:style-name="pd1" office:value-type="string" calcext:value-type="string">
            <text:p>poland_gdynia_2020_grabowek-small.pb</text:p>
          </table:table-cell>
          <table:table-cell table:style-name="pd1" office:value-type="string" calcext:value-type="string">
            <text:p>poland_gdynia_2020_leszczynki-small.pb</text:p>
          </table:table-cell>
          <table:table-cell table:style-name="pd1" office:value-type="string" calcext:value-type="string">
            <text:p>poland_gdynia_2020_oksywie-small.pb</text:p>
          </table:table-cell>
          <table:table-cell table:style-name="pd1" office:value-type="string" calcext:value-type="string">
            <text:p>poland_gdynia_2020_karwiny-large.pb</text:p>
          </table:table-cell>
          <table:table-cell table:style-name="pd1" office:value-type="string" calcext:value-type="string">
            <text:p>poland_lodz_2022_piastow-kurak.pb</text:p>
          </table:table-cell>
          <table:table-cell table:style-name="pd1" office:value-type="string" calcext:value-type="string">
            <text:p>poland_lodz_2020_andrzejow.pb</text:p>
          </table:table-cell>
          <table:table-cell table:style-name="pd1" office:value-type="string" calcext:value-type="string">
            <text:p>poland_lodz_2022_zarzew.pb</text:p>
          </table:table-cell>
          <table:table-cell table:style-name="pd1" office:value-type="string" calcext:value-type="string">
            <text:p>poland_lodz_2023_.pb</text:p>
          </table:table-cell>
          <table:table-cell table:style-name="pd1" office:value-type="string" calcext:value-type="string">
            <text:p>poland_lodz_2023_mileszki.pb</text:p>
          </table:table-cell>
          <table:table-cell table:style-name="pd1" office:value-type="string" calcext:value-type="string">
            <text:p>poland_lodz_2022_baluty-centrum.pb</text:p>
          </table:table-cell>
          <table:table-cell table:style-name="pd1" office:value-type="string" calcext:value-type="string">
            <text:p>poland_lodz_2023_baluty-doly.pb</text:p>
          </table:table-cell>
          <table:table-cell table:style-name="pd1" office:value-type="string" calcext:value-type="string">
            <text:p>poland_lodz_2023_gorniak.pb</text:p>
          </table:table-cell>
          <table:table-cell table:style-name="pd1" office:value-type="string" calcext:value-type="string">
            <text:p>poland_lodz_2022_teofilow-wielkopolska.pb</text:p>
          </table:table-cell>
          <table:table-cell table:style-name="pd1" office:value-type="string" calcext:value-type="string">
            <text:p>poland_lodz_2023_im-jozefa-montwilla-mireckiego.pb</text:p>
          </table:table-cell>
          <table:table-cell table:style-name="pd1" office:value-type="string" calcext:value-type="string">
            <text:p>poland_lodz_2020_karolew-retkinia-wschod.pb</text:p>
          </table:table-cell>
          <table:table-cell table:style-name="pd1" office:value-type="string" calcext:value-type="string">
            <text:p>poland_lodz_2023_karolew-retkinia-wschod.pb</text:p>
          </table:table-cell>
          <table:table-cell table:style-name="pd1" office:value-type="string" calcext:value-type="string">
            <text:p>poland_lodz_2022_wiskitno.pb</text:p>
          </table:table-cell>
          <table:table-cell table:style-name="pd1" office:value-type="string" calcext:value-type="string">
            <text:p>poland_lodz_2023_olechow-janow.pb</text:p>
          </table:table-cell>
          <table:table-cell table:style-name="pd1" office:value-type="string" calcext:value-type="string">
            <text:p>poland_lodz_2023_lagiewniki.pb</text:p>
          </table:table-cell>
          <table:table-cell table:style-name="pd1" office:value-type="string" calcext:value-type="string">
            <text:p>poland_lodz_2020_olechow-janow.pb</text:p>
          </table:table-cell>
          <table:table-cell table:style-name="pd1" office:value-type="string" calcext:value-type="string">
            <text:p>poland_lodz_2022_nr-33.pb</text:p>
          </table:table-cell>
          <table:table-cell table:style-name="pd1" office:value-type="string" calcext:value-type="string">
            <text:p>poland_lodz_2020_lagiewniki.pb</text:p>
          </table:table-cell>
          <table:table-cell table:style-name="pd1" office:value-type="string" calcext:value-type="string">
            <text:p>poland_lodz_2023_srodmiescie-wschod.pb</text:p>
          </table:table-cell>
          <table:table-cell table:style-name="pd1" office:value-type="string" calcext:value-type="string">
            <text:p>poland_lodz_2023_baluty-centrum.pb</text:p>
          </table:table-cell>
          <table:table-cell table:style-name="pd1" office:value-type="string" calcext:value-type="string">
            <text:p>poland_lodz_2020_zarzew.pb</text:p>
          </table:table-cell>
          <table:table-cell table:style-name="pd1" office:value-type="string" calcext:value-type="string">
            <text:p>poland_lodz_2022_stoki-sikawa-podgorze.pb</text:p>
          </table:table-cell>
          <table:table-cell table:style-name="pd1" office:value-type="string" calcext:value-type="string">
            <text:p>poland_lodz_2022_lagiewniki.pb</text:p>
          </table:table-cell>
          <table:table-cell table:style-name="pd1" office:value-type="string" calcext:value-type="string">
            <text:p>poland_lodz_2020_wiskitno.pb</text:p>
          </table:table-cell>
          <table:table-cell table:style-name="pd1" office:value-type="string" calcext:value-type="string">
            <text:p>poland_lodz_2020_nad-nerem.pb</text:p>
          </table:table-cell>
          <table:table-cell table:style-name="pd1" office:value-type="string" calcext:value-type="string">
            <text:p>poland_lodz_2022_ruda.pb</text:p>
          </table:table-cell>
          <table:table-cell table:style-name="pd1" office:value-type="string" calcext:value-type="string">
            <text:p>poland_lodz_2022_gorniak.pb</text:p>
          </table:table-cell>
          <table:table-cell table:style-name="pd1" office:value-type="string" calcext:value-type="string">
            <text:p>poland_lodz_2020_baluty-centrum.pb</text:p>
          </table:table-cell>
          <table:table-cell table:style-name="pd1" office:value-type="string" calcext:value-type="string">
            <text:p>poland_lodz_2020_koziny.pb</text:p>
          </table:table-cell>
          <table:table-cell table:style-name="pd1" office:value-type="string" calcext:value-type="string">
            <text:p>poland_lodz_2020_radogoszcz.pb</text:p>
          </table:table-cell>
          <table:table-cell table:style-name="pd1" office:value-type="string" calcext:value-type="string">
            <text:p>poland_lodz_2023_retkinia-zachod-smulsko.pb</text:p>
          </table:table-cell>
          <table:table-cell table:style-name="pd1" office:value-type="string" calcext:value-type="string">
            <text:p>poland_lodz_2020_chojny-dabrowa.pb</text:p>
          </table:table-cell>
          <table:table-cell table:style-name="pd1" office:value-type="string" calcext:value-type="string">
            <text:p>poland_lodz_2023_teofilow-wielkopolska.pb</text:p>
          </table:table-cell>
          <table:table-cell table:style-name="pd1" office:value-type="string" calcext:value-type="string">
            <text:p>poland_lodz_2023_andrzejow.pb</text:p>
          </table:table-cell>
          <table:table-cell table:style-name="pd1" office:value-type="string" calcext:value-type="string">
            <text:p>poland_lodz_2020_widzew-wschod.pb</text:p>
          </table:table-cell>
          <table:table-cell table:style-name="pd1" office:value-type="string" calcext:value-type="string">
            <text:p>poland_lodz_2022_mileszki.pb</text:p>
          </table:table-cell>
          <table:table-cell table:style-name="pd1" office:value-type="string" calcext:value-type="string">
            <text:p>poland_lodz_2022_katedralna.pb</text:p>
          </table:table-cell>
          <table:table-cell table:style-name="pd1" office:value-type="string" calcext:value-type="string">
            <text:p>poland_lodz_2023_zarzew.pb</text:p>
          </table:table-cell>
          <table:table-cell table:style-name="pd1" office:value-type="string" calcext:value-type="string">
            <text:p>poland_lodz_2020_zlotno.pb</text:p>
          </table:table-cell>
          <table:table-cell table:style-name="pd1" office:value-type="string" calcext:value-type="string">
            <text:p>poland_lodz_2020_teofilow-wielkopolska.pb</text:p>
          </table:table-cell>
          <table:table-cell table:style-name="pd1" office:value-type="string" calcext:value-type="string">
            <text:p>poland_lodz_2020_stare-polesie.pb</text:p>
          </table:table-cell>
          <table:table-cell table:style-name="pd1" office:value-type="string" calcext:value-type="string">
            <text:p>poland_lodz_2023_nr-33.pb</text:p>
          </table:table-cell>
          <table:table-cell table:style-name="pd1" office:value-type="string" calcext:value-type="string">
            <text:p>poland_lodz_2023_stare-polesie.pb</text:p>
          </table:table-cell>
          <table:table-cell table:style-name="pd1" office:value-type="string" calcext:value-type="string">
            <text:p>poland_lodz_2023_chojny.pb</text:p>
          </table:table-cell>
          <table:table-cell table:style-name="pd1" office:value-type="string" calcext:value-type="string">
            <text:p>poland_lodz_2020_zdrowie-mania.pb</text:p>
          </table:table-cell>
          <table:table-cell table:style-name="pd1" office:value-type="string" calcext:value-type="string">
            <text:p>poland_lodz_2022_baluty-zachodnie.pb</text:p>
          </table:table-cell>
          <table:table-cell table:style-name="pd1" office:value-type="string" calcext:value-type="string">
            <text:p>poland_lodz_2020_srodmiescie-katedralna.pb</text:p>
          </table:table-cell>
          <table:table-cell table:style-name="pd1" office:value-type="string" calcext:value-type="string">
            <text:p>poland_lodz_2022_chojny-dabrowa.pb</text:p>
          </table:table-cell>
          <table:table-cell table:style-name="pd1" office:value-type="string" calcext:value-type="string">
            <text:p>poland_lodz_2020_gorniak.pb</text:p>
          </table:table-cell>
          <table:table-cell table:style-name="pd1" office:value-type="string" calcext:value-type="string">
            <text:p>poland_lodz_2023_widzew-wschod.pb</text:p>
          </table:table-cell>
          <table:table-cell table:style-name="pd1" office:value-type="string" calcext:value-type="string">
            <text:p>poland_lodz_2022_radogoszcz.pb</text:p>
          </table:table-cell>
          <table:table-cell table:style-name="pd1" office:value-type="string" calcext:value-type="string">
            <text:p>poland_lodz_2023_chojny-dabrowa.pb</text:p>
          </table:table-cell>
          <table:table-cell table:style-name="pd1" office:value-type="string" calcext:value-type="string">
            <text:p>poland_lodz_2023_rokicie.pb</text:p>
          </table:table-cell>
          <table:table-cell table:style-name="pd1" office:value-type="string" calcext:value-type="string">
            <text:p>poland_lodz_2022_andrzejow.pb</text:p>
          </table:table-cell>
          <table:table-cell table:style-name="pd1" office:value-type="string" calcext:value-type="string">
            <text:p>poland_lodz_2020_wzniesien-lodzkich.pb</text:p>
          </table:table-cell>
          <table:table-cell table:style-name="pd1" office:value-type="string" calcext:value-type="string">
            <text:p>poland_lodz_2022_nad-nerem.pb</text:p>
          </table:table-cell>
          <table:table-cell table:style-name="pd1" office:value-type="string" calcext:value-type="string">
            <text:p>poland_lodz_2020_chojny.pb</text:p>
          </table:table-cell>
          <table:table-cell table:style-name="pd1" office:value-type="string" calcext:value-type="string">
            <text:p>poland_lodz_2022_stare-polesie.pb</text:p>
          </table:table-cell>
          <table:table-cell table:style-name="pd1" office:value-type="string" calcext:value-type="string">
            <text:p>poland_lodz_2020_stary-widzew.pb</text:p>
          </table:table-cell>
          <table:table-cell table:style-name="pd1" office:value-type="string" calcext:value-type="string">
            <text:p>poland_lodz_2023_stoki-sikawa-podgorze.pb</text:p>
          </table:table-cell>
          <table:table-cell table:style-name="pd1" office:value-type="string" calcext:value-type="string">
            <text:p>poland_lodz_2020_nr-33.pb</text:p>
          </table:table-cell>
          <table:table-cell table:style-name="pd1" office:value-type="string" calcext:value-type="string">
            <text:p>poland_lodz_2023_zlotno.pb</text:p>
          </table:table-cell>
          <table:table-cell table:style-name="pd1" office:value-type="string" calcext:value-type="string">
            <text:p>poland_lodz_2022_karolew-retkinia-wschod.pb</text:p>
          </table:table-cell>
          <table:table-cell table:style-name="pd1" office:value-type="string" calcext:value-type="string">
            <text:p>poland_lodz_2023_koziny.pb</text:p>
          </table:table-cell>
          <table:table-cell table:style-name="pd1" office:value-type="string" calcext:value-type="string">
            <text:p>poland_lodz_2022_zdrowie-mania.pb</text:p>
          </table:table-cell>
          <table:table-cell table:style-name="pd1" office:value-type="string" calcext:value-type="string">
            <text:p>poland_lodz_2022_julianow-marysin-rogi.pb</text:p>
          </table:table-cell>
          <table:table-cell table:style-name="pd1" office:value-type="string" calcext:value-type="string">
            <text:p>poland_lodz_2022_stary-widzew.pb</text:p>
          </table:table-cell>
          <table:table-cell table:style-name="pd1" office:value-type="string" calcext:value-type="string">
            <text:p>poland_lodz_2023_katedralna.pb</text:p>
          </table:table-cell>
          <table:table-cell table:style-name="pd1" office:value-type="string" calcext:value-type="string">
            <text:p>poland_lodz_2023_stary-widzew.pb</text:p>
          </table:table-cell>
          <table:table-cell table:style-name="pd1" office:value-type="string" calcext:value-type="string">
            <text:p>poland_lodz_2022_chojny.pb</text:p>
          </table:table-cell>
          <table:table-cell table:style-name="pd1" office:value-type="string" calcext:value-type="string">
            <text:p>poland_lodz_2023_nad-nerem.pb</text:p>
          </table:table-cell>
          <table:table-cell table:style-name="pd1" office:value-type="string" calcext:value-type="string">
            <text:p>poland_lodz_2022_dolina-lodki.pb</text:p>
          </table:table-cell>
          <table:table-cell table:style-name="pd1" office:value-type="string" calcext:value-type="string">
            <text:p>poland_lodz_2023_julianow-marysin-rogi.pb</text:p>
          </table:table-cell>
          <table:table-cell table:style-name="pd1" office:value-type="string" calcext:value-type="string">
            <text:p>poland_lodz_2020_baluty-zachodnie.pb</text:p>
          </table:table-cell>
          <table:table-cell table:style-name="pd1" office:value-type="string" calcext:value-type="string">
            <text:p>poland_lodz_2023_nowosolna.pb</text:p>
          </table:table-cell>
          <table:table-cell table:style-name="pd1" office:value-type="string" calcext:value-type="string">
            <text:p>poland_lodz_2023_ruda.pb</text:p>
          </table:table-cell>
          <table:table-cell table:style-name="pd1" office:value-type="string" calcext:value-type="string">
            <text:p>poland_lodz_2023_radogoszcz.pb</text:p>
          </table:table-cell>
          <table:table-cell table:style-name="pd1" office:value-type="string" calcext:value-type="string">
            <text:p>poland_lodz_2022_olechow-janow.pb</text:p>
          </table:table-cell>
          <table:table-cell table:style-name="pd1" office:value-type="string" calcext:value-type="string">
            <text:p>poland_lodz_2020_stoki-sikawa-podgorze.pb</text:p>
          </table:table-cell>
          <table:table-cell table:style-name="pd1" office:value-type="string" calcext:value-type="string">
            <text:p>poland_lodz_2022_.pb</text:p>
          </table:table-cell>
          <table:table-cell table:style-name="pd1" office:value-type="string" calcext:value-type="string">
            <text:p>poland_lodz_2023_wzniesien-lodzkich.pb</text:p>
          </table:table-cell>
          <table:table-cell table:style-name="pd1" office:value-type="string" calcext:value-type="string">
            <text:p>poland_lodz_2020_lublinek-pienista.pb</text:p>
          </table:table-cell>
          <table:table-cell table:style-name="pd1" office:value-type="string" calcext:value-type="string">
            <text:p>poland_lodz_2022_wzniesien-lodzkich.pb</text:p>
          </table:table-cell>
          <table:table-cell table:style-name="pd1" office:value-type="string" calcext:value-type="string">
            <text:p>poland_lodz_2020_mileszki.pb</text:p>
          </table:table-cell>
          <table:table-cell table:style-name="pd1" office:value-type="string" calcext:value-type="string">
            <text:p>poland_lodz_2020_.pb</text:p>
          </table:table-cell>
          <table:table-cell table:style-name="pd1" office:value-type="string" calcext:value-type="string">
            <text:p>poland_lodz_2023_wiskitno.pb</text:p>
          </table:table-cell>
          <table:table-cell table:style-name="pd1" office:value-type="string" calcext:value-type="string">
            <text:p>poland_lodz_2023_lublinek-pienista.pb</text:p>
          </table:table-cell>
          <table:table-cell table:style-name="pd1" office:value-type="string" calcext:value-type="string">
            <text:p>poland_lodz_2022_koziny.pb</text:p>
          </table:table-cell>
          <table:table-cell table:style-name="pd1" office:value-type="string" calcext:value-type="string">
            <text:p>poland_lodz_2020_im-montwilla-mireckiego.pb</text:p>
          </table:table-cell>
          <table:table-cell table:style-name="pd1" office:value-type="string" calcext:value-type="string">
            <text:p>poland_lodz_2020_rokicie.pb</text:p>
          </table:table-cell>
          <table:table-cell table:style-name="pd1" office:value-type="string" calcext:value-type="string">
            <text:p>poland_lodz_2020_baluty-doly.pb</text:p>
          </table:table-cell>
          <table:table-cell table:style-name="pd1" office:value-type="string" calcext:value-type="string">
            <text:p>poland_lodz_2022_zlotno.pb</text:p>
          </table:table-cell>
          <table:table-cell table:style-name="pd1" office:value-type="string" calcext:value-type="string">
            <text:p>poland_lodz_2020_julianow-marysin-rogi.pb</text:p>
          </table:table-cell>
          <table:table-cell table:style-name="pd1" office:value-type="string" calcext:value-type="string">
            <text:p>poland_lodz_2020_srodmiescie-wschod.pb</text:p>
          </table:table-cell>
          <table:table-cell table:style-name="pd1" office:value-type="string" calcext:value-type="string">
            <text:p>poland_lodz_2022_im-jozefa-montwilla-mireckiego.pb</text:p>
          </table:table-cell>
          <table:table-cell table:style-name="pd1" office:value-type="string" calcext:value-type="string">
            <text:p>poland_lodz_2020_nowosolna.pb</text:p>
          </table:table-cell>
          <table:table-cell table:style-name="pd1" office:value-type="string" calcext:value-type="string">
            <text:p>poland_lodz_2022_baluty-doly.pb</text:p>
          </table:table-cell>
          <table:table-cell table:style-name="pd1" office:value-type="string" calcext:value-type="string">
            <text:p>poland_lodz_2020_dolina-lodki.pb</text:p>
          </table:table-cell>
          <table:table-cell table:style-name="pd1" office:value-type="string" calcext:value-type="string">
            <text:p>poland_lodz_2022_rokicie.pb</text:p>
          </table:table-cell>
          <table:table-cell table:style-name="pd1" office:value-type="string" calcext:value-type="string">
            <text:p>poland_lodz_2023_piastow-kurak.pb</text:p>
          </table:table-cell>
          <table:table-cell table:style-name="pd1" office:value-type="string" calcext:value-type="string">
            <text:p>poland_lodz_2020_piastow-kurak.pb</text:p>
          </table:table-cell>
          <table:table-cell table:style-name="pd1" office:value-type="string" calcext:value-type="string">
            <text:p>poland_lodz_2022_retkinia-zachod-smulsko.pb</text:p>
          </table:table-cell>
          <table:table-cell table:style-name="pd1" office:value-type="string" calcext:value-type="string">
            <text:p>poland_lodz_2023_baluty-zachodnie.pb</text:p>
          </table:table-cell>
          <table:table-cell table:style-name="pd1" office:value-type="string" calcext:value-type="string">
            <text:p>poland_lodz_2020_retkinia-zachod-smulsko.pb</text:p>
          </table:table-cell>
          <table:table-cell table:style-name="pd1" office:value-type="string" calcext:value-type="string">
            <text:p>poland_lodz_2020_ruda.pb</text:p>
          </table:table-cell>
          <table:table-cell table:style-name="pd1" office:value-type="string" calcext:value-type="string">
            <text:p>poland_lodz_2022_lublinek-pienista.pb</text:p>
          </table:table-cell>
          <table:table-cell table:style-name="pd1" office:value-type="string" calcext:value-type="string">
            <text:p>poland_lodz_2022_srodmiescie-wschod.pb</text:p>
          </table:table-cell>
          <table:table-cell table:style-name="pd1" office:value-type="string" calcext:value-type="string">
            <text:p>poland_lodz_2022_widzew-wschod.pb</text:p>
          </table:table-cell>
          <table:table-cell table:style-name="pd1" office:value-type="string" calcext:value-type="string">
            <text:p>poland_lodz_2022_nowosolna.pb</text:p>
          </table:table-cell>
          <table:table-cell table:style-name="pd1" office:value-type="string" calcext:value-type="string">
            <text:p>poland_warszawa_2023_wlochy.pb</text:p>
          </table:table-cell>
          <table:table-cell table:style-name="pd1" office:value-type="string" calcext:value-type="string">
            <text:p>poland_warszawa_2023_srodmiescie.pb</text:p>
          </table:table-cell>
          <table:table-cell table:style-name="pd1" office:value-type="string" calcext:value-type="string">
            <text:p>poland_warszawa_2023_praga-polnoc.pb</text:p>
          </table:table-cell>
          <table:table-cell table:style-name="pd1" office:value-type="string" calcext:value-type="string">
            <text:p>poland_warszawa_2023_rembertow.pb</text:p>
          </table:table-cell>
          <table:table-cell table:style-name="pd1" office:value-type="string" calcext:value-type="string">
            <text:p>poland_warszawa_2023_ochota.pb</text:p>
          </table:table-cell>
          <table:table-cell table:style-name="pd1" office:value-type="string" calcext:value-type="string">
            <text:p>poland_warszawa_2023_wilanow.pb</text:p>
          </table:table-cell>
          <table:table-cell table:style-name="pd1" office:value-type="string" calcext:value-type="string">
            <text:p>poland_warszawa_2023_.pb</text:p>
          </table:table-cell>
          <table:table-cell table:style-name="pd1" office:value-type="string" calcext:value-type="string">
            <text:p>poland_warszawa_2023_bemowo.pb</text:p>
          </table:table-cell>
          <table:table-cell table:style-name="pd1" office:value-type="string" calcext:value-type="string">
            <text:p>poland_warszawa_2023_wesola.pb</text:p>
          </table:table-cell>
          <table:table-cell table:style-name="pd1" office:value-type="string" calcext:value-type="string">
            <text:p>poland_warszawa_2023_zoliborz.pb</text:p>
          </table:table-cell>
          <table:table-cell table:style-name="pd1" office:value-type="string" calcext:value-type="string">
            <text:p>poland_warszawa_2023_bialoleka.pb</text:p>
          </table:table-cell>
          <table:table-cell table:style-name="pd1" office:value-type="string" calcext:value-type="string">
            <text:p>poland_warszawa_2023_ursus.pb</text:p>
          </table:table-cell>
          <table:table-cell table:style-name="pd1" office:value-type="string" calcext:value-type="string">
            <text:p>poland_warszawa_2023_mokotow.pb</text:p>
          </table:table-cell>
          <table:table-cell table:style-name="pd1" office:value-type="string" calcext:value-type="string">
            <text:p>poland_warszawa_2023_ursynow.pb</text:p>
          </table:table-cell>
          <table:table-cell table:style-name="pd1" office:value-type="string" calcext:value-type="string">
            <text:p>poland_warszawa_2023_targowek.pb</text:p>
          </table:table-cell>
          <table:table-cell table:style-name="pd1" office:value-type="string" calcext:value-type="string">
            <text:p>poland_warszawa_2023_wola.pb</text:p>
          </table:table-cell>
          <table:table-cell table:style-name="pd1" office:value-type="string" calcext:value-type="string">
            <text:p>poland_warszawa_2023_praga-poludnie.pb</text:p>
          </table:table-cell>
          <table:table-cell table:style-name="pd1" office:value-type="string" calcext:value-type="string">
            <text:p>poland_warszawa_2023_wawer.pb</text:p>
          </table:table-cell>
          <table:table-cell table:style-name="pd1" office:value-type="string" calcext:value-type="string">
            <text:p>poland_warszawa_2023_bielany.pb</text:p>
          </table:table-cell>
        </table:table-row>
        <table:table-row table:style-name="ro1">
          <table:table-cell office:value-type="string" calcext:value-type="string">
            <text:p>nb_voters</text:p>
          </table:table-cell>
          <table:table-cell office:value-type="float" office:value="5" calcext:value-type="float">
            <text:p>5</text:p>
          </table:table-cell>
          <table:table-cell office:value-type="float" office:value="1320" calcext:value-type="float">
            <text:p>1320</text:p>
          </table:table-cell>
          <table:table-cell office:value-type="float" office:value="4930" calcext:value-type="float">
            <text:p>4930</text:p>
          </table:table-cell>
          <table:table-cell office:value-type="float" office:value="3880" calcext:value-type="float">
            <text:p>3880</text:p>
          </table:table-cell>
          <table:table-cell office:value-type="float" office:value="11039" calcext:value-type="float">
            <text:p>11039</text:p>
          </table:table-cell>
          <table:table-cell office:value-type="float" office:value="2400" calcext:value-type="float">
            <text:p>2400</text:p>
          </table:table-cell>
          <table:table-cell office:value-type="float" office:value="4940" calcext:value-type="float">
            <text:p>4940</text:p>
          </table:table-cell>
          <table:table-cell office:value-type="float" office:value="2718" calcext:value-type="float">
            <text:p>2718</text:p>
          </table:table-cell>
          <table:table-cell office:value-type="float" office:value="5045" calcext:value-type="float">
            <text:p>5045</text:p>
          </table:table-cell>
          <table:table-cell office:value-type="float" office:value="81234" calcext:value-type="float">
            <text:p>81234</text:p>
          </table:table-cell>
          <table:table-cell office:value-type="float" office:value="6672" calcext:value-type="float">
            <text:p>6672</text:p>
          </table:table-cell>
          <table:table-cell office:value-type="float" office:value="2614" calcext:value-type="float">
            <text:p>2614</text:p>
          </table:table-cell>
          <table:table-cell office:value-type="float" office:value="10424" calcext:value-type="float">
            <text:p>10424</text:p>
          </table:table-cell>
          <table:table-cell office:value-type="float" office:value="9256" calcext:value-type="float">
            <text:p>9256</text:p>
          </table:table-cell>
          <table:table-cell office:value-type="float" office:value="4940" calcext:value-type="float">
            <text:p>4940</text:p>
          </table:table-cell>
          <table:table-cell office:value-type="float" office:value="2468" calcext:value-type="float">
            <text:p>2468</text:p>
          </table:table-cell>
          <table:table-cell office:value-type="float" office:value="3628" calcext:value-type="float">
            <text:p>3628</text:p>
          </table:table-cell>
          <table:table-cell office:value-type="float" office:value="6603" calcext:value-type="float">
            <text:p>6603</text:p>
          </table:table-cell>
          <table:table-cell office:value-type="float" office:value="7405" calcext:value-type="float">
            <text:p>7405</text:p>
          </table:table-cell>
          <table:table-cell office:value-type="float" office:value="1288" calcext:value-type="float">
            <text:p>1288</text:p>
          </table:table-cell>
          <table:table-cell office:value-type="float" office:value="1733" calcext:value-type="float">
            <text:p>1733</text:p>
          </table:table-cell>
          <table:table-cell office:value-type="float" office:value="3507" calcext:value-type="float">
            <text:p>3507</text:p>
          </table:table-cell>
          <table:table-cell office:value-type="float" office:value="1006" calcext:value-type="float">
            <text:p>1006</text:p>
          </table:table-cell>
          <table:table-cell office:value-type="float" office:value="674" calcext:value-type="float">
            <text:p>674</text:p>
          </table:table-cell>
          <table:table-cell office:value-type="float" office:value="1684" calcext:value-type="float">
            <text:p>1684</text:p>
          </table:table-cell>
          <table:table-cell office:value-type="float" office:value="135" calcext:value-type="float">
            <text:p>135</text:p>
          </table:table-cell>
          <table:table-cell office:value-type="float" office:value="3203" calcext:value-type="float">
            <text:p>3203</text:p>
          </table:table-cell>
          <table:table-cell office:value-type="float" office:value="2093" calcext:value-type="float">
            <text:p>2093</text:p>
          </table:table-cell>
          <table:table-cell office:value-type="float" office:value="1119" calcext:value-type="float">
            <text:p>1119</text:p>
          </table:table-cell>
          <table:table-cell office:value-type="float" office:value="1107" calcext:value-type="float">
            <text:p>1107</text:p>
          </table:table-cell>
          <table:table-cell office:value-type="float" office:value="1078" calcext:value-type="float">
            <text:p>1078</text:p>
          </table:table-cell>
          <table:table-cell office:value-type="float" office:value="3112" calcext:value-type="float">
            <text:p>3112</text:p>
          </table:table-cell>
          <table:table-cell office:value-type="float" office:value="1105" calcext:value-type="float">
            <text:p>1105</text:p>
          </table:table-cell>
          <table:table-cell office:value-type="float" office:value="1669" calcext:value-type="float">
            <text:p>1669</text:p>
          </table:table-cell>
          <table:table-cell office:value-type="float" office:value="4377" calcext:value-type="float">
            <text:p>4377</text:p>
          </table:table-cell>
          <table:table-cell office:value-type="float" office:value="1326" calcext:value-type="float">
            <text:p>1326</text:p>
          </table:table-cell>
          <table:table-cell office:value-type="float" office:value="1978" calcext:value-type="float">
            <text:p>1978</text:p>
          </table:table-cell>
          <table:table-cell office:value-type="float" office:value="494" calcext:value-type="float">
            <text:p>494</text:p>
          </table:table-cell>
          <table:table-cell office:value-type="float" office:value="967" calcext:value-type="float">
            <text:p>967</text:p>
          </table:table-cell>
          <table:table-cell office:value-type="float" office:value="3371" calcext:value-type="float">
            <text:p>3371</text:p>
          </table:table-cell>
          <table:table-cell office:value-type="float" office:value="1987" calcext:value-type="float">
            <text:p>1987</text:p>
          </table:table-cell>
          <table:table-cell office:value-type="float" office:value="2215" calcext:value-type="float">
            <text:p>2215</text:p>
          </table:table-cell>
          <table:table-cell office:value-type="float" office:value="713" calcext:value-type="float">
            <text:p>713</text:p>
          </table:table-cell>
          <table:table-cell office:value-type="float" office:value="4197" calcext:value-type="float">
            <text:p>4197</text:p>
          </table:table-cell>
          <table:table-cell office:value-type="float" office:value="2333" calcext:value-type="float">
            <text:p>2333</text:p>
          </table:table-cell>
          <table:table-cell office:value-type="float" office:value="1135" calcext:value-type="float">
            <text:p>1135</text:p>
          </table:table-cell>
          <table:table-cell office:value-type="float" office:value="1012" calcext:value-type="float">
            <text:p>1012</text:p>
          </table:table-cell>
          <table:table-cell office:value-type="float" office:value="3258" calcext:value-type="float">
            <text:p>3258</text:p>
          </table:table-cell>
          <table:table-cell office:value-type="float" office:value="27" calcext:value-type="float">
            <text:p>27</text:p>
          </table:table-cell>
          <table:table-cell office:value-type="float" office:value="7565" calcext:value-type="float">
            <text:p>7565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176" calcext:value-type="float">
            <text:p>176</text:p>
          </table:table-cell>
          <table:table-cell office:value-type="float" office:value="1386" calcext:value-type="float">
            <text:p>1386</text:p>
          </table:table-cell>
          <table:table-cell office:value-type="float" office:value="510" calcext:value-type="float">
            <text:p>510</text:p>
          </table:table-cell>
          <table:table-cell office:value-type="float" office:value="7477" calcext:value-type="float">
            <text:p>7477</text:p>
          </table:table-cell>
          <table:table-cell office:value-type="float" office:value="1470" calcext:value-type="float">
            <text:p>1470</text:p>
          </table:table-cell>
          <table:table-cell office:value-type="float" office:value="545" calcext:value-type="float">
            <text:p>545</text:p>
          </table:table-cell>
          <table:table-cell office:value-type="float" office:value="851" calcext:value-type="float">
            <text:p>851</text:p>
          </table:table-cell>
          <table:table-cell office:value-type="float" office:value="1375" calcext:value-type="float">
            <text:p>1375</text:p>
          </table:table-cell>
          <table:table-cell office:value-type="float" office:value="1158" calcext:value-type="float">
            <text:p>1158</text:p>
          </table:table-cell>
          <table:table-cell office:value-type="float" office:value="793" calcext:value-type="float">
            <text:p>793</text:p>
          </table:table-cell>
          <table:table-cell office:value-type="float" office:value="2238" calcext:value-type="float">
            <text:p>2238</text:p>
          </table:table-cell>
          <table:table-cell office:value-type="float" office:value="377" calcext:value-type="float">
            <text:p>377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604" calcext:value-type="float">
            <text:p>3604</text:p>
          </table:table-cell>
          <table:table-cell office:value-type="float" office:value="1438" calcext:value-type="float">
            <text:p>1438</text:p>
          </table:table-cell>
          <table:table-cell office:value-type="float" office:value="2784" calcext:value-type="float">
            <text:p>2784</text:p>
          </table:table-cell>
          <table:table-cell office:value-type="float" office:value="4849" calcext:value-type="float">
            <text:p>4849</text:p>
          </table:table-cell>
          <table:table-cell office:value-type="float" office:value="743" calcext:value-type="float">
            <text:p>743</text:p>
          </table:table-cell>
          <table:table-cell office:value-type="float" office:value="5765" calcext:value-type="float">
            <text:p>5765</text:p>
          </table:table-cell>
          <table:table-cell office:value-type="float" office:value="268" calcext:value-type="float">
            <text:p>268</text:p>
          </table:table-cell>
          <table:table-cell office:value-type="float" office:value="1335" calcext:value-type="float">
            <text:p>1335</text:p>
          </table:table-cell>
          <table:table-cell office:value-type="float" office:value="397" calcext:value-type="float">
            <text:p>397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1147" calcext:value-type="float">
            <text:p>1147</text:p>
          </table:table-cell>
          <table:table-cell office:value-type="float" office:value="258" calcext:value-type="float">
            <text:p>258</text:p>
          </table:table-cell>
          <table:table-cell office:value-type="float" office:value="927" calcext:value-type="float">
            <text:p>927</text:p>
          </table:table-cell>
          <table:table-cell office:value-type="float" office:value="7493" calcext:value-type="float">
            <text:p>7493</text:p>
          </table:table-cell>
          <table:table-cell office:value-type="float" office:value="2370" calcext:value-type="float">
            <text:p>2370</text:p>
          </table:table-cell>
          <table:table-cell office:value-type="float" office:value="373" calcext:value-type="float">
            <text:p>373</text:p>
          </table:table-cell>
          <table:table-cell office:value-type="float" office:value="826" calcext:value-type="float">
            <text:p>826</text:p>
          </table:table-cell>
          <table:table-cell office:value-type="float" office:value="587" calcext:value-type="float">
            <text:p>587</text:p>
          </table:table-cell>
          <table:table-cell office:value-type="float" office:value="1774" calcext:value-type="float">
            <text:p>1774</text:p>
          </table:table-cell>
          <table:table-cell office:value-type="float" office:value="765" calcext:value-type="float">
            <text:p>765</text:p>
          </table:table-cell>
          <table:table-cell office:value-type="float" office:value="1326" calcext:value-type="float">
            <text:p>1326</text:p>
          </table:table-cell>
          <table:table-cell office:value-type="float" office:value="4313" calcext:value-type="float">
            <text:p>4313</text:p>
          </table:table-cell>
          <table:table-cell office:value-type="float" office:value="923" calcext:value-type="float">
            <text:p>923</text:p>
          </table:table-cell>
          <table:table-cell office:value-type="float" office:value="228" calcext:value-type="float">
            <text:p>228</text:p>
          </table:table-cell>
          <table:table-cell office:value-type="float" office:value="1572" calcext:value-type="float">
            <text:p>1572</text:p>
          </table:table-cell>
          <table:table-cell office:value-type="float" office:value="422" calcext:value-type="float">
            <text:p>422</text:p>
          </table:table-cell>
          <table:table-cell office:value-type="float" office:value="577" calcext:value-type="float">
            <text:p>577</text:p>
          </table:table-cell>
          <table:table-cell office:value-type="float" office:value="2064" calcext:value-type="float">
            <text:p>2064</text:p>
          </table:table-cell>
          <table:table-cell office:value-type="float" office:value="580" calcext:value-type="float">
            <text:p>580</text:p>
          </table:table-cell>
          <table:table-cell office:value-type="float" office:value="2850" calcext:value-type="float">
            <text:p>2850</text:p>
          </table:table-cell>
          <table:table-cell office:value-type="float" office:value="440" calcext:value-type="float">
            <text:p>440</text:p>
          </table:table-cell>
          <table:table-cell office:value-type="float" office:value="1265" calcext:value-type="float">
            <text:p>1265</text:p>
          </table:table-cell>
          <table:table-cell office:value-type="float" office:value="647" calcext:value-type="float">
            <text:p>647</text:p>
          </table:table-cell>
          <table:table-cell office:value-type="float" office:value="4480" calcext:value-type="float">
            <text:p>4480</text:p>
          </table:table-cell>
          <table:table-cell office:value-type="float" office:value="723" calcext:value-type="float">
            <text:p>723</text:p>
          </table:table-cell>
          <table:table-cell office:value-type="float" office:value="1735" calcext:value-type="float">
            <text:p>1735</text:p>
          </table:table-cell>
          <table:table-cell office:value-type="float" office:value="1751" calcext:value-type="float">
            <text:p>1751</text:p>
          </table:table-cell>
          <table:table-cell office:value-type="float" office:value="654" calcext:value-type="float">
            <text:p>654</text:p>
          </table:table-cell>
          <table:table-cell office:value-type="float" office:value="67103" calcext:value-type="float">
            <text:p>67103</text:p>
          </table:table-cell>
          <table:table-cell office:value-type="float" office:value="53801" calcext:value-type="float">
            <text:p>53801</text:p>
          </table:table-cell>
          <table:table-cell office:value-type="float" office:value="1811" calcext:value-type="float">
            <text:p>1811</text:p>
          </table:table-cell>
          <table:table-cell office:value-type="float" office:value="12933" calcext:value-type="float">
            <text:p>12933</text:p>
          </table:table-cell>
          <table:table-cell office:value-type="float" office:value="5867" calcext:value-type="float">
            <text:p>5867</text:p>
          </table:table-cell>
          <table:table-cell office:value-type="float" office:value="9338" calcext:value-type="float">
            <text:p>9338</text:p>
          </table:table-cell>
          <table:table-cell office:value-type="float" office:value="4092" calcext:value-type="float">
            <text:p>4092</text:p>
          </table:table-cell>
          <table:table-cell office:value-type="float" office:value="5495" calcext:value-type="float">
            <text:p>5495</text:p>
          </table:table-cell>
          <table:table-cell office:value-type="float" office:value="1487" calcext:value-type="float">
            <text:p>1487</text:p>
          </table:table-cell>
          <table:table-cell office:value-type="float" office:value="10568" calcext:value-type="float">
            <text:p>10568</text:p>
          </table:table-cell>
          <table:table-cell office:value-type="float" office:value="95899" calcext:value-type="float">
            <text:p>95899</text:p>
          </table:table-cell>
          <table:table-cell office:value-type="float" office:value="4255" calcext:value-type="float">
            <text:p>4255</text:p>
          </table:table-cell>
          <table:table-cell office:value-type="float" office:value="3007" calcext:value-type="float">
            <text:p>3007</text:p>
          </table:table-cell>
          <table:table-cell office:value-type="float" office:value="5552" calcext:value-type="float">
            <text:p>5552</text:p>
          </table:table-cell>
          <table:table-cell office:value-type="float" office:value="11063" calcext:value-type="float">
            <text:p>11063</text:p>
          </table:table-cell>
          <table:table-cell office:value-type="float" office:value="4697" calcext:value-type="float">
            <text:p>4697</text:p>
          </table:table-cell>
          <table:table-cell office:value-type="float" office:value="3079" calcext:value-type="float">
            <text:p>3079</text:p>
          </table:table-cell>
          <table:table-cell office:value-type="float" office:value="8647" calcext:value-type="float">
            <text:p>8647</text:p>
          </table:table-cell>
          <table:table-cell office:value-type="float" office:value="8172" calcext:value-type="float">
            <text:p>8172</text:p>
          </table:table-cell>
          <table:table-cell office:value-type="float" office:value="3007" calcext:value-type="float">
            <text:p>3007</text:p>
          </table:table-cell>
          <table:table-cell office:value-type="float" office:value="4662" calcext:value-type="float">
            <text:p>4662</text:p>
          </table:table-cell>
          <table:table-cell office:value-type="float" office:value="86721" calcext:value-type="float">
            <text:p>86721</text:p>
          </table:table-cell>
          <table:table-cell office:value-type="float" office:value="5115" calcext:value-type="float">
            <text:p>5115</text:p>
          </table:table-cell>
          <table:table-cell office:value-type="float" office:value="1505" calcext:value-type="float">
            <text:p>1505</text:p>
          </table:table-cell>
          <table:table-cell office:value-type="float" office:value="3187" calcext:value-type="float">
            <text:p>3187</text:p>
          </table:table-cell>
          <table:table-cell office:value-type="float" office:value="14897" calcext:value-type="float">
            <text:p>14897</text:p>
          </table:table-cell>
          <table:table-cell office:value-type="float" office:value="5458" calcext:value-type="float">
            <text:p>5458</text:p>
          </table:table-cell>
          <table:table-cell office:value-type="float" office:value="3522" calcext:value-type="float">
            <text:p>3522</text:p>
          </table:table-cell>
          <table:table-cell office:value-type="float" office:value="12021" calcext:value-type="float">
            <text:p>12021</text:p>
          </table:table-cell>
          <table:table-cell office:value-type="float" office:value="10105" calcext:value-type="float">
            <text:p>10105</text:p>
          </table:table-cell>
          <table:table-cell office:value-type="float" office:value="5452" calcext:value-type="float">
            <text:p>5452</text:p>
          </table:table-cell>
          <table:table-cell office:value-type="float" office:value="5438" calcext:value-type="float">
            <text:p>5438</text:p>
          </table:table-cell>
          <table:table-cell office:value-type="float" office:value="8003" calcext:value-type="float">
            <text:p>8003</text:p>
          </table:table-cell>
          <table:table-cell office:value-type="float" office:value="3197" calcext:value-type="float">
            <text:p>3197</text:p>
          </table:table-cell>
          <table:table-cell office:value-type="float" office:value="6848" calcext:value-type="float">
            <text:p>6848</text:p>
          </table:table-cell>
          <table:table-cell office:value-type="float" office:value="2374" calcext:value-type="float">
            <text:p>2374</text:p>
          </table:table-cell>
          <table:table-cell office:value-type="float" office:value="2600" calcext:value-type="float">
            <text:p>2600</text:p>
          </table:table-cell>
          <table:table-cell office:value-type="float" office:value="1515" calcext:value-type="float">
            <text:p>1515</text:p>
          </table:table-cell>
          <table:table-cell office:value-type="float" office:value="2948" calcext:value-type="float">
            <text:p>2948</text:p>
          </table:table-cell>
          <table:table-cell office:value-type="float" office:value="10756" calcext:value-type="float">
            <text:p>10756</text:p>
          </table:table-cell>
          <table:table-cell office:value-type="float" office:value="6119" calcext:value-type="float">
            <text:p>6119</text:p>
          </table:table-cell>
          <table:table-cell office:value-type="float" office:value="9552" calcext:value-type="float">
            <text:p>9552</text:p>
          </table:table-cell>
          <table:table-cell office:value-type="float" office:value="10857" calcext:value-type="float">
            <text:p>10857</text:p>
          </table:table-cell>
          <table:table-cell office:value-type="float" office:value="12546" calcext:value-type="float">
            <text:p>12546</text:p>
          </table:table-cell>
          <table:table-cell office:value-type="float" office:value="16243" calcext:value-type="float">
            <text:p>16243</text:p>
          </table:table-cell>
          <table:table-cell office:value-type="float" office:value="11402" calcext:value-type="float">
            <text:p>11402</text:p>
          </table:table-cell>
          <table:table-cell office:value-type="float" office:value="19257" calcext:value-type="float">
            <text:p>19257</text:p>
          </table:table-cell>
          <table:table-cell office:value-type="float" office:value="10923" calcext:value-type="float">
            <text:p>10923</text:p>
          </table:table-cell>
          <table:table-cell office:value-type="float" office:value="856" calcext:value-type="float">
            <text:p>856</text:p>
          </table:table-cell>
          <table:table-cell office:value-type="float" office:value="882" calcext:value-type="float">
            <text:p>882</text:p>
          </table:table-cell>
          <table:table-cell office:value-type="float" office:value="3482" calcext:value-type="float">
            <text:p>3482</text:p>
          </table:table-cell>
          <table:table-cell office:value-type="float" office:value="2082" calcext:value-type="float">
            <text:p>2082</text:p>
          </table:table-cell>
          <table:table-cell office:value-type="float" office:value="1131" calcext:value-type="float">
            <text:p>1131</text:p>
          </table:table-cell>
          <table:table-cell office:value-type="float" office:value="2736" calcext:value-type="float">
            <text:p>2736</text:p>
          </table:table-cell>
          <table:table-cell office:value-type="float" office:value="3157" calcext:value-type="float">
            <text:p>3157</text:p>
          </table:table-cell>
          <table:table-cell office:value-type="float" office:value="300" calcext:value-type="float">
            <text:p>300</text:p>
          </table:table-cell>
          <table:table-cell office:value-type="float" office:value="1061" calcext:value-type="float">
            <text:p>1061</text:p>
          </table:table-cell>
          <table:table-cell office:value-type="float" office:value="1672" calcext:value-type="float">
            <text:p>1672</text:p>
          </table:table-cell>
          <table:table-cell office:value-type="float" office:value="2176" calcext:value-type="float">
            <text:p>2176</text:p>
          </table:table-cell>
          <table:table-cell office:value-type="float" office:value="157" calcext:value-type="float">
            <text:p>157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3995" calcext:value-type="float">
            <text:p>3995</text:p>
          </table:table-cell>
          <table:table-cell office:value-type="float" office:value="1448" calcext:value-type="float">
            <text:p>1448</text:p>
          </table:table-cell>
          <table:table-cell office:value-type="float" office:value="2136" calcext:value-type="float">
            <text:p>2136</text:p>
          </table:table-cell>
          <table:table-cell office:value-type="float" office:value="976" calcext:value-type="float">
            <text:p>976</text:p>
          </table:table-cell>
          <table:table-cell office:value-type="float" office:value="2242" calcext:value-type="float">
            <text:p>2242</text:p>
          </table:table-cell>
          <table:table-cell office:value-type="float" office:value="1147" calcext:value-type="float">
            <text:p>1147</text:p>
          </table:table-cell>
          <table:table-cell office:value-type="float" office:value="1253" calcext:value-type="float">
            <text:p>1253</text:p>
          </table:table-cell>
          <table:table-cell office:value-type="float" office:value="506" calcext:value-type="float">
            <text:p>506</text:p>
          </table:table-cell>
          <table:table-cell office:value-type="float" office:value="1058" calcext:value-type="float">
            <text:p>1058</text:p>
          </table:table-cell>
          <table:table-cell office:value-type="float" office:value="780" calcext:value-type="float">
            <text:p>780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1533" calcext:value-type="float">
            <text:p>1533</text:p>
          </table:table-cell>
          <table:table-cell office:value-type="float" office:value="446" calcext:value-type="float">
            <text:p>446</text:p>
          </table:table-cell>
          <table:table-cell office:value-type="float" office:value="2413" calcext:value-type="float">
            <text:p>2413</text:p>
          </table:table-cell>
          <table:table-cell office:value-type="float" office:value="1779" calcext:value-type="float">
            <text:p>1779</text:p>
          </table:table-cell>
          <table:table-cell office:value-type="float" office:value="1067" calcext:value-type="float">
            <text:p>1067</text:p>
          </table:table-cell>
          <table:table-cell office:value-type="float" office:value="1356" calcext:value-type="float">
            <text:p>1356</text:p>
          </table:table-cell>
          <table:table-cell office:value-type="float" office:value="652" calcext:value-type="float">
            <text:p>652</text:p>
          </table:table-cell>
          <table:table-cell office:value-type="float" office:value="1866" calcext:value-type="float">
            <text:p>1866</text:p>
          </table:table-cell>
          <table:table-cell office:value-type="float" office:value="1286" calcext:value-type="float">
            <text:p>1286</text:p>
          </table:table-cell>
          <table:table-cell office:value-type="float" office:value="2260" calcext:value-type="float">
            <text:p>2260</text:p>
          </table:table-cell>
          <table:table-cell office:value-type="float" office:value="2632" calcext:value-type="float">
            <text:p>2632</text:p>
          </table:table-cell>
          <table:table-cell office:value-type="float" office:value="861" calcext:value-type="float">
            <text:p>861</text:p>
          </table:table-cell>
          <table:table-cell office:value-type="float" office:value="1517" calcext:value-type="float">
            <text:p>1517</text:p>
          </table:table-cell>
          <table:table-cell office:value-type="float" office:value="301" calcext:value-type="float">
            <text:p>301</text:p>
          </table:table-cell>
          <table:table-cell office:value-type="float" office:value="901" calcext:value-type="float">
            <text:p>901</text:p>
          </table:table-cell>
          <table:table-cell office:value-type="float" office:value="1541" calcext:value-type="float">
            <text:p>1541</text:p>
          </table:table-cell>
          <table:table-cell office:value-type="float" office:value="823" calcext:value-type="float">
            <text:p>823</text:p>
          </table:table-cell>
          <table:table-cell office:value-type="float" office:value="8" calcext:value-type="float">
            <text:p>8</text:p>
          </table:table-cell>
          <table:table-cell office:value-type="float" office:value="5201" calcext:value-type="float">
            <text:p>5201</text:p>
          </table:table-cell>
          <table:table-cell office:value-type="float" office:value="498" calcext:value-type="float">
            <text:p>498</text:p>
          </table:table-cell>
          <table:table-cell office:value-type="float" office:value="1472" calcext:value-type="float">
            <text:p>1472</text:p>
          </table:table-cell>
          <table:table-cell office:value-type="float" office:value="8699" calcext:value-type="float">
            <text:p>8699</text:p>
          </table:table-cell>
          <table:table-cell office:value-type="float" office:value="388" calcext:value-type="float">
            <text:p>388</text:p>
          </table:table-cell>
          <table:table-cell office:value-type="float" office:value="1551" calcext:value-type="float">
            <text:p>1551</text:p>
          </table:table-cell>
          <table:table-cell office:value-type="float" office:value="2777" calcext:value-type="float">
            <text:p>2777</text:p>
          </table:table-cell>
          <table:table-cell office:value-type="float" office:value="2119" calcext:value-type="float">
            <text:p>2119</text:p>
          </table:table-cell>
          <table:table-cell office:value-type="float" office:value="302" calcext:value-type="float">
            <text:p>302</text:p>
          </table:table-cell>
          <table:table-cell office:value-type="float" office:value="678" calcext:value-type="float">
            <text:p>678</text:p>
          </table:table-cell>
          <table:table-cell office:value-type="float" office:value="824" calcext:value-type="float">
            <text:p>824</text:p>
          </table:table-cell>
          <table:table-cell office:value-type="float" office:value="8274" calcext:value-type="float">
            <text:p>8274</text:p>
          </table:table-cell>
          <table:table-cell office:value-type="float" office:value="4641" calcext:value-type="float">
            <text:p>4641</text:p>
          </table:table-cell>
          <table:table-cell office:value-type="float" office:value="2438" calcext:value-type="float">
            <text:p>2438</text:p>
          </table:table-cell>
          <table:table-cell office:value-type="float" office:value="1205" calcext:value-type="float">
            <text:p>1205</text:p>
          </table:table-cell>
          <table:table-cell office:value-type="float" office:value="936" calcext:value-type="float">
            <text:p>936</text:p>
          </table:table-cell>
          <table:table-cell office:value-type="float" office:value="609" calcext:value-type="float">
            <text:p>609</text:p>
          </table:table-cell>
          <table:table-cell office:value-type="float" office:value="792" calcext:value-type="float">
            <text:p>792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5220" calcext:value-type="float">
            <text:p>5220</text:p>
          </table:table-cell>
          <table:table-cell office:value-type="float" office:value="2827" calcext:value-type="float">
            <text:p>2827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8171" calcext:value-type="float">
            <text:p>8171</text:p>
          </table:table-cell>
          <table:table-cell office:value-type="float" office:value="1484" calcext:value-type="float">
            <text:p>1484</text:p>
          </table:table-cell>
          <table:table-cell office:value-type="float" office:value="605" calcext:value-type="float">
            <text:p>605</text:p>
          </table:table-cell>
          <table:table-cell office:value-type="float" office:value="1664" calcext:value-type="float">
            <text:p>1664</text:p>
          </table:table-cell>
          <table:table-cell office:value-type="float" office:value="4091" calcext:value-type="float">
            <text:p>4091</text:p>
          </table:table-cell>
          <table:table-cell office:value-type="float" office:value="1518" calcext:value-type="float">
            <text:p>1518</text:p>
          </table:table-cell>
          <table:table-cell office:value-type="float" office:value="1225" calcext:value-type="float">
            <text:p>1225</text:p>
          </table:table-cell>
          <table:table-cell office:value-type="float" office:value="1746" calcext:value-type="float">
            <text:p>1746</text:p>
          </table:table-cell>
          <table:table-cell office:value-type="float" office:value="1601" calcext:value-type="float">
            <text:p>1601</text:p>
          </table:table-cell>
          <table:table-cell office:value-type="float" office:value="1507" calcext:value-type="float">
            <text:p>1507</text:p>
          </table:table-cell>
          <table:table-cell office:value-type="float" office:value="3819" calcext:value-type="float">
            <text:p>3819</text:p>
          </table:table-cell>
          <table:table-cell office:value-type="float" office:value="2149" calcext:value-type="float">
            <text:p>2149</text:p>
          </table:table-cell>
          <table:table-cell office:value-type="float" office:value="716" calcext:value-type="float">
            <text:p>716</text:p>
          </table:table-cell>
          <table:table-cell office:value-type="float" office:value="91" calcext:value-type="float">
            <text:p>91</text:p>
          </table:table-cell>
          <table:table-cell office:value-type="float" office:value="826" calcext:value-type="float">
            <text:p>826</text:p>
          </table:table-cell>
          <table:table-cell office:value-type="float" office:value="1391" calcext:value-type="float">
            <text:p>1391</text:p>
          </table:table-cell>
          <table:table-cell office:value-type="float" office:value="1717" calcext:value-type="float">
            <text:p>1717</text:p>
          </table:table-cell>
          <table:table-cell office:value-type="float" office:value="1364" calcext:value-type="float">
            <text:p>1364</text:p>
          </table:table-cell>
          <table:table-cell office:value-type="float" office:value="1069" calcext:value-type="float">
            <text:p>1069</text:p>
          </table:table-cell>
          <table:table-cell office:value-type="float" office:value="955" calcext:value-type="float">
            <text:p>955</text:p>
          </table:table-cell>
          <table:table-cell office:value-type="float" office:value="4392" calcext:value-type="float">
            <text:p>4392</text:p>
          </table:table-cell>
          <table:table-cell office:value-type="float" office:value="5544" calcext:value-type="float">
            <text:p>5544</text:p>
          </table:table-cell>
          <table:table-cell office:value-type="float" office:value="2006" calcext:value-type="float">
            <text:p>2006</text:p>
          </table:table-cell>
          <table:table-cell office:value-type="float" office:value="149" calcext:value-type="float">
            <text:p>149</text:p>
          </table:table-cell>
          <table:table-cell office:value-type="float" office:value="4528" calcext:value-type="float">
            <text:p>4528</text:p>
          </table:table-cell>
          <table:table-cell office:value-type="float" office:value="219" calcext:value-type="float">
            <text:p>219</text:p>
          </table:table-cell>
          <table:table-cell office:value-type="float" office:value="3428" calcext:value-type="float">
            <text:p>3428</text:p>
          </table:table-cell>
          <table:table-cell office:value-type="float" office:value="2323" calcext:value-type="float">
            <text:p>2323</text:p>
          </table:table-cell>
          <table:table-cell office:value-type="float" office:value="2037" calcext:value-type="float">
            <text:p>2037</text:p>
          </table:table-cell>
          <table:table-cell office:value-type="float" office:value="3908" calcext:value-type="float">
            <text:p>3908</text:p>
          </table:table-cell>
          <table:table-cell office:value-type="float" office:value="212" calcext:value-type="float">
            <text:p>212</text:p>
          </table:table-cell>
          <table:table-cell office:value-type="float" office:value="14411" calcext:value-type="float">
            <text:p>14411</text:p>
          </table:table-cell>
          <table:table-cell office:value-type="float" office:value="4984" calcext:value-type="float">
            <text:p>4984</text:p>
          </table:table-cell>
          <table:table-cell office:value-type="float" office:value="10081" calcext:value-type="float">
            <text:p>10081</text:p>
          </table:table-cell>
          <table:table-cell office:value-type="float" office:value="4453" calcext:value-type="float">
            <text:p>4453</text:p>
          </table:table-cell>
          <table:table-cell office:value-type="float" office:value="3190" calcext:value-type="float">
            <text:p>3190</text:p>
          </table:table-cell>
          <table:table-cell office:value-type="float" office:value="5510" calcext:value-type="float">
            <text:p>5510</text:p>
          </table:table-cell>
          <table:table-cell office:value-type="float" office:value="2575" calcext:value-type="float">
            <text:p>2575</text:p>
          </table:table-cell>
          <table:table-cell office:value-type="float" office:value="2324" calcext:value-type="float">
            <text:p>2324</text:p>
          </table:table-cell>
          <table:table-cell office:value-type="float" office:value="1182" calcext:value-type="float">
            <text:p>1182</text:p>
          </table:table-cell>
          <table:table-cell office:value-type="float" office:value="318" calcext:value-type="float">
            <text:p>318</text:p>
          </table:table-cell>
          <table:table-cell office:value-type="float" office:value="3218" calcext:value-type="float">
            <text:p>3218</text:p>
          </table:table-cell>
          <table:table-cell office:value-type="float" office:value="6187" calcext:value-type="float">
            <text:p>6187</text:p>
          </table:table-cell>
          <table:table-cell office:value-type="float" office:value="7045" calcext:value-type="float">
            <text:p>7045</text:p>
          </table:table-cell>
          <table:table-cell office:value-type="float" office:value="426" calcext:value-type="float">
            <text:p>426</text:p>
          </table:table-cell>
          <table:table-cell office:value-type="float" office:value="2791" calcext:value-type="float">
            <text:p>2791</text:p>
          </table:table-cell>
          <table:table-cell office:value-type="float" office:value="3162" calcext:value-type="float">
            <text:p>3162</text:p>
          </table:table-cell>
          <table:table-cell office:value-type="float" office:value="3834" calcext:value-type="float">
            <text:p>3834</text:p>
          </table:table-cell>
          <table:table-cell office:value-type="float" office:value="938" calcext:value-type="float">
            <text:p>938</text:p>
          </table:table-cell>
          <table:table-cell office:value-type="float" office:value="3978" calcext:value-type="float">
            <text:p>3978</text:p>
          </table:table-cell>
          <table:table-cell office:value-type="float" office:value="3140" calcext:value-type="float">
            <text:p>3140</text:p>
          </table:table-cell>
          <table:table-cell office:value-type="float" office:value="12283" calcext:value-type="float">
            <text:p>12283</text:p>
          </table:table-cell>
          <table:table-cell office:value-type="float" office:value="8520" calcext:value-type="float">
            <text:p>8520</text:p>
          </table:table-cell>
          <table:table-cell office:value-type="float" office:value="2472" calcext:value-type="float">
            <text:p>2472</text:p>
          </table:table-cell>
          <table:table-cell office:value-type="float" office:value="5448" calcext:value-type="float">
            <text:p>5448</text:p>
          </table:table-cell>
          <table:table-cell office:value-type="float" office:value="9562" calcext:value-type="float">
            <text:p>9562</text:p>
          </table:table-cell>
          <table:table-cell office:value-type="float" office:value="2742" calcext:value-type="float">
            <text:p>2742</text:p>
          </table:table-cell>
          <table:table-cell office:value-type="float" office:value="624" calcext:value-type="float">
            <text:p>624</text:p>
          </table:table-cell>
          <table:table-cell office:value-type="float" office:value="11519" calcext:value-type="float">
            <text:p>11519</text:p>
          </table:table-cell>
          <table:table-cell office:value-type="float" office:value="3057" calcext:value-type="float">
            <text:p>3057</text:p>
          </table:table-cell>
          <table:table-cell office:value-type="float" office:value="865" calcext:value-type="float">
            <text:p>865</text:p>
          </table:table-cell>
          <table:table-cell office:value-type="float" office:value="3184" calcext:value-type="float">
            <text:p>3184</text:p>
          </table:table-cell>
          <table:table-cell office:value-type="float" office:value="1961" calcext:value-type="float">
            <text:p>1961</text:p>
          </table:table-cell>
          <table:table-cell office:value-type="float" office:value="1009" calcext:value-type="float">
            <text:p>1009</text:p>
          </table:table-cell>
          <table:table-cell office:value-type="float" office:value="4510" calcext:value-type="float">
            <text:p>4510</text:p>
          </table:table-cell>
          <table:table-cell office:value-type="float" office:value="5689" calcext:value-type="float">
            <text:p>5689</text:p>
          </table:table-cell>
          <table:table-cell office:value-type="float" office:value="75255" calcext:value-type="float">
            <text:p>75255</text:p>
          </table:table-cell>
          <table:table-cell office:value-type="float" office:value="4235" calcext:value-type="float">
            <text:p>4235</text:p>
          </table:table-cell>
          <table:table-cell office:value-type="float" office:value="1837" calcext:value-type="float">
            <text:p>1837</text:p>
          </table:table-cell>
          <table:table-cell office:value-type="float" office:value="1754" calcext:value-type="float">
            <text:p>1754</text:p>
          </table:table-cell>
          <table:table-cell office:value-type="float" office:value="5951" calcext:value-type="float">
            <text:p>5951</text:p>
          </table:table-cell>
          <table:table-cell office:value-type="float" office:value="2845" calcext:value-type="float">
            <text:p>2845</text:p>
          </table:table-cell>
          <table:table-cell office:value-type="float" office:value="4038" calcext:value-type="float">
            <text:p>4038</text:p>
          </table:table-cell>
          <table:table-cell office:value-type="float" office:value="8422" calcext:value-type="float">
            <text:p>8422</text:p>
          </table:table-cell>
          <table:table-cell office:value-type="float" office:value="8244" calcext:value-type="float">
            <text:p>8244</text:p>
          </table:table-cell>
          <table:table-cell office:value-type="float" office:value="4044" calcext:value-type="float">
            <text:p>4044</text:p>
          </table:table-cell>
          <table:table-cell office:value-type="float" office:value="5501" calcext:value-type="float">
            <text:p>5501</text:p>
          </table:table-cell>
          <table:table-cell office:value-type="float" office:value="1374" calcext:value-type="float">
            <text:p>1374</text:p>
          </table:table-cell>
          <table:table-cell office:value-type="float" office:value="9442" calcext:value-type="float">
            <text:p>9442</text:p>
          </table:table-cell>
          <table:table-cell office:value-type="float" office:value="4761" calcext:value-type="float">
            <text:p>4761</text:p>
          </table:table-cell>
          <table:table-cell office:value-type="float" office:value="5870" calcext:value-type="float">
            <text:p>5870</text:p>
          </table:table-cell>
          <table:table-cell office:value-type="float" office:value="2601" calcext:value-type="float">
            <text:p>2601</text:p>
          </table:table-cell>
          <table:table-cell office:value-type="float" office:value="287" calcext:value-type="float">
            <text:p>287</text:p>
          </table:table-cell>
          <table:table-cell office:value-type="float" office:value="718" calcext:value-type="float">
            <text:p>718</text:p>
          </table:table-cell>
          <table:table-cell office:value-type="float" office:value="2458" calcext:value-type="float">
            <text:p>2458</text:p>
          </table:table-cell>
          <table:table-cell office:value-type="float" office:value="491" calcext:value-type="float">
            <text:p>491</text:p>
          </table:table-cell>
          <table:table-cell office:value-type="float" office:value="558" calcext:value-type="float">
            <text:p>558</text:p>
          </table:table-cell>
          <table:table-cell office:value-type="float" office:value="242" calcext:value-type="float">
            <text:p>242</text:p>
          </table:table-cell>
          <table:table-cell office:value-type="float" office:value="623" calcext:value-type="float">
            <text:p>623</text:p>
          </table:table-cell>
          <table:table-cell office:value-type="float" office:value="1929" calcext:value-type="float">
            <text:p>1929</text:p>
          </table:table-cell>
          <table:table-cell office:value-type="float" office:value="454" calcext:value-type="float">
            <text:p>454</text:p>
          </table:table-cell>
          <table:table-cell office:value-type="float" office:value="1439" calcext:value-type="float">
            <text:p>1439</text:p>
          </table:table-cell>
          <table:table-cell office:value-type="float" office:value="6134" calcext:value-type="float">
            <text:p>6134</text:p>
          </table:table-cell>
          <table:table-cell office:value-type="float" office:value="631" calcext:value-type="float">
            <text:p>631</text:p>
          </table:table-cell>
          <table:table-cell office:value-type="float" office:value="274" calcext:value-type="float">
            <text:p>274</text:p>
          </table:table-cell>
          <table:table-cell office:value-type="float" office:value="1030" calcext:value-type="float">
            <text:p>1030</text:p>
          </table:table-cell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  <table:table-cell office:value-type="float" office:value="934" calcext:value-type="float">
            <text:p>934</text:p>
          </table:table-cell>
          <table:table-cell office:value-type="float" office:value="1534" calcext:value-type="float">
            <text:p>1534</text:p>
          </table:table-cell>
          <table:table-cell office:value-type="float" office:value="1485" calcext:value-type="float">
            <text:p>1485</text:p>
          </table:table-cell>
          <table:table-cell office:value-type="float" office:value="142" calcext:value-type="float">
            <text:p>142</text:p>
          </table:table-cell>
          <table:table-cell office:value-type="float" office:value="5318" calcext:value-type="float">
            <text:p>5318</text:p>
          </table:table-cell>
          <table:table-cell office:value-type="float" office:value="295" calcext:value-type="float">
            <text:p>295</text:p>
          </table:table-cell>
          <table:table-cell office:value-type="float" office:value="1578" calcext:value-type="float">
            <text:p>1578</text:p>
          </table:table-cell>
          <table:table-cell office:value-type="float" office:value="447" calcext:value-type="float">
            <text:p>447</text:p>
          </table:table-cell>
          <table:table-cell office:value-type="float" office:value="1588" calcext:value-type="float">
            <text:p>1588</text:p>
          </table:table-cell>
          <table:table-cell office:value-type="float" office:value="606" calcext:value-type="float">
            <text:p>606</text:p>
          </table:table-cell>
          <table:table-cell office:value-type="float" office:value="752" calcext:value-type="float">
            <text:p>752</text:p>
          </table:table-cell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 office:value-type="float" office:value="110" calcext:value-type="float">
            <text:p>110</text:p>
          </table:table-cell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office:value-type="float" office:value="1063" calcext:value-type="float">
            <text:p>1063</text:p>
          </table:table-cell>
          <table:table-cell office:value-type="float" office:value="2680" calcext:value-type="float">
            <text:p>2680</text:p>
          </table:table-cell>
          <table:table-cell office:value-type="float" office:value="331" calcext:value-type="float">
            <text:p>331</text:p>
          </table:table-cell>
          <table:table-cell office:value-type="float" office:value="529" calcext:value-type="float">
            <text:p>529</text:p>
          </table:table-cell>
          <table:table-cell office:value-type="float" office:value="598" calcext:value-type="float">
            <text:p>598</text:p>
          </table:table-cell>
          <table:table-cell office:value-type="float" office:value="7683" calcext:value-type="float">
            <text:p>7683</text:p>
          </table:table-cell>
          <table:table-cell office:value-type="float" office:value="127" calcext:value-type="float">
            <text:p>127</text:p>
          </table:table-cell>
          <table:table-cell office:value-type="float" office:value="748" calcext:value-type="float">
            <text:p>748</text:p>
          </table:table-cell>
          <table:table-cell office:value-type="float" office:value="963" calcext:value-type="float">
            <text:p>963</text:p>
          </table:table-cell>
          <table:table-cell office:value-type="float" office:value="669" calcext:value-type="float">
            <text:p>669</text:p>
          </table:table-cell>
          <table:table-cell office:value-type="float" office:value="2706" calcext:value-type="float">
            <text:p>2706</text:p>
          </table:table-cell>
          <table:table-cell office:value-type="float" office:value="205" calcext:value-type="float">
            <text:p>205</text:p>
          </table:table-cell>
          <table:table-cell office:value-type="float" office:value="3495" calcext:value-type="float">
            <text:p>3495</text:p>
          </table:table-cell>
          <table:table-cell office:value-type="float" office:value="364" calcext:value-type="float">
            <text:p>364</text:p>
          </table:table-cell>
          <table:table-cell office:value-type="float" office:value="2696" calcext:value-type="float">
            <text:p>2696</text:p>
          </table:table-cell>
          <table:table-cell office:value-type="float" office:value="439" calcext:value-type="float">
            <text:p>439</text:p>
          </table:table-cell>
          <table:table-cell office:value-type="float" office:value="1560" calcext:value-type="float">
            <text:p>1560</text:p>
          </table:table-cell>
          <table:table-cell office:value-type="float" office:value="3976" calcext:value-type="float">
            <text:p>3976</text:p>
          </table:table-cell>
          <table:table-cell office:value-type="float" office:value="182" calcext:value-type="float">
            <text:p>182</text:p>
          </table:table-cell>
          <table:table-cell office:value-type="float" office:value="1357" calcext:value-type="float">
            <text:p>1357</text:p>
          </table:table-cell>
          <table:table-cell office:value-type="float" office:value="185" calcext:value-type="float">
            <text:p>185</text:p>
          </table:table-cell>
          <table:table-cell office:value-type="float" office:value="2106" calcext:value-type="float">
            <text:p>2106</text:p>
          </table:table-cell>
          <table:table-cell office:value-type="float" office:value="7343" calcext:value-type="float">
            <text:p>7343</text:p>
          </table:table-cell>
          <table:table-cell office:value-type="float" office:value="1134" calcext:value-type="float">
            <text:p>1134</text:p>
          </table:table-cell>
          <table:table-cell office:value-type="float" office:value="847" calcext:value-type="float">
            <text:p>847</text:p>
          </table:table-cell>
          <table:table-cell office:value-type="float" office:value="1552" calcext:value-type="float">
            <text:p>1552</text:p>
          </table:table-cell>
          <table:table-cell office:value-type="float" office:value="687" calcext:value-type="float">
            <text:p>687</text:p>
          </table:table-cell>
          <table:table-cell office:value-type="float" office:value="2494" calcext:value-type="float">
            <text:p>2494</text:p>
          </table:table-cell>
          <table:table-cell office:value-type="float" office:value="1622" calcext:value-type="float">
            <text:p>1622</text:p>
          </table:table-cell>
          <table:table-cell office:value-type="float" office:value="652" calcext:value-type="float">
            <text:p>652</text:p>
          </table:table-cell>
          <table:table-cell office:value-type="float" office:value="740" calcext:value-type="float">
            <text:p>740</text:p>
          </table:table-cell>
          <table:table-cell office:value-type="float" office:value="1773" calcext:value-type="float">
            <text:p>1773</text:p>
          </table:table-cell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office:value-type="float" office:value="2701" calcext:value-type="float">
            <text:p>2701</text:p>
          </table:table-cell>
          <table:table-cell office:value-type="float" office:value="3990" calcext:value-type="float">
            <text:p>3990</text:p>
          </table:table-cell>
          <table:table-cell office:value-type="float" office:value="1887" calcext:value-type="float">
            <text:p>1887</text:p>
          </table:table-cell>
          <table:table-cell office:value-type="float" office:value="929" calcext:value-type="float">
            <text:p>929</text:p>
          </table:table-cell>
          <table:table-cell office:value-type="float" office:value="3005" calcext:value-type="float">
            <text:p>3005</text:p>
          </table:table-cell>
          <table:table-cell office:value-type="float" office:value="2207" calcext:value-type="float">
            <text:p>2207</text:p>
          </table:table-cell>
          <table:table-cell office:value-type="float" office:value="85" calcext:value-type="float">
            <text:p>85</text:p>
          </table:table-cell>
          <table:table-cell office:value-type="float" office:value="3779" calcext:value-type="float">
            <text:p>3779</text:p>
          </table:table-cell>
          <table:table-cell office:value-type="float" office:value="2751" calcext:value-type="float">
            <text:p>2751</text:p>
          </table:table-cell>
          <table:table-cell office:value-type="float" office:value="1175" calcext:value-type="float">
            <text:p>1175</text:p>
          </table:table-cell>
          <table:table-cell office:value-type="float" office:value="756" calcext:value-type="float">
            <text:p>756</text:p>
          </table:table-cell>
          <table:table-cell office:value-type="float" office:value="154" calcext:value-type="float">
            <text:p>154</text:p>
          </table:table-cell>
          <table:table-cell office:value-type="float" office:value="791" calcext:value-type="float">
            <text:p>791</text:p>
          </table:table-cell>
          <table:table-cell office:value-type="float" office:value="4076" calcext:value-type="float">
            <text:p>4076</text:p>
          </table:table-cell>
          <table:table-cell office:value-type="float" office:value="972" calcext:value-type="float">
            <text:p>972</text:p>
          </table:table-cell>
          <table:table-cell office:value-type="float" office:value="1837" calcext:value-type="float">
            <text:p>1837</text:p>
          </table:table-cell>
          <table:table-cell office:value-type="float" office:value="1006" calcext:value-type="float">
            <text:p>1006</text:p>
          </table:table-cell>
          <table:table-cell office:value-type="float" office:value="512" calcext:value-type="float">
            <text:p>512</text:p>
          </table:table-cell>
          <table:table-cell office:value-type="float" office:value="344" calcext:value-type="float">
            <text:p>344</text:p>
          </table:table-cell>
          <table:table-cell office:value-type="float" office:value="1123" calcext:value-type="float">
            <text:p>1123</text:p>
          </table:table-cell>
          <table:table-cell office:value-type="float" office:value="1506" calcext:value-type="float">
            <text:p>1506</text:p>
          </table:table-cell>
          <table:table-cell office:value-type="float" office:value="421" calcext:value-type="float">
            <text:p>421</text:p>
          </table:table-cell>
          <table:table-cell office:value-type="float" office:value="1667" calcext:value-type="float">
            <text:p>1667</text:p>
          </table:table-cell>
          <table:table-cell office:value-type="float" office:value="1308" calcext:value-type="float">
            <text:p>1308</text:p>
          </table:table-cell>
          <table:table-cell office:value-type="float" office:value="2122" calcext:value-type="float">
            <text:p>2122</text:p>
          </table:table-cell>
          <table:table-cell office:value-type="float" office:value="572" calcext:value-type="float">
            <text:p>572</text:p>
          </table:table-cell>
          <table:table-cell office:value-type="float" office:value="697" calcext:value-type="float">
            <text:p>697</text:p>
          </table:table-cell>
          <table:table-cell office:value-type="float" office:value="306" calcext:value-type="float">
            <text:p>306</text:p>
          </table:table-cell>
          <table:table-cell office:value-type="float" office:value="1231" calcext:value-type="float">
            <text:p>1231</text:p>
          </table:table-cell>
          <table:table-cell office:value-type="float" office:value="946" calcext:value-type="float">
            <text:p>946</text:p>
          </table:table-cell>
          <table:table-cell office:value-type="float" office:value="1056" calcext:value-type="float">
            <text:p>1056</text:p>
          </table:table-cell>
          <table:table-cell office:value-type="float" office:value="3849" calcext:value-type="float">
            <text:p>3849</text:p>
          </table:table-cell>
          <table:table-cell office:value-type="float" office:value="819" calcext:value-type="float">
            <text:p>819</text:p>
          </table:table-cell>
          <table:table-cell office:value-type="float" office:value="940" calcext:value-type="float">
            <text:p>940</text:p>
          </table:table-cell>
          <table:table-cell office:value-type="float" office:value="849" calcext:value-type="float">
            <text:p>849</text:p>
          </table:table-cell>
          <table:table-cell office:value-type="float" office:value="745" calcext:value-type="float">
            <text:p>745</text:p>
          </table:table-cell>
          <table:table-cell office:value-type="float" office:value="2100" calcext:value-type="float">
            <text:p>2100</text:p>
          </table:table-cell>
          <table:table-cell office:value-type="float" office:value="1218" calcext:value-type="float">
            <text:p>1218</text:p>
          </table:table-cell>
          <table:table-cell office:value-type="float" office:value="1197" calcext:value-type="float">
            <text:p>1197</text:p>
          </table:table-cell>
          <table:table-cell office:value-type="float" office:value="3050" calcext:value-type="float">
            <text:p>3050</text:p>
          </table:table-cell>
          <table:table-cell office:value-type="float" office:value="27073" calcext:value-type="float">
            <text:p>27073</text:p>
          </table:table-cell>
          <table:table-cell office:value-type="float" office:value="3815" calcext:value-type="float">
            <text:p>3815</text:p>
          </table:table-cell>
          <table:table-cell office:value-type="float" office:value="1192" calcext:value-type="float">
            <text:p>1192</text:p>
          </table:table-cell>
          <table:table-cell office:value-type="float" office:value="368" calcext:value-type="float">
            <text:p>368</text:p>
          </table:table-cell>
          <table:table-cell office:value-type="float" office:value="2066" calcext:value-type="float">
            <text:p>2066</text:p>
          </table:table-cell>
          <table:table-cell office:value-type="float" office:value="2316" calcext:value-type="float">
            <text:p>2316</text:p>
          </table:table-cell>
          <table:table-cell office:value-type="float" office:value="1046" calcext:value-type="float">
            <text:p>1046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office:value-type="float" office:value="671" calcext:value-type="float">
            <text:p>671</text:p>
          </table:table-cell>
          <table:table-cell office:value-type="float" office:value="727" calcext:value-type="float">
            <text:p>727</text:p>
          </table:table-cell>
          <table:table-cell office:value-type="float" office:value="1811" calcext:value-type="float">
            <text:p>1811</text:p>
          </table:table-cell>
          <table:table-cell office:value-type="float" office:value="1277" calcext:value-type="float">
            <text:p>1277</text:p>
          </table:table-cell>
          <table:table-cell office:value-type="float" office:value="477" calcext:value-type="float">
            <text:p>477</text:p>
          </table:table-cell>
          <table:table-cell office:value-type="float" office:value="1300" calcext:value-type="float">
            <text:p>1300</text:p>
          </table:table-cell>
          <table:table-cell office:value-type="float" office:value="1973" calcext:value-type="float">
            <text:p>1973</text:p>
          </table:table-cell>
          <table:table-cell office:value-type="float" office:value="1511" calcext:value-type="float">
            <text:p>1511</text:p>
          </table:table-cell>
          <table:table-cell office:value-type="float" office:value="1020" calcext:value-type="float">
            <text:p>1020</text:p>
          </table:table-cell>
          <table:table-cell office:value-type="float" office:value="1056" calcext:value-type="float">
            <text:p>1056</text:p>
          </table:table-cell>
          <table:table-cell office:value-type="float" office:value="429" calcext:value-type="float">
            <text:p>429</text:p>
          </table:table-cell>
          <table:table-cell office:value-type="float" office:value="2881" calcext:value-type="float">
            <text:p>2881</text:p>
          </table:table-cell>
          <table:table-cell office:value-type="float" office:value="1228" calcext:value-type="float">
            <text:p>1228</text:p>
          </table:table-cell>
          <table:table-cell office:value-type="float" office:value="966" calcext:value-type="float">
            <text:p>966</text:p>
          </table:table-cell>
          <table:table-cell office:value-type="float" office:value="1380" calcext:value-type="float">
            <text:p>1380</text:p>
          </table:table-cell>
          <table:table-cell office:value-type="float" office:value="675" calcext:value-type="float">
            <text:p>675</text:p>
          </table:table-cell>
          <table:table-cell office:value-type="float" office:value="789" calcext:value-type="float">
            <text:p>789</text:p>
          </table:table-cell>
          <table:table-cell office:value-type="float" office:value="1104" calcext:value-type="float">
            <text:p>1104</text:p>
          </table:table-cell>
          <table:table-cell office:value-type="float" office:value="2936" calcext:value-type="float">
            <text:p>2936</text:p>
          </table:table-cell>
          <table:table-cell office:value-type="float" office:value="1036" calcext:value-type="float">
            <text:p>1036</text:p>
          </table:table-cell>
          <table:table-cell office:value-type="float" office:value="2507" calcext:value-type="float">
            <text:p>2507</text:p>
          </table:table-cell>
          <table:table-cell office:value-type="float" office:value="70747" calcext:value-type="float">
            <text:p>70747</text:p>
          </table:table-cell>
          <table:table-cell office:value-type="float" office:value="1281" calcext:value-type="float">
            <text:p>1281</text:p>
          </table:table-cell>
          <table:table-cell office:value-type="float" office:value="3778" calcext:value-type="float">
            <text:p>3778</text:p>
          </table:table-cell>
          <table:table-cell office:value-type="float" office:value="4202" calcext:value-type="float">
            <text:p>4202</text:p>
          </table:table-cell>
          <table:table-cell office:value-type="float" office:value="1275" calcext:value-type="float">
            <text:p>1275</text:p>
          </table:table-cell>
          <table:table-cell office:value-type="float" office:value="16771" calcext:value-type="float">
            <text:p>16771</text:p>
          </table:table-cell>
          <table:table-cell office:value-type="float" office:value="458" calcext:value-type="float">
            <text:p>458</text:p>
          </table:table-cell>
          <table:table-cell office:value-type="float" office:value="3843" calcext:value-type="float">
            <text:p>3843</text:p>
          </table:table-cell>
          <table:table-cell office:value-type="float" office:value="4802" calcext:value-type="float">
            <text:p>4802</text:p>
          </table:table-cell>
          <table:table-cell office:value-type="float" office:value="1130" calcext:value-type="float">
            <text:p>1130</text:p>
          </table:table-cell>
          <table:table-cell office:value-type="float" office:value="3484" calcext:value-type="float">
            <text:p>3484</text:p>
          </table:table-cell>
          <table:table-cell office:value-type="float" office:value="1250" calcext:value-type="float">
            <text:p>1250</text:p>
          </table:table-cell>
          <table:table-cell office:value-type="float" office:value="3313" calcext:value-type="float">
            <text:p>3313</text:p>
          </table:table-cell>
          <table:table-cell office:value-type="float" office:value="579" calcext:value-type="float">
            <text:p>579</text:p>
          </table:table-cell>
          <table:table-cell office:value-type="float" office:value="435" calcext:value-type="float">
            <text:p>435</text:p>
          </table:table-cell>
          <table:table-cell office:value-type="float" office:value="2823" calcext:value-type="float">
            <text:p>2823</text:p>
          </table:table-cell>
          <table:table-cell office:value-type="float" office:value="5329" calcext:value-type="float">
            <text:p>5329</text:p>
          </table:table-cell>
          <table:table-cell office:value-type="float" office:value="2666" calcext:value-type="float">
            <text:p>2666</text:p>
          </table:table-cell>
          <table:table-cell office:value-type="float" office:value="1680" calcext:value-type="float">
            <text:p>1680</text:p>
          </table:table-cell>
          <table:table-cell office:value-type="float" office:value="981" calcext:value-type="float">
            <text:p>981</text:p>
          </table:table-cell>
          <table:table-cell office:value-type="float" office:value="1362" calcext:value-type="float">
            <text:p>1362</text:p>
          </table:table-cell>
          <table:table-cell office:value-type="float" office:value="608" calcext:value-type="float">
            <text:p>608</text:p>
          </table:table-cell>
          <table:table-cell office:value-type="float" office:value="1954" calcext:value-type="float">
            <text:p>1954</text:p>
          </table:table-cell>
          <table:table-cell office:value-type="float" office:value="1402" calcext:value-type="float">
            <text:p>1402</text:p>
          </table:table-cell>
          <table:table-cell office:value-type="float" office:value="2967" calcext:value-type="float">
            <text:p>2967</text:p>
          </table:table-cell>
          <table:table-cell office:value-type="float" office:value="1270" calcext:value-type="float">
            <text:p>1270</text:p>
          </table:table-cell>
          <table:table-cell office:value-type="float" office:value="3610" calcext:value-type="float">
            <text:p>3610</text:p>
          </table:table-cell>
          <table:table-cell office:value-type="float" office:value="3424" calcext:value-type="float">
            <text:p>3424</text:p>
          </table:table-cell>
          <table:table-cell office:value-type="float" office:value="5220" calcext:value-type="float">
            <text:p>5220</text:p>
          </table:table-cell>
          <table:table-cell office:value-type="float" office:value="6180" calcext:value-type="float">
            <text:p>6180</text:p>
          </table:table-cell>
          <table:table-cell office:value-type="float" office:value="939" calcext:value-type="float">
            <text:p>939</text:p>
          </table:table-cell>
          <table:table-cell office:value-type="float" office:value="2426" calcext:value-type="float">
            <text:p>2426</text:p>
          </table:table-cell>
          <table:table-cell office:value-type="float" office:value="619" calcext:value-type="float">
            <text:p>619</text:p>
          </table:table-cell>
          <table:table-cell office:value-type="float" office:value="1920" calcext:value-type="float">
            <text:p>1920</text:p>
          </table:table-cell>
          <table:table-cell office:value-type="float" office:value="2268" calcext:value-type="float">
            <text:p>2268</text:p>
          </table:table-cell>
          <table:table-cell office:value-type="float" office:value="3600" calcext:value-type="float">
            <text:p>3600</text:p>
          </table:table-cell>
          <table:table-cell office:value-type="float" office:value="4807" calcext:value-type="float">
            <text:p>4807</text:p>
          </table:table-cell>
          <table:table-cell office:value-type="float" office:value="2847" calcext:value-type="float">
            <text:p>2847</text:p>
          </table:table-cell>
          <table:table-cell office:value-type="float" office:value="978" calcext:value-type="float">
            <text:p>978</text:p>
          </table:table-cell>
          <table:table-cell office:value-type="float" office:value="2830" calcext:value-type="float">
            <text:p>2830</text:p>
          </table:table-cell>
          <table:table-cell office:value-type="float" office:value="3623" calcext:value-type="float">
            <text:p>3623</text:p>
          </table:table-cell>
          <table:table-cell office:value-type="float" office:value="890" calcext:value-type="float">
            <text:p>890</text:p>
          </table:table-cell>
          <table:table-cell office:value-type="float" office:value="14465" calcext:value-type="float">
            <text:p>14465</text:p>
          </table:table-cell>
          <table:table-cell office:value-type="float" office:value="3093" calcext:value-type="float">
            <text:p>3093</text:p>
          </table:table-cell>
          <table:table-cell office:value-type="float" office:value="4542" calcext:value-type="float">
            <text:p>4542</text:p>
          </table:table-cell>
          <table:table-cell office:value-type="float" office:value="759" calcext:value-type="float">
            <text:p>759</text:p>
          </table:table-cell>
          <table:table-cell office:value-type="float" office:value="4639" calcext:value-type="float">
            <text:p>4639</text:p>
          </table:table-cell>
          <table:table-cell office:value-type="float" office:value="3752" calcext:value-type="float">
            <text:p>3752</text:p>
          </table:table-cell>
          <table:table-cell office:value-type="float" office:value="5368" calcext:value-type="float">
            <text:p>5368</text:p>
          </table:table-cell>
          <table:table-cell office:value-type="float" office:value="2270" calcext:value-type="float">
            <text:p>2270</text:p>
          </table:table-cell>
          <table:table-cell office:value-type="float" office:value="1044" calcext:value-type="float">
            <text:p>1044</text:p>
          </table:table-cell>
          <table:table-cell office:value-type="float" office:value="689" calcext:value-type="float">
            <text:p>689</text:p>
          </table:table-cell>
          <table:table-cell office:value-type="float" office:value="315" calcext:value-type="float">
            <text:p>315</text:p>
          </table:table-cell>
          <table:table-cell office:value-type="float" office:value="5376" calcext:value-type="float">
            <text:p>5376</text:p>
          </table:table-cell>
          <table:table-cell office:value-type="float" office:value="3003" calcext:value-type="float">
            <text:p>3003</text:p>
          </table:table-cell>
          <table:table-cell office:value-type="float" office:value="4262" calcext:value-type="float">
            <text:p>4262</text:p>
          </table:table-cell>
          <table:table-cell office:value-type="float" office:value="2585" calcext:value-type="float">
            <text:p>2585</text:p>
          </table:table-cell>
          <table:table-cell office:value-type="float" office:value="237" calcext:value-type="float">
            <text:p>237</text:p>
          </table:table-cell>
          <table:table-cell office:value-type="float" office:value="1943" calcext:value-type="float">
            <text:p>1943</text:p>
          </table:table-cell>
          <table:table-cell office:value-type="float" office:value="4461" calcext:value-type="float">
            <text:p>4461</text:p>
          </table:table-cell>
          <table:table-cell office:value-type="float" office:value="1423" calcext:value-type="float">
            <text:p>1423</text:p>
          </table:table-cell>
          <table:table-cell office:value-type="float" office:value="460" calcext:value-type="float">
            <text:p>460</text:p>
          </table:table-cell>
          <table:table-cell office:value-type="float" office:value="3091" calcext:value-type="float">
            <text:p>3091</text:p>
          </table:table-cell>
          <table:table-cell office:value-type="float" office:value="2503" calcext:value-type="float">
            <text:p>2503</text:p>
          </table:table-cell>
          <table:table-cell office:value-type="float" office:value="2442" calcext:value-type="float">
            <text:p>2442</text:p>
          </table:table-cell>
          <table:table-cell office:value-type="float" office:value="3238" calcext:value-type="float">
            <text:p>3238</text:p>
          </table:table-cell>
          <table:table-cell office:value-type="float" office:value="3276" calcext:value-type="float">
            <text:p>3276</text:p>
          </table:table-cell>
          <table:table-cell office:value-type="float" office:value="409" calcext:value-type="float">
            <text:p>409</text:p>
          </table:table-cell>
          <table:table-cell office:value-type="float" office:value="1622" calcext:value-type="float">
            <text:p>1622</text:p>
          </table:table-cell>
          <table:table-cell office:value-type="float" office:value="2634" calcext:value-type="float">
            <text:p>2634</text:p>
          </table:table-cell>
          <table:table-cell office:value-type="float" office:value="2227" calcext:value-type="float">
            <text:p>2227</text:p>
          </table:table-cell>
          <table:table-cell office:value-type="float" office:value="1557" calcext:value-type="float">
            <text:p>1557</text:p>
          </table:table-cell>
          <table:table-cell office:value-type="float" office:value="1896" calcext:value-type="float">
            <text:p>1896</text:p>
          </table:table-cell>
          <table:table-cell office:value-type="float" office:value="3874" calcext:value-type="float">
            <text:p>3874</text:p>
          </table:table-cell>
          <table:table-cell office:value-type="float" office:value="2843" calcext:value-type="float">
            <text:p>2843</text:p>
          </table:table-cell>
          <table:table-cell office:value-type="float" office:value="2331" calcext:value-type="float">
            <text:p>2331</text:p>
          </table:table-cell>
          <table:table-cell office:value-type="float" office:value="90494" calcext:value-type="float">
            <text:p>90494</text:p>
          </table:table-cell>
          <table:table-cell office:value-type="float" office:value="362" calcext:value-type="float">
            <text:p>362</text:p>
          </table:table-cell>
          <table:table-cell office:value-type="float" office:value="1717" calcext:value-type="float">
            <text:p>1717</text:p>
          </table:table-cell>
          <table:table-cell office:value-type="float" office:value="784" calcext:value-type="float">
            <text:p>784</text:p>
          </table:table-cell>
          <table:table-cell office:value-type="float" office:value="955" calcext:value-type="float">
            <text:p>955</text:p>
          </table:table-cell>
          <table:table-cell office:value-type="float" office:value="51472" calcext:value-type="float">
            <text:p>51472</text:p>
          </table:table-cell>
          <table:table-cell office:value-type="float" office:value="1907" calcext:value-type="float">
            <text:p>1907</text:p>
          </table:table-cell>
          <table:table-cell office:value-type="float" office:value="2607" calcext:value-type="float">
            <text:p>2607</text:p>
          </table:table-cell>
          <table:table-cell office:value-type="float" office:value="1824" calcext:value-type="float">
            <text:p>1824</text:p>
          </table:table-cell>
          <table:table-cell office:value-type="float" office:value="594" calcext:value-type="float">
            <text:p>594</text:p>
          </table:table-cell>
          <table:table-cell office:value-type="float" office:value="1960" calcext:value-type="float">
            <text:p>1960</text:p>
          </table:table-cell>
          <table:table-cell office:value-type="float" office:value="3031" calcext:value-type="float">
            <text:p>3031</text:p>
          </table:table-cell>
          <table:table-cell office:value-type="float" office:value="3452" calcext:value-type="float">
            <text:p>3452</text:p>
          </table:table-cell>
          <table:table-cell office:value-type="float" office:value="2255" calcext:value-type="float">
            <text:p>2255</text:p>
          </table:table-cell>
          <table:table-cell office:value-type="float" office:value="2167" calcext:value-type="float">
            <text:p>2167</text:p>
          </table:table-cell>
          <table:table-cell office:value-type="float" office:value="652" calcext:value-type="float">
            <text:p>652</text:p>
          </table:table-cell>
          <table:table-cell office:value-type="float" office:value="1442" calcext:value-type="float">
            <text:p>1442</text:p>
          </table:table-cell>
          <table:table-cell office:value-type="float" office:value="3988" calcext:value-type="float">
            <text:p>3988</text:p>
          </table:table-cell>
          <table:table-cell office:value-type="float" office:value="651" calcext:value-type="float">
            <text:p>651</text:p>
          </table:table-cell>
          <table:table-cell office:value-type="float" office:value="1962" calcext:value-type="float">
            <text:p>1962</text:p>
          </table:table-cell>
          <table:table-cell office:value-type="float" office:value="1420" calcext:value-type="float">
            <text:p>1420</text:p>
          </table:table-cell>
          <table:table-cell office:value-type="float" office:value="2079" calcext:value-type="float">
            <text:p>2079</text:p>
          </table:table-cell>
          <table:table-cell office:value-type="float" office:value="2466" calcext:value-type="float">
            <text:p>2466</text:p>
          </table:table-cell>
          <table:table-cell office:value-type="float" office:value="3253" calcext:value-type="float">
            <text:p>3253</text:p>
          </table:table-cell>
          <table:table-cell office:value-type="float" office:value="2650" calcext:value-type="float">
            <text:p>2650</text:p>
          </table:table-cell>
          <table:table-cell office:value-type="float" office:value="2322" calcext:value-type="float">
            <text:p>2322</text:p>
          </table:table-cell>
          <table:table-cell office:value-type="float" office:value="1557" calcext:value-type="float">
            <text:p>1557</text:p>
          </table:table-cell>
          <table:table-cell office:value-type="float" office:value="2331" calcext:value-type="float">
            <text:p>2331</text:p>
          </table:table-cell>
          <table:table-cell office:value-type="float" office:value="3300" calcext:value-type="float">
            <text:p>3300</text:p>
          </table:table-cell>
          <table:table-cell office:value-type="float" office:value="652" calcext:value-type="float">
            <text:p>652</text:p>
          </table:table-cell>
          <table:table-cell office:value-type="float" office:value="2220" calcext:value-type="float">
            <text:p>2220</text:p>
          </table:table-cell>
          <table:table-cell office:value-type="float" office:value="3883" calcext:value-type="float">
            <text:p>3883</text:p>
          </table:table-cell>
          <table:table-cell office:value-type="float" office:value="2818" calcext:value-type="float">
            <text:p>2818</text:p>
          </table:table-cell>
          <table:table-cell office:value-type="float" office:value="1172" calcext:value-type="float">
            <text:p>1172</text:p>
          </table:table-cell>
          <table:table-cell office:value-type="float" office:value="4392" calcext:value-type="float">
            <text:p>4392</text:p>
          </table:table-cell>
          <table:table-cell office:value-type="float" office:value="2358" calcext:value-type="float">
            <text:p>2358</text:p>
          </table:table-cell>
          <table:table-cell office:value-type="float" office:value="78904" calcext:value-type="float">
            <text:p>78904</text:p>
          </table:table-cell>
          <table:table-cell office:value-type="float" office:value="5180" calcext:value-type="float">
            <text:p>5180</text:p>
          </table:table-cell>
          <table:table-cell office:value-type="float" office:value="1181" calcext:value-type="float">
            <text:p>1181</text:p>
          </table:table-cell>
          <table:table-cell office:value-type="float" office:value="2506" calcext:value-type="float">
            <text:p>2506</text:p>
          </table:table-cell>
          <table:table-cell office:value-type="float" office:value="9173" calcext:value-type="float">
            <text:p>9173</text:p>
          </table:table-cell>
          <table:table-cell office:value-type="float" office:value="4519" calcext:value-type="float">
            <text:p>4519</text:p>
          </table:table-cell>
          <table:table-cell office:value-type="float" office:value="11067" calcext:value-type="float">
            <text:p>11067</text:p>
          </table:table-cell>
          <table:table-cell office:value-type="float" office:value="6260" calcext:value-type="float">
            <text:p>6260</text:p>
          </table:table-cell>
          <table:table-cell office:value-type="float" office:value="4680" calcext:value-type="float">
            <text:p>4680</text:p>
          </table:table-cell>
          <table:table-cell office:value-type="float" office:value="6760" calcext:value-type="float">
            <text:p>6760</text:p>
          </table:table-cell>
          <table:table-cell office:value-type="float" office:value="8922" calcext:value-type="float">
            <text:p>8922</text:p>
          </table:table-cell>
          <table:table-cell office:value-type="float" office:value="5091" calcext:value-type="float">
            <text:p>5091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nb_projects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" calcext:value-type="float">
            <text:p>100</text:p>
          </table:table-cell>
          <table:table-cell office:value-type="float" office:value="935751" calcext:value-type="float">
            <text:p>935751</text:p>
          </table:table-cell>
          <table:table-cell office:value-type="float" office:value="3087978" calcext:value-type="float">
            <text:p>3087978</text:p>
          </table:table-cell>
          <table:table-cell office:value-type="float" office:value="4304454" calcext:value-type="float">
            <text:p>4304454</text:p>
          </table:table-cell>
          <table:table-cell office:value-type="float" office:value="8047458" calcext:value-type="float">
            <text:p>8047458</text:p>
          </table:table-cell>
          <table:table-cell office:value-type="float" office:value="1403626" calcext:value-type="float">
            <text:p>1403626</text:p>
          </table:table-cell>
          <table:table-cell office:value-type="float" office:value="4491605" calcext:value-type="float">
            <text:p>4491605</text:p>
          </table:table-cell>
          <table:table-cell office:value-type="float" office:value="1871502" calcext:value-type="float">
            <text:p>1871502</text:p>
          </table:table-cell>
          <table:table-cell office:value-type="float" office:value="2807253" calcext:value-type="float">
            <text:p>2807253</text:p>
          </table:table-cell>
          <table:table-cell office:value-type="float" office:value="28072528" calcext:value-type="float">
            <text:p>28072528</text:p>
          </table:table-cell>
          <table:table-cell office:value-type="float" office:value="5614506" calcext:value-type="float">
            <text:p>5614506</text:p>
          </table:table-cell>
          <table:table-cell office:value-type="float" office:value="2432952" calcext:value-type="float">
            <text:p>2432952</text:p>
          </table:table-cell>
          <table:table-cell office:value-type="float" office:value="6643832" calcext:value-type="float">
            <text:p>6643832</text:p>
          </table:table-cell>
          <table:table-cell office:value-type="float" office:value="5240205" calcext:value-type="float">
            <text:p>5240205</text:p>
          </table:table-cell>
          <table:table-cell office:value-type="float" office:value="4585180" calcext:value-type="float">
            <text:p>4585180</text:p>
          </table:table-cell>
          <table:table-cell office:value-type="float" office:value="1590777" calcext:value-type="float">
            <text:p>1590777</text:p>
          </table:table-cell>
          <table:table-cell office:value-type="float" office:value="2245802" calcext:value-type="float">
            <text:p>2245802</text:p>
          </table:table-cell>
          <table:table-cell office:value-type="float" office:value="4865905" calcext:value-type="float">
            <text:p>4865905</text:p>
          </table:table-cell>
          <table:table-cell office:value-type="float" office:value="4398029" calcext:value-type="float">
            <text:p>4398029</text:p>
          </table:table-cell>
          <table:table-cell office:value-type="float" office:value="935751" calcext:value-type="float">
            <text:p>935751</text:p>
          </table:table-cell>
          <table:table-cell office:value-type="float" office:value="475000" calcext:value-type="float">
            <text:p>475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827525" calcext:value-type="float">
            <text:p>827525</text:p>
          </table:table-cell>
          <table:table-cell office:value-type="float" office:value="650000" calcext:value-type="float">
            <text:p>650000</text:p>
          </table:table-cell>
          <table:table-cell office:value-type="string" calcext:value-type="string">
            <text:p>77631403/100</text:p>
          </table:table-cell>
          <table:table-cell office:value-type="float" office:value="113800" calcext:value-type="float">
            <text:p>113800</text:p>
          </table:table-cell>
          <table:table-cell office:value-type="float" office:value="862148" calcext:value-type="float">
            <text:p>862148</text:p>
          </table:table-cell>
          <table:table-cell office:value-type="string" calcext:value-type="string">
            <text:p>48462269/50</text:p>
          </table:table-cell>
          <table:table-cell office:value-type="float" office:value="475000" calcext:value-type="float">
            <text:p>475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309914" calcext:value-type="float">
            <text:p>309914</text:p>
          </table:table-cell>
          <table:table-cell office:value-type="float" office:value="505000" calcext:value-type="float">
            <text:p>505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45538" calcext:value-type="float">
            <text:p>1045538</text:p>
          </table:table-cell>
          <table:table-cell office:value-type="float" office:value="1096900" calcext:value-type="float">
            <text:p>1096900</text:p>
          </table:table-cell>
          <table:table-cell office:value-type="float" office:value="743000" calcext:value-type="float">
            <text:p>743000</text:p>
          </table:table-cell>
          <table:table-cell office:value-type="float" office:value="136165" calcext:value-type="float">
            <text:p>1361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17635" calcext:value-type="float">
            <text:p>1117635</text:p>
          </table:table-cell>
          <table:table-cell office:value-type="float" office:value="763500" calcext:value-type="float">
            <text:p>76350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21682941/100</text:p>
          </table:table-cell>
          <table:table-cell office:value-type="float" office:value="725000" calcext:value-type="float">
            <text:p>725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1195" calcext:value-type="float">
            <text:p>51195</text:p>
          </table:table-cell>
          <table:table-cell office:value-type="string" calcext:value-type="string">
            <text:p>2234147/5</text:p>
          </table:table-cell>
          <table:table-cell office:value-type="float" office:value="336250" calcext:value-type="float">
            <text:p>33625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2563334/25</text:p>
          </table:table-cell>
          <table:table-cell office:value-type="float" office:value="760000" calcext:value-type="float">
            <text:p>760000</text:p>
          </table:table-cell>
          <table:table-cell office:value-type="float" office:value="122468" calcext:value-type="float">
            <text:p>122468</text:p>
          </table:table-cell>
          <table:table-cell office:value-type="float" office:value="1227000" calcext:value-type="float">
            <text:p>1227000</text:p>
          </table:table-cell>
          <table:table-cell office:value-type="string" calcext:value-type="string">
            <text:p>14815861/20</text:p>
          </table:table-cell>
          <table:table-cell office:value-type="float" office:value="117063" calcext:value-type="float">
            <text:p>117063</text:p>
          </table:table-cell>
          <table:table-cell office:value-type="float" office:value="336250" calcext:value-type="float">
            <text:p>336250</text:p>
          </table:table-cell>
          <table:table-cell office:value-type="string" calcext:value-type="string">
            <text:p>13592891/25</text:p>
          </table:table-cell>
          <table:table-cell office:value-type="float" office:value="763500" calcext:value-type="float">
            <text:p>7635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133458" calcext:value-type="float">
            <text:p>133458</text:p>
          </table:table-cell>
          <table:table-cell office:value-type="float" office:value="110180" calcext:value-type="float">
            <text:p>110180</text:p>
          </table:table-cell>
          <table:table-cell office:value-type="float" office:value="98600" calcext:value-type="float">
            <text:p>98600</text:p>
          </table:table-cell>
          <table:table-cell office:value-type="float" office:value="426483" calcext:value-type="float">
            <text:p>426483</text:p>
          </table:table-cell>
          <table:table-cell office:value-type="float" office:value="1330900" calcext:value-type="float">
            <text:p>1330900</text:p>
          </table:table-cell>
          <table:table-cell office:value-type="float" office:value="1058150" calcext:value-type="float">
            <text:p>10581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48884" calcext:value-type="float">
            <text:p>148884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4802" calcext:value-type="float">
            <text:p>124802</text:p>
          </table:table-cell>
          <table:table-cell office:value-type="float" office:value="132036" calcext:value-type="float">
            <text:p>132036</text:p>
          </table:table-cell>
          <table:table-cell office:value-type="float" office:value="128824" calcext:value-type="float">
            <text:p>128824</text:p>
          </table:table-cell>
          <table:table-cell office:value-type="float" office:value="550000" calcext:value-type="float">
            <text:p>550000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6165977/2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15208" calcext:value-type="float">
            <text:p>115208</text:p>
          </table:table-cell>
          <table:table-cell office:value-type="string" calcext:value-type="string">
            <text:p>9093372/25</text:p>
          </table:table-cell>
          <table:table-cell office:value-type="float" office:value="475000" calcext:value-type="float">
            <text:p>475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411" calcext:value-type="float">
            <text:p>110411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48158" calcext:value-type="float">
            <text:p>1048158</text:p>
          </table:table-cell>
          <table:table-cell office:value-type="float" office:value="143007" calcext:value-type="float">
            <text:p>143007</text:p>
          </table:table-cell>
          <table:table-cell office:value-type="float" office:value="886525" calcext:value-type="float">
            <text:p>886525</text:p>
          </table:table-cell>
          <table:table-cell office:value-type="float" office:value="336250" calcext:value-type="float">
            <text:p>33625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52321" calcext:value-type="float">
            <text:p>115232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74200" calcext:value-type="float">
            <text:p>3742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31114" calcext:value-type="float">
            <text:p>831114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831114" calcext:value-type="float">
            <text:p>831114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831114" calcext:value-type="float">
            <text:p>831114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831114" calcext:value-type="float">
            <text:p>831114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820000" calcext:value-type="float">
            <text:p>1820000</text:p>
          </table:table-cell>
          <table:table-cell table:number-columns-repeated="2" office:value-type="float" office:value="2030000" calcext:value-type="float">
            <text:p>2030000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327724" calcext:value-type="float">
            <text:p>327724</text:p>
          </table:table-cell>
          <table:table-cell office:value-type="float" office:value="920000" calcext:value-type="float">
            <text:p>92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881160" calcext:value-type="float">
            <text:p>88116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1968" calcext:value-type="float">
            <text:p>141968</text:p>
          </table:table-cell>
          <table:table-cell office:value-type="float" office:value="354466" calcext:value-type="float">
            <text:p>354466</text:p>
          </table:table-cell>
          <table:table-cell office:value-type="float" office:value="805637" calcext:value-type="float">
            <text:p>8056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4744" calcext:value-type="float">
            <text:p>124744</text:p>
          </table:table-cell>
          <table:table-cell office:value-type="float" office:value="117431" calcext:value-type="float">
            <text:p>117431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936760" calcext:value-type="float">
            <text:p>936760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091081" calcext:value-type="float">
            <text:p>1091081</text:p>
          </table:table-cell>
          <table:table-cell office:value-type="string" calcext:value-type="string">
            <text:p>1808389/5</text:p>
          </table:table-cell>
          <table:table-cell office:value-type="string" calcext:value-type="string">
            <text:p>1655677/2</text:p>
          </table:table-cell>
          <table:table-cell office:value-type="float" office:value="616000" calcext:value-type="float">
            <text:p>6160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48188" calcext:value-type="float">
            <text:p>148188</text:p>
          </table:table-cell>
          <table:table-cell office:value-type="float" office:value="280330" calcext:value-type="float">
            <text:p>28033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011464" calcext:value-type="float">
            <text:p>1011464</text:p>
          </table:table-cell>
          <table:table-cell office:value-type="float" office:value="136877" calcext:value-type="float">
            <text:p>13687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6239" calcext:value-type="float">
            <text:p>156239</text:p>
          </table:table-cell>
          <table:table-cell office:value-type="float" office:value="300000" calcext:value-type="float">
            <text:p>3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553670" calcext:value-type="float">
            <text:p>553670</text:p>
          </table:table-cell>
          <table:table-cell office:value-type="string" calcext:value-type="string">
            <text:p>19250988/25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5794" calcext:value-type="float">
            <text:p>125794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1064" calcext:value-type="float">
            <text:p>21064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62175" calcext:value-type="float">
            <text:p>162175</text:p>
          </table:table-cell>
          <table:table-cell office:value-type="string" calcext:value-type="string">
            <text:p>2942465/4</text:p>
          </table:table-cell>
          <table:table-cell office:value-type="string" calcext:value-type="string">
            <text:p>18719316/25</text:p>
          </table:table-cell>
          <table:table-cell office:value-type="float" office:value="123927" calcext:value-type="float">
            <text:p>123927</text:p>
          </table:table-cell>
          <table:table-cell office:value-type="string" calcext:value-type="string">
            <text:p>1655677/2</text:p>
          </table:table-cell>
          <table:table-cell office:value-type="float" office:value="1037382" calcext:value-type="float">
            <text:p>1037382</text:p>
          </table:table-cell>
          <table:table-cell office:value-type="float" office:value="850340" calcext:value-type="float">
            <text:p>850340</text:p>
          </table:table-cell>
          <table:table-cell office:value-type="float" office:value="920000" calcext:value-type="float">
            <text:p>920000</text:p>
          </table:table-cell>
          <table:table-cell office:value-type="float" office:value="156573" calcext:value-type="float">
            <text:p>156573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0087" calcext:value-type="float">
            <text:p>4500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54105709/100</text:p>
          </table:table-cell>
          <table:table-cell office:value-type="float" office:value="754436" calcext:value-type="float">
            <text:p>754436</text:p>
          </table:table-cell>
          <table:table-cell office:value-type="float" office:value="162345" calcext:value-type="float">
            <text:p>162345</text:p>
          </table:table-cell>
          <table:table-cell office:value-type="float" office:value="372500" calcext:value-type="float">
            <text:p>372500</text:p>
          </table:table-cell>
          <table:table-cell office:value-type="string" calcext:value-type="string">
            <text:p>2654141/2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4316976/25</text:p>
          </table:table-cell>
          <table:table-cell office:value-type="float" office:value="372500" calcext:value-type="float">
            <text:p>372500</text:p>
          </table:table-cell>
          <table:table-cell office:value-type="float" office:value="126341" calcext:value-type="float">
            <text:p>126341</text:p>
          </table:table-cell>
          <table:table-cell office:value-type="float" office:value="1535183" calcext:value-type="float">
            <text:p>1535183</text:p>
          </table:table-cell>
          <table:table-cell office:value-type="float" office:value="406430" calcext:value-type="float">
            <text:p>406430</text:p>
          </table:table-cell>
          <table:table-cell office:value-type="float" office:value="521100" calcext:value-type="float">
            <text:p>5211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83109" calcext:value-type="float">
            <text:p>583109</text:p>
          </table:table-cell>
          <table:table-cell office:value-type="float" office:value="487500" calcext:value-type="float">
            <text:p>487500</text:p>
          </table:table-cell>
          <table:table-cell office:value-type="string" calcext:value-type="string">
            <text:p>15407563/50</text:p>
          </table:table-cell>
          <table:table-cell office:value-type="float" office:value="550000" calcext:value-type="float">
            <text:p>550000</text:p>
          </table:table-cell>
          <table:table-cell office:value-type="float" office:value="791850" calcext:value-type="float">
            <text:p>7918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116735" calcext:value-type="float">
            <text:p>116735</text:p>
          </table:table-cell>
          <table:table-cell office:value-type="string" calcext:value-type="string">
            <text:p>1071932/5</text:p>
          </table:table-cell>
          <table:table-cell office:value-type="float" office:value="1846775" calcext:value-type="float">
            <text:p>1846775</text:p>
          </table:table-cell>
          <table:table-cell office:value-type="float" office:value="710000" calcext:value-type="float">
            <text:p>710000</text:p>
          </table:table-cell>
          <table:table-cell office:value-type="float" office:value="820000" calcext:value-type="float">
            <text:p>820000</text:p>
          </table:table-cell>
          <table:table-cell office:value-type="float" office:value="459900" calcext:value-type="float">
            <text:p>459900</text:p>
          </table:table-cell>
          <table:table-cell office:value-type="float" office:value="639560" calcext:value-type="float">
            <text:p>63956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4200" calcext:value-type="float">
            <text:p>2542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56769" calcext:value-type="float">
            <text:p>256769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4000" calcext:value-type="float">
            <text:p>15400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0068" calcext:value-type="float">
            <text:p>320068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5900" calcext:value-type="float">
            <text:p>2659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2474" calcext:value-type="float">
            <text:p>262474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4969929" calcext:value-type="float">
            <text:p>4969929</text:p>
          </table:table-cell>
          <table:table-cell office:value-type="float" office:value="5679919" calcext:value-type="float">
            <text:p>5679919</text:p>
          </table:table-cell>
          <table:table-cell office:value-type="float" office:value="30428140" calcext:value-type="float">
            <text:p>30428140</text:p>
          </table:table-cell>
          <table:table-cell office:value-type="float" office:value="2434251" calcext:value-type="float">
            <text:p>2434251</text:p>
          </table:table-cell>
          <table:table-cell office:value-type="float" office:value="1521407" calcext:value-type="float">
            <text:p>1521407</text:p>
          </table:table-cell>
          <table:table-cell office:value-type="float" office:value="1724261" calcext:value-type="float">
            <text:p>1724261</text:p>
          </table:table-cell>
          <table:table-cell office:value-type="float" office:value="4868502" calcext:value-type="float">
            <text:p>4868502</text:p>
          </table:table-cell>
          <table:table-cell office:value-type="float" office:value="2028543" calcext:value-type="float">
            <text:p>2028543</text:p>
          </table:table-cell>
          <table:table-cell office:value-type="float" office:value="3347095" calcext:value-type="float">
            <text:p>3347095</text:p>
          </table:table-cell>
          <table:table-cell office:value-type="float" office:value="4767075" calcext:value-type="float">
            <text:p>4767075</text:p>
          </table:table-cell>
          <table:table-cell office:value-type="float" office:value="7201326" calcext:value-type="float">
            <text:p>7201326</text:p>
          </table:table-cell>
          <table:table-cell office:value-type="float" office:value="4665648" calcext:value-type="float">
            <text:p>4665648</text:p>
          </table:table-cell>
          <table:table-cell office:value-type="float" office:value="5274211" calcext:value-type="float">
            <text:p>5274211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8722733" calcext:value-type="float">
            <text:p>8722733</text:p>
          </table:table-cell>
          <table:table-cell office:value-type="float" office:value="3042814" calcext:value-type="float">
            <text:p>3042814</text:p>
          </table:table-cell>
          <table:table-cell office:value-type="float" office:value="6085628" calcext:value-type="float">
            <text:p>6085628</text:p>
          </table:table-cell>
          <table:table-cell office:value-type="float" office:value="2637105" calcext:value-type="float">
            <text:p>2637105</text:p>
          </table:table-cell>
          <table:table-cell office:value-type="float" office:value="136447" calcext:value-type="float">
            <text:p>136447</text:p>
          </table:table-cell>
          <table:table-cell office:value-type="float" office:value="550000" calcext:value-type="float">
            <text:p>55000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4443537/20</text:p>
          </table:table-cell>
          <table:table-cell office:value-type="float" office:value="900000" calcext:value-type="float">
            <text:p>900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27476" calcext:value-type="float">
            <text:p>827476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373927" calcext:value-type="float">
            <text:p>373927</text:p>
          </table:table-cell>
          <table:table-cell office:value-type="string" calcext:value-type="string">
            <text:p>11433991/1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670085" calcext:value-type="float">
            <text:p>670085</text:p>
          </table:table-cell>
          <table:table-cell office:value-type="float" office:value="381500" calcext:value-type="float">
            <text:p>38150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39053" calcext:value-type="float">
            <text:p>1039053</text:p>
          </table:table-cell>
          <table:table-cell office:value-type="float" office:value="137672" calcext:value-type="float">
            <text:p>137672</text:p>
          </table:table-cell>
          <table:table-cell office:value-type="float" office:value="730000" calcext:value-type="float">
            <text:p>730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1233000" calcext:value-type="float">
            <text:p>1233000</text:p>
          </table:table-cell>
          <table:table-cell table:number-columns-repeated="2" office:value-type="float" office:value="527500" calcext:value-type="float">
            <text:p>527500</text:p>
          </table:table-cell>
          <table:table-cell office:value-type="float" office:value="152813" calcext:value-type="float">
            <text:p>152813</text:p>
          </table:table-cell>
          <table:table-cell office:value-type="float" office:value="123500" calcext:value-type="float">
            <text:p>1235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9370" calcext:value-type="float">
            <text:p>179370</text:p>
          </table:table-cell>
          <table:table-cell office:value-type="float" office:value="462911" calcext:value-type="float">
            <text:p>46291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81561" calcext:value-type="float">
            <text:p>181561</text:p>
          </table:table-cell>
          <table:table-cell office:value-type="float" office:value="125362" calcext:value-type="float">
            <text:p>125362</text:p>
          </table:table-cell>
          <table:table-cell office:value-type="string" calcext:value-type="string">
            <text:p>18831737/5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0905" calcext:value-type="float">
            <text:p>120905</text:p>
          </table:table-cell>
          <table:table-cell office:value-type="float" office:value="546512" calcext:value-type="float">
            <text:p>546512</text:p>
          </table:table-cell>
          <table:table-cell office:value-type="float" office:value="766000" calcext:value-type="float">
            <text:p>766000</text:p>
          </table:table-cell>
          <table:table-cell office:value-type="string" calcext:value-type="string">
            <text:p>6444791/20</text:p>
          </table:table-cell>
          <table:table-cell office:value-type="string" calcext:value-type="string">
            <text:p>101994037/100</text:p>
          </table:table-cell>
          <table:table-cell office:value-type="float" office:value="135502" calcext:value-type="float">
            <text:p>135502</text:p>
          </table:table-cell>
          <table:table-cell office:value-type="float" office:value="394076" calcext:value-type="float">
            <text:p>394076</text:p>
          </table:table-cell>
          <table:table-cell office:value-type="float" office:value="263750" calcext:value-type="float">
            <text:p>263750</text:p>
          </table:table-cell>
          <table:table-cell office:value-type="float" office:value="588000" calcext:value-type="float">
            <text:p>588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736557" calcext:value-type="float">
            <text:p>736557</text:p>
          </table:table-cell>
          <table:table-cell office:value-type="float" office:value="151250" calcext:value-type="float">
            <text:p>151250</text:p>
          </table:table-cell>
          <table:table-cell office:value-type="string" calcext:value-type="string">
            <text:p>80482879/100</text:p>
          </table:table-cell>
          <table:table-cell office:value-type="string" calcext:value-type="string">
            <text:p>46050603/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6186" calcext:value-type="float">
            <text:p>1056186</text:p>
          </table:table-cell>
          <table:table-cell office:value-type="float" office:value="310027" calcext:value-type="float">
            <text:p>310027</text:p>
          </table:table-cell>
          <table:table-cell office:value-type="float" office:value="1226744" calcext:value-type="float">
            <text:p>1226744</text:p>
          </table:table-cell>
          <table:table-cell office:value-type="float" office:value="721000" calcext:value-type="float">
            <text:p>721000</text:p>
          </table:table-cell>
          <table:table-cell office:value-type="float" office:value="187723" calcext:value-type="float">
            <text:p>187723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26744" calcext:value-type="float">
            <text:p>1226744</text:p>
          </table:table-cell>
          <table:table-cell office:value-type="float" office:value="920000" calcext:value-type="float">
            <text:p>9200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5065" calcext:value-type="float">
            <text:p>1005065</text:p>
          </table:table-cell>
          <table:table-cell office:value-type="float" office:value="898387" calcext:value-type="float">
            <text:p>898387</text:p>
          </table:table-cell>
          <table:table-cell office:value-type="float" office:value="27100" calcext:value-type="float">
            <text:p>271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550560" calcext:value-type="float">
            <text:p>55056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27500" calcext:value-type="float">
            <text:p>5275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900000" calcext:value-type="float">
            <text:p>900000</text:p>
          </table:table-cell>
          <table:table-cell table:number-columns-repeated="2" office:value-type="float" office:value="400000" calcext:value-type="float">
            <text:p>4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86996" calcext:value-type="float">
            <text:p>686996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61719" calcext:value-type="float">
            <text:p>161719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75732773/100</text:p>
          </table:table-cell>
          <table:table-cell office:value-type="float" office:value="31150" calcext:value-type="float">
            <text:p>31150</text:p>
          </table:table-cell>
          <table:table-cell office:value-type="float" office:value="49790" calcext:value-type="float">
            <text:p>49790</text:p>
          </table:table-cell>
          <table:table-cell office:value-type="float" office:value="31850" calcext:value-type="float">
            <text:p>31850</text:p>
          </table:table-cell>
          <table:table-cell office:value-type="float" office:value="24420" calcext:value-type="float">
            <text:p>24420</text:p>
          </table:table-cell>
          <table:table-cell office:value-type="float" office:value="511110" calcext:value-type="float">
            <text:p>511110</text:p>
          </table:table-cell>
          <table:table-cell office:value-type="float" office:value="63640" calcext:value-type="float">
            <text:p>63640</text:p>
          </table:table-cell>
          <table:table-cell office:value-type="float" office:value="31930" calcext:value-type="float">
            <text:p>31930</text:p>
          </table:table-cell>
          <table:table-cell office:value-type="float" office:value="691650" calcext:value-type="float">
            <text:p>691650</text:p>
          </table:table-cell>
          <table:table-cell office:value-type="float" office:value="456930" calcext:value-type="float">
            <text:p>456930</text:p>
          </table:table-cell>
          <table:table-cell office:value-type="float" office:value="40210" calcext:value-type="float">
            <text:p>40210</text:p>
          </table:table-cell>
          <table:table-cell office:value-type="float" office:value="38380" calcext:value-type="float">
            <text:p>38380</text:p>
          </table:table-cell>
          <table:table-cell office:value-type="float" office:value="286650" calcext:value-type="float">
            <text:p>286650</text:p>
          </table:table-cell>
          <table:table-cell office:value-type="float" office:value="598410" calcext:value-type="float">
            <text:p>598410</text:p>
          </table:table-cell>
          <table:table-cell office:value-type="float" office:value="56790" calcext:value-type="float">
            <text:p>56790</text:p>
          </table:table-cell>
          <table:table-cell office:value-type="float" office:value="347932" calcext:value-type="float">
            <text:p>347932</text:p>
          </table:table-cell>
          <table:table-cell office:value-type="float" office:value="491940" calcext:value-type="float">
            <text:p>49194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6850" calcext:value-type="float">
            <text:p>76850</text:p>
          </table:table-cell>
          <table:table-cell office:value-type="float" office:value="449730" calcext:value-type="float">
            <text:p>449730</text:p>
          </table:table-cell>
          <table:table-cell office:value-type="float" office:value="376020" calcext:value-type="float">
            <text:p>376020</text:p>
          </table:table-cell>
          <table:table-cell office:value-type="float" office:value="66490" calcext:value-type="float">
            <text:p>66490</text:p>
          </table:table-cell>
          <table:table-cell office:value-type="float" office:value="280350" calcext:value-type="float">
            <text:p>280350</text:p>
          </table:table-cell>
          <table:table-cell office:value-type="float" office:value="30160" calcext:value-type="float">
            <text:p>30160</text:p>
          </table:table-cell>
          <table:table-cell office:value-type="float" office:value="41780" calcext:value-type="float">
            <text:p>41780</text:p>
          </table:table-cell>
          <table:table-cell office:value-type="float" office:value="219780" calcext:value-type="float">
            <text:p>219780</text:p>
          </table:table-cell>
          <table:table-cell office:value-type="float" office:value="448110" calcext:value-type="float">
            <text:p>448110</text:p>
          </table:table-cell>
          <table:table-cell office:value-type="float" office:value="278370" calcext:value-type="float">
            <text:p>278370</text:p>
          </table:table-cell>
          <table:table-cell office:value-type="float" office:value="51900" calcext:value-type="float">
            <text:p>51900</text:p>
          </table:table-cell>
          <table:table-cell office:value-type="float" office:value="317070" calcext:value-type="float">
            <text:p>317070</text:p>
          </table:table-cell>
          <table:table-cell office:value-type="float" office:value="190170" calcext:value-type="float">
            <text:p>190170</text:p>
          </table:table-cell>
          <table:table-cell office:value-type="float" office:value="35230" calcext:value-type="float">
            <text:p>35230</text:p>
          </table:table-cell>
          <table:table-cell office:value-type="float" office:value="467100" calcext:value-type="float">
            <text:p>467100</text:p>
          </table:table-cell>
          <table:table-cell office:value-type="float" office:value="295110" calcext:value-type="float">
            <text:p>295110</text:p>
          </table:table-cell>
          <table:table-cell office:value-type="float" office:value="361890" calcext:value-type="float">
            <text:p>361890</text:p>
          </table:table-cell>
          <table:table-cell office:value-type="float" office:value="271440" calcext:value-type="float">
            <text:p>271440</text:p>
          </table:table-cell>
          <table:table-cell office:value-type="float" office:value="21130" calcext:value-type="float">
            <text:p>21130</text:p>
          </table:table-cell>
          <table:table-cell office:value-type="float" office:value="54660" calcext:value-type="float">
            <text:p>54660</text:p>
          </table:table-cell>
          <table:table-cell office:value-type="float" office:value="49970" calcext:value-type="float">
            <text:p>49970</text:p>
          </table:table-cell>
          <table:table-cell office:value-type="float" office:value="572760" calcext:value-type="float">
            <text:p>572760</text:p>
          </table:table-cell>
          <table:table-cell office:value-type="float" office:value="32790" calcext:value-type="float">
            <text:p>32790</text:p>
          </table:table-cell>
          <table:table-cell office:value-type="float" office:value="30930" calcext:value-type="float">
            <text:p>30930</text:p>
          </table:table-cell>
          <table:table-cell office:value-type="float" office:value="50770" calcext:value-type="float">
            <text:p>50770</text:p>
          </table:table-cell>
          <table:table-cell office:value-type="float" office:value="287370" calcext:value-type="float">
            <text:p>287370</text:p>
          </table:table-cell>
          <table:table-cell office:value-type="float" office:value="588000" calcext:value-type="float">
            <text:p>588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598000" calcext:value-type="float">
            <text:p>598000</text:p>
          </table:table-cell>
          <table:table-cell office:value-type="string" calcext:value-type="string">
            <text:p>76053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847000</text:p>
          </table:table-cell>
          <table:table-cell office:value-type="string" calcext:value-type="string">
            <text:p>941000</text:p>
          </table:table-cell>
          <table:table-cell office:value-type="string" calcext:value-type="string">
            <text:p>627000</text:p>
          </table:table-cell>
          <table:table-cell office:value-type="string" calcext:value-type="string">
            <text:p>826000</text:p>
          </table:table-cell>
          <table:table-cell office:value-type="string" calcext:value-type="string">
            <text:p>421000</text:p>
          </table:table-cell>
          <table:table-cell office:value-type="string" calcext:value-type="string">
            <text:p>683000</text:p>
          </table:table-cell>
          <table:table-cell office:value-type="string" calcext:value-type="string">
            <text:p>868000</text:p>
          </table:table-cell>
          <table:table-cell office:value-type="string" calcext:value-type="string">
            <text:p>438000</text:p>
          </table:table-cell>
          <table:table-cell office:value-type="string" calcext:value-type="string">
            <text:p>691000</text:p>
          </table:table-cell>
          <table:table-cell office:value-type="string" calcext:value-type="string">
            <text:p>422000</text:p>
          </table:table-cell>
          <table:table-cell office:value-type="string" calcext:value-type="string">
            <text:p>569000</text:p>
          </table:table-cell>
          <table:table-cell table:number-columns-repeated="2" office:value-type="string" calcext:value-type="string">
            <text:p>414000</text:p>
          </table:table-cell>
          <table:table-cell office:value-type="string" calcext:value-type="string">
            <text:p>620000</text:p>
          </table:table-cell>
          <table:table-cell office:value-type="string" calcext:value-type="string">
            <text:p>99300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1600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51200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53000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646000</text:p>
          </table:table-cell>
          <table:table-cell office:value-type="string" calcext:value-type="string">
            <text:p>742000</text:p>
          </table:table-cell>
          <table:table-cell office:value-type="string" calcext:value-type="string">
            <text:p>768000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484000</text:p>
          </table:table-cell>
          <table:table-cell office:value-type="string" calcext:value-type="string">
            <text:p>694000</text:p>
          </table:table-cell>
          <table:table-cell office:value-type="string" calcext:value-type="string">
            <text:p>422000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739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817000</text:p>
          </table:table-cell>
          <table:table-cell office:value-type="string" calcext:value-type="string">
            <text:p>838000</text:p>
          </table:table-cell>
          <table:table-cell office:value-type="string" calcext:value-type="string">
            <text:p>425000</text:p>
          </table:table-cell>
          <table:table-cell office:value-type="string" calcext:value-type="string">
            <text:p>474000</text:p>
          </table:table-cell>
          <table:table-cell office:value-type="string" calcext:value-type="string">
            <text:p>677000</text:p>
          </table:table-cell>
          <table:table-cell office:value-type="string" calcext:value-type="string">
            <text:p>856000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897000</text:p>
          </table:table-cell>
          <table:table-cell office:value-type="string" calcext:value-type="string">
            <text:p>714000</text:p>
          </table:table-cell>
          <table:table-cell office:value-type="string" calcext:value-type="string">
            <text:p>100200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461000</text:p>
          </table:table-cell>
          <table:table-cell table:number-columns-repeated="2" office:value-type="string" calcext:value-type="string">
            <text:p>411000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717000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11000</text:p>
          </table:table-cell>
          <table:table-cell office:value-type="string" calcext:value-type="string">
            <text:p>539000</text:p>
          </table:table-cell>
          <table:table-cell office:value-type="string" calcext:value-type="string">
            <text:p>753000</text:p>
          </table:table-cell>
          <table:table-cell office:value-type="string" calcext:value-type="string">
            <text:p>526000</text:p>
          </table:table-cell>
          <table:table-cell office:value-type="string" calcext:value-type="string">
            <text:p>433000</text:p>
          </table:table-cell>
          <table:table-cell office:value-type="string" calcext:value-type="string">
            <text:p>519000</text:p>
          </table:table-cell>
          <table:table-cell office:value-type="string" calcext:value-type="string">
            <text:p>607000</text:p>
          </table:table-cell>
          <table:table-cell office:value-type="string" calcext:value-type="string">
            <text:p>851000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27000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425000</text:p>
          </table:table-cell>
          <table:table-cell office:value-type="string" calcext:value-type="string">
            <text:p>561000</text:p>
          </table:table-cell>
          <table:table-cell office:value-type="string" calcext:value-type="string">
            <text:p>457000</text:p>
          </table:table-cell>
          <table:table-cell office:value-type="string" calcext:value-type="string">
            <text:p>465000</text:p>
          </table:table-cell>
          <table:table-cell office:value-type="string" calcext:value-type="string">
            <text:p>550000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615000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11286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417000</text:p>
          </table:table-cell>
          <table:table-cell office:value-type="string" calcext:value-type="string">
            <text:p>5715627</text:p>
          </table:table-cell>
          <table:table-cell office:value-type="string" calcext:value-type="string">
            <text:p>453000</text:p>
          </table:table-cell>
          <table:table-cell office:value-type="string" calcext:value-type="string">
            <text:p>482000</text:p>
          </table:table-cell>
          <table:table-cell office:value-type="string" calcext:value-type="string">
            <text:p>496000</text:p>
          </table:table-cell>
          <table:table-cell office:value-type="string" calcext:value-type="string">
            <text:p>413000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497000</text:p>
          </table:table-cell>
          <table:table-cell office:value-type="string" calcext:value-type="string">
            <text:p>492000</text:p>
          </table:table-cell>
          <table:table-cell office:value-type="string" calcext:value-type="string">
            <text:p>537000</text:p>
          </table:table-cell>
          <table:table-cell office:value-type="string" calcext:value-type="string">
            <text:p>416000</text:p>
          </table:table-cell>
          <table:table-cell office:value-type="string" calcext:value-type="string">
            <text:p>434000</text:p>
          </table:table-cell>
          <table:table-cell office:value-type="string" calcext:value-type="string">
            <text:p>805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552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499000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68000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1719224</text:p>
          </table:table-cell>
          <table:table-cell office:value-type="string" calcext:value-type="string">
            <text:p>4652017</text:p>
          </table:table-cell>
          <table:table-cell office:value-type="string" calcext:value-type="string">
            <text:p>2629401</text:p>
          </table:table-cell>
          <table:table-cell office:value-type="string" calcext:value-type="string">
            <text:p>1011308</text:p>
          </table:table-cell>
          <table:table-cell office:value-type="string" calcext:value-type="string">
            <text:p>3337317</text:p>
          </table:table-cell>
          <table:table-cell office:value-type="string" calcext:value-type="string">
            <text:p>1516962</text:p>
          </table:table-cell>
          <table:table-cell office:value-type="string" calcext:value-type="string">
            <text:p>30339246</text:p>
          </table:table-cell>
          <table:table-cell office:value-type="string" calcext:value-type="string">
            <text:p>4854279</text:p>
          </table:table-cell>
          <table:table-cell office:value-type="string" calcext:value-type="string">
            <text:p>1011308</text:p>
          </table:table-cell>
          <table:table-cell office:value-type="string" calcext:value-type="string">
            <text:p>2022616</text:p>
          </table:table-cell>
          <table:table-cell office:value-type="string" calcext:value-type="string">
            <text:p>4753148</text:p>
          </table:table-cell>
          <table:table-cell office:value-type="string" calcext:value-type="string">
            <text:p>2427140</text:p>
          </table:table-cell>
          <table:table-cell office:value-type="string" calcext:value-type="string">
            <text:p>8697250</text:p>
          </table:table-cell>
          <table:table-cell office:value-type="string" calcext:value-type="string">
            <text:p>6067849</text:p>
          </table:table-cell>
          <table:table-cell office:value-type="string" calcext:value-type="string">
            <text:p>4955410</text:p>
          </table:table-cell>
          <table:table-cell office:value-type="string" calcext:value-type="string">
            <text:p>5663326</text:p>
          </table:table-cell>
          <table:table-cell office:value-type="string" calcext:value-type="string">
            <text:p>7180288</text:p>
          </table:table-cell>
          <table:table-cell office:value-type="string" calcext:value-type="string">
            <text:p>3033924</text:p>
          </table:table-cell>
          <table:table-cell office:value-type="string" calcext:value-type="string">
            <text:p>525880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" calcext:value-type="float">
            <text:p>4</text:p>
          </table:table-cell>
          <table:table-cell office:value-type="float" office:value="277843.71969697" calcext:value-type="float">
            <text:p>277843,71969697</text:p>
          </table:table-cell>
          <table:table-cell office:value-type="float" office:value="948086.2663286" calcext:value-type="float">
            <text:p>948086,2663286</text:p>
          </table:table-cell>
          <table:table-cell office:value-type="float" office:value="1245042.76546392" calcext:value-type="float">
            <text:p>1245042,76546392</text:p>
          </table:table-cell>
          <table:table-cell office:value-type="float" office:value="1512824.84192409" calcext:value-type="float">
            <text:p>1512824,84192409</text:p>
          </table:table-cell>
          <table:table-cell office:value-type="float" office:value="576442.783333333" calcext:value-type="float">
            <text:p>576442,783333333</text:p>
          </table:table-cell>
          <table:table-cell office:value-type="float" office:value="1248835.73238866" calcext:value-type="float">
            <text:p>1248835,73238866</text:p>
          </table:table-cell>
          <table:table-cell office:value-type="float" office:value="566605.040470935" calcext:value-type="float">
            <text:p>566605,040470935</text:p>
          </table:table-cell>
          <table:table-cell office:value-type="float" office:value="461468.866997027" calcext:value-type="float">
            <text:p>461468,866997027</text:p>
          </table:table-cell>
          <table:table-cell office:value-type="float" office:value="5856554.79719083" calcext:value-type="float">
            <text:p>5856554,79719083</text:p>
          </table:table-cell>
          <table:table-cell office:value-type="float" office:value="1235709.83363309" calcext:value-type="float">
            <text:p>1235709,83363309</text:p>
          </table:table-cell>
          <table:table-cell office:value-type="float" office:value="573729.985845448" calcext:value-type="float">
            <text:p>573729,985845448</text:p>
          </table:table-cell>
          <table:table-cell office:value-type="float" office:value="1538924.75537222" calcext:value-type="float">
            <text:p>1538924,75537222</text:p>
          </table:table-cell>
          <table:table-cell office:value-type="float" office:value="1320030.23876404" calcext:value-type="float">
            <text:p>1320030,23876404</text:p>
          </table:table-cell>
          <table:table-cell office:value-type="float" office:value="826451.617408907" calcext:value-type="float">
            <text:p>826451,617408907</text:p>
          </table:table-cell>
          <table:table-cell office:value-type="float" office:value="443995.707050243" calcext:value-type="float">
            <text:p>443995,707050243</text:p>
          </table:table-cell>
          <table:table-cell office:value-type="float" office:value="485888.133406836" calcext:value-type="float">
            <text:p>485888,133406836</text:p>
          </table:table-cell>
          <table:table-cell office:value-type="float" office:value="1052918.42435257" calcext:value-type="float">
            <text:p>1052918,42435257</text:p>
          </table:table-cell>
          <table:table-cell office:value-type="float" office:value="1037061.59513842" calcext:value-type="float">
            <text:p>1037061,59513842</text:p>
          </table:table-cell>
          <table:table-cell office:value-type="float" office:value="305968.649068323" calcext:value-type="float">
            <text:p>305968,649068323</text:p>
          </table:table-cell>
          <table:table-cell office:value-type="float" office:value="282803.987305251" calcext:value-type="float">
            <text:p>282803,987305251</text:p>
          </table:table-cell>
          <table:table-cell office:value-type="float" office:value="75862.4721984602" calcext:value-type="float">
            <text:p>75862,4721984602</text:p>
          </table:table-cell>
          <table:table-cell office:value-type="float" office:value="186597.635188867" calcext:value-type="float">
            <text:p>186597,635188867</text:p>
          </table:table-cell>
          <table:table-cell office:value-type="float" office:value="231048.145400593" calcext:value-type="float">
            <text:p>231048,145400593</text:p>
          </table:table-cell>
          <table:table-cell office:value-type="float" office:value="258333.05760095" calcext:value-type="float">
            <text:p>258333,05760095</text:p>
          </table:table-cell>
          <table:table-cell office:value-type="float" office:value="84972.5925925926" calcext:value-type="float">
            <text:p>84972,5925925926</text:p>
          </table:table-cell>
          <table:table-cell office:value-type="float" office:value="105273.474867312" calcext:value-type="float">
            <text:p>105273,474867312</text:p>
          </table:table-cell>
          <table:table-cell office:value-type="float" office:value="308542.399904443" calcext:value-type="float">
            <text:p>308542,399904443</text:p>
          </table:table-cell>
          <table:table-cell office:value-type="float" office:value="219307.417336908" calcext:value-type="float">
            <text:p>219307,417336908</text:p>
          </table:table-cell>
          <table:table-cell office:value-type="float" office:value="183255.40469738" calcext:value-type="float">
            <text:p>183255,40469738</text:p>
          </table:table-cell>
          <table:table-cell office:value-type="float" office:value="93641.9758812616" calcext:value-type="float">
            <text:p>93641,9758812616</text:p>
          </table:table-cell>
          <table:table-cell office:value-type="float" office:value="136699.889781491" calcext:value-type="float">
            <text:p>136699,889781491</text:p>
          </table:table-cell>
          <table:table-cell office:value-type="float" office:value="246591.583710407" calcext:value-type="float">
            <text:p>246591,583710407</text:p>
          </table:table-cell>
          <table:table-cell office:value-type="float" office:value="224004.794487717" calcext:value-type="float">
            <text:p>224004,794487717</text:p>
          </table:table-cell>
          <table:table-cell office:value-type="float" office:value="144358.296550149" calcext:value-type="float">
            <text:p>144358,296550149</text:p>
          </table:table-cell>
          <table:table-cell office:value-type="float" office:value="220319.301659125" calcext:value-type="float">
            <text:p>220319,301659125</text:p>
          </table:table-cell>
          <table:table-cell office:value-type="float" office:value="246790.212841254" calcext:value-type="float">
            <text:p>246790,212841254</text:p>
          </table:table-cell>
          <table:table-cell office:value-type="float" office:value="46470.3441295547" calcext:value-type="float">
            <text:p>46470,3441295547</text:p>
          </table:table-cell>
          <table:table-cell office:value-type="float" office:value="279536.025853154" calcext:value-type="float">
            <text:p>279536,025853154</text:p>
          </table:table-cell>
          <table:table-cell office:value-type="float" office:value="155928.903886087" calcext:value-type="float">
            <text:p>155928,903886087</text:p>
          </table:table-cell>
          <table:table-cell office:value-type="float" office:value="153927.848012079" calcext:value-type="float">
            <text:p>153927,848012079</text:p>
          </table:table-cell>
          <table:table-cell office:value-type="float" office:value="148678.415801354" calcext:value-type="float">
            <text:p>148678,415801354</text:p>
          </table:table-cell>
          <table:table-cell office:value-type="float" office:value="62015.4039270687" calcext:value-type="float">
            <text:p>62015,4039270687</text:p>
          </table:table-cell>
          <table:table-cell office:value-type="float" office:value="161556.728139147" calcext:value-type="float">
            <text:p>161556,728139147</text:p>
          </table:table-cell>
          <table:table-cell office:value-type="float" office:value="310145.192456065" calcext:value-type="float">
            <text:p>310145,192456065</text:p>
          </table:table-cell>
          <table:table-cell office:value-type="float" office:value="113709.9030837" calcext:value-type="float">
            <text:p>113709,9030837</text:p>
          </table:table-cell>
          <table:table-cell office:value-type="float" office:value="148452.816205534" calcext:value-type="float">
            <text:p>148452,816205534</text:p>
          </table:table-cell>
          <table:table-cell office:value-type="float" office:value="611811.218538981" calcext:value-type="float">
            <text:p>611811,218538981</text:p>
          </table:table-cell>
          <table:table-cell office:value-type="float" office:value="21924.8148148148" calcext:value-type="float">
            <text:p>21924,8148148148</text:p>
          </table:table-cell>
          <table:table-cell office:value-type="float" office:value="84994.0787838731" calcext:value-type="float">
            <text:p>84994,0787838731</text:p>
          </table:table-cell>
          <table:table-cell office:value-type="float" office:value="77830.1783264746" calcext:value-type="float">
            <text:p>77830,1783264746</text:p>
          </table:table-cell>
          <table:table-cell office:value-type="float" office:value="149769.664092664" calcext:value-type="float">
            <text:p>149769,664092664</text:p>
          </table:table-cell>
          <table:table-cell office:value-type="float" office:value="7409.09090909091" calcext:value-type="float">
            <text:p>7409,09090909091</text:p>
          </table:table-cell>
          <table:table-cell office:value-type="float" office:value="192612.643578644" calcext:value-type="float">
            <text:p>192612,643578644</text:p>
          </table:table-cell>
          <table:table-cell office:value-type="float" office:value="32045.568627451" calcext:value-type="float">
            <text:p>32045,568627451</text:p>
          </table:table-cell>
          <table:table-cell office:value-type="float" office:value="199088.578574295" calcext:value-type="float">
            <text:p>199088,578574295</text:p>
          </table:table-cell>
          <table:table-cell office:value-type="float" office:value="180894.010884354" calcext:value-type="float">
            <text:p>180894,010884354</text:p>
          </table:table-cell>
          <table:table-cell office:value-type="float" office:value="4876.40366972477" calcext:value-type="float">
            <text:p>4876,40366972477</text:p>
          </table:table-cell>
          <table:table-cell office:value-type="float" office:value="102568.681551116" calcext:value-type="float">
            <text:p>102568,681551116</text:p>
          </table:table-cell>
          <table:table-cell office:value-type="float" office:value="152387.008" calcext:value-type="float">
            <text:p>152387,008</text:p>
          </table:table-cell>
          <table:table-cell office:value-type="float" office:value="280692.701208981" calcext:value-type="float">
            <text:p>280692,701208981</text:p>
          </table:table-cell>
          <table:table-cell office:value-type="float" office:value="200033.240857503" calcext:value-type="float">
            <text:p>200033,240857503</text:p>
          </table:table-cell>
          <table:table-cell office:value-type="float" office:value="292724.557640751" calcext:value-type="float">
            <text:p>292724,557640751</text:p>
          </table:table-cell>
          <table:table-cell office:value-type="float" office:value="448570.278514589" calcext:value-type="float">
            <text:p>448570,278514589</text:p>
          </table:table-cell>
          <table:table-cell office:value-type="float" office:value="38999.711827957" calcext:value-type="float">
            <text:p>38999,711827957</text:p>
          </table:table-cell>
          <table:table-cell office:value-type="float" office:value="48690" calcext:value-type="float">
            <text:p>48690</text:p>
          </table:table-cell>
          <table:table-cell office:value-type="float" office:value="70156.4814814815" calcext:value-type="float">
            <text:p>70156,4814814815</text:p>
          </table:table-cell>
          <table:table-cell office:value-type="float" office:value="87150.3396226415" calcext:value-type="float">
            <text:p>87150,3396226415</text:p>
          </table:table-cell>
          <table:table-cell office:value-type="float" office:value="287639.207232267" calcext:value-type="float">
            <text:p>287639,207232267</text:p>
          </table:table-cell>
          <table:table-cell office:value-type="float" office:value="283400.183908046" calcext:value-type="float">
            <text:p>283400,183908046</text:p>
          </table:table-cell>
          <table:table-cell office:value-type="float" office:value="195899.860589812" calcext:value-type="float">
            <text:p>195899,860589812</text:p>
          </table:table-cell>
          <table:table-cell office:value-type="float" office:value="436231.292059219" calcext:value-type="float">
            <text:p>436231,292059219</text:p>
          </table:table-cell>
          <table:table-cell office:value-type="float" office:value="677879.847354727" calcext:value-type="float">
            <text:p>677879,847354727</text:p>
          </table:table-cell>
          <table:table-cell office:value-type="float" office:value="60432.0895522388" calcext:value-type="float">
            <text:p>60432,0895522388</text:p>
          </table:table-cell>
          <table:table-cell office:value-type="float" office:value="142104.564044944" calcext:value-type="float">
            <text:p>142104,564044944</text:p>
          </table:table-cell>
          <table:table-cell office:value-type="float" office:value="43502.8715365239" calcext:value-type="float">
            <text:p>43502,8715365239</text:p>
          </table:table-cell>
          <table:table-cell office:value-type="float" office:value="96275.2293577982" calcext:value-type="float">
            <text:p>96275,2293577982</text:p>
          </table:table-cell>
          <table:table-cell office:value-type="float" office:value="16843.0188679245" calcext:value-type="float">
            <text:p>16843,0188679245</text:p>
          </table:table-cell>
          <table:table-cell office:value-type="float" office:value="96255.0261551874" calcext:value-type="float">
            <text:p>96255,0261551874</text:p>
          </table:table-cell>
          <table:table-cell office:value-type="float" office:value="89884.8682170543" calcext:value-type="float">
            <text:p>89884,8682170543</text:p>
          </table:table-cell>
          <table:table-cell office:value-type="float" office:value="127719.741100324" calcext:value-type="float">
            <text:p>127719,741100324</text:p>
          </table:table-cell>
          <table:table-cell office:value-type="float" office:value="520144.004137195" calcext:value-type="float">
            <text:p>520144,004137195</text:p>
          </table:table-cell>
          <table:table-cell office:value-type="float" office:value="322671.923628692" calcext:value-type="float">
            <text:p>322671,923628692</text:p>
          </table:table-cell>
          <table:table-cell office:value-type="float" office:value="4759.7855227882" calcext:value-type="float">
            <text:p>4759,7855227882</text:p>
          </table:table-cell>
          <table:table-cell office:value-type="float" office:value="69151.210653753" calcext:value-type="float">
            <text:p>69151,210653753</text:p>
          </table:table-cell>
          <table:table-cell office:value-type="float" office:value="219891.865417376" calcext:value-type="float">
            <text:p>219891,865417376</text:p>
          </table:table-cell>
          <table:table-cell office:value-type="float" office:value="140345.481961669" calcext:value-type="float">
            <text:p>140345,481961669</text:p>
          </table:table-cell>
          <table:table-cell office:value-type="float" office:value="281192.17124183" calcext:value-type="float">
            <text:p>281192,17124183</text:p>
          </table:table-cell>
          <table:table-cell office:value-type="float" office:value="246366.052790347" calcext:value-type="float">
            <text:p>246366,052790347</text:p>
          </table:table-cell>
          <table:table-cell office:value-type="float" office:value="449061.335497334" calcext:value-type="float">
            <text:p>449061,335497334</text:p>
          </table:table-cell>
          <table:table-cell office:value-type="float" office:value="106734.903575298" calcext:value-type="float">
            <text:p>106734,903575298</text:p>
          </table:table-cell>
          <table:table-cell office:value-type="float" office:value="174560.530701754" calcext:value-type="float">
            <text:p>174560,530701754</text:p>
          </table:table-cell>
          <table:table-cell office:value-type="float" office:value="272727.657760814" calcext:value-type="float">
            <text:p>272727,657760814</text:p>
          </table:table-cell>
          <table:table-cell office:value-type="float" office:value="34764.9289099526" calcext:value-type="float">
            <text:p>34764,9289099526</text:p>
          </table:table-cell>
          <table:table-cell office:value-type="float" office:value="320426.178509532" calcext:value-type="float">
            <text:p>320426,178509532</text:p>
          </table:table-cell>
          <table:table-cell office:value-type="float" office:value="254214.877906977" calcext:value-type="float">
            <text:p>254214,877906977</text:p>
          </table:table-cell>
          <table:table-cell office:value-type="float" office:value="19956.9224137931" calcext:value-type="float">
            <text:p>19956,9224137931</text:p>
          </table:table-cell>
          <table:table-cell office:value-type="float" office:value="137693.540350877" calcext:value-type="float">
            <text:p>137693,540350877</text:p>
          </table:table-cell>
          <table:table-cell office:value-type="float" office:value="187462.022727273" calcext:value-type="float">
            <text:p>187462,022727273</text:p>
          </table:table-cell>
          <table:table-cell office:value-type="float" office:value="146879.158102767" calcext:value-type="float">
            <text:p>146879,158102767</text:p>
          </table:table-cell>
          <table:table-cell office:value-type="float" office:value="299456.877897991" calcext:value-type="float">
            <text:p>299456,877897991</text:p>
          </table:table-cell>
          <table:table-cell office:value-type="float" office:value="207919.995535714" calcext:value-type="float">
            <text:p>207919,995535714</text:p>
          </table:table-cell>
          <table:table-cell office:value-type="float" office:value="469702.741355463" calcext:value-type="float">
            <text:p>469702,741355463</text:p>
          </table:table-cell>
          <table:table-cell office:value-type="float" office:value="340229.432853026" calcext:value-type="float">
            <text:p>340229,432853026</text:p>
          </table:table-cell>
          <table:table-cell office:value-type="float" office:value="484638.932038835" calcext:value-type="float">
            <text:p>484638,932038835</text:p>
          </table:table-cell>
          <table:table-cell office:value-type="float" office:value="151855.993883792" calcext:value-type="float">
            <text:p>151855,993883792</text:p>
          </table:table-cell>
          <table:table-cell office:value-type="float" office:value="593939.913267663" calcext:value-type="float">
            <text:p>593939,913267663</text:p>
          </table:table-cell>
          <table:table-cell office:value-type="float" office:value="549088.121038642" calcext:value-type="float">
            <text:p>549088,121038642</text:p>
          </table:table-cell>
          <table:table-cell office:value-type="float" office:value="232148.591938156" calcext:value-type="float">
            <text:p>232148,591938156</text:p>
          </table:table-cell>
          <table:table-cell office:value-type="float" office:value="1330684.78411815" calcext:value-type="float">
            <text:p>1330684,78411815</text:p>
          </table:table-cell>
          <table:table-cell office:value-type="float" office:value="1435934.82035112" calcext:value-type="float">
            <text:p>1435934,82035112</text:p>
          </table:table-cell>
          <table:table-cell office:value-type="float" office:value="1129927.72071107" calcext:value-type="float">
            <text:p>1129927,72071107</text:p>
          </table:table-cell>
          <table:table-cell office:value-type="float" office:value="1082363.39687195" calcext:value-type="float">
            <text:p>1082363,39687195</text:p>
          </table:table-cell>
          <table:table-cell office:value-type="float" office:value="787792.624203822" calcext:value-type="float">
            <text:p>787792,624203822</text:p>
          </table:table-cell>
          <table:table-cell office:value-type="float" office:value="241481.027572293" calcext:value-type="float">
            <text:p>241481,027572293</text:p>
          </table:table-cell>
          <table:table-cell office:value-type="float" office:value="1667115.59367903" calcext:value-type="float">
            <text:p>1667115,59367903</text:p>
          </table:table-cell>
          <table:table-cell office:value-type="float" office:value="5262740.83827777" calcext:value-type="float">
            <text:p>5262740,83827777</text:p>
          </table:table-cell>
          <table:table-cell office:value-type="float" office:value="507627.765922444" calcext:value-type="float">
            <text:p>507627,765922444</text:p>
          </table:table-cell>
          <table:table-cell office:value-type="float" office:value="710295.721316927" calcext:value-type="float">
            <text:p>710295,721316927</text:p>
          </table:table-cell>
          <table:table-cell office:value-type="float" office:value="557355.670028818" calcext:value-type="float">
            <text:p>557355,670028818</text:p>
          </table:table-cell>
          <table:table-cell office:value-type="float" office:value="703845.054234837" calcext:value-type="float">
            <text:p>703845,054234837</text:p>
          </table:table-cell>
          <table:table-cell office:value-type="float" office:value="515714.996806472" calcext:value-type="float">
            <text:p>515714,996806472</text:p>
          </table:table-cell>
          <table:table-cell office:value-type="float" office:value="440995.872361156" calcext:value-type="float">
            <text:p>440995,872361156</text:p>
          </table:table-cell>
          <table:table-cell office:value-type="float" office:value="796908.96634671" calcext:value-type="float">
            <text:p>796908,96634671</text:p>
          </table:table-cell>
          <table:table-cell office:value-type="float" office:value="755382.722222222" calcext:value-type="float">
            <text:p>755382,722222222</text:p>
          </table:table-cell>
          <table:table-cell office:value-type="float" office:value="554422.281676089" calcext:value-type="float">
            <text:p>554422,281676089</text:p>
          </table:table-cell>
          <table:table-cell office:value-type="float" office:value="451998.453453453" calcext:value-type="float">
            <text:p>451998,453453453</text:p>
          </table:table-cell>
          <table:table-cell office:value-type="float" office:value="5579708.03619654" calcext:value-type="float">
            <text:p>5579708,03619654</text:p>
          </table:table-cell>
          <table:table-cell office:value-type="float" office:value="584363.024828935" calcext:value-type="float">
            <text:p>584363,024828935</text:p>
          </table:table-cell>
          <table:table-cell office:value-type="float" office:value="294775.322259136" calcext:value-type="float">
            <text:p>294775,322259136</text:p>
          </table:table-cell>
          <table:table-cell office:value-type="float" office:value="559338.518669595" calcext:value-type="float">
            <text:p>559338,518669595</text:p>
          </table:table-cell>
          <table:table-cell office:value-type="float" office:value="915073.262938847" calcext:value-type="float">
            <text:p>915073,262938847</text:p>
          </table:table-cell>
          <table:table-cell office:value-type="float" office:value="1233244.70227189" calcext:value-type="float">
            <text:p>1233244,70227189</text:p>
          </table:table-cell>
          <table:table-cell office:value-type="float" office:value="554328.183418512" calcext:value-type="float">
            <text:p>554328,183418512</text:p>
          </table:table-cell>
          <table:table-cell office:value-type="float" office:value="962226.947175776" calcext:value-type="float">
            <text:p>962226,947175776</text:p>
          </table:table-cell>
          <table:table-cell office:value-type="float" office:value="934927.682929243" calcext:value-type="float">
            <text:p>934927,682929243</text:p>
          </table:table-cell>
          <table:table-cell office:value-type="float" office:value="312394.568965517" calcext:value-type="float">
            <text:p>312394,568965517</text:p>
          </table:table-cell>
          <table:table-cell office:value-type="float" office:value="1013535.65134241" calcext:value-type="float">
            <text:p>1013535,65134241</text:p>
          </table:table-cell>
          <table:table-cell office:value-type="float" office:value="655598.683243784" calcext:value-type="float">
            <text:p>655598,683243784</text:p>
          </table:table-cell>
          <table:table-cell office:value-type="float" office:value="990588.672192681" calcext:value-type="float">
            <text:p>990588,672192681</text:p>
          </table:table-cell>
          <table:table-cell office:value-type="float" office:value="669794.537383178" calcext:value-type="float">
            <text:p>669794,537383178</text:p>
          </table:table-cell>
          <table:table-cell office:value-type="float" office:value="447290.0252738" calcext:value-type="float">
            <text:p>447290,0252738</text:p>
          </table:table-cell>
          <table:table-cell office:value-type="float" office:value="457277.175384615" calcext:value-type="float">
            <text:p>457277,175384615</text:p>
          </table:table-cell>
          <table:table-cell office:value-type="float" office:value="253192.237623762" calcext:value-type="float">
            <text:p>253192,237623762</text:p>
          </table:table-cell>
          <table:table-cell office:value-type="float" office:value="557067.828358209" calcext:value-type="float">
            <text:p>557067,828358209</text:p>
          </table:table-cell>
          <table:table-cell office:value-type="float" office:value="610259.285979918" calcext:value-type="float">
            <text:p>610259,285979918</text:p>
          </table:table-cell>
          <table:table-cell office:value-type="float" office:value="24173.8846216702" calcext:value-type="float">
            <text:p>24173,8846216702</text:p>
          </table:table-cell>
          <table:table-cell office:value-type="float" office:value="391669.786432161" calcext:value-type="float">
            <text:p>391669,786432161</text:p>
          </table:table-cell>
          <table:table-cell office:value-type="float" office:value="596633.508335636" calcext:value-type="float">
            <text:p>596633,508335636</text:p>
          </table:table-cell>
          <table:table-cell office:value-type="float" office:value="706643.774908337" calcext:value-type="float">
            <text:p>706643,774908337</text:p>
          </table:table-cell>
          <table:table-cell office:value-type="float" office:value="639379.548113033" calcext:value-type="float">
            <text:p>639379,548113033</text:p>
          </table:table-cell>
          <table:table-cell office:value-type="float" office:value="492709.173829153" calcext:value-type="float">
            <text:p>492709,173829153</text:p>
          </table:table-cell>
          <table:table-cell office:value-type="float" office:value="89656.4885496183" calcext:value-type="float">
            <text:p>89656,4885496183</text:p>
          </table:table-cell>
          <table:table-cell office:value-type="float" office:value="655605.602856358" calcext:value-type="float">
            <text:p>655605,602856358</text:p>
          </table:table-cell>
          <table:table-cell office:value-type="float" office:value="48511.1039719626" calcext:value-type="float">
            <text:p>48511,1039719626</text:p>
          </table:table-cell>
          <table:table-cell office:value-type="float" office:value="570020.351473923" calcext:value-type="float">
            <text:p>570020,351473923</text:p>
          </table:table-cell>
          <table:table-cell office:value-type="float" office:value="70719.4715680643" calcext:value-type="float">
            <text:p>70719,4715680643</text:p>
          </table:table-cell>
          <table:table-cell office:value-type="float" office:value="365381.406340058" calcext:value-type="float">
            <text:p>365381,406340058</text:p>
          </table:table-cell>
          <table:table-cell office:value-type="float" office:value="139572.546419098" calcext:value-type="float">
            <text:p>139572,546419098</text:p>
          </table:table-cell>
          <table:table-cell office:value-type="float" office:value="181949.421783626" calcext:value-type="float">
            <text:p>181949,421783626</text:p>
          </table:table-cell>
          <table:table-cell office:value-type="float" office:value="299248.980044346" calcext:value-type="float">
            <text:p>299248,980044346</text:p>
          </table:table-cell>
          <table:table-cell office:value-type="float" office:value="69182.7333333333" calcext:value-type="float">
            <text:p>69182,7333333333</text:p>
          </table:table-cell>
          <table:table-cell office:value-type="float" office:value="183366.919886899" calcext:value-type="float">
            <text:p>183366,919886899</text:p>
          </table:table-cell>
          <table:table-cell office:value-type="float" office:value="164152.332535885" calcext:value-type="float">
            <text:p>164152,332535885</text:p>
          </table:table-cell>
          <table:table-cell office:value-type="float" office:value="478349.291360294" calcext:value-type="float">
            <text:p>478349,291360294</text:p>
          </table:table-cell>
          <table:table-cell office:value-type="float" office:value="53547.1337579618" calcext:value-type="float">
            <text:p>53547,1337579618</text:p>
          </table:table-cell>
          <table:table-cell office:value-type="float" office:value="83684.2105263158" calcext:value-type="float">
            <text:p>83684,2105263158</text:p>
          </table:table-cell>
          <table:table-cell office:value-type="float" office:value="531170.35639413" calcext:value-type="float">
            <text:p>531170,35639413</text:p>
          </table:table-cell>
          <table:table-cell office:value-type="float" office:value="125800.861076345" calcext:value-type="float">
            <text:p>125800,861076345</text:p>
          </table:table-cell>
          <table:table-cell office:value-type="float" office:value="412027.581491713" calcext:value-type="float">
            <text:p>412027,581491713</text:p>
          </table:table-cell>
          <table:table-cell office:value-type="float" office:value="188176.783707865" calcext:value-type="float">
            <text:p>188176,783707865</text:p>
          </table:table-cell>
          <table:table-cell office:value-type="float" office:value="130406.979508197" calcext:value-type="float">
            <text:p>130406,979508197</text:p>
          </table:table-cell>
          <table:table-cell office:value-type="float" office:value="195066.740410348" calcext:value-type="float">
            <text:p>195066,740410348</text:p>
          </table:table-cell>
          <table:table-cell office:value-type="float" office:value="213190.267654752" calcext:value-type="float">
            <text:p>213190,267654752</text:p>
          </table:table-cell>
          <table:table-cell office:value-type="float" office:value="99315.1636073424" calcext:value-type="float">
            <text:p>99315,1636073424</text:p>
          </table:table-cell>
          <table:table-cell office:value-type="float" office:value="62248.7154150198" calcext:value-type="float">
            <text:p>62248,7154150198</text:p>
          </table:table-cell>
          <table:table-cell office:value-type="float" office:value="66315.6663516068" calcext:value-type="float">
            <text:p>66315,6663516068</text:p>
          </table:table-cell>
          <table:table-cell office:value-type="float" office:value="217784.884615385" calcext:value-type="float">
            <text:p>217784,884615385</text:p>
          </table:table-cell>
          <table:table-cell office:value-type="float" office:value="516288.723549488" calcext:value-type="float">
            <text:p>516288,723549488</text:p>
          </table:table-cell>
          <table:table-cell office:value-type="float" office:value="43364.7863247863" calcext:value-type="float">
            <text:p>43364,7863247863</text:p>
          </table:table-cell>
          <table:table-cell office:value-type="float" office:value="550462.863666014" calcext:value-type="float">
            <text:p>550462,863666014</text:p>
          </table:table-cell>
          <table:table-cell office:value-type="float" office:value="45269.8206278027" calcext:value-type="float">
            <text:p>45269,8206278027</text:p>
          </table:table-cell>
          <table:table-cell office:value-type="float" office:value="37483.087443017" calcext:value-type="float">
            <text:p>37483,087443017</text:p>
          </table:table-cell>
          <table:table-cell office:value-type="float" office:value="121950.735244519" calcext:value-type="float">
            <text:p>121950,735244519</text:p>
          </table:table-cell>
          <table:table-cell office:value-type="float" office:value="119397.225866917" calcext:value-type="float">
            <text:p>119397,225866917</text:p>
          </table:table-cell>
          <table:table-cell office:value-type="float" office:value="362933.631268437" calcext:value-type="float">
            <text:p>362933,631268437</text:p>
          </table:table-cell>
          <table:table-cell office:value-type="float" office:value="216628.950920245" calcext:value-type="float">
            <text:p>216628,950920245</text:p>
          </table:table-cell>
          <table:table-cell office:value-type="float" office:value="314127.703644159" calcext:value-type="float">
            <text:p>314127,703644159</text:p>
          </table:table-cell>
          <table:table-cell office:value-type="float" office:value="78664.4813374806" calcext:value-type="float">
            <text:p>78664,4813374806</text:p>
          </table:table-cell>
          <table:table-cell office:value-type="float" office:value="232885.451327434" calcext:value-type="float">
            <text:p>232885,451327434</text:p>
          </table:table-cell>
          <table:table-cell office:value-type="float" office:value="399374.756458967" calcext:value-type="float">
            <text:p>399374,756458967</text:p>
          </table:table-cell>
          <table:table-cell office:value-type="float" office:value="134157.214866434" calcext:value-type="float">
            <text:p>134157,214866434</text:p>
          </table:table-cell>
          <table:table-cell office:value-type="float" office:value="239676.203032301" calcext:value-type="float">
            <text:p>239676,203032301</text:p>
          </table:table-cell>
          <table:table-cell office:value-type="float" office:value="45795.5880398671" calcext:value-type="float">
            <text:p>45795,5880398671</text:p>
          </table:table-cell>
          <table:table-cell office:value-type="float" office:value="237235.098779134" calcext:value-type="float">
            <text:p>237235,098779134</text:p>
          </table:table-cell>
          <table:table-cell office:value-type="float" office:value="446688.154445165" calcext:value-type="float">
            <text:p>446688,154445165</text:p>
          </table:table-cell>
          <table:table-cell office:value-type="float" office:value="322349.64763062" calcext:value-type="float">
            <text:p>322349,64763062</text:p>
          </table:table-cell>
          <table:table-cell office:value-type="float" office:value="21064" calcext:value-type="float">
            <text:p>21064</text:p>
          </table:table-cell>
          <table:table-cell office:value-type="float" office:value="682098.106133436" calcext:value-type="float">
            <text:p>682098,106133436</text:p>
          </table:table-cell>
          <table:table-cell office:value-type="float" office:value="56287.3493975904" calcext:value-type="float">
            <text:p>56287,3493975904</text:p>
          </table:table-cell>
          <table:table-cell office:value-type="float" office:value="322785.825407609" calcext:value-type="float">
            <text:p>322785,825407609</text:p>
          </table:table-cell>
          <table:table-cell office:value-type="float" office:value="180737.667203127" calcext:value-type="float">
            <text:p>180737,667203127</text:p>
          </table:table-cell>
          <table:table-cell office:value-type="float" office:value="42956.3788659794" calcext:value-type="float">
            <text:p>42956,3788659794</text:p>
          </table:table-cell>
          <table:table-cell office:value-type="float" office:value="176897.746615087" calcext:value-type="float">
            <text:p>176897,746615087</text:p>
          </table:table-cell>
          <table:table-cell office:value-type="float" office:value="386646.257832193" calcext:value-type="float">
            <text:p>386646,257832193</text:p>
          </table:table-cell>
          <table:table-cell office:value-type="float" office:value="236662.731477112" calcext:value-type="float">
            <text:p>236662,731477112</text:p>
          </table:table-cell>
          <table:table-cell office:value-type="float" office:value="231887.417218543" calcext:value-type="float">
            <text:p>231887,417218543</text:p>
          </table:table-cell>
          <table:table-cell office:value-type="float" office:value="60493.6224188791" calcext:value-type="float">
            <text:p>60493,6224188791</text:p>
          </table:table-cell>
          <table:table-cell office:value-type="float" office:value="511745.41868932" calcext:value-type="float">
            <text:p>511745,41868932</text:p>
          </table:table-cell>
          <table:table-cell office:value-type="float" office:value="222990.766980904" calcext:value-type="float">
            <text:p>222990,766980904</text:p>
          </table:table-cell>
          <table:table-cell office:value-type="float" office:value="72219.0196078431" calcext:value-type="float">
            <text:p>72219,0196078431</text:p>
          </table:table-cell>
          <table:table-cell office:value-type="float" office:value="237617.962264151" calcext:value-type="float">
            <text:p>237617,962264151</text:p>
          </table:table-cell>
          <table:table-cell office:value-type="float" office:value="224075.850622407" calcext:value-type="float">
            <text:p>224075,850622407</text:p>
          </table:table-cell>
          <table:table-cell office:value-type="float" office:value="270163.754273504" calcext:value-type="float">
            <text:p>270163,754273504</text:p>
          </table:table-cell>
          <table:table-cell office:value-type="float" office:value="351496.863711002" calcext:value-type="float">
            <text:p>351496,863711002</text:p>
          </table:table-cell>
          <table:table-cell office:value-type="float" office:value="64305.9595959596" calcext:value-type="float">
            <text:p>64305,9595959596</text:p>
          </table:table-cell>
          <table:table-cell office:value-type="float" office:value="148686.943231441" calcext:value-type="float">
            <text:p>148686,943231441</text:p>
          </table:table-cell>
          <table:table-cell office:value-type="float" office:value="65000" calcext:value-type="float">
            <text:p>65000</text:p>
          </table:table-cell>
          <table:table-cell office:value-type="float" office:value="232537.222413793" calcext:value-type="float">
            <text:p>232537,222413793</text:p>
          </table:table-cell>
          <table:table-cell office:value-type="float" office:value="333794.178634595" calcext:value-type="float">
            <text:p>333794,178634595</text:p>
          </table:table-cell>
          <table:table-cell office:value-type="float" office:value="136859.406103286" calcext:value-type="float">
            <text:p>136859,406103286</text:p>
          </table:table-cell>
          <table:table-cell office:value-type="float" office:value="46962.4669603524" calcext:value-type="float">
            <text:p>46962,4669603524</text:p>
          </table:table-cell>
          <table:table-cell office:value-type="float" office:value="335457.875168278" calcext:value-type="float">
            <text:p>335457,875168278</text:p>
          </table:table-cell>
          <table:table-cell office:value-type="float" office:value="75365.1718328841" calcext:value-type="float">
            <text:p>75365,1718328841</text:p>
          </table:table-cell>
          <table:table-cell office:value-type="float" office:value="156849.636363636" calcext:value-type="float">
            <text:p>156849,636363636</text:p>
          </table:table-cell>
          <table:table-cell office:value-type="float" office:value="367321.652644231" calcext:value-type="float">
            <text:p>367321,652644231</text:p>
          </table:table-cell>
          <table:table-cell office:value-type="float" office:value="187772.16572965" calcext:value-type="float">
            <text:p>187772,16572965</text:p>
          </table:table-cell>
          <table:table-cell office:value-type="float" office:value="119554.229249012" calcext:value-type="float">
            <text:p>119554,229249012</text:p>
          </table:table-cell>
          <table:table-cell office:value-type="float" office:value="67067.7551020408" calcext:value-type="float">
            <text:p>67067,7551020408</text:p>
          </table:table-cell>
          <table:table-cell office:value-type="float" office:value="210311.359679267" calcext:value-type="float">
            <text:p>210311,359679267</text:p>
          </table:table-cell>
          <table:table-cell office:value-type="float" office:value="164885.607745159" calcext:value-type="float">
            <text:p>164885,607745159</text:p>
          </table:table-cell>
          <table:table-cell office:value-type="float" office:value="252760.799601858" calcext:value-type="float">
            <text:p>252760,799601858</text:p>
          </table:table-cell>
          <table:table-cell office:value-type="float" office:value="217105.210788164" calcext:value-type="float">
            <text:p>217105,210788164</text:p>
          </table:table-cell>
          <table:table-cell office:value-type="float" office:value="233921.219171708" calcext:value-type="float">
            <text:p>233921,219171708</text:p>
          </table:table-cell>
          <table:table-cell office:value-type="float" office:value="231412.525139665" calcext:value-type="float">
            <text:p>231412,525139665</text:p>
          </table:table-cell>
          <table:table-cell office:value-type="float" office:value="101606.593406593" calcext:value-type="float">
            <text:p>101606,593406593</text:p>
          </table:table-cell>
          <table:table-cell office:value-type="float" office:value="37182.7033898305" calcext:value-type="float">
            <text:p>37182,7033898305</text:p>
          </table:table-cell>
          <table:table-cell office:value-type="float" office:value="512821.013659238" calcext:value-type="float">
            <text:p>512821,013659238</text:p>
          </table:table-cell>
          <table:table-cell office:value-type="float" office:value="195529.377984857" calcext:value-type="float">
            <text:p>195529,377984857</text:p>
          </table:table-cell>
          <table:table-cell office:value-type="float" office:value="264483.614369501" calcext:value-type="float">
            <text:p>264483,614369501</text:p>
          </table:table-cell>
          <table:table-cell office:value-type="float" office:value="87907.9139382601" calcext:value-type="float">
            <text:p>87907,9139382601</text:p>
          </table:table-cell>
          <table:table-cell office:value-type="float" office:value="145931.895287958" calcext:value-type="float">
            <text:p>145931,895287958</text:p>
          </table:table-cell>
          <table:table-cell office:value-type="float" office:value="635128.99931694" calcext:value-type="float">
            <text:p>635128,99931694</text:p>
          </table:table-cell>
          <table:table-cell office:value-type="float" office:value="191109.014069264" calcext:value-type="float">
            <text:p>191109,014069264</text:p>
          </table:table-cell>
          <table:table-cell office:value-type="float" office:value="298091.606181456" calcext:value-type="float">
            <text:p>298091,606181456</text:p>
          </table:table-cell>
          <table:table-cell office:value-type="float" office:value="200000" calcext:value-type="float">
            <text:p>200000</text:p>
          </table:table-cell>
          <table:table-cell office:value-type="float" office:value="68392.3652826855" calcext:value-type="float">
            <text:p>68392,3652826855</text:p>
          </table:table-cell>
          <table:table-cell office:value-type="float" office:value="107158.068493151" calcext:value-type="float">
            <text:p>107158,068493151</text:p>
          </table:table-cell>
          <table:table-cell office:value-type="float" office:value="63353.5355892649" calcext:value-type="float">
            <text:p>63353,5355892649</text:p>
          </table:table-cell>
          <table:table-cell office:value-type="float" office:value="73961.1278519156" calcext:value-type="float">
            <text:p>73961,1278519156</text:p>
          </table:table-cell>
          <table:table-cell office:value-type="float" office:value="119683.073637703" calcext:value-type="float">
            <text:p>119683,073637703</text:p>
          </table:table-cell>
          <table:table-cell office:value-type="float" office:value="51360.349283521" calcext:value-type="float">
            <text:p>51360,349283521</text:p>
          </table:table-cell>
          <table:table-cell office:value-type="float" office:value="42308.8490566038" calcext:value-type="float">
            <text:p>42308,8490566038</text:p>
          </table:table-cell>
          <table:table-cell office:value-type="float" office:value="92204.0787592811" calcext:value-type="float">
            <text:p>92204,0787592811</text:p>
          </table:table-cell>
          <table:table-cell office:value-type="float" office:value="54356.2467897271" calcext:value-type="float">
            <text:p>54356,2467897271</text:p>
          </table:table-cell>
          <table:table-cell office:value-type="float" office:value="195905.4090864" calcext:value-type="float">
            <text:p>195905,4090864</text:p>
          </table:table-cell>
          <table:table-cell office:value-type="float" office:value="5257.28722209746" calcext:value-type="float">
            <text:p>5257,28722209746</text:p>
          </table:table-cell>
          <table:table-cell office:value-type="float" office:value="46951.4253918495" calcext:value-type="float">
            <text:p>46951,4253918495</text:p>
          </table:table-cell>
          <table:table-cell office:value-type="float" office:value="46474.5735027223" calcext:value-type="float">
            <text:p>46474,5735027223</text:p>
          </table:table-cell>
          <table:table-cell office:value-type="float" office:value="43086.1433009709" calcext:value-type="float">
            <text:p>43086,1433009709</text:p>
          </table:table-cell>
          <table:table-cell office:value-type="float" office:value="142784.021084337" calcext:value-type="float">
            <text:p>142784,021084337</text:p>
          </table:table-cell>
          <table:table-cell office:value-type="float" office:value="86604.4035532995" calcext:value-type="float">
            <text:p>86604,4035532995</text:p>
          </table:table-cell>
          <table:table-cell office:value-type="float" office:value="39245.7547169811" calcext:value-type="float">
            <text:p>39245,7547169811</text:p>
          </table:table-cell>
          <table:table-cell office:value-type="float" office:value="51980.0186451212" calcext:value-type="float">
            <text:p>51980,0186451212</text:p>
          </table:table-cell>
          <table:table-cell office:value-type="float" office:value="32570.5046064328" calcext:value-type="float">
            <text:p>32570,5046064328</text:p>
          </table:table-cell>
          <table:table-cell office:value-type="float" office:value="22740.1859474805" calcext:value-type="float">
            <text:p>22740,1859474805</text:p>
          </table:table-cell>
          <table:table-cell office:value-type="float" office:value="73835.5469483568" calcext:value-type="float">
            <text:p>73835,5469483568</text:p>
          </table:table-cell>
          <table:table-cell office:value-type="float" office:value="50389.0075241849" calcext:value-type="float">
            <text:p>50389,0075241849</text:p>
          </table:table-cell>
          <table:table-cell office:value-type="float" office:value="79730.5180265655" calcext:value-type="float">
            <text:p>79730,5180265655</text:p>
          </table:table-cell>
          <table:table-cell office:value-type="float" office:value="71146.4136671883" calcext:value-type="float">
            <text:p>71146,4136671883</text:p>
          </table:table-cell>
          <table:table-cell office:value-type="float" office:value="67373.7739872068" calcext:value-type="float">
            <text:p>67373,7739872068</text:p>
          </table:table-cell>
          <table:table-cell office:value-type="float" office:value="62845.6510809452" calcext:value-type="float">
            <text:p>62845,6510809452</text:p>
          </table:table-cell>
          <table:table-cell office:value-type="float" office:value="13903.821656051" calcext:value-type="float">
            <text:p>13903,821656051</text:p>
          </table:table-cell>
          <table:table-cell office:value-type="float" office:value="159829.543108361" calcext:value-type="float">
            <text:p>159829,543108361</text:p>
          </table:table-cell>
          <table:table-cell office:value-type="float" office:value="167386.161971831" calcext:value-type="float">
            <text:p>167386,161971831</text:p>
          </table:table-cell>
          <table:table-cell office:value-type="float" office:value="60355.7584951456" calcext:value-type="float">
            <text:p>60355,7584951456</text:p>
          </table:table-cell>
          <table:table-cell office:value-type="float" office:value="60787.1119676946" calcext:value-type="float">
            <text:p>60787,1119676946</text:p>
          </table:table-cell>
          <table:table-cell office:value-type="float" office:value="142016.424388203" calcext:value-type="float">
            <text:p>142016,424388203</text:p>
          </table:table-cell>
          <table:table-cell office:value-type="float" office:value="45916.6447848286" calcext:value-type="float">
            <text:p>45916,6447848286</text:p>
          </table:table-cell>
          <table:table-cell office:value-type="float" office:value="113566.602564103" calcext:value-type="float">
            <text:p>113566,602564103</text:p>
          </table:table-cell>
          <table:table-cell office:value-type="float" office:value="109506.966142894" calcext:value-type="float">
            <text:p>109506,966142894</text:p>
          </table:table-cell>
          <table:table-cell office:value-type="float" office:value="42032.1220150474" calcext:value-type="float">
            <text:p>42032,1220150474</text:p>
          </table:table-cell>
          <table:table-cell office:value-type="float" office:value="55107.0150289017" calcext:value-type="float">
            <text:p>55107,0150289017</text:p>
          </table:table-cell>
          <table:table-cell office:value-type="float" office:value="52760.5763190955" calcext:value-type="float">
            <text:p>52760,5763190955</text:p>
          </table:table-cell>
          <table:table-cell office:value-type="float" office:value="43634.309535951" calcext:value-type="float">
            <text:p>43634,309535951</text:p>
          </table:table-cell>
          <table:table-cell office:value-type="float" office:value="389829.010901883" calcext:value-type="float">
            <text:p>389829,010901883</text:p>
          </table:table-cell>
          <table:table-cell office:value-type="float" office:value="1107924.86341463" calcext:value-type="float">
            <text:p>1107924,86341463</text:p>
          </table:table-cell>
          <table:table-cell office:value-type="float" office:value="1947059.27825628" calcext:value-type="float">
            <text:p>1947059,27825628</text:p>
          </table:table-cell>
          <table:table-cell office:value-type="float" office:value="7532176.99703674" calcext:value-type="float">
            <text:p>7532176,99703674</text:p>
          </table:table-cell>
          <table:table-cell office:value-type="float" office:value="862765.373081464" calcext:value-type="float">
            <text:p>862765,373081464</text:p>
          </table:table-cell>
          <table:table-cell office:value-type="float" office:value="740399.183451279" calcext:value-type="float">
            <text:p>740399,183451279</text:p>
          </table:table-cell>
          <table:table-cell office:value-type="float" office:value="605185.94640821" calcext:value-type="float">
            <text:p>605185,94640821</text:p>
          </table:table-cell>
          <table:table-cell office:value-type="float" office:value="1311988.44026214" calcext:value-type="float">
            <text:p>1311988,44026214</text:p>
          </table:table-cell>
          <table:table-cell office:value-type="float" office:value="775835.819332162" calcext:value-type="float">
            <text:p>775835,819332162</text:p>
          </table:table-cell>
          <table:table-cell office:value-type="float" office:value="1070991.46854879" calcext:value-type="float">
            <text:p>1070991,46854879</text:p>
          </table:table-cell>
          <table:table-cell office:value-type="float" office:value="1350869.78746141" calcext:value-type="float">
            <text:p>1350869,78746141</text:p>
          </table:table-cell>
          <table:table-cell office:value-type="float" office:value="2505852.90053372" calcext:value-type="float">
            <text:p>2505852,90053372</text:p>
          </table:table-cell>
          <table:table-cell office:value-type="float" office:value="1123412.78981207" calcext:value-type="float">
            <text:p>1123412,78981207</text:p>
          </table:table-cell>
          <table:table-cell office:value-type="float" office:value="1239117.15142701" calcext:value-type="float">
            <text:p>1239117,15142701</text:p>
          </table:table-cell>
          <table:table-cell office:value-type="float" office:value="303771.35371179" calcext:value-type="float">
            <text:p>303771,35371179</text:p>
          </table:table-cell>
          <table:table-cell office:value-type="float" office:value="2066748.46780343" calcext:value-type="float">
            <text:p>2066748,46780343</text:p>
          </table:table-cell>
          <table:table-cell office:value-type="float" office:value="475944.483721907" calcext:value-type="float">
            <text:p>475944,483721907</text:p>
          </table:table-cell>
          <table:table-cell office:value-type="float" office:value="1932198.82129472" calcext:value-type="float">
            <text:p>1932198,82129472</text:p>
          </table:table-cell>
          <table:table-cell office:value-type="float" office:value="964198.719723183" calcext:value-type="float">
            <text:p>964198,719723183</text:p>
          </table:table-cell>
          <table:table-cell office:value-type="float" office:value="62823.7108013937" calcext:value-type="float">
            <text:p>62823,7108013937</text:p>
          </table:table-cell>
          <table:table-cell office:value-type="float" office:value="259513.537604457" calcext:value-type="float">
            <text:p>259513,537604457</text:p>
          </table:table-cell>
          <table:table-cell office:value-type="float" office:value="275821.562245728" calcext:value-type="float">
            <text:p>275821,562245728</text:p>
          </table:table-cell>
          <table:table-cell office:value-type="float" office:value="52725.5804480652" calcext:value-type="float">
            <text:p>52725,5804480652</text:p>
          </table:table-cell>
          <table:table-cell office:value-type="float" office:value="350395.17921147" calcext:value-type="float">
            <text:p>350395,17921147</text:p>
          </table:table-cell>
          <table:table-cell office:value-type="float" office:value="299157.024793388" calcext:value-type="float">
            <text:p>299157,024793388</text:p>
          </table:table-cell>
          <table:table-cell office:value-type="float" office:value="129596.600321027" calcext:value-type="float">
            <text:p>129596,600321027</text:p>
          </table:table-cell>
          <table:table-cell office:value-type="float" office:value="412598.735095905" calcext:value-type="float">
            <text:p>412598,735095905</text:p>
          </table:table-cell>
          <table:table-cell office:value-type="float" office:value="188366.938325991" calcext:value-type="float">
            <text:p>188366,938325991</text:p>
          </table:table-cell>
          <table:table-cell office:value-type="float" office:value="190711.966643502" calcext:value-type="float">
            <text:p>190711,966643502</text:p>
          </table:table-cell>
          <table:table-cell office:value-type="float" office:value="380708.891913922" calcext:value-type="float">
            <text:p>380708,891913922</text:p>
          </table:table-cell>
          <table:table-cell office:value-type="float" office:value="243225.779714738" calcext:value-type="float">
            <text:p>243225,779714738</text:p>
          </table:table-cell>
          <table:table-cell office:value-type="float" office:value="67059.8540145985" calcext:value-type="float">
            <text:p>67059,8540145985</text:p>
          </table:table-cell>
          <table:table-cell office:value-type="float" office:value="473313.786407767" calcext:value-type="float">
            <text:p>473313,786407767</text:p>
          </table:table-cell>
          <table:table-cell office:value-type="float" office:value="231755.80693816" calcext:value-type="float">
            <text:p>231755,80693816</text:p>
          </table:table-cell>
          <table:table-cell office:value-type="float" office:value="272278.816199377" calcext:value-type="float">
            <text:p>272278,816199377</text:p>
          </table:table-cell>
          <table:table-cell office:value-type="float" office:value="393954.068522484" calcext:value-type="float">
            <text:p>393954,068522484</text:p>
          </table:table-cell>
          <table:table-cell office:value-type="float" office:value="272668.897001304" calcext:value-type="float">
            <text:p>272668,897001304</text:p>
          </table:table-cell>
          <table:table-cell office:value-type="float" office:value="674217.757575758" calcext:value-type="float">
            <text:p>674217,757575758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5785.130876269" calcext:value-type="float">
            <text:p>115785,130876269</text:p>
          </table:table-cell>
          <table:table-cell office:value-type="float" office:value="14298.7796610169" calcext:value-type="float">
            <text:p>14298,7796610169</text:p>
          </table:table-cell>
          <table:table-cell office:value-type="float" office:value="286192.039290241" calcext:value-type="float">
            <text:p>286192,039290241</text:p>
          </table:table-cell>
          <table:table-cell office:value-type="float" office:value="281574.469798658" calcext:value-type="float">
            <text:p>281574,469798658</text:p>
          </table:table-cell>
          <table:table-cell office:value-type="float" office:value="593058.942065491" calcext:value-type="float">
            <text:p>593058,942065491</text:p>
          </table:table-cell>
          <table:table-cell office:value-type="float" office:value="762385.066006601" calcext:value-type="float">
            <text:p>762385,066006601</text:p>
          </table:table-cell>
          <table:table-cell office:value-type="float" office:value="177922.074468085" calcext:value-type="float">
            <text:p>177922,074468085</text:p>
          </table:table-cell>
          <table:table-cell office:value-type="float" office:value="157311.874587459" calcext:value-type="float">
            <text:p>157311,874587459</text:p>
          </table:table-cell>
          <table:table-cell office:value-type="float" office:value="65358.8621444201" calcext:value-type="float">
            <text:p>65358,8621444201</text:p>
          </table:table-cell>
          <table:table-cell office:value-type="float" office:value="108772.727272727" calcext:value-type="float">
            <text:p>108772,727272727</text:p>
          </table:table-cell>
          <table:table-cell office:value-type="float" office:value="76565.8522267206" calcext:value-type="float">
            <text:p>76565,8522267206</text:p>
          </table:table-cell>
          <table:table-cell office:value-type="float" office:value="71949.7381974249" calcext:value-type="float">
            <text:p>71949,7381974249</text:p>
          </table:table-cell>
          <table:table-cell office:value-type="float" office:value="78501.9134524929" calcext:value-type="float">
            <text:p>78501,9134524929</text:p>
          </table:table-cell>
          <table:table-cell office:value-type="float" office:value="310789.667164179" calcext:value-type="float">
            <text:p>310789,667164179</text:p>
          </table:table-cell>
          <table:table-cell office:value-type="float" office:value="118388.021148036" calcext:value-type="float">
            <text:p>118388,021148036</text:p>
          </table:table-cell>
          <table:table-cell office:value-type="float" office:value="17752.3629489603" calcext:value-type="float">
            <text:p>17752,3629489603</text:p>
          </table:table-cell>
          <table:table-cell office:value-type="float" office:value="74927.0066889632" calcext:value-type="float">
            <text:p>74927,0066889632</text:p>
          </table:table-cell>
          <table:table-cell office:value-type="float" office:value="598674.542236106" calcext:value-type="float">
            <text:p>598674,542236106</text:p>
          </table:table-cell>
          <table:table-cell office:value-type="float" office:value="78367.5984251969" calcext:value-type="float">
            <text:p>78367,5984251969</text:p>
          </table:table-cell>
          <table:table-cell office:value-type="float" office:value="406213.441176471" calcext:value-type="float">
            <text:p>406213,441176471</text:p>
          </table:table-cell>
          <table:table-cell office:value-type="float" office:value="392170.46728972" calcext:value-type="float">
            <text:p>392170,46728972</text:p>
          </table:table-cell>
          <table:table-cell office:value-type="float" office:value="40238.8639760837" calcext:value-type="float">
            <text:p>40238,8639760837</text:p>
          </table:table-cell>
          <table:table-cell office:value-type="float" office:value="347057.113821138" calcext:value-type="float">
            <text:p>347057,113821138</text:p>
          </table:table-cell>
          <table:table-cell office:value-type="float" office:value="54655.0487804878" calcext:value-type="float">
            <text:p>54655,0487804878</text:p>
          </table:table-cell>
          <table:table-cell office:value-type="float" office:value="108490.357653791" calcext:value-type="float">
            <text:p>108490,357653791</text:p>
          </table:table-cell>
          <table:table-cell office:value-type="float" office:value="109758.461538462" calcext:value-type="float">
            <text:p>109758,461538462</text:p>
          </table:table-cell>
          <table:table-cell office:value-type="float" office:value="247741.920623145" calcext:value-type="float">
            <text:p>247741,920623145</text:p>
          </table:table-cell>
          <table:table-cell office:value-type="float" office:value="55546.9248291572" calcext:value-type="float">
            <text:p>55546,9248291572</text:p>
          </table:table-cell>
          <table:table-cell office:value-type="float" office:value="266243.813461538" calcext:value-type="float">
            <text:p>266243,813461538</text:p>
          </table:table-cell>
          <table:table-cell office:value-type="float" office:value="224290.635311871" calcext:value-type="float">
            <text:p>224290,635311871</text:p>
          </table:table-cell>
          <table:table-cell office:value-type="float" office:value="94378.5714285714" calcext:value-type="float">
            <text:p>94378,5714285714</text:p>
          </table:table-cell>
          <table:table-cell office:value-type="float" office:value="209549.718496684" calcext:value-type="float">
            <text:p>209549,718496684</text:p>
          </table:table-cell>
          <table:table-cell office:value-type="float" office:value="93909.4594594595" calcext:value-type="float">
            <text:p>93909,4594594595</text:p>
          </table:table-cell>
          <table:table-cell office:value-type="float" office:value="186942.758784425" calcext:value-type="float">
            <text:p>186942,758784425</text:p>
          </table:table-cell>
          <table:table-cell office:value-type="float" office:value="262430.930137546" calcext:value-type="float">
            <text:p>262430,930137546</text:p>
          </table:table-cell>
          <table:table-cell office:value-type="float" office:value="379699.576719577" calcext:value-type="float">
            <text:p>379699,576719577</text:p>
          </table:table-cell>
          <table:table-cell office:value-type="float" office:value="265610.583234947" calcext:value-type="float">
            <text:p>265610,583234947</text:p>
          </table:table-cell>
          <table:table-cell office:value-type="float" office:value="460752.757731959" calcext:value-type="float">
            <text:p>460752,757731959</text:p>
          </table:table-cell>
          <table:table-cell office:value-type="float" office:value="178768.049490539" calcext:value-type="float">
            <text:p>178768,049490539</text:p>
          </table:table-cell>
          <table:table-cell office:value-type="float" office:value="275581.177225341" calcext:value-type="float">
            <text:p>275581,177225341</text:p>
          </table:table-cell>
          <table:table-cell office:value-type="float" office:value="341734.77188656" calcext:value-type="float">
            <text:p>341734,77188656</text:p>
          </table:table-cell>
          <table:table-cell office:value-type="float" office:value="68101.226993865" calcext:value-type="float">
            <text:p>68101,226993865</text:p>
          </table:table-cell>
          <table:table-cell office:value-type="float" office:value="308596.756756757" calcext:value-type="float">
            <text:p>308596,756756757</text:p>
          </table:table-cell>
          <table:table-cell office:value-type="float" office:value="313202.188381275" calcext:value-type="float">
            <text:p>313202,188381275</text:p>
          </table:table-cell>
          <table:table-cell office:value-type="float" office:value="312031.525423729" calcext:value-type="float">
            <text:p>312031,525423729</text:p>
          </table:table-cell>
          <table:table-cell office:value-type="float" office:value="483922.727272727" calcext:value-type="float">
            <text:p>483922,727272727</text:p>
          </table:table-cell>
          <table:table-cell office:value-type="float" office:value="417854.122917438" calcext:value-type="float">
            <text:p>417854,122917438</text:p>
          </table:table-cell>
          <table:table-cell office:value-type="float" office:value="431938.246115288" calcext:value-type="float">
            <text:p>431938,246115288</text:p>
          </table:table-cell>
          <table:table-cell office:value-type="float" office:value="263555.437201908" calcext:value-type="float">
            <text:p>263555,437201908</text:p>
          </table:table-cell>
          <table:table-cell office:value-type="float" office:value="920013.051668461" calcext:value-type="float">
            <text:p>920013,051668461</text:p>
          </table:table-cell>
          <table:table-cell office:value-type="float" office:value="308808.281863561" calcext:value-type="float">
            <text:p>308808,281863561</text:p>
          </table:table-cell>
          <table:table-cell office:value-type="float" office:value="211270.385138197" calcext:value-type="float">
            <text:p>211270,385138197</text:p>
          </table:table-cell>
          <table:table-cell office:value-type="float" office:value="19136.4705882353" calcext:value-type="float">
            <text:p>19136,4705882353</text:p>
          </table:table-cell>
          <table:table-cell office:value-type="float" office:value="460556.165652289" calcext:value-type="float">
            <text:p>460556,165652289</text:p>
          </table:table-cell>
          <table:table-cell office:value-type="float" office:value="241573.860414395" calcext:value-type="float">
            <text:p>241573,860414395</text:p>
          </table:table-cell>
          <table:table-cell office:value-type="float" office:value="498514.956595745" calcext:value-type="float">
            <text:p>498514,956595745</text:p>
          </table:table-cell>
          <table:table-cell office:value-type="float" office:value="228451.285714286" calcext:value-type="float">
            <text:p>228451,285714286</text:p>
          </table:table-cell>
          <table:table-cell office:value-type="float" office:value="66523.0519480519" calcext:value-type="float">
            <text:p>66523,0519480519</text:p>
          </table:table-cell>
          <table:table-cell office:value-type="float" office:value="270072.402022756" calcext:value-type="float">
            <text:p>270072,402022756</text:p>
          </table:table-cell>
          <table:table-cell office:value-type="float" office:value="120875.14720314" calcext:value-type="float">
            <text:p>120875,14720314</text:p>
          </table:table-cell>
          <table:table-cell office:value-type="float" office:value="107138.274691358" calcext:value-type="float">
            <text:p>107138,274691358</text:p>
          </table:table-cell>
          <table:table-cell office:value-type="float" office:value="171205.604790419" calcext:value-type="float">
            <text:p>171205,604790419</text:p>
          </table:table-cell>
          <table:table-cell office:value-type="float" office:value="184705.095427435" calcext:value-type="float">
            <text:p>184705,095427435</text:p>
          </table:table-cell>
          <table:table-cell office:value-type="float" office:value="170862.34375" calcext:value-type="float">
            <text:p>170862,34375</text:p>
          </table:table-cell>
          <table:table-cell office:value-type="float" office:value="239611.13372093" calcext:value-type="float">
            <text:p>239611,13372093</text:p>
          </table:table-cell>
          <table:table-cell office:value-type="float" office:value="293745.168299199" calcext:value-type="float">
            <text:p>293745,168299199</text:p>
          </table:table-cell>
          <table:table-cell office:value-type="float" office:value="343241.035856574" calcext:value-type="float">
            <text:p>343241,035856574</text:p>
          </table:table-cell>
          <table:table-cell office:value-type="float" office:value="47954.9168646081" calcext:value-type="float">
            <text:p>47954,9168646081</text:p>
          </table:table-cell>
          <table:table-cell office:value-type="float" office:value="395194.844031194" calcext:value-type="float">
            <text:p>395194,844031194</text:p>
          </table:table-cell>
          <table:table-cell office:value-type="float" office:value="346587.205657492" calcext:value-type="float">
            <text:p>346587,205657492</text:p>
          </table:table-cell>
          <table:table-cell office:value-type="float" office:value="10446.4443920829" calcext:value-type="float">
            <text:p>10446,4443920829</text:p>
          </table:table-cell>
          <table:table-cell office:value-type="float" office:value="21709.5804195804" calcext:value-type="float">
            <text:p>21709,5804195804</text:p>
          </table:table-cell>
          <table:table-cell office:value-type="float" office:value="10116.1334289813" calcext:value-type="float">
            <text:p>10116,1334289813</text:p>
          </table:table-cell>
          <table:table-cell office:value-type="float" office:value="9832.1568627451" calcext:value-type="float">
            <text:p>9832,1568627451</text:p>
          </table:table-cell>
          <table:table-cell office:value-type="float" office:value="162540.211210398" calcext:value-type="float">
            <text:p>162540,211210398</text:p>
          </table:table-cell>
          <table:table-cell office:value-type="float" office:value="16298.6596194503" calcext:value-type="float">
            <text:p>16298,6596194503</text:p>
          </table:table-cell>
          <table:table-cell office:value-type="float" office:value="14854.5975378788" calcext:value-type="float">
            <text:p>14854,5975378788</text:p>
          </table:table-cell>
          <table:table-cell office:value-type="float" office:value="188230.247856586" calcext:value-type="float">
            <text:p>188230,247856586</text:p>
          </table:table-cell>
          <table:table-cell office:value-type="float" office:value="82783.8827838828" calcext:value-type="float">
            <text:p>82783,8827838828</text:p>
          </table:table-cell>
          <table:table-cell office:value-type="float" office:value="10535.1872340426" calcext:value-type="float">
            <text:p>10535,1872340426</text:p>
          </table:table-cell>
          <table:table-cell office:value-type="float" office:value="11354.5347467609" calcext:value-type="float">
            <text:p>11354,5347467609</text:p>
          </table:table-cell>
          <table:table-cell office:value-type="float" office:value="110903.684563758" calcext:value-type="float">
            <text:p>110903,684563758</text:p>
          </table:table-cell>
          <table:table-cell office:value-type="float" office:value="178680.352380952" calcext:value-type="float">
            <text:p>178680,352380952</text:p>
          </table:table-cell>
          <table:table-cell office:value-type="float" office:value="16205.8711001642" calcext:value-type="float">
            <text:p>16205,8711001642</text:p>
          </table:table-cell>
          <table:table-cell office:value-type="float" office:value="176861.37176274" calcext:value-type="float">
            <text:p>176861,37176274</text:p>
          </table:table-cell>
          <table:table-cell office:value-type="float" office:value="18959.6721311475" calcext:value-type="float">
            <text:p>18959,6721311475</text:p>
          </table:table-cell>
          <table:table-cell office:value-type="float" office:value="462109.851143205" calcext:value-type="float">
            <text:p>462109,851143205</text:p>
          </table:table-cell>
          <table:table-cell office:value-type="float" office:value="18774.8584534731" calcext:value-type="float">
            <text:p>18774,8584534731</text:p>
          </table:table-cell>
          <table:table-cell office:value-type="float" office:value="448945" calcext:value-type="float">
            <text:p>448945</text:p>
          </table:table-cell>
          <table:table-cell office:value-type="float" office:value="9782.60869565217" calcext:value-type="float">
            <text:p>9782,60869565217</text:p>
          </table:table-cell>
          <table:table-cell office:value-type="float" office:value="17322.3039690223" calcext:value-type="float">
            <text:p>17322,3039690223</text:p>
          </table:table-cell>
          <table:table-cell office:value-type="float" office:value="90920.6135578584" calcext:value-type="float">
            <text:p>90920,6135578584</text:p>
          </table:table-cell>
          <table:table-cell office:value-type="float" office:value="11439.292543021" calcext:value-type="float">
            <text:p>11439,292543021</text:p>
          </table:table-cell>
          <table:table-cell office:value-type="float" office:value="16378.0576441103" calcext:value-type="float">
            <text:p>16378,0576441103</text:p>
          </table:table-cell>
          <table:table-cell office:value-type="float" office:value="21654.2452830189" calcext:value-type="float">
            <text:p>21654,2452830189</text:p>
          </table:table-cell>
          <table:table-cell office:value-type="float" office:value="113754.509687034" calcext:value-type="float">
            <text:p>113754,509687034</text:p>
          </table:table-cell>
          <table:table-cell office:value-type="float" office:value="61410.4539202201" calcext:value-type="float">
            <text:p>61410,4539202201</text:p>
          </table:table-cell>
          <table:table-cell office:value-type="float" office:value="21585.4776366648" calcext:value-type="float">
            <text:p>21585,4776366648</text:p>
          </table:table-cell>
          <table:table-cell office:value-type="float" office:value="45845.2623335944" calcext:value-type="float">
            <text:p>45845,2623335944</text:p>
          </table:table-cell>
          <table:table-cell office:value-type="float" office:value="94584.0985324948" calcext:value-type="float">
            <text:p>94584,0985324948</text:p>
          </table:table-cell>
          <table:table-cell office:value-type="float" office:value="9392.65384615385" calcext:value-type="float">
            <text:p>9392,65384615385</text:p>
          </table:table-cell>
          <table:table-cell office:value-type="float" office:value="81248.2412569691" calcext:value-type="float">
            <text:p>81248,2412569691</text:p>
          </table:table-cell>
          <table:table-cell office:value-type="float" office:value="30348.5771012574" calcext:value-type="float">
            <text:p>30348,5771012574</text:p>
          </table:table-cell>
          <table:table-cell office:value-type="float" office:value="6235.29411764706" calcext:value-type="float">
            <text:p>6235,29411764706</text:p>
          </table:table-cell>
          <table:table-cell office:value-type="float" office:value="44577.2727272727" calcext:value-type="float">
            <text:p>44577,2727272727</text:p>
          </table:table-cell>
          <table:table-cell office:value-type="float" office:value="8504.05594405594" calcext:value-type="float">
            <text:p>8504,05594405594</text:p>
          </table:table-cell>
          <table:table-cell office:value-type="float" office:value="14436.8930926762" calcext:value-type="float">
            <text:p>14436,8930926762</text:p>
          </table:table-cell>
          <table:table-cell office:value-type="float" office:value="19477.9438110749" calcext:value-type="float">
            <text:p>19477,9438110749</text:p>
          </table:table-cell>
          <table:table-cell office:value-type="float" office:value="69639.751552795" calcext:value-type="float">
            <text:p>69639,751552795</text:p>
          </table:table-cell>
          <table:table-cell office:value-type="float" office:value="8332.3731884058" calcext:value-type="float">
            <text:p>8332,3731884058</text:p>
          </table:table-cell>
          <table:table-cell office:value-type="float" office:value="11288.1481481481" calcext:value-type="float">
            <text:p>11288,1481481481</text:p>
          </table:table-cell>
          <table:table-cell office:value-type="float" office:value="19871.3206590621" calcext:value-type="float">
            <text:p>19871,3206590621</text:p>
          </table:table-cell>
          <table:table-cell office:value-type="float" office:value="35171.5126811594" calcext:value-type="float">
            <text:p>35171,5126811594</text:p>
          </table:table-cell>
          <table:table-cell office:value-type="float" office:value="265950.183923706" calcext:value-type="float">
            <text:p>265950,183923706</text:p>
          </table:table-cell>
          <table:table-cell office:value-type="float" office:value="149588.803088803" calcext:value-type="float">
            <text:p>149588,803088803</text:p>
          </table:table-cell>
          <table:table-cell office:value-type="float" office:value="132383.127243718" calcext:value-type="float">
            <text:p>132383,127243718</text:p>
          </table:table-cell>
          <table:table-cell office:value-type="float" office:value="815948.851612082" calcext:value-type="float">
            <text:p>815948,851612082</text:p>
          </table:table-cell>
          <table:table-cell office:value-type="float" office:value="16054.2388758782" calcext:value-type="float">
            <text:p>16054,2388758782</text:p>
          </table:table-cell>
          <table:table-cell office:value-type="float" office:value="104086.88988883" calcext:value-type="float">
            <text:p>104086,88988883</text:p>
          </table:table-cell>
          <table:table-cell office:value-type="float" office:value="154603.855306997" calcext:value-type="float">
            <text:p>154603,855306997</text:p>
          </table:table-cell>
          <table:table-cell office:value-type="float" office:value="308125.490196078" calcext:value-type="float">
            <text:p>308125,490196078</text:p>
          </table:table-cell>
          <table:table-cell office:value-type="float" office:value="562468.71623636" calcext:value-type="float">
            <text:p>562468,71623636</text:p>
          </table:table-cell>
          <table:table-cell office:value-type="float" office:value="191571.004366812" calcext:value-type="float">
            <text:p>191571,004366812</text:p>
          </table:table-cell>
          <table:table-cell office:value-type="float" office:value="123056.965912048" calcext:value-type="float">
            <text:p>123056,965912048</text:p>
          </table:table-cell>
          <table:table-cell office:value-type="float" office:value="195656.184922949" calcext:value-type="float">
            <text:p>195656,184922949</text:p>
          </table:table-cell>
          <table:table-cell office:value-type="float" office:value="292072.123893805" calcext:value-type="float">
            <text:p>292072,123893805</text:p>
          </table:table-cell>
          <table:table-cell office:value-type="float" office:value="154166.446613088" calcext:value-type="float">
            <text:p>154166,446613088</text:p>
          </table:table-cell>
          <table:table-cell office:value-type="float" office:value="71052.8" calcext:value-type="float">
            <text:p>71052,8</text:p>
          </table:table-cell>
          <table:table-cell office:value-type="float" office:value="60333.3534560821" calcext:value-type="float">
            <text:p>60333,3534560821</text:p>
          </table:table-cell>
          <table:table-cell office:value-type="float" office:value="124528.497409326" calcext:value-type="float">
            <text:p>124528,497409326</text:p>
          </table:table-cell>
          <table:table-cell office:value-type="float" office:value="196737.931034483" calcext:value-type="float">
            <text:p>196737,931034483</text:p>
          </table:table-cell>
          <table:table-cell office:value-type="float" office:value="90227.1696776479" calcext:value-type="float">
            <text:p>90227,1696776479</text:p>
          </table:table-cell>
          <table:table-cell office:value-type="float" office:value="94584.1808969788" calcext:value-type="float">
            <text:p>94584,1808969788</text:p>
          </table:table-cell>
          <table:table-cell office:value-type="float" office:value="180819.692423106" calcext:value-type="float">
            <text:p>180819,692423106</text:p>
          </table:table-cell>
          <table:table-cell office:value-type="float" office:value="165922.619047619" calcext:value-type="float">
            <text:p>165922,619047619</text:p>
          </table:table-cell>
          <table:table-cell office:value-type="float" office:value="30886.8501529052" calcext:value-type="float">
            <text:p>30886,8501529052</text:p>
          </table:table-cell>
          <table:table-cell office:value-type="float" office:value="172676.945668135" calcext:value-type="float">
            <text:p>172676,945668135</text:p>
          </table:table-cell>
          <table:table-cell office:value-type="float" office:value="49432.5657894737" calcext:value-type="float">
            <text:p>49432,5657894737</text:p>
          </table:table-cell>
          <table:table-cell office:value-type="float" office:value="60400.4094165814" calcext:value-type="float">
            <text:p>60400,4094165814</text:p>
          </table:table-cell>
          <table:table-cell office:value-type="float" office:value="142349.693295292" calcext:value-type="float">
            <text:p>142349,693295292</text:p>
          </table:table-cell>
          <table:table-cell office:value-type="float" office:value="148255.476912706" calcext:value-type="float">
            <text:p>148255,476912706</text:p>
          </table:table-cell>
          <table:table-cell office:value-type="float" office:value="114538.42519685" calcext:value-type="float">
            <text:p>114538,42519685</text:p>
          </table:table-cell>
          <table:table-cell office:value-type="float" office:value="64356.7867036011" calcext:value-type="float">
            <text:p>64356,7867036011</text:p>
          </table:table-cell>
          <table:table-cell office:value-type="float" office:value="135606.204439252" calcext:value-type="float">
            <text:p>135606,204439252</text:p>
          </table:table-cell>
          <table:table-cell office:value-type="float" office:value="118207.356321839" calcext:value-type="float">
            <text:p>118207,356321839</text:p>
          </table:table-cell>
          <table:table-cell office:value-type="float" office:value="52824.4660194175" calcext:value-type="float">
            <text:p>52824,4660194175</text:p>
          </table:table-cell>
          <table:table-cell office:value-type="float" office:value="208731.629392971" calcext:value-type="float">
            <text:p>208731,629392971</text:p>
          </table:table-cell>
          <table:table-cell office:value-type="float" office:value="141855.317394889" calcext:value-type="float">
            <text:p>141855,317394889</text:p>
          </table:table-cell>
          <table:table-cell office:value-type="float" office:value="105789.660743134" calcext:value-type="float">
            <text:p>105789,660743134</text:p>
          </table:table-cell>
          <table:table-cell office:value-type="float" office:value="94906.7708333333" calcext:value-type="float">
            <text:p>94906,7708333333</text:p>
          </table:table-cell>
          <table:table-cell office:value-type="float" office:value="94997.4074074074" calcext:value-type="float">
            <text:p>94997,4074074074</text:p>
          </table:table-cell>
          <table:table-cell office:value-type="float" office:value="80856.9444444444" calcext:value-type="float">
            <text:p>80856,9444444444</text:p>
          </table:table-cell>
          <table:table-cell office:value-type="float" office:value="159191.907634699" calcext:value-type="float">
            <text:p>159191,907634699</text:p>
          </table:table-cell>
          <table:table-cell office:value-type="float" office:value="72851.2118018967" calcext:value-type="float">
            <text:p>72851,2118018967</text:p>
          </table:table-cell>
          <table:table-cell office:value-type="float" office:value="136446.216768916" calcext:value-type="float">
            <text:p>136446,216768916</text:p>
          </table:table-cell>
          <table:table-cell office:value-type="float" office:value="135608.077738516" calcext:value-type="float">
            <text:p>135608,077738516</text:p>
          </table:table-cell>
          <table:table-cell office:value-type="float" office:value="99772.4096052995" calcext:value-type="float">
            <text:p>99772,4096052995</text:p>
          </table:table-cell>
          <table:table-cell office:value-type="float" office:value="65915.1685393258" calcext:value-type="float">
            <text:p>65915,1685393258</text:p>
          </table:table-cell>
          <table:table-cell office:value-type="float" office:value="217647.28655375" calcext:value-type="float">
            <text:p>217647,28655375</text:p>
          </table:table-cell>
          <table:table-cell office:value-type="float" office:value="102210.960232784" calcext:value-type="float">
            <text:p>102210,960232784</text:p>
          </table:table-cell>
          <table:table-cell office:value-type="float" office:value="86770.6957287538" calcext:value-type="float">
            <text:p>86770,6957287538</text:p>
          </table:table-cell>
          <table:table-cell office:value-type="float" office:value="9634.65085638999" calcext:value-type="float">
            <text:p>9634,65085638999</text:p>
          </table:table-cell>
          <table:table-cell office:value-type="float" office:value="150807.355033412" calcext:value-type="float">
            <text:p>150807,355033412</text:p>
          </table:table-cell>
          <table:table-cell office:value-type="float" office:value="144213.219616205" calcext:value-type="float">
            <text:p>144213,219616205</text:p>
          </table:table-cell>
          <table:table-cell office:value-type="float" office:value="92279.7988077496" calcext:value-type="float">
            <text:p>92279,7988077496</text:p>
          </table:table-cell>
          <table:table-cell office:value-type="float" office:value="125863.215859031" calcext:value-type="float">
            <text:p>125863,215859031</text:p>
          </table:table-cell>
          <table:table-cell office:value-type="float" office:value="44536.877394636" calcext:value-type="float">
            <text:p>44536,877394636</text:p>
          </table:table-cell>
          <table:table-cell office:value-type="float" office:value="128127.576197388" calcext:value-type="float">
            <text:p>128127,576197388</text:p>
          </table:table-cell>
          <table:table-cell office:value-type="float" office:value="171930.158730159" calcext:value-type="float">
            <text:p>171930,158730159</text:p>
          </table:table-cell>
          <table:table-cell office:value-type="float" office:value="243671.130952381" calcext:value-type="float">
            <text:p>243671,130952381</text:p>
          </table:table-cell>
          <table:table-cell office:value-type="float" office:value="53325.3413253413" calcext:value-type="float">
            <text:p>53325,3413253413</text:p>
          </table:table-cell>
          <table:table-cell office:value-type="float" office:value="111937.347489442" calcext:value-type="float">
            <text:p>111937,347489442</text:p>
          </table:table-cell>
          <table:table-cell office:value-type="float" office:value="93904.2553191489" calcext:value-type="float">
            <text:p>93904,2553191489</text:p>
          </table:table-cell>
          <table:table-cell office:value-type="float" office:value="83734.1772151899" calcext:value-type="float">
            <text:p>83734,1772151899</text:p>
          </table:table-cell>
          <table:table-cell office:value-type="float" office:value="92462.7586206897" calcext:value-type="float">
            <text:p>92462,7586206897</text:p>
          </table:table-cell>
          <table:table-cell office:value-type="float" office:value="76468.0564895763" calcext:value-type="float">
            <text:p>76468,0564895763</text:p>
          </table:table-cell>
          <table:table-cell office:value-type="float" office:value="121571.583977512" calcext:value-type="float">
            <text:p>121571,583977512</text:p>
          </table:table-cell>
          <table:table-cell office:value-type="float" office:value="96475" calcext:value-type="float">
            <text:p>96475</text:p>
          </table:table-cell>
          <table:table-cell office:value-type="float" office:value="105399.96764801" calcext:value-type="float">
            <text:p>105399,96764801</text:p>
          </table:table-cell>
          <table:table-cell office:value-type="float" office:value="45348.2620854974" calcext:value-type="float">
            <text:p>45348,2620854974</text:p>
          </table:table-cell>
          <table:table-cell office:value-type="float" office:value="89347.7723177723" calcext:value-type="float">
            <text:p>89347,7723177723</text:p>
          </table:table-cell>
          <table:table-cell office:value-type="float" office:value="136991.136504015" calcext:value-type="float">
            <text:p>136991,136504015</text:p>
          </table:table-cell>
          <table:table-cell office:value-type="float" office:value="67928.083028083" calcext:value-type="float">
            <text:p>67928,083028083</text:p>
          </table:table-cell>
          <table:table-cell office:value-type="float" office:value="126132.029339853" calcext:value-type="float">
            <text:p>126132,029339853</text:p>
          </table:table-cell>
          <table:table-cell office:value-type="float" office:value="57330.4562268804" calcext:value-type="float">
            <text:p>57330,4562268804</text:p>
          </table:table-cell>
          <table:table-cell office:value-type="float" office:value="108391.761579347" calcext:value-type="float">
            <text:p>108391,761579347</text:p>
          </table:table-cell>
          <table:table-cell office:value-type="float" office:value="88809.7889537494" calcext:value-type="float">
            <text:p>88809,7889537494</text:p>
          </table:table-cell>
          <table:table-cell office:value-type="float" office:value="74275.2087347463" calcext:value-type="float">
            <text:p>74275,2087347463</text:p>
          </table:table-cell>
          <table:table-cell office:value-type="float" office:value="39190.9282700422" calcext:value-type="float">
            <text:p>39190,9282700422</text:p>
          </table:table-cell>
          <table:table-cell office:value-type="float" office:value="106799.793495096" calcext:value-type="float">
            <text:p>106799,793495096</text:p>
          </table:table-cell>
          <table:table-cell office:value-type="float" office:value="175359.127682026" calcext:value-type="float">
            <text:p>175359,127682026</text:p>
          </table:table-cell>
          <table:table-cell office:value-type="float" office:value="99619.0905190905" calcext:value-type="float">
            <text:p>99619,0905190905</text:p>
          </table:table-cell>
          <table:table-cell office:value-type="float" office:value="588722.905164983" calcext:value-type="float">
            <text:p>588722,905164983</text:p>
          </table:table-cell>
          <table:table-cell office:value-type="float" office:value="3314.91712707182" calcext:value-type="float">
            <text:p>3314,91712707182</text:p>
          </table:table-cell>
          <table:table-cell office:value-type="float" office:value="200549.970879441" calcext:value-type="float">
            <text:p>200549,970879441</text:p>
          </table:table-cell>
          <table:table-cell office:value-type="float" office:value="6412.5" calcext:value-type="float">
            <text:p>6412,5</text:p>
          </table:table-cell>
          <table:table-cell office:value-type="float" office:value="63761.780104712" calcext:value-type="float">
            <text:p>63761,780104712</text:p>
          </table:table-cell>
          <table:table-cell office:value-type="float" office:value="596372.450613926" calcext:value-type="float">
            <text:p>596372,450613926</text:p>
          </table:table-cell>
          <table:table-cell office:value-type="float" office:value="40710.9596224436" calcext:value-type="float">
            <text:p>40710,9596224436</text:p>
          </table:table-cell>
          <table:table-cell office:value-type="float" office:value="112100.398925969" calcext:value-type="float">
            <text:p>112100,398925969</text:p>
          </table:table-cell>
          <table:table-cell office:value-type="float" office:value="92435.5263157895" calcext:value-type="float">
            <text:p>92435,5263157895</text:p>
          </table:table-cell>
          <table:table-cell office:value-type="float" office:value="140306.060606061" calcext:value-type="float">
            <text:p>140306,060606061</text:p>
          </table:table-cell>
          <table:table-cell office:value-type="float" office:value="92431.7346938775" calcext:value-type="float">
            <text:p>92431,7346938775</text:p>
          </table:table-cell>
          <table:table-cell office:value-type="float" office:value="70952.4249422633" calcext:value-type="float">
            <text:p>70952,4249422633</text:p>
          </table:table-cell>
          <table:table-cell office:value-type="float" office:value="184365.701042874" calcext:value-type="float">
            <text:p>184365,701042874</text:p>
          </table:table-cell>
          <table:table-cell office:value-type="float" office:value="84049.667405765" calcext:value-type="float">
            <text:p>84049,667405765</text:p>
          </table:table-cell>
          <table:table-cell office:value-type="float" office:value="95823.7194277803" calcext:value-type="float">
            <text:p>95823,7194277803</text:p>
          </table:table-cell>
          <table:table-cell office:value-type="float" office:value="124105.828220859" calcext:value-type="float">
            <text:p>124105,828220859</text:p>
          </table:table-cell>
          <table:table-cell office:value-type="float" office:value="15520.1109570042" calcext:value-type="float">
            <text:p>15520,1109570042</text:p>
          </table:table-cell>
          <table:table-cell office:value-type="float" office:value="83914.9949849549" calcext:value-type="float">
            <text:p>83914,9949849549</text:p>
          </table:table-cell>
          <table:table-cell office:value-type="float" office:value="188122.42703533" calcext:value-type="float">
            <text:p>188122,42703533</text:p>
          </table:table-cell>
          <table:table-cell office:value-type="float" office:value="100538.837920489" calcext:value-type="float">
            <text:p>100538,837920489</text:p>
          </table:table-cell>
          <table:table-cell office:value-type="float" office:value="126839.366197183" calcext:value-type="float">
            <text:p>126839,366197183</text:p>
          </table:table-cell>
          <table:table-cell office:value-type="float" office:value="139407.407407407" calcext:value-type="float">
            <text:p>139407,407407407</text:p>
          </table:table-cell>
          <table:table-cell office:value-type="float" office:value="120402.919708029" calcext:value-type="float">
            <text:p>120402,919708029</text:p>
          </table:table-cell>
          <table:table-cell office:value-type="float" office:value="164456.194282201" calcext:value-type="float">
            <text:p>164456,194282201</text:p>
          </table:table-cell>
          <table:table-cell office:value-type="float" office:value="119733.245283019" calcext:value-type="float">
            <text:p>119733,245283019</text:p>
          </table:table-cell>
          <table:table-cell office:value-type="float" office:value="163424.80620155" calcext:value-type="float">
            <text:p>163424,80620155</text:p>
          </table:table-cell>
          <table:table-cell office:value-type="float" office:value="138545.921644188" calcext:value-type="float">
            <text:p>138545,921644188</text:p>
          </table:table-cell>
          <table:table-cell office:value-type="float" office:value="83163.0201630202" calcext:value-type="float">
            <text:p>83163,0201630202</text:p>
          </table:table-cell>
          <table:table-cell office:value-type="float" office:value="164017.46969697" calcext:value-type="float">
            <text:p>164017,46969697</text:p>
          </table:table-cell>
          <table:table-cell office:value-type="float" office:value="68987.7300613497" calcext:value-type="float">
            <text:p>68987,7300613497</text:p>
          </table:table-cell>
          <table:table-cell office:value-type="float" office:value="581533.863963964" calcext:value-type="float">
            <text:p>581533,863963964</text:p>
          </table:table-cell>
          <table:table-cell office:value-type="float" office:value="1230737.63095545" calcext:value-type="float">
            <text:p>1230737,63095545</text:p>
          </table:table-cell>
          <table:table-cell office:value-type="float" office:value="657127.161107168" calcext:value-type="float">
            <text:p>657127,161107168</text:p>
          </table:table-cell>
          <table:table-cell office:value-type="float" office:value="369738.980375427" calcext:value-type="float">
            <text:p>369738,980375427</text:p>
          </table:table-cell>
          <table:table-cell office:value-type="float" office:value="1002018.59517304" calcext:value-type="float">
            <text:p>1002018,59517304</text:p>
          </table:table-cell>
          <table:table-cell office:value-type="float" office:value="572139.86726039" calcext:value-type="float">
            <text:p>572139,86726039</text:p>
          </table:table-cell>
          <table:table-cell office:value-type="float" office:value="6793108.08657356" calcext:value-type="float">
            <text:p>6793108,08657356</text:p>
          </table:table-cell>
          <table:table-cell office:value-type="float" office:value="1164757.12181467" calcext:value-type="float">
            <text:p>1164757,12181467</text:p>
          </table:table-cell>
          <table:table-cell office:value-type="float" office:value="335338.861134632" calcext:value-type="float">
            <text:p>335338,861134632</text:p>
          </table:table-cell>
          <table:table-cell office:value-type="float" office:value="622268.47565842" calcext:value-type="float">
            <text:p>622268,47565842</text:p>
          </table:table-cell>
          <table:table-cell office:value-type="float" office:value="1120473.78938188" calcext:value-type="float">
            <text:p>1120473,78938188</text:p>
          </table:table-cell>
          <table:table-cell office:value-type="float" office:value="530633.105996902" calcext:value-type="float">
            <text:p>530633,105996902</text:p>
          </table:table-cell>
          <table:table-cell office:value-type="float" office:value="1632475.82316798" calcext:value-type="float">
            <text:p>1632475,82316798</text:p>
          </table:table-cell>
          <table:table-cell office:value-type="float" office:value="2142740.47364217" calcext:value-type="float">
            <text:p>2142740,47364217</text:p>
          </table:table-cell>
          <table:table-cell office:value-type="float" office:value="916544.476282051" calcext:value-type="float">
            <text:p>916544,476282051</text:p>
          </table:table-cell>
          <table:table-cell office:value-type="float" office:value="1509031.9852071" calcext:value-type="float">
            <text:p>1509031,9852071</text:p>
          </table:table-cell>
          <table:table-cell office:value-type="float" office:value="1864770.92109393" calcext:value-type="float">
            <text:p>1864770,92109393</text:p>
          </table:table-cell>
          <table:table-cell office:value-type="float" office:value="575063.737968965" calcext:value-type="float">
            <text:p>575063,737968965</text:p>
          </table:table-cell>
          <table:table-cell office:value-type="float" office:value="1101617.76392252" calcext:value-type="float">
            <text:p>1101617,76392252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5" calcext:value-type="float">
            <text:p>5</text:p>
          </table:table-cell>
          <table:table-cell office:value-type="float" office:value="0.376404234064954" calcext:value-type="float">
            <text:p>0,376404234064954</text:p>
          </table:table-cell>
          <table:table-cell office:value-type="float" office:value="0.332237245917391" calcext:value-type="float">
            <text:p>0,332237245917391</text:p>
          </table:table-cell>
          <table:table-cell office:value-type="float" office:value="0.364183985654644" calcext:value-type="float">
            <text:p>0,364183985654644</text:p>
          </table:table-cell>
          <table:table-cell office:value-type="float" office:value="0.420178828651597" calcext:value-type="float">
            <text:p>0,420178828651597</text:p>
          </table:table-cell>
          <table:table-cell office:value-type="float" office:value="0.346077600300718" calcext:value-type="float">
            <text:p>0,346077600300718</text:p>
          </table:table-cell>
          <table:table-cell office:value-type="float" office:value="0.342767366693381" calcext:value-type="float">
            <text:p>0,342767366693381</text:p>
          </table:table-cell>
          <table:table-cell office:value-type="float" office:value="0.396970408846969" calcext:value-type="float">
            <text:p>0,396970408846969</text:p>
          </table:table-cell>
          <table:table-cell office:value-type="float" office:value="0.515148771252857" calcext:value-type="float">
            <text:p>0,515148771252857</text:p>
          </table:table-cell>
          <table:table-cell office:value-type="float" office:value="0.43215146890695" calcext:value-type="float">
            <text:p>0,43215146890695</text:p>
          </table:table-cell>
          <table:table-cell office:value-type="float" office:value="0.3639644045303" calcext:value-type="float">
            <text:p>0,3639644045303</text:p>
          </table:table-cell>
          <table:table-cell office:value-type="float" office:value="0.377819072932417" calcext:value-type="float">
            <text:p>0,377819072932417</text:p>
          </table:table-cell>
          <table:table-cell office:value-type="float" office:value="0.417919878116601" calcext:value-type="float">
            <text:p>0,417919878116601</text:p>
          </table:table-cell>
          <table:table-cell office:value-type="float" office:value="0.394467932291204" calcext:value-type="float">
            <text:p>0,394467932291204</text:p>
          </table:table-cell>
          <table:table-cell office:value-type="float" office:value="0.395889343383951" calcext:value-type="float">
            <text:p>0,395889343383951</text:p>
          </table:table-cell>
          <table:table-cell office:value-type="float" office:value="0.354986306992654" calcext:value-type="float">
            <text:p>0,354986306992654</text:p>
          </table:table-cell>
          <table:table-cell office:value-type="float" office:value="0.370693829631405" calcext:value-type="float">
            <text:p>0,370693829631405</text:p>
          </table:table-cell>
          <table:table-cell office:value-type="float" office:value="0.423094105004982" calcext:value-type="float">
            <text:p>0,423094105004982</text:p>
          </table:table-cell>
          <table:table-cell office:value-type="float" office:value="0.396664712490042" calcext:value-type="float">
            <text:p>0,396664712490042</text:p>
          </table:table-cell>
          <table:table-cell office:value-type="float" office:value="0.356802956575592" calcext:value-type="float">
            <text:p>0,356802956575592</text:p>
          </table:table-cell>
          <table:table-cell office:value-type="float" office:value="0.284863998705616" calcext:value-type="float">
            <text:p>0,284863998705616</text:p>
          </table:table-cell>
          <table:table-cell office:value-type="float" office:value="0.591532283874974" calcext:value-type="float">
            <text:p>0,591532283874974</text:p>
          </table:table-cell>
          <table:table-cell office:value-type="float" office:value="0.535863304395382" calcext:value-type="float">
            <text:p>0,535863304395382</text:p>
          </table:table-cell>
          <table:table-cell office:value-type="float" office:value="0.535957534311862" calcext:value-type="float">
            <text:p>0,535957534311862</text:p>
          </table:table-cell>
          <table:table-cell office:value-type="float" office:value="0.387582806786768" calcext:value-type="float">
            <text:p>0,387582806786768</text:p>
          </table:table-cell>
          <table:table-cell office:value-type="float" office:value="0.217017800623844" calcext:value-type="float">
            <text:p>0,217017800623844</text:p>
          </table:table-cell>
          <table:table-cell office:value-type="float" office:value="0.492439542656784" calcext:value-type="float">
            <text:p>0,492439542656784</text:p>
          </table:table-cell>
          <table:table-cell office:value-type="float" office:value="0.360145307073024" calcext:value-type="float">
            <text:p>0,360145307073024</text:p>
          </table:table-cell>
          <table:table-cell office:value-type="float" office:value="0.346211965014373" calcext:value-type="float">
            <text:p>0,346211965014373</text:p>
          </table:table-cell>
          <table:table-cell office:value-type="float" office:value="0.304761714836652" calcext:value-type="float">
            <text:p>0,304761714836652</text:p>
          </table:table-cell>
          <table:table-cell office:value-type="float" office:value="0.475599230125329" calcext:value-type="float">
            <text:p>0,475599230125329</text:p>
          </table:table-cell>
          <table:table-cell office:value-type="float" office:value="0.504826199032995" calcext:value-type="float">
            <text:p>0,504826199032995</text:p>
          </table:table-cell>
          <table:table-cell office:value-type="float" office:value="0.479637118631615" calcext:value-type="float">
            <text:p>0,479637118631615</text:p>
          </table:table-cell>
          <table:table-cell office:value-type="float" office:value="0.43044000547158" calcext:value-type="float">
            <text:p>0,43044000547158</text:p>
          </table:table-cell>
          <table:table-cell office:value-type="float" office:value="0.536768958825318" calcext:value-type="float">
            <text:p>0,536768958825318</text:p>
          </table:table-cell>
          <table:table-cell office:value-type="float" office:value="0.60231506308105" calcext:value-type="float">
            <text:p>0,60231506308105</text:p>
          </table:table-cell>
          <table:table-cell office:value-type="float" office:value="0.429380886945455" calcext:value-type="float">
            <text:p>0,429380886945455</text:p>
          </table:table-cell>
          <table:table-cell office:value-type="float" office:value="0.392068572243456" calcext:value-type="float">
            <text:p>0,392068572243456</text:p>
          </table:table-cell>
          <table:table-cell office:value-type="float" office:value="0.354180388152199" calcext:value-type="float">
            <text:p>0,354180388152199</text:p>
          </table:table-cell>
          <table:table-cell office:value-type="float" office:value="0.585671272245375" calcext:value-type="float">
            <text:p>0,585671272245375</text:p>
          </table:table-cell>
          <table:table-cell office:value-type="float" office:value="0.514658748171426" calcext:value-type="float">
            <text:p>0,514658748171426</text:p>
          </table:table-cell>
          <table:table-cell office:value-type="float" office:value="0.651066924729877" calcext:value-type="float">
            <text:p>0,651066924729877</text:p>
          </table:table-cell>
          <table:table-cell office:value-type="float" office:value="0.459805329050883" calcext:value-type="float">
            <text:p>0,459805329050883</text:p>
          </table:table-cell>
          <table:table-cell office:value-type="float" office:value="0.509523082627699" calcext:value-type="float">
            <text:p>0,509523082627699</text:p>
          </table:table-cell>
          <table:table-cell office:value-type="float" office:value="0.397112149273537" calcext:value-type="float">
            <text:p>0,397112149273537</text:p>
          </table:table-cell>
          <table:table-cell office:value-type="float" office:value="0.442462511209394" calcext:value-type="float">
            <text:p>0,442462511209394</text:p>
          </table:table-cell>
          <table:table-cell office:value-type="float" office:value="0.479725438457403" calcext:value-type="float">
            <text:p>0,479725438457403</text:p>
          </table:table-cell>
          <table:table-cell office:value-type="float" office:value="0.358365673274296" calcext:value-type="float">
            <text:p>0,358365673274296</text:p>
          </table:table-cell>
          <table:table-cell office:value-type="float" office:value="0.31650377678048" calcext:value-type="float">
            <text:p>0,31650377678048</text:p>
          </table:table-cell>
          <table:table-cell office:value-type="float" office:value="0.517340990519868" calcext:value-type="float">
            <text:p>0,517340990519868</text:p>
          </table:table-cell>
          <table:table-cell office:value-type="float" office:value="0.488311659676435" calcext:value-type="float">
            <text:p>0,488311659676435</text:p>
          </table:table-cell>
          <table:table-cell office:value-type="float" office:value="0.580998333021562" calcext:value-type="float">
            <text:p>0,580998333021562</text:p>
          </table:table-cell>
          <table:table-cell office:value-type="float" office:value="0.289598438371445" calcext:value-type="float">
            <text:p>0,289598438371445</text:p>
          </table:table-cell>
          <table:table-cell office:value-type="float" office:value="0.457932722909282" calcext:value-type="float">
            <text:p>0,457932722909282</text:p>
          </table:table-cell>
          <table:table-cell office:value-type="float" office:value="0.595244766547598" calcext:value-type="float">
            <text:p>0,595244766547598</text:p>
          </table:table-cell>
          <table:table-cell office:value-type="float" office:value="0.577681781146136" calcext:value-type="float">
            <text:p>0,577681781146136</text:p>
          </table:table-cell>
          <table:table-cell office:value-type="float" office:value="0.480265389070693" calcext:value-type="float">
            <text:p>0,480265389070693</text:p>
          </table:table-cell>
          <table:table-cell office:value-type="float" office:value="0.707930482297255" calcext:value-type="float">
            <text:p>0,707930482297255</text:p>
          </table:table-cell>
          <table:table-cell office:value-type="float" office:value="0.399882395328368" calcext:value-type="float">
            <text:p>0,399882395328368</text:p>
          </table:table-cell>
          <table:table-cell office:value-type="float" office:value="0.347967391093564" calcext:value-type="float">
            <text:p>0,347967391093564</text:p>
          </table:table-cell>
          <table:table-cell office:value-type="float" office:value="0.429812533350968" calcext:value-type="float">
            <text:p>0,429812533350968</text:p>
          </table:table-cell>
          <table:table-cell office:value-type="float" office:value="0.392976909282168" calcext:value-type="float">
            <text:p>0,392976909282168</text:p>
          </table:table-cell>
          <table:table-cell office:value-type="float" office:value="0.322140587577069" calcext:value-type="float">
            <text:p>0,322140587577069</text:p>
          </table:table-cell>
          <table:table-cell office:value-type="float" office:value="0.199811408952868" calcext:value-type="float">
            <text:p>0,199811408952868</text:p>
          </table:table-cell>
          <table:table-cell office:value-type="float" office:value="0.376455903183392" calcext:value-type="float">
            <text:p>0,376455903183392</text:p>
          </table:table-cell>
          <table:table-cell office:value-type="float" office:value="0.145307044567673" calcext:value-type="float">
            <text:p>0,145307044567673</text:p>
          </table:table-cell>
          <table:table-cell office:value-type="float" office:value="0.233161539239883" calcext:value-type="float">
            <text:p>0,233161539239883</text:p>
          </table:table-cell>
          <table:table-cell office:value-type="float" office:value="0.543413341207842" calcext:value-type="float">
            <text:p>0,543413341207842</text:p>
          </table:table-cell>
          <table:table-cell office:value-type="float" office:value="0.459488408757538" calcext:value-type="float">
            <text:p>0,459488408757538</text:p>
          </table:table-cell>
          <table:table-cell office:value-type="float" office:value="0.454683150239564" calcext:value-type="float">
            <text:p>0,454683150239564</text:p>
          </table:table-cell>
          <table:table-cell office:value-type="float" office:value="0.471159261403668" calcext:value-type="float">
            <text:p>0,471159261403668</text:p>
          </table:table-cell>
          <table:table-cell office:value-type="float" office:value="0.369162515300409" calcext:value-type="float">
            <text:p>0,369162515300409</text:p>
          </table:table-cell>
          <table:table-cell office:value-type="float" office:value="0.537749032615444" calcext:value-type="float">
            <text:p>0,537749032615444</text:p>
          </table:table-cell>
          <table:table-cell office:value-type="float" office:value="0.421572305552591" calcext:value-type="float">
            <text:p>0,421572305552591</text:p>
          </table:table-cell>
          <table:table-cell office:value-type="float" office:value="0.469365749100324" calcext:value-type="float">
            <text:p>0,469365749100324</text:p>
          </table:table-cell>
          <table:table-cell office:value-type="float" office:value="0.453762038120495" calcext:value-type="float">
            <text:p>0,453762038120495</text:p>
          </table:table-cell>
          <table:table-cell office:value-type="float" office:value="0.18960244648318" calcext:value-type="float">
            <text:p>0,18960244648318</text:p>
          </table:table-cell>
          <table:table-cell office:value-type="float" office:value="0.513207547169811" calcext:value-type="float">
            <text:p>0,513207547169811</text:p>
          </table:table-cell>
          <table:table-cell office:value-type="float" office:value="0.616612852210075" calcext:value-type="float">
            <text:p>0,616612852210075</text:p>
          </table:table-cell>
          <table:table-cell office:value-type="float" office:value="0.231924446248531" calcext:value-type="float">
            <text:p>0,231924446248531</text:p>
          </table:table-cell>
          <table:table-cell office:value-type="float" office:value="0.370150509965546" calcext:value-type="float">
            <text:p>0,370150509965546</text:p>
          </table:table-cell>
          <table:table-cell office:value-type="float" office:value="0.458144796064718" calcext:value-type="float">
            <text:p>0,458144796064718</text:p>
          </table:table-cell>
          <table:table-cell office:value-type="float" office:value="0.488827628291568" calcext:value-type="float">
            <text:p>0,488827628291568</text:p>
          </table:table-cell>
          <table:table-cell office:value-type="float" office:value="0.53845812339688" calcext:value-type="float">
            <text:p>0,53845812339688</text:p>
          </table:table-cell>
          <table:table-cell office:value-type="float" office:value="0.579078106886143" calcext:value-type="float">
            <text:p>0,579078106886143</text:p>
          </table:table-cell>
          <table:table-cell office:value-type="float" office:value="0.322093078358674" calcext:value-type="float">
            <text:p>0,322093078358674</text:p>
          </table:table-cell>
          <table:table-cell office:value-type="float" office:value="0.356902084356888" calcext:value-type="float">
            <text:p>0,356902084356888</text:p>
          </table:table-cell>
          <table:table-cell office:value-type="float" office:value="0.41305042097651" calcext:value-type="float">
            <text:p>0,41305042097651</text:p>
          </table:table-cell>
          <table:table-cell office:value-type="float" office:value="0.416187668199619" calcext:value-type="float">
            <text:p>0,416187668199619</text:p>
          </table:table-cell>
          <table:table-cell office:value-type="float" office:value="0.516723896879096" calcext:value-type="float">
            <text:p>0,516723896879096</text:p>
          </table:table-cell>
          <table:table-cell office:value-type="float" office:value="0.363731673980221" calcext:value-type="float">
            <text:p>0,363731673980221</text:p>
          </table:table-cell>
          <table:table-cell office:value-type="float" office:value="0.12719298245614" calcext:value-type="float">
            <text:p>0,12719298245614</text:p>
          </table:table-cell>
          <table:table-cell office:value-type="float" office:value="0.425624996139334" calcext:value-type="float">
            <text:p>0,425624996139334</text:p>
          </table:table-cell>
          <table:table-cell office:value-type="float" office:value="0.562517064880595" calcext:value-type="float">
            <text:p>0,562517064880595</text:p>
          </table:table-cell>
          <table:table-cell office:value-type="float" office:value="0.29889379108767" calcext:value-type="float">
            <text:p>0,29889379108767</text:p>
          </table:table-cell>
          <table:table-cell office:value-type="float" office:value="0.473305673788706" calcext:value-type="float">
            <text:p>0,473305673788706</text:p>
          </table:table-cell>
          <table:table-cell office:value-type="float" office:value="0.437420292164066" calcext:value-type="float">
            <text:p>0,437420292164066</text:p>
          </table:table-cell>
          <table:table-cell office:value-type="float" office:value="0.516119713149809" calcext:value-type="float">
            <text:p>0,516119713149809</text:p>
          </table:table-cell>
          <table:table-cell office:value-type="float" office:value="0.319673721186437" calcext:value-type="float">
            <text:p>0,319673721186437</text:p>
          </table:table-cell>
          <table:table-cell office:value-type="float" office:value="0.41484532897419" calcext:value-type="float">
            <text:p>0,41484532897419</text:p>
          </table:table-cell>
          <table:table-cell office:value-type="float" office:value="0.211670503314688" calcext:value-type="float">
            <text:p>0,211670503314688</text:p>
          </table:table-cell>
          <table:table-cell office:value-type="float" office:value="0.544193080710291" calcext:value-type="float">
            <text:p>0,544193080710291</text:p>
          </table:table-cell>
          <table:table-cell office:value-type="float" office:value="0.37301061950306" calcext:value-type="float">
            <text:p>0,37301061950306</text:p>
          </table:table-cell>
          <table:table-cell office:value-type="float" office:value="0.461036937120169" calcext:value-type="float">
            <text:p>0,461036937120169</text:p>
          </table:table-cell>
          <table:table-cell office:value-type="float" office:value="0.406069650120512" calcext:value-type="float">
            <text:p>0,406069650120512</text:p>
          </table:table-cell>
          <table:table-cell office:value-type="float" office:value="0.343450416816287" calcext:value-type="float">
            <text:p>0,343450416816287</text:p>
          </table:table-cell>
          <table:table-cell office:value-type="float" office:value="0.478162348550599" calcext:value-type="float">
            <text:p>0,478162348550599</text:p>
          </table:table-cell>
          <table:table-cell office:value-type="float" office:value="0.587823442409929" calcext:value-type="float">
            <text:p>0,587823442409929</text:p>
          </table:table-cell>
          <table:table-cell office:value-type="float" office:value="0.331258094408484" calcext:value-type="float">
            <text:p>0,331258094408484</text:p>
          </table:table-cell>
          <table:table-cell office:value-type="float" office:value="0.41632561207603" calcext:value-type="float">
            <text:p>0,41632561207603</text:p>
          </table:table-cell>
          <table:table-cell office:value-type="float" office:value="0.336676254940333" calcext:value-type="float">
            <text:p>0,336676254940333</text:p>
          </table:table-cell>
          <table:table-cell office:value-type="float" office:value="0.406976539759412" calcext:value-type="float">
            <text:p>0,406976539759412</text:p>
          </table:table-cell>
          <table:table-cell office:value-type="float" office:value="0.353721976577729" calcext:value-type="float">
            <text:p>0,353721976577729</text:p>
          </table:table-cell>
          <table:table-cell office:value-type="float" office:value="0.368773236462159" calcext:value-type="float">
            <text:p>0,368773236462159</text:p>
          </table:table-cell>
          <table:table-cell office:value-type="float" office:value="0.428864001980396" calcext:value-type="float">
            <text:p>0,428864001980396</text:p>
          </table:table-cell>
          <table:table-cell office:value-type="float" office:value="0.385061735068683" calcext:value-type="float">
            <text:p>0,385061735068683</text:p>
          </table:table-cell>
          <table:table-cell office:value-type="float" office:value="0.373288840075854" calcext:value-type="float">
            <text:p>0,373288840075854</text:p>
          </table:table-cell>
          <table:table-cell office:value-type="float" office:value="0.417554727005251" calcext:value-type="float">
            <text:p>0,417554727005251</text:p>
          </table:table-cell>
          <table:table-cell office:value-type="float" office:value="0.372139765595495" calcext:value-type="float">
            <text:p>0,372139765595495</text:p>
          </table:table-cell>
          <table:table-cell office:value-type="float" office:value="0.400793848082385" calcext:value-type="float">
            <text:p>0,400793848082385</text:p>
          </table:table-cell>
          <table:table-cell office:value-type="float" office:value="0.437529580471486" calcext:value-type="float">
            <text:p>0,437529580471486</text:p>
          </table:table-cell>
          <table:table-cell office:value-type="float" office:value="0.363988825059734" calcext:value-type="float">
            <text:p>0,363988825059734</text:p>
          </table:table-cell>
          <table:table-cell office:value-type="float" office:value="0.341398720135887" calcext:value-type="float">
            <text:p>0,341398720135887</text:p>
          </table:table-cell>
          <table:table-cell office:value-type="float" office:value="0.365715763542999" calcext:value-type="float">
            <text:p>0,365715763542999</text:p>
          </table:table-cell>
          <table:table-cell office:value-type="float" office:value="0.419689017356724" calcext:value-type="float">
            <text:p>0,419689017356724</text:p>
          </table:table-cell>
          <table:table-cell office:value-type="float" office:value="0.333256659968477" calcext:value-type="float">
            <text:p>0,333256659968477</text:p>
          </table:table-cell>
          <table:table-cell office:value-type="float" office:value="0.444625124832696" calcext:value-type="float">
            <text:p>0,444625124832696</text:p>
          </table:table-cell>
          <table:table-cell office:value-type="float" office:value="0.396648792733425" calcext:value-type="float">
            <text:p>0,396648792733425</text:p>
          </table:table-cell>
          <table:table-cell office:value-type="float" office:value="0.390636242549098" calcext:value-type="float">
            <text:p>0,390636242549098</text:p>
          </table:table-cell>
          <table:table-cell office:value-type="float" office:value="0.414832267509777" calcext:value-type="float">
            <text:p>0,414832267509777</text:p>
          </table:table-cell>
          <table:table-cell office:value-type="float" office:value="0.390990038964139" calcext:value-type="float">
            <text:p>0,390990038964139</text:p>
          </table:table-cell>
          <table:table-cell office:value-type="float" office:value="0.483209209122252" calcext:value-type="float">
            <text:p>0,483209209122252</text:p>
          </table:table-cell>
          <table:table-cell office:value-type="float" office:value="0.363948338974801" calcext:value-type="float">
            <text:p>0,363948338974801</text:p>
          </table:table-cell>
          <table:table-cell office:value-type="float" office:value="0.379500502360785" calcext:value-type="float">
            <text:p>0,379500502360785</text:p>
          </table:table-cell>
          <table:table-cell office:value-type="float" office:value="0.459429694073673" calcext:value-type="float">
            <text:p>0,459429694073673</text:p>
          </table:table-cell>
          <table:table-cell office:value-type="float" office:value="0.40568474901692" calcext:value-type="float">
            <text:p>0,40568474901692</text:p>
          </table:table-cell>
          <table:table-cell office:value-type="float" office:value="0.503467152998719" calcext:value-type="float">
            <text:p>0,503467152998719</text:p>
          </table:table-cell>
          <table:table-cell office:value-type="float" office:value="0.386728818067407" calcext:value-type="float">
            <text:p>0,386728818067407</text:p>
          </table:table-cell>
          <table:table-cell office:value-type="float" office:value="0.441029834990994" calcext:value-type="float">
            <text:p>0,441029834990994</text:p>
          </table:table-cell>
          <table:table-cell office:value-type="float" office:value="0.406318762205756" calcext:value-type="float">
            <text:p>0,406318762205756</text:p>
          </table:table-cell>
          <table:table-cell office:value-type="float" office:value="0.338037352512675" calcext:value-type="float">
            <text:p>0,338037352512675</text:p>
          </table:table-cell>
          <table:table-cell office:value-type="float" office:value="0.370325255478707" calcext:value-type="float">
            <text:p>0,370325255478707</text:p>
          </table:table-cell>
          <table:table-cell office:value-type="float" office:value="0.338801356786122" calcext:value-type="float">
            <text:p>0,338801356786122</text:p>
          </table:table-cell>
          <table:table-cell office:value-type="float" office:value="0.337421690525281" calcext:value-type="float">
            <text:p>0,337421690525281</text:p>
          </table:table-cell>
          <table:table-cell office:value-type="float" office:value="0.417280834936569" calcext:value-type="float">
            <text:p>0,417280834936569</text:p>
          </table:table-cell>
          <table:table-cell office:value-type="float" office:value="0.456122156162057" calcext:value-type="float">
            <text:p>0,456122156162057</text:p>
          </table:table-cell>
          <table:table-cell office:value-type="float" office:value="0.859454159176336" calcext:value-type="float">
            <text:p>0,859454159176336</text:p>
          </table:table-cell>
          <table:table-cell office:value-type="float" office:value="0.492507455814281" calcext:value-type="float">
            <text:p>0,492507455814281</text:p>
          </table:table-cell>
          <table:table-cell office:value-type="float" office:value="0.260048512462582" calcext:value-type="float">
            <text:p>0,260048512462582</text:p>
          </table:table-cell>
          <table:table-cell office:value-type="float" office:value="0.36969743282073" calcext:value-type="float">
            <text:p>0,36969743282073</text:p>
          </table:table-cell>
          <table:table-cell office:value-type="float" office:value="0.293159678711085" calcext:value-type="float">
            <text:p>0,293159678711085</text:p>
          </table:table-cell>
          <table:table-cell office:value-type="float" office:value="0.386163578704662" calcext:value-type="float">
            <text:p>0,386163578704662</text:p>
          </table:table-cell>
          <table:table-cell office:value-type="float" office:value="0.715376226826608" calcext:value-type="float">
            <text:p>0,715376226826608</text:p>
          </table:table-cell>
          <table:table-cell office:value-type="float" office:value="0.235631531234199" calcext:value-type="float">
            <text:p>0,235631531234199</text:p>
          </table:table-cell>
          <table:table-cell office:value-type="float" office:value="0.40235169896548" calcext:value-type="float">
            <text:p>0,40235169896548</text:p>
          </table:table-cell>
          <table:table-cell office:value-type="float" office:value="0.227766873351805" calcext:value-type="float">
            <text:p>0,227766873351805</text:p>
          </table:table-cell>
          <table:table-cell office:value-type="float" office:value="0.594035185900492" calcext:value-type="float">
            <text:p>0,594035185900492</text:p>
          </table:table-cell>
          <table:table-cell office:value-type="float" office:value="0.419560814636552" calcext:value-type="float">
            <text:p>0,419560814636552</text:p>
          </table:table-cell>
          <table:table-cell office:value-type="float" office:value="0.405492203683507" calcext:value-type="float">
            <text:p>0,405492203683507</text:p>
          </table:table-cell>
          <table:table-cell office:value-type="float" office:value="0.505566320919718" calcext:value-type="float">
            <text:p>0,505566320919718</text:p>
          </table:table-cell>
          <table:table-cell office:value-type="float" office:value="0.450733828728958" calcext:value-type="float">
            <text:p>0,450733828728958</text:p>
          </table:table-cell>
          <table:table-cell office:value-type="float" office:value="0.290544856568257" calcext:value-type="float">
            <text:p>0,290544856568257</text:p>
          </table:table-cell>
          <table:table-cell office:value-type="float" office:value="0.302921909289518" calcext:value-type="float">
            <text:p>0,302921909289518</text:p>
          </table:table-cell>
          <table:table-cell office:value-type="float" office:value="0.456575886974004" calcext:value-type="float">
            <text:p>0,456575886974004</text:p>
          </table:table-cell>
          <table:table-cell office:value-type="float" office:value="0.364331751221151" calcext:value-type="float">
            <text:p>0,364331751221151</text:p>
          </table:table-cell>
          <table:table-cell office:value-type="float" office:value="0.24157378156084" calcext:value-type="float">
            <text:p>0,24157378156084</text:p>
          </table:table-cell>
          <table:table-cell office:value-type="float" office:value="0.270846050976498" calcext:value-type="float">
            <text:p>0,270846050976498</text:p>
          </table:table-cell>
          <table:table-cell office:value-type="float" office:value="0.363983116302571" calcext:value-type="float">
            <text:p>0,363983116302571</text:p>
          </table:table-cell>
          <table:table-cell office:value-type="float" office:value="0.615981667561588" calcext:value-type="float">
            <text:p>0,615981667561588</text:p>
          </table:table-cell>
          <table:table-cell office:value-type="float" office:value="0.370869600040533" calcext:value-type="float">
            <text:p>0,370869600040533</text:p>
          </table:table-cell>
          <table:table-cell office:value-type="float" office:value="0.438300416204308" calcext:value-type="float">
            <text:p>0,438300416204308</text:p>
          </table:table-cell>
          <table:table-cell office:value-type="float" office:value="0.431884557860427" calcext:value-type="float">
            <text:p>0,431884557860427</text:p>
          </table:table-cell>
          <table:table-cell office:value-type="float" office:value="0.430899799053275" calcext:value-type="float">
            <text:p>0,430899799053275</text:p>
          </table:table-cell>
          <table:table-cell office:value-type="float" office:value="0.36827951763084" calcext:value-type="float">
            <text:p>0,36827951763084</text:p>
          </table:table-cell>
          <table:table-cell office:value-type="float" office:value="0.478333686397858" calcext:value-type="float">
            <text:p>0,478333686397858</text:p>
          </table:table-cell>
          <table:table-cell office:value-type="float" office:value="0.195080298504093" calcext:value-type="float">
            <text:p>0,195080298504093</text:p>
          </table:table-cell>
          <table:table-cell office:value-type="float" office:value="0.425488771747981" calcext:value-type="float">
            <text:p>0,425488771747981</text:p>
          </table:table-cell>
          <table:table-cell office:value-type="float" office:value="0.329598664497754" calcext:value-type="float">
            <text:p>0,329598664497754</text:p>
          </table:table-cell>
          <table:table-cell office:value-type="float" office:value="0.272934513730657" calcext:value-type="float">
            <text:p>0,272934513730657</text:p>
          </table:table-cell>
          <table:table-cell office:value-type="float" office:value="0.340954727039778" calcext:value-type="float">
            <text:p>0,340954727039778</text:p>
          </table:table-cell>
          <table:table-cell office:value-type="float" office:value="0.387604209778492" calcext:value-type="float">
            <text:p>0,387604209778492</text:p>
          </table:table-cell>
          <table:table-cell office:value-type="float" office:value="0.436975992306333" calcext:value-type="float">
            <text:p>0,436975992306333</text:p>
          </table:table-cell>
          <table:table-cell office:value-type="float" office:value="0.638701633560376" calcext:value-type="float">
            <text:p>0,638701633560376</text:p>
          </table:table-cell>
          <table:table-cell office:value-type="float" office:value="0.480252271180917" calcext:value-type="float">
            <text:p>0,480252271180917</text:p>
          </table:table-cell>
          <table:table-cell office:value-type="float" office:value="0.387734347917587" calcext:value-type="float">
            <text:p>0,387734347917587</text:p>
          </table:table-cell>
          <table:table-cell office:value-type="float" office:value="0.439829612631921" calcext:value-type="float">
            <text:p>0,439829612631921</text:p>
          </table:table-cell>
          <table:table-cell office:value-type="float" office:value="0.449444631134325" calcext:value-type="float">
            <text:p>0,449444631134325</text:p>
          </table:table-cell>
          <table:table-cell office:value-type="float" office:value="0.363656391343947" calcext:value-type="float">
            <text:p>0,363656391343947</text:p>
          </table:table-cell>
          <table:table-cell office:value-type="float" office:value="0.601531127154699" calcext:value-type="float">
            <text:p>0,601531127154699</text:p>
          </table:table-cell>
          <table:table-cell office:value-type="float" office:value="0.360169679368744" calcext:value-type="float">
            <text:p>0,360169679368744</text:p>
          </table:table-cell>
          <table:table-cell office:value-type="float" office:value="0.383092036584396" calcext:value-type="float">
            <text:p>0,383092036584396</text:p>
          </table:table-cell>
          <table:table-cell office:value-type="float" office:value="0.381746062158551" calcext:value-type="float">
            <text:p>0,381746062158551</text:p>
          </table:table-cell>
          <table:table-cell office:value-type="float" office:value="0.399699684139912" calcext:value-type="float">
            <text:p>0,399699684139912</text:p>
          </table:table-cell>
          <table:table-cell office:value-type="float" office:value="0.250104643241122" calcext:value-type="float">
            <text:p>0,250104643241122</text:p>
          </table:table-cell>
          <table:table-cell office:value-type="float" office:value="0.358089037093546" calcext:value-type="float">
            <text:p>0,358089037093546</text:p>
          </table:table-cell>
          <table:table-cell office:value-type="float" office:value="0.378362541971404" calcext:value-type="float">
            <text:p>0,378362541971404</text:p>
          </table:table-cell>
          <table:table-cell office:value-type="float" office:value="0.467955622331113" calcext:value-type="float">
            <text:p>0,467955622331113</text:p>
          </table:table-cell>
          <table:table-cell office:value-type="float" office:value="0" calcext:value-type="float">
            <text:p>0</text:p>
          </table:table-cell>
          <table:table-cell office:value-type="float" office:value="0.434805032746862" calcext:value-type="float">
            <text:p>0,434805032746862</text:p>
          </table:table-cell>
          <table:table-cell office:value-type="float" office:value="0.300066125635355" calcext:value-type="float">
            <text:p>0,300066125635355</text:p>
          </table:table-cell>
          <table:table-cell office:value-type="float" office:value="0.349249072460799" calcext:value-type="float">
            <text:p>0,349249072460799</text:p>
          </table:table-cell>
          <table:table-cell office:value-type="float" office:value="0.44549824600993" calcext:value-type="float">
            <text:p>0,44549824600993</text:p>
          </table:table-cell>
          <table:table-cell office:value-type="float" office:value="0.560561905872481" calcext:value-type="float">
            <text:p>0,560561905872481</text:p>
          </table:table-cell>
          <table:table-cell office:value-type="float" office:value="0.552055837202458" calcext:value-type="float">
            <text:p>0,552055837202458</text:p>
          </table:table-cell>
          <table:table-cell office:value-type="float" office:value="0.382564905919594" calcext:value-type="float">
            <text:p>0,382564905919594</text:p>
          </table:table-cell>
          <table:table-cell office:value-type="float" office:value="0.428412026065204" calcext:value-type="float">
            <text:p>0,428412026065204</text:p>
          </table:table-cell>
          <table:table-cell office:value-type="float" office:value="0.37464211175343" calcext:value-type="float">
            <text:p>0,37464211175343</text:p>
          </table:table-cell>
          <table:table-cell office:value-type="float" office:value="0.422247180590548" calcext:value-type="float">
            <text:p>0,422247180590548</text:p>
          </table:table-cell>
          <table:table-cell office:value-type="float" office:value="0.326738203457254" calcext:value-type="float">
            <text:p>0,326738203457254</text:p>
          </table:table-cell>
          <table:table-cell office:value-type="float" office:value="0.640750706571872" calcext:value-type="float">
            <text:p>0,640750706571872</text:p>
          </table:table-cell>
          <table:table-cell office:value-type="float" office:value="0.583961578506244" calcext:value-type="float">
            <text:p>0,583961578506244</text:p>
          </table:table-cell>
          <table:table-cell office:value-type="float" office:value="0.455305059827374" calcext:value-type="float">
            <text:p>0,455305059827374</text:p>
          </table:table-cell>
          <table:table-cell office:value-type="float" office:value="0.404202491379671" calcext:value-type="float">
            <text:p>0,404202491379671</text:p>
          </table:table-cell>
          <table:table-cell office:value-type="float" office:value="0.336908944778336" calcext:value-type="float">
            <text:p>0,336908944778336</text:p>
          </table:table-cell>
          <table:table-cell office:value-type="float" office:value="0.375113572455528" calcext:value-type="float">
            <text:p>0,375113572455528</text:p>
          </table:table-cell>
          <table:table-cell office:value-type="float" office:value="0.315650527499874" calcext:value-type="float">
            <text:p>0,315650527499874</text:p>
          </table:table-cell>
          <table:table-cell office:value-type="float" office:value="0.234315208708761" calcext:value-type="float">
            <text:p>0,234315208708761</text:p>
          </table:table-cell>
          <table:table-cell office:value-type="float" office:value="0" calcext:value-type="float">
            <text:p>0</text:p>
          </table:table-cell>
          <table:table-cell office:value-type="float" office:value="0.439367854660324" calcext:value-type="float">
            <text:p>0,439367854660324</text:p>
          </table:table-cell>
          <table:table-cell office:value-type="float" office:value="0.374755470858956" calcext:value-type="float">
            <text:p>0,374755470858956</text:p>
          </table:table-cell>
          <table:table-cell office:value-type="float" office:value="0.357209417705749" calcext:value-type="float">
            <text:p>0,357209417705749</text:p>
          </table:table-cell>
          <table:table-cell office:value-type="float" office:value="0.367787412238746" calcext:value-type="float">
            <text:p>0,367787412238746</text:p>
          </table:table-cell>
          <table:table-cell office:value-type="float" office:value="0.488892633645383" calcext:value-type="float">
            <text:p>0,488892633645383</text:p>
          </table:table-cell>
          <table:table-cell office:value-type="float" office:value="0.522284277502005" calcext:value-type="float">
            <text:p>0,522284277502005</text:p>
          </table:table-cell>
          <table:table-cell office:value-type="float" office:value="0.42755838815568" calcext:value-type="float">
            <text:p>0,42755838815568</text:p>
          </table:table-cell>
          <table:table-cell office:value-type="float" office:value="0.195428678047019" calcext:value-type="float">
            <text:p>0,195428678047019</text:p>
          </table:table-cell>
          <table:table-cell office:value-type="float" office:value="0.365221414349137" calcext:value-type="float">
            <text:p>0,365221414349137</text:p>
          </table:table-cell>
          <table:table-cell office:value-type="float" office:value="0.410076480343865" calcext:value-type="float">
            <text:p>0,410076480343865</text:p>
          </table:table-cell>
          <table:table-cell office:value-type="float" office:value="0.452754776634966" calcext:value-type="float">
            <text:p>0,452754776634966</text:p>
          </table:table-cell>
          <table:table-cell office:value-type="float" office:value="0.438631010620023" calcext:value-type="float">
            <text:p>0,438631010620023</text:p>
          </table:table-cell>
          <table:table-cell office:value-type="float" office:value="0.473509099373809" calcext:value-type="float">
            <text:p>0,473509099373809</text:p>
          </table:table-cell>
          <table:table-cell office:value-type="float" office:value="0.460697307113735" calcext:value-type="float">
            <text:p>0,460697307113735</text:p>
          </table:table-cell>
          <table:table-cell office:value-type="float" office:value="0.479124745480933" calcext:value-type="float">
            <text:p>0,479124745480933</text:p>
          </table:table-cell>
          <table:table-cell office:value-type="float" office:value="0.459348402536092" calcext:value-type="float">
            <text:p>0,459348402536092</text:p>
          </table:table-cell>
          <table:table-cell office:value-type="float" office:value="0.401062961352763" calcext:value-type="float">
            <text:p>0,401062961352763</text:p>
          </table:table-cell>
          <table:table-cell office:value-type="float" office:value="0.0868866592298921" calcext:value-type="float">
            <text:p>0,0868866592298921</text:p>
          </table:table-cell>
          <table:table-cell office:value-type="float" office:value="0.474822911969121" calcext:value-type="float">
            <text:p>0,474822911969121</text:p>
          </table:table-cell>
          <table:table-cell office:value-type="float" office:value="0.444678954538787" calcext:value-type="float">
            <text:p>0,444678954538787</text:p>
          </table:table-cell>
          <table:table-cell office:value-type="float" office:value="0.421447495688939" calcext:value-type="float">
            <text:p>0,421447495688939</text:p>
          </table:table-cell>
          <table:table-cell office:value-type="float" office:value="0.366642242877215" calcext:value-type="float">
            <text:p>0,366642242877215</text:p>
          </table:table-cell>
          <table:table-cell office:value-type="float" office:value="0.484456677526601" calcext:value-type="float">
            <text:p>0,484456677526601</text:p>
          </table:table-cell>
          <table:table-cell office:value-type="float" office:value="0.502354657239825" calcext:value-type="float">
            <text:p>0,502354657239825</text:p>
          </table:table-cell>
          <table:table-cell office:value-type="float" office:value="0.430880386215019" calcext:value-type="float">
            <text:p>0,430880386215019</text:p>
          </table:table-cell>
          <table:table-cell office:value-type="float" office:value="0.398239230361345" calcext:value-type="float">
            <text:p>0,398239230361345</text:p>
          </table:table-cell>
          <table:table-cell office:value-type="float" office:value="0.259005056519639" calcext:value-type="float">
            <text:p>0,259005056519639</text:p>
          </table:table-cell>
          <table:table-cell office:value-type="float" office:value="0" calcext:value-type="float">
            <text:p>0</text:p>
          </table:table-cell>
          <table:table-cell office:value-type="float" office:value="0.338367118424667" calcext:value-type="float">
            <text:p>0,338367118424667</text:p>
          </table:table-cell>
          <table:table-cell office:value-type="float" office:value="0.28553781230812" calcext:value-type="float">
            <text:p>0,28553781230812</text:p>
          </table:table-cell>
          <table:table-cell office:value-type="float" office:value="0.255348439448887" calcext:value-type="float">
            <text:p>0,255348439448887</text:p>
          </table:table-cell>
          <table:table-cell office:value-type="float" office:value="0.247564272810371" calcext:value-type="float">
            <text:p>0,247564272810371</text:p>
          </table:table-cell>
          <table:table-cell office:value-type="float" office:value="0.245921495177397" calcext:value-type="float">
            <text:p>0,245921495177397</text:p>
          </table:table-cell>
          <table:table-cell office:value-type="float" office:value="0.281271735848105" calcext:value-type="float">
            <text:p>0,281271735848105</text:p>
          </table:table-cell>
          <table:table-cell office:value-type="float" office:value="0.298133920774169" calcext:value-type="float">
            <text:p>0,298133920774169</text:p>
          </table:table-cell>
          <table:table-cell office:value-type="float" office:value="0.288390952021717" calcext:value-type="float">
            <text:p>0,288390952021717</text:p>
          </table:table-cell>
          <table:table-cell office:value-type="float" office:value="0.33983396489702" calcext:value-type="float">
            <text:p>0,33983396489702</text:p>
          </table:table-cell>
          <table:table-cell office:value-type="float" office:value="0.261498359096782" calcext:value-type="float">
            <text:p>0,261498359096782</text:p>
          </table:table-cell>
          <table:table-cell office:value-type="float" office:value="0.350442358439842" calcext:value-type="float">
            <text:p>0,350442358439842</text:p>
          </table:table-cell>
          <table:table-cell office:value-type="float" office:value="0.21558334738176" calcext:value-type="float">
            <text:p>0,21558334738176</text:p>
          </table:table-cell>
          <table:table-cell office:value-type="float" office:value="0.373409170619254" calcext:value-type="float">
            <text:p>0,373409170619254</text:p>
          </table:table-cell>
          <table:table-cell office:value-type="float" office:value="0.443037074248972" calcext:value-type="float">
            <text:p>0,443037074248972</text:p>
          </table:table-cell>
          <table:table-cell office:value-type="float" office:value="0.293983345237117" calcext:value-type="float">
            <text:p>0,293983345237117</text:p>
          </table:table-cell>
          <table:table-cell office:value-type="float" office:value="0.33868730274862" calcext:value-type="float">
            <text:p>0,33868730274862</text:p>
          </table:table-cell>
          <table:table-cell office:value-type="float" office:value="0.280166249916818" calcext:value-type="float">
            <text:p>0,280166249916818</text:p>
          </table:table-cell>
          <table:table-cell office:value-type="float" office:value="0.255025137825462" calcext:value-type="float">
            <text:p>0,255025137825462</text:p>
          </table:table-cell>
          <table:table-cell office:value-type="float" office:value="0.312107343046195" calcext:value-type="float">
            <text:p>0,312107343046195</text:p>
          </table:table-cell>
          <table:table-cell office:value-type="float" office:value="0.404818013646181" calcext:value-type="float">
            <text:p>0,404818013646181</text:p>
          </table:table-cell>
          <table:table-cell office:value-type="float" office:value="0.379125637149885" calcext:value-type="float">
            <text:p>0,379125637149885</text:p>
          </table:table-cell>
          <table:table-cell office:value-type="float" office:value="0.24781784138321" calcext:value-type="float">
            <text:p>0,24781784138321</text:p>
          </table:table-cell>
          <table:table-cell office:value-type="float" office:value="0.21261761339992" calcext:value-type="float">
            <text:p>0,21261761339992</text:p>
          </table:table-cell>
          <table:table-cell office:value-type="float" office:value="0.308030674226517" calcext:value-type="float">
            <text:p>0,308030674226517</text:p>
          </table:table-cell>
          <table:table-cell office:value-type="float" office:value="0.33764959501917" calcext:value-type="float">
            <text:p>0,33764959501917</text:p>
          </table:table-cell>
          <table:table-cell office:value-type="float" office:value="0.319806522433384" calcext:value-type="float">
            <text:p>0,319806522433384</text:p>
          </table:table-cell>
          <table:table-cell office:value-type="float" office:value="0.232191296974486" calcext:value-type="float">
            <text:p>0,232191296974486</text:p>
          </table:table-cell>
          <table:table-cell office:value-type="float" office:value="0.204388228180302" calcext:value-type="float">
            <text:p>0,204388228180302</text:p>
          </table:table-cell>
          <table:table-cell office:value-type="float" office:value="0.257899040257807" calcext:value-type="float">
            <text:p>0,257899040257807</text:p>
          </table:table-cell>
          <table:table-cell office:value-type="float" office:value="0.292281266458868" calcext:value-type="float">
            <text:p>0,292281266458868</text:p>
          </table:table-cell>
          <table:table-cell office:value-type="float" office:value="0.380890804639783" calcext:value-type="float">
            <text:p>0,380890804639783</text:p>
          </table:table-cell>
          <table:table-cell office:value-type="float" office:value="0.239242998618464" calcext:value-type="float">
            <text:p>0,239242998618464</text:p>
          </table:table-cell>
          <table:table-cell office:value-type="float" office:value="0.364880559204719" calcext:value-type="float">
            <text:p>0,364880559204719</text:p>
          </table:table-cell>
          <table:table-cell office:value-type="float" office:value="0.268533516320488" calcext:value-type="float">
            <text:p>0,268533516320488</text:p>
          </table:table-cell>
          <table:table-cell office:value-type="float" office:value="0.268866994756049" calcext:value-type="float">
            <text:p>0,268866994756049</text:p>
          </table:table-cell>
          <table:table-cell office:value-type="float" office:value="0.293689909737941" calcext:value-type="float">
            <text:p>0,293689909737941</text:p>
          </table:table-cell>
          <table:table-cell office:value-type="float" office:value="0.226900822119351" calcext:value-type="float">
            <text:p>0,226900822119351</text:p>
          </table:table-cell>
          <table:table-cell office:value-type="float" office:value="0.389794756879026" calcext:value-type="float">
            <text:p>0,389794756879026</text:p>
          </table:table-cell>
          <table:table-cell office:value-type="float" office:value="0.290041763288826" calcext:value-type="float">
            <text:p>0,290041763288826</text:p>
          </table:table-cell>
          <table:table-cell office:value-type="float" office:value="0.324866998894193" calcext:value-type="float">
            <text:p>0,324866998894193</text:p>
          </table:table-cell>
          <table:table-cell office:value-type="float" office:value="0.381205351609525" calcext:value-type="float">
            <text:p>0,381205351609525</text:p>
          </table:table-cell>
          <table:table-cell office:value-type="float" office:value="0.36844060328316" calcext:value-type="float">
            <text:p>0,36844060328316</text:p>
          </table:table-cell>
          <table:table-cell office:value-type="float" office:value="0.395991763963519" calcext:value-type="float">
            <text:p>0,395991763963519</text:p>
          </table:table-cell>
          <table:table-cell office:value-type="float" office:value="0.347824110065507" calcext:value-type="float">
            <text:p>0,347824110065507</text:p>
          </table:table-cell>
          <table:table-cell office:value-type="float" office:value="0.32140150549558" calcext:value-type="float">
            <text:p>0,32140150549558</text:p>
          </table:table-cell>
          <table:table-cell office:value-type="float" office:value="0.274768197545459" calcext:value-type="float">
            <text:p>0,274768197545459</text:p>
          </table:table-cell>
          <table:table-cell office:value-type="float" office:value="0.320208746861907" calcext:value-type="float">
            <text:p>0,320208746861907</text:p>
          </table:table-cell>
          <table:table-cell office:value-type="float" office:value="0.3691761010883" calcext:value-type="float">
            <text:p>0,3691761010883</text:p>
          </table:table-cell>
          <table:table-cell office:value-type="float" office:value="0.341236956439523" calcext:value-type="float">
            <text:p>0,341236956439523</text:p>
          </table:table-cell>
          <table:table-cell office:value-type="float" office:value="0.381346097039589" calcext:value-type="float">
            <text:p>0,381346097039589</text:p>
          </table:table-cell>
          <table:table-cell office:value-type="float" office:value="0.370961636909293" calcext:value-type="float">
            <text:p>0,370961636909293</text:p>
          </table:table-cell>
          <table:table-cell office:value-type="float" office:value="0.392731936813415" calcext:value-type="float">
            <text:p>0,392731936813415</text:p>
          </table:table-cell>
          <table:table-cell office:value-type="float" office:value="0.401809381271969" calcext:value-type="float">
            <text:p>0,401809381271969</text:p>
          </table:table-cell>
          <table:table-cell office:value-type="float" office:value="0.345522075507883" calcext:value-type="float">
            <text:p>0,345522075507883</text:p>
          </table:table-cell>
          <table:table-cell office:value-type="float" office:value="0.403100009844543" calcext:value-type="float">
            <text:p>0,403100009844543</text:p>
          </table:table-cell>
          <table:table-cell office:value-type="float" office:value="0.461903101655" calcext:value-type="float">
            <text:p>0,461903101655</text:p>
          </table:table-cell>
          <table:table-cell office:value-type="float" office:value="0.312450121595914" calcext:value-type="float">
            <text:p>0,312450121595914</text:p>
          </table:table-cell>
          <table:table-cell office:value-type="float" office:value="0.36553162637065" calcext:value-type="float">
            <text:p>0,36553162637065</text:p>
          </table:table-cell>
          <table:table-cell office:value-type="float" office:value="0.460147166413336" calcext:value-type="float">
            <text:p>0,460147166413336</text:p>
          </table:table-cell>
          <table:table-cell office:value-type="float" office:value="0.329551890480757" calcext:value-type="float">
            <text:p>0,329551890480757</text:p>
          </table:table-cell>
          <table:table-cell office:value-type="float" office:value="0.505316609354386" calcext:value-type="float">
            <text:p>0,505316609354386</text:p>
          </table:table-cell>
          <table:table-cell office:value-type="float" office:value="0.407490132946941" calcext:value-type="float">
            <text:p>0,407490132946941</text:p>
          </table:table-cell>
          <table:table-cell office:value-type="float" office:value="0.388536919947352" calcext:value-type="float">
            <text:p>0,388536919947352</text:p>
          </table:table-cell>
          <table:table-cell office:value-type="float" office:value="0.282804538308358" calcext:value-type="float">
            <text:p>0,282804538308358</text:p>
          </table:table-cell>
          <table:table-cell office:value-type="float" office:value="0.372016163005833" calcext:value-type="float">
            <text:p>0,372016163005833</text:p>
          </table:table-cell>
          <table:table-cell office:value-type="float" office:value="0.37633832427504" calcext:value-type="float">
            <text:p>0,37633832427504</text:p>
          </table:table-cell>
          <table:table-cell office:value-type="float" office:value="0.339233290788016" calcext:value-type="float">
            <text:p>0,339233290788016</text:p>
          </table:table-cell>
          <table:table-cell office:value-type="float" office:value="0.506063591484862" calcext:value-type="float">
            <text:p>0,506063591484862</text:p>
          </table:table-cell>
          <table:table-cell office:value-type="float" office:value="0.420788529296752" calcext:value-type="float">
            <text:p>0,420788529296752</text:p>
          </table:table-cell>
          <table:table-cell office:value-type="float" office:value="0.285841712643068" calcext:value-type="float">
            <text:p>0,285841712643068</text:p>
          </table:table-cell>
          <table:table-cell office:value-type="float" office:value="0.277372262773723" calcext:value-type="float">
            <text:p>0,277372262773723</text:p>
          </table:table-cell>
          <table:table-cell office:value-type="float" office:value="0.370061900599252" calcext:value-type="float">
            <text:p>0,370061900599252</text:p>
          </table:table-cell>
          <table:table-cell office:value-type="float" office:value="0.364429888993101" calcext:value-type="float">
            <text:p>0,364429888993101</text:p>
          </table:table-cell>
          <table:table-cell office:value-type="float" office:value="0.240529762003735" calcext:value-type="float">
            <text:p>0,240529762003735</text:p>
          </table:table-cell>
          <table:table-cell office:value-type="float" office:value="0.490446755783791" calcext:value-type="float">
            <text:p>0,490446755783791</text:p>
          </table:table-cell>
          <table:table-cell office:value-type="float" office:value="0.451179348501514" calcext:value-type="float">
            <text:p>0,451179348501514</text:p>
          </table:table-cell>
          <table:table-cell office:value-type="float" office:value="0.415472751282322" calcext:value-type="float">
            <text:p>0,415472751282322</text:p>
          </table:table-cell>
          <table:table-cell office:value-type="float" office:value="0" calcext:value-type="float">
            <text:p>0</text:p>
          </table:table-cell>
          <table:table-cell office:value-type="float" office:value="0.668945530249098" calcext:value-type="float">
            <text:p>0,668945530249098</text:p>
          </table:table-cell>
          <table:table-cell office:value-type="float" office:value="0.4940284950078" calcext:value-type="float">
            <text:p>0,4940284950078</text:p>
          </table:table-cell>
          <table:table-cell office:value-type="float" office:value="0.491364099410806" calcext:value-type="float">
            <text:p>0,491364099410806</text:p>
          </table:table-cell>
          <table:table-cell office:value-type="float" office:value="0.309455604459309" calcext:value-type="float">
            <text:p>0,309455604459309</text:p>
          </table:table-cell>
          <table:table-cell office:value-type="float" office:value="0.329834738098274" calcext:value-type="float">
            <text:p>0,329834738098274</text:p>
          </table:table-cell>
          <table:table-cell office:value-type="float" office:value="0.320955572128426" calcext:value-type="float">
            <text:p>0,320955572128426</text:p>
          </table:table-cell>
          <table:table-cell office:value-type="float" office:value="0.531299080836383" calcext:value-type="float">
            <text:p>0,531299080836383</text:p>
          </table:table-cell>
          <table:table-cell office:value-type="float" office:value="0.408530149136398" calcext:value-type="float">
            <text:p>0,408530149136398</text:p>
          </table:table-cell>
          <table:table-cell office:value-type="float" office:value="0.342721026967283" calcext:value-type="float">
            <text:p>0,342721026967283</text:p>
          </table:table-cell>
          <table:table-cell office:value-type="float" office:value="0.105535083387152" calcext:value-type="float">
            <text:p>0,105535083387152</text:p>
          </table:table-cell>
          <table:table-cell office:value-type="float" office:value="0.477553048455171" calcext:value-type="float">
            <text:p>0,477553048455171</text:p>
          </table:table-cell>
          <table:table-cell office:value-type="float" office:value="0.367387326956385" calcext:value-type="float">
            <text:p>0,367387326956385</text:p>
          </table:table-cell>
          <table:table-cell office:value-type="float" office:value="0.545171556560095" calcext:value-type="float">
            <text:p>0,545171556560095</text:p>
          </table:table-cell>
          <table:table-cell office:value-type="float" office:value="0.527703309873367" calcext:value-type="float">
            <text:p>0,527703309873367</text:p>
          </table:table-cell>
          <table:table-cell office:value-type="float" office:value="0.304641060248022" calcext:value-type="float">
            <text:p>0,304641060248022</text:p>
          </table:table-cell>
          <table:table-cell office:value-type="float" office:value="0.487314665390726" calcext:value-type="float">
            <text:p>0,487314665390726</text:p>
          </table:table-cell>
          <table:table-cell office:value-type="float" office:value="0.447874822135463" calcext:value-type="float">
            <text:p>0,447874822135463</text:p>
          </table:table-cell>
          <table:table-cell office:value-type="float" office:value="0.403487339303118" calcext:value-type="float">
            <text:p>0,403487339303118</text:p>
          </table:table-cell>
          <table:table-cell office:value-type="float" office:value="0.30860121752687" calcext:value-type="float">
            <text:p>0,30860121752687</text:p>
          </table:table-cell>
          <table:table-cell office:value-type="float" office:value="0.188169154314362" calcext:value-type="float">
            <text:p>0,188169154314362</text:p>
          </table:table-cell>
          <table:table-cell office:value-type="float" office:value="0.372989234438672" calcext:value-type="float">
            <text:p>0,372989234438672</text:p>
          </table:table-cell>
          <table:table-cell office:value-type="float" office:value="0.559895139336041" calcext:value-type="float">
            <text:p>0,559895139336041</text:p>
          </table:table-cell>
          <table:table-cell office:value-type="float" office:value="0.405385175327089" calcext:value-type="float">
            <text:p>0,405385175327089</text:p>
          </table:table-cell>
          <table:table-cell office:value-type="float" office:value="0.267616288833398" calcext:value-type="float">
            <text:p>0,267616288833398</text:p>
          </table:table-cell>
          <table:table-cell office:value-type="float" office:value="0.518088928430826" calcext:value-type="float">
            <text:p>0,518088928430826</text:p>
          </table:table-cell>
          <table:table-cell office:value-type="float" office:value="0.274629904977812" calcext:value-type="float">
            <text:p>0,274629904977812</text:p>
          </table:table-cell>
          <table:table-cell office:value-type="float" office:value="0.450384835078123" calcext:value-type="float">
            <text:p>0,450384835078123</text:p>
          </table:table-cell>
          <table:table-cell office:value-type="float" office:value="0.489009229085138" calcext:value-type="float">
            <text:p>0,489009229085138</text:p>
          </table:table-cell>
          <table:table-cell office:value-type="float" office:value="0.480543821425452" calcext:value-type="float">
            <text:p>0,480543821425452</text:p>
          </table:table-cell>
          <table:table-cell office:value-type="float" office:value="0.465439537212346" calcext:value-type="float">
            <text:p>0,465439537212346</text:p>
          </table:table-cell>
          <table:table-cell office:value-type="float" office:value="0.168022457198618" calcext:value-type="float">
            <text:p>0,168022457198618</text:p>
          </table:table-cell>
          <table:table-cell office:value-type="float" office:value="0.468636803006895" calcext:value-type="float">
            <text:p>0,468636803006895</text:p>
          </table:table-cell>
          <table:table-cell office:value-type="float" office:value="0.293820454792063" calcext:value-type="float">
            <text:p>0,293820454792063</text:p>
          </table:table-cell>
          <table:table-cell office:value-type="float" office:value="0.349009530180588" calcext:value-type="float">
            <text:p>0,349009530180588</text:p>
          </table:table-cell>
          <table:table-cell office:value-type="float" office:value="0.426301758023143" calcext:value-type="float">
            <text:p>0,426301758023143</text:p>
          </table:table-cell>
          <table:table-cell office:value-type="float" office:value="0.372138978865981" calcext:value-type="float">
            <text:p>0,372138978865981</text:p>
          </table:table-cell>
          <table:table-cell office:value-type="float" office:value="0.425646394124065" calcext:value-type="float">
            <text:p>0,425646394124065</text:p>
          </table:table-cell>
          <table:table-cell office:value-type="float" office:value="0.3305354878593" calcext:value-type="float">
            <text:p>0,3305354878593</text:p>
          </table:table-cell>
          <table:table-cell office:value-type="float" office:value="0.302498385776122" calcext:value-type="float">
            <text:p>0,302498385776122</text:p>
          </table:table-cell>
          <table:table-cell office:value-type="float" office:value="0.468479657577847" calcext:value-type="float">
            <text:p>0,468479657577847</text:p>
          </table:table-cell>
          <table:table-cell office:value-type="float" office:value="0.2676479595519" calcext:value-type="float">
            <text:p>0,2676479595519</text:p>
          </table:table-cell>
          <table:table-cell office:value-type="float" office:value="0.38634914057649" calcext:value-type="float">
            <text:p>0,38634914057649</text:p>
          </table:table-cell>
          <table:table-cell office:value-type="float" office:value="0.315123006315067" calcext:value-type="float">
            <text:p>0,315123006315067</text:p>
          </table:table-cell>
          <table:table-cell office:value-type="float" office:value="0.416683824992436" calcext:value-type="float">
            <text:p>0,416683824992436</text:p>
          </table:table-cell>
          <table:table-cell office:value-type="float" office:value="0.522369870344053" calcext:value-type="float">
            <text:p>0,522369870344053</text:p>
          </table:table-cell>
          <table:table-cell office:value-type="float" office:value="0.39233275408128" calcext:value-type="float">
            <text:p>0,39233275408128</text:p>
          </table:table-cell>
          <table:table-cell office:value-type="float" office:value="0.38080562697187" calcext:value-type="float">
            <text:p>0,38080562697187</text:p>
          </table:table-cell>
          <table:table-cell office:value-type="float" office:value="0.404547067320687" calcext:value-type="float">
            <text:p>0,404547067320687</text:p>
          </table:table-cell>
          <table:table-cell office:value-type="float" office:value="0.450698560863697" calcext:value-type="float">
            <text:p>0,450698560863697</text:p>
          </table:table-cell>
          <table:table-cell office:value-type="float" office:value="0.327727517827473" calcext:value-type="float">
            <text:p>0,327727517827473</text:p>
          </table:table-cell>
          <table:table-cell office:value-type="float" office:value="0.370039483836054" calcext:value-type="float">
            <text:p>0,370039483836054</text:p>
          </table:table-cell>
          <table:table-cell office:value-type="float" office:value="0.457174257575914" calcext:value-type="float">
            <text:p>0,457174257575914</text:p>
          </table:table-cell>
          <table:table-cell office:value-type="float" office:value="0.200066540817729" calcext:value-type="float">
            <text:p>0,200066540817729</text:p>
          </table:table-cell>
          <table:table-cell office:value-type="float" office:value="0.465796445849166" calcext:value-type="float">
            <text:p>0,465796445849166</text:p>
          </table:table-cell>
          <table:table-cell office:value-type="float" office:value="0.379402406674863" calcext:value-type="float">
            <text:p>0,379402406674863</text:p>
          </table:table-cell>
          <table:table-cell office:value-type="float" office:value="0.37219765552465" calcext:value-type="float">
            <text:p>0,37219765552465</text:p>
          </table:table-cell>
          <table:table-cell office:value-type="float" office:value="0.355263152835068" calcext:value-type="float">
            <text:p>0,355263152835068</text:p>
          </table:table-cell>
          <table:table-cell office:value-type="float" office:value="0.401903812397685" calcext:value-type="float">
            <text:p>0,401903812397685</text:p>
          </table:table-cell>
          <table:table-cell office:value-type="float" office:value="0.475979360998706" calcext:value-type="float">
            <text:p>0,475979360998706</text:p>
          </table:table-cell>
          <table:table-cell office:value-type="float" office:value="0.43799670814207" calcext:value-type="float">
            <text:p>0,43799670814207</text:p>
          </table:table-cell>
          <table:table-cell office:value-type="float" office:value="0.391810005123307" calcext:value-type="float">
            <text:p>0,391810005123307</text:p>
          </table:table-cell>
          <table:table-cell office:value-type="float" office:value="0.389551719200427" calcext:value-type="float">
            <text:p>0,389551719200427</text:p>
          </table:table-cell>
          <table:table-cell office:value-type="float" office:value="0.474961663810641" calcext:value-type="float">
            <text:p>0,474961663810641</text:p>
          </table:table-cell>
          <table:table-cell office:value-type="float" office:value="0.416031321350784" calcext:value-type="float">
            <text:p>0,416031321350784</text:p>
          </table:table-cell>
          <table:table-cell office:value-type="float" office:value="0.287548488706557" calcext:value-type="float">
            <text:p>0,287548488706557</text:p>
          </table:table-cell>
          <table:table-cell office:value-type="float" office:value="0.467348321797588" calcext:value-type="float">
            <text:p>0,467348321797588</text:p>
          </table:table-cell>
          <table:table-cell office:value-type="float" office:value="0.388942266083525" calcext:value-type="float">
            <text:p>0,388942266083525</text:p>
          </table:table-cell>
          <table:table-cell office:value-type="float" office:value="0.355432366895247" calcext:value-type="float">
            <text:p>0,355432366895247</text:p>
          </table:table-cell>
          <table:table-cell office:value-type="float" office:value="0.388261335890054" calcext:value-type="float">
            <text:p>0,388261335890054</text:p>
          </table:table-cell>
          <table:table-cell office:value-type="float" office:value="0.453511257319562" calcext:value-type="float">
            <text:p>0,453511257319562</text:p>
          </table:table-cell>
          <table:table-cell office:value-type="float" office:value="0.349301847942808" calcext:value-type="float">
            <text:p>0,349301847942808</text:p>
          </table:table-cell>
          <table:table-cell office:value-type="float" office:value="0.221988281909138" calcext:value-type="float">
            <text:p>0,221988281909138</text:p>
          </table:table-cell>
          <table:table-cell office:value-type="float" office:value="0.286240803687748" calcext:value-type="float">
            <text:p>0,286240803687748</text:p>
          </table:table-cell>
          <table:table-cell office:value-type="float" office:value="0.281552788100988" calcext:value-type="float">
            <text:p>0,281552788100988</text:p>
          </table:table-cell>
          <table:table-cell office:value-type="float" office:value="0.469194990349791" calcext:value-type="float">
            <text:p>0,469194990349791</text:p>
          </table:table-cell>
          <table:table-cell office:value-type="float" office:value="0.250325082294135" calcext:value-type="float">
            <text:p>0,250325082294135</text:p>
          </table:table-cell>
          <table:table-cell office:value-type="float" office:value="0.271995290187289" calcext:value-type="float">
            <text:p>0,271995290187289</text:p>
          </table:table-cell>
          <table:table-cell office:value-type="float" office:value="0.276992625588656" calcext:value-type="float">
            <text:p>0,276992625588656</text:p>
          </table:table-cell>
          <table:table-cell office:value-type="float" office:value="0.448107448107448" calcext:value-type="float">
            <text:p>0,448107448107448</text:p>
          </table:table-cell>
          <table:table-cell office:value-type="float" office:value="0.359897224239195" calcext:value-type="float">
            <text:p>0,359897224239195</text:p>
          </table:table-cell>
          <table:table-cell office:value-type="float" office:value="0.328035423661716" calcext:value-type="float">
            <text:p>0,328035423661716</text:p>
          </table:table-cell>
          <table:table-cell office:value-type="float" office:value="0.48222037516612" calcext:value-type="float">
            <text:p>0,48222037516612</text:p>
          </table:table-cell>
          <table:table-cell office:value-type="float" office:value="0.277461830691784" calcext:value-type="float">
            <text:p>0,277461830691784</text:p>
          </table:table-cell>
          <table:table-cell office:value-type="float" office:value="0.299658404993057" calcext:value-type="float">
            <text:p>0,299658404993057</text:p>
          </table:table-cell>
          <table:table-cell office:value-type="float" office:value="0.317530718837575" calcext:value-type="float">
            <text:p>0,317530718837575</text:p>
          </table:table-cell>
          <table:table-cell office:value-type="float" office:value="0.770173970012873" calcext:value-type="float">
            <text:p>0,770173970012873</text:p>
          </table:table-cell>
          <table:table-cell office:value-type="float" office:value="0.580683342992503" calcext:value-type="float">
            <text:p>0,580683342992503</text:p>
          </table:table-cell>
          <table:table-cell office:value-type="float" office:value="0.235304202987455" calcext:value-type="float">
            <text:p>0,235304202987455</text:p>
          </table:table-cell>
          <table:table-cell office:value-type="float" office:value="0" calcext:value-type="float">
            <text:p>0</text:p>
          </table:table-cell>
          <table:table-cell office:value-type="float" office:value="0.510869565217391" calcext:value-type="float">
            <text:p>0,510869565217391</text:p>
          </table:table-cell>
          <table:table-cell office:value-type="float" office:value="0.24535108367324" calcext:value-type="float">
            <text:p>0,24535108367324</text:p>
          </table:table-cell>
          <table:table-cell office:value-type="float" office:value="0.463119534195601" calcext:value-type="float">
            <text:p>0,463119534195601</text:p>
          </table:table-cell>
          <table:table-cell office:value-type="float" office:value="0.268028253312403" calcext:value-type="float">
            <text:p>0,268028253312403</text:p>
          </table:table-cell>
          <table:table-cell office:value-type="float" office:value="0.253856527223539" calcext:value-type="float">
            <text:p>0,253856527223539</text:p>
          </table:table-cell>
          <table:table-cell office:value-type="float" office:value="0.54726715058185" calcext:value-type="float">
            <text:p>0,54726715058185</text:p>
          </table:table-cell>
          <table:table-cell office:value-type="float" office:value="0.387481371087928" calcext:value-type="float">
            <text:p>0,387481371087928</text:p>
          </table:table-cell>
          <table:table-cell office:value-type="float" office:value="0.53232462173315" calcext:value-type="float">
            <text:p>0,53232462173315</text:p>
          </table:table-cell>
          <table:table-cell office:value-type="float" office:value="0.217074576845823" calcext:value-type="float">
            <text:p>0,217074576845823</text:p>
          </table:table-cell>
          <table:table-cell office:value-type="float" office:value="0.668661797862984" calcext:value-type="float">
            <text:p>0,668661797862984</text:p>
          </table:table-cell>
          <table:table-cell office:value-type="float" office:value="0.284562811673927" calcext:value-type="float">
            <text:p>0,284562811673927</text:p>
          </table:table-cell>
          <table:table-cell office:value-type="float" office:value="0.318507276711593" calcext:value-type="float">
            <text:p>0,318507276711593</text:p>
          </table:table-cell>
          <table:table-cell office:value-type="float" office:value="0.625571741708735" calcext:value-type="float">
            <text:p>0,625571741708735</text:p>
          </table:table-cell>
          <table:table-cell office:value-type="float" office:value="0.674592547814373" calcext:value-type="float">
            <text:p>0,674592547814373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515880016515723" calcext:value-type="float">
            <text:p>0,515880016515723</text:p>
          </table:table-cell>
          <table:table-cell office:value-type="float" office:value="0.291582716488973" calcext:value-type="float">
            <text:p>0,291582716488973</text:p>
          </table:table-cell>
          <table:table-cell office:value-type="float" office:value="0.290815267346397" calcext:value-type="float">
            <text:p>0,290815267346397</text:p>
          </table:table-cell>
          <table:table-cell office:value-type="float" office:value="0.222786527203637" calcext:value-type="float">
            <text:p>0,222786527203637</text:p>
          </table:table-cell>
          <table:table-cell office:value-type="float" office:value="0.438081905736903" calcext:value-type="float">
            <text:p>0,438081905736903</text:p>
          </table:table-cell>
          <table:table-cell office:value-type="float" office:value="0.458812758924366" calcext:value-type="float">
            <text:p>0,458812758924366</text:p>
          </table:table-cell>
          <table:table-cell office:value-type="float" office:value="0.337793565729257" calcext:value-type="float">
            <text:p>0,337793565729257</text:p>
          </table:table-cell>
          <table:table-cell office:value-type="float" office:value="0.237925013619427" calcext:value-type="float">
            <text:p>0,237925013619427</text:p>
          </table:table-cell>
          <table:table-cell office:value-type="float" office:value="0.578611808483135" calcext:value-type="float">
            <text:p>0,578611808483135</text:p>
          </table:table-cell>
          <table:table-cell office:value-type="float" office:value="0.34457492789092" calcext:value-type="float">
            <text:p>0,34457492789092</text:p>
          </table:table-cell>
          <table:table-cell office:value-type="float" office:value="0.389399395080993" calcext:value-type="float">
            <text:p>0,389399395080993</text:p>
          </table:table-cell>
          <table:table-cell office:value-type="float" office:value="0.497471508575766" calcext:value-type="float">
            <text:p>0,497471508575766</text:p>
          </table:table-cell>
          <table:table-cell office:value-type="float" office:value="0.543319245702097" calcext:value-type="float">
            <text:p>0,543319245702097</text:p>
          </table:table-cell>
          <table:table-cell office:value-type="float" office:value="0.764188663073591" calcext:value-type="float">
            <text:p>0,764188663073591</text:p>
          </table:table-cell>
          <table:table-cell office:value-type="float" office:value="0.572634376621721" calcext:value-type="float">
            <text:p>0,572634376621721</text:p>
          </table:table-cell>
          <table:table-cell office:value-type="float" office:value="0.571444525474733" calcext:value-type="float">
            <text:p>0,571444525474733</text:p>
          </table:table-cell>
          <table:table-cell office:value-type="float" office:value="0.370644634170932" calcext:value-type="float">
            <text:p>0,370644634170932</text:p>
          </table:table-cell>
          <table:table-cell office:value-type="float" office:value="0.203828509564466" calcext:value-type="float">
            <text:p>0,203828509564466</text:p>
          </table:table-cell>
          <table:table-cell office:value-type="float" office:value="0.371393387547426" calcext:value-type="float">
            <text:p>0,371393387547426</text:p>
          </table:table-cell>
          <table:table-cell office:value-type="float" office:value="0.492159115625336" calcext:value-type="float">
            <text:p>0,492159115625336</text:p>
          </table:table-cell>
          <table:table-cell office:value-type="float" office:value="0.520878521964712" calcext:value-type="float">
            <text:p>0,520878521964712</text:p>
          </table:table-cell>
          <table:table-cell office:value-type="float" office:value="0.0528769896314595" calcext:value-type="float">
            <text:p>0,0528769896314595</text:p>
          </table:table-cell>
          <table:table-cell office:value-type="float" office:value="0.513593870225054" calcext:value-type="float">
            <text:p>0,513593870225054</text:p>
          </table:table-cell>
          <table:table-cell office:value-type="float" office:value="0.51702458656098" calcext:value-type="float">
            <text:p>0,51702458656098</text:p>
          </table:table-cell>
          <table:table-cell office:value-type="float" office:value="0.633321858102199" calcext:value-type="float">
            <text:p>0,633321858102199</text:p>
          </table:table-cell>
          <table:table-cell office:value-type="float" office:value="0.354743982198698" calcext:value-type="float">
            <text:p>0,354743982198698</text:p>
          </table:table-cell>
          <table:table-cell office:value-type="float" office:value="0.421491611026027" calcext:value-type="float">
            <text:p>0,421491611026027</text:p>
          </table:table-cell>
          <table:table-cell office:value-type="float" office:value="0.476920742295657" calcext:value-type="float">
            <text:p>0,476920742295657</text:p>
          </table:table-cell>
          <table:table-cell office:value-type="float" office:value="0.529691489631242" calcext:value-type="float">
            <text:p>0,529691489631242</text:p>
          </table:table-cell>
          <table:table-cell office:value-type="float" office:value="0.458925411487908" calcext:value-type="float">
            <text:p>0,458925411487908</text:p>
          </table:table-cell>
          <table:table-cell office:value-type="float" office:value="0.56026886824685" calcext:value-type="float">
            <text:p>0,56026886824685</text:p>
          </table:table-cell>
          <table:table-cell office:value-type="float" office:value="0.642765683296158" calcext:value-type="float">
            <text:p>0,642765683296158</text:p>
          </table:table-cell>
          <table:table-cell office:value-type="float" office:value="0.0689086425961628" calcext:value-type="float">
            <text:p>0,0689086425961628</text:p>
          </table:table-cell>
          <table:table-cell office:value-type="float" office:value="0.484178403190642" calcext:value-type="float">
            <text:p>0,484178403190642</text:p>
          </table:table-cell>
          <table:table-cell office:value-type="float" office:value="0.521890285338059" calcext:value-type="float">
            <text:p>0,521890285338059</text:p>
          </table:table-cell>
          <table:table-cell office:value-type="float" office:value="0.573973202572635" calcext:value-type="float">
            <text:p>0,573973202572635</text:p>
          </table:table-cell>
          <table:table-cell office:value-type="float" office:value="0.489865379977772" calcext:value-type="float">
            <text:p>0,489865379977772</text:p>
          </table:table-cell>
          <table:table-cell office:value-type="float" office:value="0.474222658292028" calcext:value-type="float">
            <text:p>0,474222658292028</text:p>
          </table:table-cell>
          <table:table-cell office:value-type="float" office:value="0.46086096941367" calcext:value-type="float">
            <text:p>0,46086096941367</text:p>
          </table:table-cell>
          <table:table-cell office:value-type="float" office:value="0.499827156788103" calcext:value-type="float">
            <text:p>0,499827156788103</text:p>
          </table:table-cell>
          <table:table-cell office:value-type="float" office:value="0.707350682106668" calcext:value-type="float">
            <text:p>0,707350682106668</text:p>
          </table:table-cell>
          <table:table-cell office:value-type="float" office:value="0.550722088949898" calcext:value-type="float">
            <text:p>0,550722088949898</text:p>
          </table:table-cell>
          <table:table-cell office:value-type="float" office:value="0.393113506191901" calcext:value-type="float">
            <text:p>0,393113506191901</text:p>
          </table:table-cell>
          <table:table-cell office:value-type="float" office:value="0.485394105259867" calcext:value-type="float">
            <text:p>0,485394105259867</text:p>
          </table:table-cell>
          <table:table-cell office:value-type="float" office:value="0.555372757511815" calcext:value-type="float">
            <text:p>0,555372757511815</text:p>
          </table:table-cell>
          <table:table-cell office:value-type="float" office:value="0.524662860734127" calcext:value-type="float">
            <text:p>0,524662860734127</text:p>
          </table:table-cell>
          <table:table-cell office:value-type="float" office:value="0.412736193445593" calcext:value-type="float">
            <text:p>0,412736193445593</text:p>
          </table:table-cell>
          <table:table-cell office:value-type="float" office:value="0.444058956623972" calcext:value-type="float">
            <text:p>0,444058956623972</text:p>
          </table:table-cell>
          <table:table-cell office:value-type="float" office:value="0.51948308492189" calcext:value-type="float">
            <text:p>0,51948308492189</text:p>
          </table:table-cell>
          <table:table-cell office:value-type="float" office:value="0.649596096924082" calcext:value-type="float">
            <text:p>0,649596096924082</text:p>
          </table:table-cell>
          <table:table-cell office:value-type="float" office:value="0.346536624868785" calcext:value-type="float">
            <text:p>0,346536624868785</text:p>
          </table:table-cell>
          <table:table-cell office:value-type="float" office:value="0.536654346901731" calcext:value-type="float">
            <text:p>0,536654346901731</text:p>
          </table:table-cell>
          <table:table-cell office:value-type="float" office:value="0.408456957619032" calcext:value-type="float">
            <text:p>0,408456957619032</text:p>
          </table:table-cell>
          <table:table-cell office:value-type="float" office:value="0.334168894707967" calcext:value-type="float">
            <text:p>0,334168894707967</text:p>
          </table:table-cell>
          <table:table-cell office:value-type="float" office:value="0.332901820372294" calcext:value-type="float">
            <text:p>0,332901820372294</text:p>
          </table:table-cell>
          <table:table-cell office:value-type="float" office:value="0.349940809771493" calcext:value-type="float">
            <text:p>0,349940809771493</text:p>
          </table:table-cell>
          <table:table-cell office:value-type="float" office:value="0.584008164703065" calcext:value-type="float">
            <text:p>0,584008164703065</text:p>
          </table:table-cell>
          <table:table-cell office:value-type="float" office:value="0.4304250012247" calcext:value-type="float">
            <text:p>0,4304250012247</text:p>
          </table:table-cell>
          <table:table-cell office:value-type="float" office:value="0.435683836913877" calcext:value-type="float">
            <text:p>0,435683836913877</text:p>
          </table:table-cell>
          <table:table-cell office:value-type="float" office:value="0.513064358263367" calcext:value-type="float">
            <text:p>0,513064358263367</text:p>
          </table:table-cell>
          <table:table-cell office:value-type="float" office:value="0.4757056546147" calcext:value-type="float">
            <text:p>0,4757056546147</text:p>
          </table:table-cell>
          <table:table-cell office:value-type="float" office:value="0.447394767981306" calcext:value-type="float">
            <text:p>0,447394767981306</text:p>
          </table:table-cell>
          <table:table-cell office:value-type="float" office:value="0.517878750647939" calcext:value-type="float">
            <text:p>0,517878750647939</text:p>
          </table:table-cell>
          <table:table-cell office:value-type="float" office:value="0.519846839378453" calcext:value-type="float">
            <text:p>0,519846839378453</text:p>
          </table:table-cell>
          <table:table-cell office:value-type="float" office:value="0.296327324459826" calcext:value-type="float">
            <text:p>0,296327324459826</text:p>
          </table:table-cell>
          <table:table-cell office:value-type="float" office:value="0.532820511807314" calcext:value-type="float">
            <text:p>0,532820511807314</text:p>
          </table:table-cell>
          <table:table-cell office:value-type="float" office:value="0.702094848582834" calcext:value-type="float">
            <text:p>0,702094848582834</text:p>
          </table:table-cell>
          <table:table-cell office:value-type="float" office:value="0.461456279896333" calcext:value-type="float">
            <text:p>0,461456279896333</text:p>
          </table:table-cell>
          <table:table-cell office:value-type="float" office:value="0.560323750508201" calcext:value-type="float">
            <text:p>0,560323750508201</text:p>
          </table:table-cell>
          <table:table-cell office:value-type="float" office:value="0.518924619386745" calcext:value-type="float">
            <text:p>0,518924619386745</text:p>
          </table:table-cell>
          <table:table-cell office:value-type="float" office:value="0.485132432307676" calcext:value-type="float">
            <text:p>0,485132432307676</text:p>
          </table:table-cell>
          <table:table-cell office:value-type="float" office:value="0.512093681381246" calcext:value-type="float">
            <text:p>0,512093681381246</text:p>
          </table:table-cell>
          <table:table-cell office:value-type="float" office:value="0.396005739111713" calcext:value-type="float">
            <text:p>0,396005739111713</text:p>
          </table:table-cell>
          <table:table-cell office:value-type="float" office:value="0.420151503053525" calcext:value-type="float">
            <text:p>0,420151503053525</text:p>
          </table:table-cell>
          <table:table-cell office:value-type="float" office:value="0.539576382497638" calcext:value-type="float">
            <text:p>0,539576382497638</text:p>
          </table:table-cell>
          <table:table-cell office:value-type="float" office:value="0.536720398412642" calcext:value-type="float">
            <text:p>0,536720398412642</text:p>
          </table:table-cell>
          <table:table-cell office:value-type="float" office:value="0.459631564663866" calcext:value-type="float">
            <text:p>0,459631564663866</text:p>
          </table:table-cell>
          <table:table-cell office:value-type="float" office:value="0.561588432443294" calcext:value-type="float">
            <text:p>0,561588432443294</text:p>
          </table:table-cell>
          <table:table-cell office:value-type="float" office:value="0.547110169175316" calcext:value-type="float">
            <text:p>0,547110169175316</text:p>
          </table:table-cell>
          <table:table-cell office:value-type="float" office:value="0.28869017320417" calcext:value-type="float">
            <text:p>0,28869017320417</text:p>
          </table:table-cell>
          <table:table-cell office:value-type="float" office:value="0.691356985338041" calcext:value-type="float">
            <text:p>0,691356985338041</text:p>
          </table:table-cell>
          <table:table-cell office:value-type="float" office:value="0.57662961836071" calcext:value-type="float">
            <text:p>0,57662961836071</text:p>
          </table:table-cell>
          <table:table-cell office:value-type="float" office:value="0.547433385024806" calcext:value-type="float">
            <text:p>0,547433385024806</text:p>
          </table:table-cell>
          <table:table-cell office:value-type="float" office:value="0.58353090335882" calcext:value-type="float">
            <text:p>0,58353090335882</text:p>
          </table:table-cell>
          <table:table-cell office:value-type="float" office:value="0.525536182289202" calcext:value-type="float">
            <text:p>0,525536182289202</text:p>
          </table:table-cell>
          <table:table-cell office:value-type="float" office:value="0.407336154581709" calcext:value-type="float">
            <text:p>0,407336154581709</text:p>
          </table:table-cell>
          <table:table-cell office:value-type="float" office:value="0.462346078195604" calcext:value-type="float">
            <text:p>0,462346078195604</text:p>
          </table:table-cell>
          <table:table-cell office:value-type="float" office:value="0.444014862253188" calcext:value-type="float">
            <text:p>0,444014862253188</text:p>
          </table:table-cell>
          <table:table-cell office:value-type="float" office:value="0.60547636107405" calcext:value-type="float">
            <text:p>0,60547636107405</text:p>
          </table:table-cell>
          <table:table-cell office:value-type="float" office:value="0.668508287292818" calcext:value-type="float">
            <text:p>0,668508287292818</text:p>
          </table:table-cell>
          <table:table-cell office:value-type="float" office:value="0.313791030734919" calcext:value-type="float">
            <text:p>0,313791030734919</text:p>
          </table:table-cell>
          <table:table-cell office:value-type="float" office:value="0.518759696861201" calcext:value-type="float">
            <text:p>0,518759696861201</text:p>
          </table:table-cell>
          <table:table-cell office:value-type="float" office:value="0.515800738018485" calcext:value-type="float">
            <text:p>0,515800738018485</text:p>
          </table:table-cell>
          <table:table-cell office:value-type="float" office:value="0.552436683655775" calcext:value-type="float">
            <text:p>0,552436683655775</text:p>
          </table:table-cell>
          <table:table-cell office:value-type="float" office:value="0.697429495171796" calcext:value-type="float">
            <text:p>0,697429495171796</text:p>
          </table:table-cell>
          <table:table-cell office:value-type="float" office:value="0.477010508433529" calcext:value-type="float">
            <text:p>0,477010508433529</text:p>
          </table:table-cell>
          <table:table-cell office:value-type="float" office:value="0.51064089528059" calcext:value-type="float">
            <text:p>0,51064089528059</text:p>
          </table:table-cell>
          <table:table-cell office:value-type="float" office:value="0.406119853374412" calcext:value-type="float">
            <text:p>0,406119853374412</text:p>
          </table:table-cell>
          <table:table-cell office:value-type="float" office:value="0.389112299273557" calcext:value-type="float">
            <text:p>0,389112299273557</text:p>
          </table:table-cell>
          <table:table-cell office:value-type="float" office:value="0.500333792568274" calcext:value-type="float">
            <text:p>0,500333792568274</text:p>
          </table:table-cell>
          <table:table-cell office:value-type="float" office:value="0.41006687278015" calcext:value-type="float">
            <text:p>0,41006687278015</text:p>
          </table:table-cell>
          <table:table-cell office:value-type="float" office:value="0.438642078962802" calcext:value-type="float">
            <text:p>0,438642078962802</text:p>
          </table:table-cell>
          <table:table-cell office:value-type="float" office:value="0.498110832862662" calcext:value-type="float">
            <text:p>0,498110832862662</text:p>
          </table:table-cell>
          <table:table-cell office:value-type="float" office:value="0.502804756157393" calcext:value-type="float">
            <text:p>0,502804756157393</text:p>
          </table:table-cell>
          <table:table-cell office:value-type="float" office:value="0.648356034154727" calcext:value-type="float">
            <text:p>0,648356034154727</text:p>
          </table:table-cell>
          <table:table-cell office:value-type="float" office:value="0.658586603730115" calcext:value-type="float">
            <text:p>0,658586603730115</text:p>
          </table:table-cell>
          <table:table-cell office:value-type="float" office:value="0.440496146520226" calcext:value-type="float">
            <text:p>0,440496146520226</text:p>
          </table:table-cell>
          <table:table-cell office:value-type="float" office:value="0.421638899186584" calcext:value-type="float">
            <text:p>0,421638899186584</text:p>
          </table:table-cell>
          <table:table-cell office:value-type="float" office:value="0.453395110812528" calcext:value-type="float">
            <text:p>0,453395110812528</text:p>
          </table:table-cell>
          <table:table-cell office:value-type="float" office:value="0.567257369139865" calcext:value-type="float">
            <text:p>0,567257369139865</text:p>
          </table:table-cell>
          <table:table-cell office:value-type="float" office:value="0.464613065030826" calcext:value-type="float">
            <text:p>0,464613065030826</text:p>
          </table:table-cell>
          <table:table-cell office:value-type="float" office:value="0.44550397211265" calcext:value-type="float">
            <text:p>0,44550397211265</text:p>
          </table:table-cell>
          <table:table-cell office:value-type="float" office:value="0.530549510073547" calcext:value-type="float">
            <text:p>0,530549510073547</text:p>
          </table:table-cell>
          <table:table-cell office:value-type="float" office:value="0.4146187809527" calcext:value-type="float">
            <text:p>0,4146187809527</text:p>
          </table:table-cell>
          <table:table-cell office:value-type="float" office:value="0.354725862650615" calcext:value-type="float">
            <text:p>0,354725862650615</text:p>
          </table:table-cell>
          <table:table-cell office:value-type="float" office:value="0.52674853957269" calcext:value-type="float">
            <text:p>0,52674853957269</text:p>
          </table:table-cell>
          <table:table-cell office:value-type="float" office:value="0.478400794917451" calcext:value-type="float">
            <text:p>0,478400794917451</text:p>
          </table:table-cell>
          <table:table-cell office:value-type="float" office:value="0.526551473456506" calcext:value-type="float">
            <text:p>0,526551473456506</text:p>
          </table:table-cell>
          <table:table-cell office:value-type="float" office:value="0.331648038085128" calcext:value-type="float">
            <text:p>0,331648038085128</text:p>
          </table:table-cell>
          <table:table-cell office:value-type="float" office:value="0.366877824086457" calcext:value-type="float">
            <text:p>0,366877824086457</text:p>
          </table:table-cell>
          <table:table-cell office:value-type="float" office:value="0.459704290838881" calcext:value-type="float">
            <text:p>0,459704290838881</text:p>
          </table:table-cell>
          <table:table-cell office:value-type="float" office:value="0.342443519850826" calcext:value-type="float">
            <text:p>0,342443519850826</text:p>
          </table:table-cell>
          <table:table-cell office:value-type="float" office:value="0.350829787474915" calcext:value-type="float">
            <text:p>0,350829787474915</text:p>
          </table:table-cell>
          <table:table-cell office:value-type="float" office:value="0.352215643767946" calcext:value-type="float">
            <text:p>0,352215643767946</text:p>
          </table:table-cell>
          <table:table-cell office:value-type="float" office:value="0.402665952913962" calcext:value-type="float">
            <text:p>0,402665952913962</text:p>
          </table:table-cell>
          <table:table-cell office:value-type="float" office:value="0.353240583720452" calcext:value-type="float">
            <text:p>0,353240583720452</text:p>
          </table:table-cell>
          <table:table-cell office:value-type="float" office:value="0.351806433346623" calcext:value-type="float">
            <text:p>0,351806433346623</text:p>
          </table:table-cell>
          <table:table-cell office:value-type="float" office:value="0.381874887814033" calcext:value-type="float">
            <text:p>0,381874887814033</text:p>
          </table:table-cell>
          <table:table-cell office:value-type="float" office:value="0.421660056405459" calcext:value-type="float">
            <text:p>0,421660056405459</text:p>
          </table:table-cell>
          <table:table-cell office:value-type="float" office:value="0.434634378234299" calcext:value-type="float">
            <text:p>0,434634378234299</text:p>
          </table:table-cell>
          <table:table-cell office:value-type="float" office:value="0.407526539102972" calcext:value-type="float">
            <text:p>0,407526539102972</text:p>
          </table:table-cell>
          <table:table-cell office:value-type="float" office:value="0.324434807473655" calcext:value-type="float">
            <text:p>0,324434807473655</text:p>
          </table:table-cell>
          <table:table-cell office:value-type="float" office:value="0.437049102442133" calcext:value-type="float">
            <text:p>0,437049102442133</text:p>
          </table:table-cell>
          <table:table-cell office:value-type="float" office:value="0.41701805276952" calcext:value-type="float">
            <text:p>0,41701805276952</text:p>
          </table:table-cell>
          <table:table-cell office:value-type="float" office:value="0.403790381007983" calcext:value-type="float">
            <text:p>0,403790381007983</text:p>
          </table:table-cell>
          <table:table-cell office:value-type="float" office:value="0.467116956627515" calcext:value-type="float">
            <text:p>0,467116956627515</text:p>
          </table:table-cell>
          <table:table-cell office:value-type="float" office:value="0.368827038142181" calcext:value-type="float">
            <text:p>0,36882703814218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6" calcext:value-type="float">
            <text:p>6</text:p>
          </table:table-cell>
          <table:table-cell office:value-type="float" office:value="0.934848484848485" calcext:value-type="float">
            <text:p>0,934848484848485</text:p>
          </table:table-cell>
          <table:table-cell office:value-type="float" office:value="0.972413793103448" calcext:value-type="float">
            <text:p>0,972413793103448</text:p>
          </table:table-cell>
          <table:table-cell office:value-type="float" office:value="0.979381443298969" calcext:value-type="float">
            <text:p>0,979381443298969</text:p>
          </table:table-cell>
          <table:table-cell office:value-type="float" office:value="0.938128453664281" calcext:value-type="float">
            <text:p>0,938128453664281</text:p>
          </table:table-cell>
          <table:table-cell office:value-type="float" office:value="0.97" calcext:value-type="float">
            <text:p>0,97</text:p>
          </table:table-cell>
          <table:table-cell office:value-type="float" office:value="0.99251012145749" calcext:value-type="float">
            <text:p>0,99251012145749</text:p>
          </table:table-cell>
          <table:table-cell office:value-type="float" office:value="0.928256070640177" calcext:value-type="float">
            <text:p>0,928256070640177</text:p>
          </table:table-cell>
          <table:table-cell office:value-type="float" office:value="0.845589692765114" calcext:value-type="float">
            <text:p>0,845589692765114</text:p>
          </table:table-cell>
          <table:table-cell office:value-type="float" office:value="0.933574611615826" calcext:value-type="float">
            <text:p>0,933574611615826</text:p>
          </table:table-cell>
          <table:table-cell office:value-type="float" office:value="0.964328537170264" calcext:value-type="float">
            <text:p>0,964328537170264</text:p>
          </table:table-cell>
          <table:table-cell office:value-type="float" office:value="0.918515684774292" calcext:value-type="float">
            <text:p>0,918515684774292</text:p>
          </table:table-cell>
          <table:table-cell office:value-type="float" office:value="0.866557943207982" calcext:value-type="float">
            <text:p>0,866557943207982</text:p>
          </table:table-cell>
          <table:table-cell office:value-type="float" office:value="0.910328435609334" calcext:value-type="float">
            <text:p>0,910328435609334</text:p>
          </table:table-cell>
          <table:table-cell office:value-type="float" office:value="0.912550607287449" calcext:value-type="float">
            <text:p>0,912550607287449</text:p>
          </table:table-cell>
          <table:table-cell office:value-type="float" office:value="0.93030794165316" calcext:value-type="float">
            <text:p>0,93030794165316</text:p>
          </table:table-cell>
          <table:table-cell office:value-type="float" office:value="0.963891951488423" calcext:value-type="float">
            <text:p>0,963891951488423</text:p>
          </table:table-cell>
          <table:table-cell office:value-type="float" office:value="0.948508253824019" calcext:value-type="float">
            <text:p>0,948508253824019</text:p>
          </table:table-cell>
          <table:table-cell office:value-type="float" office:value="0.915327481431465" calcext:value-type="float">
            <text:p>0,915327481431465</text:p>
          </table:table-cell>
          <table:table-cell office:value-type="float" office:value="0.948757763975155" calcext:value-type="float">
            <text:p>0,948757763975155</text:p>
          </table:table-cell>
          <table:table-cell office:value-type="float" office:value="0.979226774379688" calcext:value-type="float">
            <text:p>0,979226774379688</text:p>
          </table:table-cell>
          <table:table-cell office:value-type="float" office:value="0.667522098659823" calcext:value-type="float">
            <text:p>0,667522098659823</text:p>
          </table:table-cell>
          <table:table-cell office:value-type="float" office:value="0.835984095427435" calcext:value-type="float">
            <text:p>0,835984095427435</text:p>
          </table:table-cell>
          <table:table-cell office:value-type="float" office:value="0.801186943620178" calcext:value-type="float">
            <text:p>0,801186943620178</text:p>
          </table:table-cell>
          <table:table-cell office:value-type="float" office:value="0.96021377672209" calcext:value-type="float">
            <text:p>0,96021377672209</text:p>
          </table:table-cell>
          <table:table-cell office:value-type="float" office:value="1" calcext:value-type="float">
            <text:p>1</text:p>
          </table:table-cell>
          <table:table-cell office:value-type="float" office:value="0.793006556353419" calcext:value-type="float">
            <text:p>0,793006556353419</text:p>
          </table:table-cell>
          <table:table-cell office:value-type="float" office:value="0.94314381270903" calcext:value-type="float">
            <text:p>0,94314381270903</text:p>
          </table:table-cell>
          <table:table-cell office:value-type="float" office:value="0.916890080428954" calcext:value-type="float">
            <text:p>0,916890080428954</text:p>
          </table:table-cell>
          <table:table-cell office:value-type="float" office:value="0.939476061427281" calcext:value-type="float">
            <text:p>0,939476061427281</text:p>
          </table:table-cell>
          <table:table-cell office:value-type="float" office:value="0.790352504638219" calcext:value-type="float">
            <text:p>0,790352504638219</text:p>
          </table:table-cell>
          <table:table-cell office:value-type="float" office:value="0.852506426735219" calcext:value-type="float">
            <text:p>0,852506426735219</text:p>
          </table:table-cell>
          <table:table-cell office:value-type="float" office:value="0.790950226244344" calcext:value-type="float">
            <text:p>0,790950226244344</text:p>
          </table:table-cell>
          <table:table-cell office:value-type="float" office:value="0.878969442780108" calcext:value-type="float">
            <text:p>0,878969442780108</text:p>
          </table:table-cell>
          <table:table-cell office:value-type="float" office:value="0.729038153986749" calcext:value-type="float">
            <text:p>0,729038153986749</text:p>
          </table:table-cell>
          <table:table-cell office:value-type="float" office:value="0.72473604826546" calcext:value-type="float">
            <text:p>0,72473604826546</text:p>
          </table:table-cell>
          <table:table-cell office:value-type="float" office:value="0.890293225480283" calcext:value-type="float">
            <text:p>0,890293225480283</text:p>
          </table:table-cell>
          <table:table-cell office:value-type="float" office:value="0.890688259109312" calcext:value-type="float">
            <text:p>0,890688259109312</text:p>
          </table:table-cell>
          <table:table-cell office:value-type="float" office:value="0.931747673216132" calcext:value-type="float">
            <text:p>0,931747673216132</text:p>
          </table:table-cell>
          <table:table-cell office:value-type="float" office:value="0.705725304064076" calcext:value-type="float">
            <text:p>0,705725304064076</text:p>
          </table:table-cell>
          <table:table-cell office:value-type="float" office:value="0.860593860090589" calcext:value-type="float">
            <text:p>0,860593860090589</text:p>
          </table:table-cell>
          <table:table-cell office:value-type="float" office:value="0.583747178329571" calcext:value-type="float">
            <text:p>0,583747178329571</text:p>
          </table:table-cell>
          <table:table-cell office:value-type="float" office:value="0.79382889200561" calcext:value-type="float">
            <text:p>0,79382889200561</text:p>
          </table:table-cell>
          <table:table-cell office:value-type="float" office:value="0.80509888015249" calcext:value-type="float">
            <text:p>0,80509888015249</text:p>
          </table:table-cell>
          <table:table-cell office:value-type="float" office:value="0.942563223317617" calcext:value-type="float">
            <text:p>0,942563223317617</text:p>
          </table:table-cell>
          <table:table-cell office:value-type="float" office:value="0.833480176211454" calcext:value-type="float">
            <text:p>0,833480176211454</text:p>
          </table:table-cell>
          <table:table-cell office:value-type="float" office:value="0.894268774703557" calcext:value-type="float">
            <text:p>0,894268774703557</text:p>
          </table:table-cell>
          <table:table-cell office:value-type="float" office:value="0.960098219766728" calcext:value-type="float">
            <text:p>0,960098219766728</text:p>
          </table:table-cell>
          <table:table-cell office:value-type="float" office:value="1" calcext:value-type="float">
            <text:p>1</text:p>
          </table:table-cell>
          <table:table-cell office:value-type="float" office:value="0.773298083278255" calcext:value-type="float">
            <text:p>0,773298083278255</text:p>
          </table:table-cell>
          <table:table-cell office:value-type="float" office:value="0.861454046639232" calcext:value-type="float">
            <text:p>0,861454046639232</text:p>
          </table:table-cell>
          <table:table-cell office:value-type="float" office:value="0.742599742599743" calcext:value-type="float">
            <text:p>0,742599742599743</text:p>
          </table:table-cell>
          <table:table-cell office:value-type="float" office:value="0.801136363636364" calcext:value-type="float">
            <text:p>0,801136363636364</text:p>
          </table:table-cell>
          <table:table-cell office:value-type="float" office:value="0.859307359307359" calcext:value-type="float">
            <text:p>0,859307359307359</text:p>
          </table:table-cell>
          <table:table-cell office:value-type="float" office:value="0.6" calcext:value-type="float">
            <text:p>0,6</text:p>
          </table:table-cell>
          <table:table-cell office:value-type="float" office:value="0.739200213989568" calcext:value-type="float">
            <text:p>0,739200213989568</text:p>
          </table:table-cell>
          <table:table-cell office:value-type="float" office:value="0.875510204081633" calcext:value-type="float">
            <text:p>0,875510204081633</text:p>
          </table:table-cell>
          <table:table-cell office:value-type="float" office:value="0.38348623853211" calcext:value-type="float">
            <text:p>0,38348623853211</text:p>
          </table:table-cell>
          <table:table-cell office:value-type="float" office:value="0.888366627497062" calcext:value-type="float">
            <text:p>0,888366627497062</text:p>
          </table:table-cell>
          <table:table-cell office:value-type="float" office:value="0.875636363636364" calcext:value-type="float">
            <text:p>0,875636363636364</text:p>
          </table:table-cell>
          <table:table-cell office:value-type="float" office:value="0.903281519861831" calcext:value-type="float">
            <text:p>0,903281519861831</text:p>
          </table:table-cell>
          <table:table-cell office:value-type="float" office:value="0.973518284993695" calcext:value-type="float">
            <text:p>0,973518284993695</text:p>
          </table:table-cell>
          <table:table-cell office:value-type="float" office:value="0.90035746201966" calcext:value-type="float">
            <text:p>0,90035746201966</text:p>
          </table:table-cell>
          <table:table-cell office:value-type="float" office:value="0.970822281167109" calcext:value-type="float">
            <text:p>0,970822281167109</text:p>
          </table:table-cell>
          <table:table-cell office:value-type="float" office:value="0.920430107526882" calcext:value-type="float">
            <text:p>0,920430107526882</text:p>
          </table:table-cell>
          <table:table-cell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0.797169811320755" calcext:value-type="float">
            <text:p>0,797169811320755</text:p>
          </table:table-cell>
          <table:table-cell office:value-type="float" office:value="0.936717663421419" calcext:value-type="float">
            <text:p>0,936717663421419</text:p>
          </table:table-cell>
          <table:table-cell office:value-type="float" office:value="0.851293103448276" calcext:value-type="float">
            <text:p>0,851293103448276</text:p>
          </table:table-cell>
          <table:table-cell office:value-type="float" office:value="0.794184367910909" calcext:value-type="float">
            <text:p>0,794184367910909</text:p>
          </table:table-cell>
          <table:table-cell office:value-type="float" office:value="0.935397039030956" calcext:value-type="float">
            <text:p>0,935397039030956</text:p>
          </table:table-cell>
          <table:table-cell office:value-type="float" office:value="0.766348655680833" calcext:value-type="float">
            <text:p>0,766348655680833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0.799250936329588" calcext:value-type="float">
            <text:p>0,799250936329588</text:p>
          </table:table-cell>
          <table:table-cell office:value-type="float" office:value="0.788413098236776" calcext:value-type="float">
            <text:p>0,788413098236776</text:p>
          </table:table-cell>
          <table:table-cell office:value-type="float" office:value="0.81039755351682" calcext:value-type="float">
            <text:p>0,81039755351682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673931996512642" calcext:value-type="float">
            <text:p>0,673931996512642</text:p>
          </table:table-cell>
          <table:table-cell office:value-type="float" office:value="1" calcext:value-type="float">
            <text:p>1</text:p>
          </table:table-cell>
          <table:table-cell office:value-type="float" office:value="0.868392664509169" calcext:value-type="float">
            <text:p>0,868392664509169</text:p>
          </table:table-cell>
          <table:table-cell office:value-type="float" office:value="0.883624716401975" calcext:value-type="float">
            <text:p>0,883624716401975</text:p>
          </table:table-cell>
          <table:table-cell office:value-type="float" office:value="0.821097046413502" calcext:value-type="float">
            <text:p>0,821097046413502</text:p>
          </table:table-cell>
          <table:table-cell office:value-type="float" office:value="0.560321715817694" calcext:value-type="float">
            <text:p>0,560321715817694</text:p>
          </table:table-cell>
          <table:table-cell office:value-type="float" office:value="0.664648910411622" calcext:value-type="float">
            <text:p>0,664648910411622</text:p>
          </table:table-cell>
          <table:table-cell office:value-type="float" office:value="0.971039182282794" calcext:value-type="float">
            <text:p>0,971039182282794</text:p>
          </table:table-cell>
          <table:table-cell office:value-type="float" office:value="0.917136414881623" calcext:value-type="float">
            <text:p>0,917136414881623</text:p>
          </table:table-cell>
          <table:table-cell office:value-type="float" office:value="0.934640522875817" calcext:value-type="float">
            <text:p>0,934640522875817</text:p>
          </table:table-cell>
          <table:table-cell office:value-type="float" office:value="0.929110105580694" calcext:value-type="float">
            <text:p>0,929110105580694</text:p>
          </table:table-cell>
          <table:table-cell office:value-type="float" office:value="0.779735682819383" calcext:value-type="float">
            <text:p>0,779735682819383</text:p>
          </table:table-cell>
          <table:table-cell office:value-type="float" office:value="0.912242686890574" calcext:value-type="float">
            <text:p>0,912242686890574</text:p>
          </table:table-cell>
          <table:table-cell office:value-type="float" office:value="0.87280701754386" calcext:value-type="float">
            <text:p>0,87280701754386</text:p>
          </table:table-cell>
          <table:table-cell office:value-type="float" office:value="0.91793893129771" calcext:value-type="float">
            <text:p>0,91793893129771</text:p>
          </table:table-cell>
          <table:table-cell office:value-type="float" office:value="0.611374407582938" calcext:value-type="float">
            <text:p>0,611374407582938</text:p>
          </table:table-cell>
          <table:table-cell office:value-type="float" office:value="0.975736568457539" calcext:value-type="float">
            <text:p>0,975736568457539</text:p>
          </table:table-cell>
          <table:table-cell office:value-type="float" office:value="0.776647286821705" calcext:value-type="float">
            <text:p>0,776647286821705</text:p>
          </table:table-cell>
          <table:table-cell office:value-type="float" office:value="0.774137931034483" calcext:value-type="float">
            <text:p>0,774137931034483</text:p>
          </table:table-cell>
          <table:table-cell office:value-type="float" office:value="0.661754385964912" calcext:value-type="float">
            <text:p>0,661754385964912</text:p>
          </table:table-cell>
          <table:table-cell office:value-type="float" office:value="0.868181818181818" calcext:value-type="float">
            <text:p>0,868181818181818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1" calcext:value-type="float">
            <text:p>1</text:p>
          </table:table-cell>
          <table:table-cell office:value-type="float" office:value="0.733482142857143" calcext:value-type="float">
            <text:p>0,733482142857143</text:p>
          </table:table-cell>
          <table:table-cell office:value-type="float" office:value="0.994467496542185" calcext:value-type="float">
            <text:p>0,994467496542185</text:p>
          </table:table-cell>
          <table:table-cell office:value-type="float" office:value="0.889913544668588" calcext:value-type="float">
            <text:p>0,889913544668588</text:p>
          </table:table-cell>
          <table:table-cell office:value-type="float" office:value="0.942889777270131" calcext:value-type="float">
            <text:p>0,942889777270131</text:p>
          </table:table-cell>
          <table:table-cell office:value-type="float" office:value="0.974006116207951" calcext:value-type="float">
            <text:p>0,974006116207951</text:p>
          </table:table-cell>
          <table:table-cell office:value-type="float" office:value="0.650298794390713" calcext:value-type="float">
            <text:p>0,650298794390713</text:p>
          </table:table-cell>
          <table:table-cell office:value-type="float" office:value="0.524135239121949" calcext:value-type="float">
            <text:p>0,524135239121949</text:p>
          </table:table-cell>
          <table:table-cell office:value-type="float" office:value="0.980673660960795" calcext:value-type="float">
            <text:p>0,980673660960795</text:p>
          </table:table-cell>
          <table:table-cell office:value-type="float" office:value="0.935049872419392" calcext:value-type="float">
            <text:p>0,935049872419392</text:p>
          </table:table-cell>
          <table:table-cell office:value-type="float" office:value="0.939321629452872" calcext:value-type="float">
            <text:p>0,939321629452872</text:p>
          </table:table-cell>
          <table:table-cell office:value-type="float" office:value="0.936924394945384" calcext:value-type="float">
            <text:p>0,936924394945384</text:p>
          </table:table-cell>
          <table:table-cell office:value-type="float" office:value="0.982160312805474" calcext:value-type="float">
            <text:p>0,982160312805474</text:p>
          </table:table-cell>
          <table:table-cell office:value-type="float" office:value="0.954504094631483" calcext:value-type="float">
            <text:p>0,954504094631483</text:p>
          </table:table-cell>
          <table:table-cell office:value-type="float" office:value="0.926698049764627" calcext:value-type="float">
            <text:p>0,926698049764627</text:p>
          </table:table-cell>
          <table:table-cell office:value-type="float" office:value="0.904333838001514" calcext:value-type="float">
            <text:p>0,904333838001514</text:p>
          </table:table-cell>
          <table:table-cell office:value-type="float" office:value="0.971970510641404" calcext:value-type="float">
            <text:p>0,971970510641404</text:p>
          </table:table-cell>
          <table:table-cell office:value-type="float" office:value="0.943595769682726" calcext:value-type="float">
            <text:p>0,943595769682726</text:p>
          </table:table-cell>
          <table:table-cell office:value-type="float" office:value="0.927502494180246" calcext:value-type="float">
            <text:p>0,927502494180246</text:p>
          </table:table-cell>
          <table:table-cell office:value-type="float" office:value="0.942903458213256" calcext:value-type="float">
            <text:p>0,942903458213256</text:p>
          </table:table-cell>
          <table:table-cell office:value-type="float" office:value="0.847419325680195" calcext:value-type="float">
            <text:p>0,847419325680195</text:p>
          </table:table-cell>
          <table:table-cell office:value-type="float" office:value="0.886097509048329" calcext:value-type="float">
            <text:p>0,886097509048329</text:p>
          </table:table-cell>
          <table:table-cell office:value-type="float" office:value="0.948035076323482" calcext:value-type="float">
            <text:p>0,948035076323482</text:p>
          </table:table-cell>
          <table:table-cell office:value-type="float" office:value="0.928067537874407" calcext:value-type="float">
            <text:p>0,928067537874407</text:p>
          </table:table-cell>
          <table:table-cell office:value-type="float" office:value="0.908590308370044" calcext:value-type="float">
            <text:p>0,908590308370044</text:p>
          </table:table-cell>
          <table:table-cell office:value-type="float" office:value="0.988360492184902" calcext:value-type="float">
            <text:p>0,988360492184902</text:p>
          </table:table-cell>
          <table:table-cell office:value-type="float" office:value="0.897254397254397" calcext:value-type="float">
            <text:p>0,897254397254397</text:p>
          </table:table-cell>
          <table:table-cell office:value-type="float" office:value="0.973201416035332" calcext:value-type="float">
            <text:p>0,973201416035332</text:p>
          </table:table-cell>
          <table:table-cell office:value-type="float" office:value="0.971260997067449" calcext:value-type="float">
            <text:p>0,971260997067449</text:p>
          </table:table-cell>
          <table:table-cell office:value-type="float" office:value="0.954152823920266" calcext:value-type="float">
            <text:p>0,954152823920266</text:p>
          </table:table-cell>
          <table:table-cell office:value-type="float" office:value="0.995607154063382" calcext:value-type="float">
            <text:p>0,995607154063382</text:p>
          </table:table-cell>
          <table:table-cell office:value-type="float" office:value="0.861515741424448" calcext:value-type="float">
            <text:p>0,861515741424448</text:p>
          </table:table-cell>
          <table:table-cell office:value-type="float" office:value="0.961707585196043" calcext:value-type="float">
            <text:p>0,961707585196043</text:p>
          </table:table-cell>
          <table:table-cell office:value-type="float" office:value="1" calcext:value-type="float">
            <text:p>1</text:p>
          </table:table-cell>
          <table:table-cell office:value-type="float" office:value="0.928292155394726" calcext:value-type="float">
            <text:p>0,928292155394726</text:p>
          </table:table-cell>
          <table:table-cell office:value-type="float" office:value="0.926076199901039" calcext:value-type="float">
            <text:p>0,926076199901039</text:p>
          </table:table-cell>
          <table:table-cell office:value-type="float" office:value="0.9002201027146" calcext:value-type="float">
            <text:p>0,9002201027146</text:p>
          </table:table-cell>
          <table:table-cell office:value-type="float" office:value="0.930673041559397" calcext:value-type="float">
            <text:p>0,930673041559397</text:p>
          </table:table-cell>
          <table:table-cell office:value-type="float" office:value="0.946020242409097" calcext:value-type="float">
            <text:p>0,946020242409097</text:p>
          </table:table-cell>
          <table:table-cell office:value-type="float" office:value="0.975289333750391" calcext:value-type="float">
            <text:p>0,975289333750391</text:p>
          </table:table-cell>
          <table:table-cell office:value-type="float" office:value="0.953417056074766" calcext:value-type="float">
            <text:p>0,953417056074766</text:p>
          </table:table-cell>
          <table:table-cell office:value-type="float" office:value="0.944818871103623" calcext:value-type="float">
            <text:p>0,944818871103623</text:p>
          </table:table-cell>
          <table:table-cell office:value-type="float" office:value="0.963461538461538" calcext:value-type="float">
            <text:p>0,963461538461538</text:p>
          </table:table-cell>
          <table:table-cell office:value-type="float" office:value="0.988118811881188" calcext:value-type="float">
            <text:p>0,988118811881188</text:p>
          </table:table-cell>
          <table:table-cell office:value-type="float" office:value="0.881953867028494" calcext:value-type="float">
            <text:p>0,881953867028494</text:p>
          </table:table-cell>
          <table:table-cell office:value-type="float" office:value="0.911863146150985" calcext:value-type="float">
            <text:p>0,911863146150985</text:p>
          </table:table-cell>
          <table:table-cell office:value-type="float" office:value="0.140545840823664" calcext:value-type="float">
            <text:p>0,140545840823664</text:p>
          </table:table-cell>
          <table:table-cell office:value-type="float" office:value="0.694828308207705" calcext:value-type="float">
            <text:p>0,694828308207705</text:p>
          </table:table-cell>
          <table:table-cell office:value-type="float" office:value="0.831721470019342" calcext:value-type="float">
            <text:p>0,831721470019342</text:p>
          </table:table-cell>
          <table:table-cell office:value-type="float" office:value="0.91280089271481" calcext:value-type="float">
            <text:p>0,91280089271481</text:p>
          </table:table-cell>
          <table:table-cell office:value-type="float" office:value="0.766853413778243" calcext:value-type="float">
            <text:p>0,766853413778243</text:p>
          </table:table-cell>
          <table:table-cell office:value-type="float" office:value="0.696193650236801" calcext:value-type="float">
            <text:p>0,696193650236801</text:p>
          </table:table-cell>
          <table:table-cell office:value-type="float" office:value="0.284623773173392" calcext:value-type="float">
            <text:p>0,284623773173392</text:p>
          </table:table-cell>
          <table:table-cell office:value-type="float" office:value="0.859104641581983" calcext:value-type="float">
            <text:p>0,859104641581983</text:p>
          </table:table-cell>
          <table:table-cell office:value-type="float" office:value="0.828271028037383" calcext:value-type="float">
            <text:p>0,828271028037383</text:p>
          </table:table-cell>
          <table:table-cell office:value-type="float" office:value="0.989795918367347" calcext:value-type="float">
            <text:p>0,989795918367347</text:p>
          </table:table-cell>
          <table:table-cell office:value-type="float" office:value="0.470132107983917" calcext:value-type="float">
            <text:p>0,470132107983917</text:p>
          </table:table-cell>
          <table:table-cell office:value-type="float" office:value="0.906340057636888" calcext:value-type="float">
            <text:p>0,906340057636888</text:p>
          </table:table-cell>
          <table:table-cell office:value-type="float" office:value="0.877984084880637" calcext:value-type="float">
            <text:p>0,877984084880637</text:p>
          </table:table-cell>
          <table:table-cell office:value-type="float" office:value="0.832236842105263" calcext:value-type="float">
            <text:p>0,832236842105263</text:p>
          </table:table-cell>
          <table:table-cell office:value-type="float" office:value="0.93569844789357" calcext:value-type="float">
            <text:p>0,93569844789357</text:p>
          </table:table-cell>
          <table:table-cell office:value-type="float" office:value="0.913333333333333" calcext:value-type="float">
            <text:p>0,913333333333333</text:p>
          </table:table-cell>
          <table:table-cell office:value-type="float" office:value="0.942507068803016" calcext:value-type="float">
            <text:p>0,942507068803016</text:p>
          </table:table-cell>
          <table:table-cell office:value-type="float" office:value="0.732655502392344" calcext:value-type="float">
            <text:p>0,732655502392344</text:p>
          </table:table-cell>
          <table:table-cell office:value-type="float" office:value="0.996783088235294" calcext:value-type="float">
            <text:p>0,996783088235294</text:p>
          </table:table-cell>
          <table:table-cell office:value-type="float" office:value="1" calcext:value-type="float">
            <text:p>1</text:p>
          </table:table-cell>
          <table:table-cell office:value-type="float" office:value="0.814736842105263" calcext:value-type="float">
            <text:p>0,814736842105263</text:p>
          </table:table-cell>
          <table:table-cell office:value-type="float" office:value="0.991614255765199" calcext:value-type="float">
            <text:p>0,991614255765199</text:p>
          </table:table-cell>
          <table:table-cell office:value-type="float" office:value="0.688610763454318" calcext:value-type="float">
            <text:p>0,688610763454318</text:p>
          </table:table-cell>
          <table:table-cell office:value-type="float" office:value="0.977900552486188" calcext:value-type="float">
            <text:p>0,977900552486188</text:p>
          </table:table-cell>
          <table:table-cell office:value-type="float" office:value="0.847378277153558" calcext:value-type="float">
            <text:p>0,847378277153558</text:p>
          </table:table-cell>
          <table:table-cell office:value-type="float" office:value="0.80327868852459" calcext:value-type="float">
            <text:p>0,80327868852459</text:p>
          </table:table-cell>
          <table:table-cell office:value-type="float" office:value="0.924620874219447" calcext:value-type="float">
            <text:p>0,924620874219447</text:p>
          </table:table-cell>
          <table:table-cell office:value-type="float" office:value="0.88666085440279" calcext:value-type="float">
            <text:p>0,88666085440279</text:p>
          </table:table-cell>
          <table:table-cell office:value-type="float" office:value="0.767757382282522" calcext:value-type="float">
            <text:p>0,767757382282522</text:p>
          </table:table-cell>
          <table:table-cell office:value-type="float" office:value="0.92094861660079" calcext:value-type="float">
            <text:p>0,92094861660079</text:p>
          </table:table-cell>
          <table:table-cell office:value-type="float" office:value="0.877126654064272" calcext:value-type="float">
            <text:p>0,877126654064272</text:p>
          </table:table-cell>
          <table:table-cell office:value-type="float" office:value="0.983333333333333" calcext:value-type="float">
            <text:p>0,983333333333333</text:p>
          </table:table-cell>
          <table:table-cell office:value-type="float" office:value="0.974402730375427" calcext:value-type="float">
            <text:p>0,974402730375427</text:p>
          </table:table-cell>
          <table:table-cell office:value-type="float" office:value="0.909401709401709" calcext:value-type="float">
            <text:p>0,909401709401709</text:p>
          </table:table-cell>
          <table:table-cell office:value-type="float" office:value="0.929549902152642" calcext:value-type="float">
            <text:p>0,929549902152642</text:p>
          </table:table-cell>
          <table:table-cell office:value-type="float" office:value="0.721973094170404" calcext:value-type="float">
            <text:p>0,721973094170404</text:p>
          </table:table-cell>
          <table:table-cell office:value-type="float" office:value="0.545793617903025" calcext:value-type="float">
            <text:p>0,545793617903025</text:p>
          </table:table-cell>
          <table:table-cell office:value-type="float" office:value="0.843170320404722" calcext:value-type="float">
            <text:p>0,843170320404722</text:p>
          </table:table-cell>
          <table:table-cell office:value-type="float" office:value="0.901593252108716" calcext:value-type="float">
            <text:p>0,901593252108716</text:p>
          </table:table-cell>
          <table:table-cell office:value-type="float" office:value="0.929203539823009" calcext:value-type="float">
            <text:p>0,929203539823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0979782270606" calcext:value-type="float">
            <text:p>0,590979782270606</text:p>
          </table:table-cell>
          <table:table-cell office:value-type="float" office:value="0.898230088495575" calcext:value-type="float">
            <text:p>0,898230088495575</text:p>
          </table:table-cell>
          <table:table-cell office:value-type="float" office:value="0.982142857142857" calcext:value-type="float">
            <text:p>0,982142857142857</text:p>
          </table:table-cell>
          <table:table-cell office:value-type="float" office:value="0.911730545876887" calcext:value-type="float">
            <text:p>0,911730545876887</text:p>
          </table:table-cell>
          <table:table-cell office:value-type="float" office:value="0.922214897824654" calcext:value-type="float">
            <text:p>0,922214897824654</text:p>
          </table:table-cell>
          <table:table-cell office:value-type="float" office:value="0.920265780730897" calcext:value-type="float">
            <text:p>0,920265780730897</text:p>
          </table:table-cell>
          <table:table-cell office:value-type="float" office:value="0.908990011098779" calcext:value-type="float">
            <text:p>0,908990011098779</text:p>
          </table:table-cell>
          <table:table-cell office:value-type="float" office:value="0.974042829331603" calcext:value-type="float">
            <text:p>0,974042829331603</text:p>
          </table:table-cell>
          <table:table-cell office:value-type="float" office:value="0.945321992709599" calcext:value-type="float">
            <text:p>0,945321992709599</text:p>
          </table:table-cell>
          <table:table-cell office:value-type="float" office:value="1" calcext:value-type="float">
            <text:p>1</text:p>
          </table:table-cell>
          <table:table-cell office:value-type="float" office:value="0.909632762930206" calcext:value-type="float">
            <text:p>0,909632762930206</text:p>
          </table:table-cell>
          <table:table-cell office:value-type="float" office:value="0.939759036144578" calcext:value-type="float">
            <text:p>0,939759036144578</text:p>
          </table:table-cell>
          <table:table-cell office:value-type="float" office:value="0.938858695652174" calcext:value-type="float">
            <text:p>0,938858695652174</text:p>
          </table:table-cell>
          <table:table-cell office:value-type="float" office:value="0.877227267502012" calcext:value-type="float">
            <text:p>0,877227267502012</text:p>
          </table:table-cell>
          <table:table-cell office:value-type="float" office:value="1" calcext:value-type="float">
            <text:p>1</text:p>
          </table:table-cell>
          <table:table-cell office:value-type="float" office:value="0.742101869761444" calcext:value-type="float">
            <text:p>0,742101869761444</text:p>
          </table:table-cell>
          <table:table-cell office:value-type="float" office:value="0.897011163125675" calcext:value-type="float">
            <text:p>0,897011163125675</text:p>
          </table:table-cell>
          <table:table-cell office:value-type="float" office:value="0.854648419065597" calcext:value-type="float">
            <text:p>0,854648419065597</text:p>
          </table:table-cell>
          <table:table-cell office:value-type="float" office:value="1" calcext:value-type="float">
            <text:p>1</text:p>
          </table:table-cell>
          <table:table-cell office:value-type="float" office:value="0.974926253687316" calcext:value-type="float">
            <text:p>0,974926253687316</text:p>
          </table:table-cell>
          <table:table-cell office:value-type="float" office:value="1" calcext:value-type="float">
            <text:p>1</text:p>
          </table:table-cell>
          <table:table-cell office:value-type="float" office:value="0.613125453226976" calcext:value-type="float">
            <text:p>0,613125453226976</text:p>
          </table:table-cell>
          <table:table-cell office:value-type="float" office:value="0.791208791208791" calcext:value-type="float">
            <text:p>0,791208791208791</text:p>
          </table:table-cell>
          <table:table-cell office:value-type="float" office:value="0.873666940114848" calcext:value-type="float">
            <text:p>0,873666940114848</text:p>
          </table:table-cell>
          <table:table-cell office:value-type="float" office:value="0.941078838174274" calcext:value-type="float">
            <text:p>0,941078838174274</text:p>
          </table:table-cell>
          <table:table-cell office:value-type="float" office:value="0.962606837606838" calcext:value-type="float">
            <text:p>0,962606837606838</text:p>
          </table:table-cell>
          <table:table-cell office:value-type="float" office:value="0.972085385878489" calcext:value-type="float">
            <text:p>0,972085385878489</text:p>
          </table:table-cell>
          <table:table-cell office:value-type="float" office:value="0.839646464646465" calcext:value-type="float">
            <text:p>0,839646464646465</text:p>
          </table:table-cell>
          <table:table-cell office:value-type="float" office:value="0.951965065502183" calcext:value-type="float">
            <text:p>0,951965065502183</text:p>
          </table:table-cell>
          <table:table-cell office:value-type="float" office:value="1" calcext:value-type="float">
            <text:p>1</text:p>
          </table:table-cell>
          <table:table-cell office:value-type="float" office:value="0.867624521072797" calcext:value-type="float">
            <text:p>0,867624521072797</text:p>
          </table:table-cell>
          <table:table-cell office:value-type="float" office:value="0.87831623629289" calcext:value-type="float">
            <text:p>0,87831623629289</text:p>
          </table:table-cell>
          <table:table-cell office:value-type="float" office:value="1" calcext:value-type="float">
            <text:p>1</text:p>
          </table:table-cell>
          <table:table-cell office:value-type="float" office:value="0.803964757709251" calcext:value-type="float">
            <text:p>0,803964757709251</text:p>
          </table:table-cell>
          <table:table-cell office:value-type="float" office:value="0.811406192632481" calcext:value-type="float">
            <text:p>0,811406192632481</text:p>
          </table:table-cell>
          <table:table-cell office:value-type="float" office:value="0.745956873315364" calcext:value-type="float">
            <text:p>0,745956873315364</text:p>
          </table:table-cell>
          <table:table-cell office:value-type="float" office:value="0.900826446280992" calcext:value-type="float">
            <text:p>0,900826446280992</text:p>
          </table:table-cell>
          <table:table-cell office:value-type="float" office:value="0.978966346153846" calcext:value-type="float">
            <text:p>0,978966346153846</text:p>
          </table:table-cell>
          <table:table-cell office:value-type="float" office:value="0.916157418724028" calcext:value-type="float">
            <text:p>0,916157418724028</text:p>
          </table:table-cell>
          <table:table-cell office:value-type="float" office:value="0.874835309617918" calcext:value-type="float">
            <text:p>0,874835309617918</text:p>
          </table:table-cell>
          <table:table-cell office:value-type="float" office:value="0.69469387755102" calcext:value-type="float">
            <text:p>0,69469387755102</text:p>
          </table:table-cell>
          <table:table-cell office:value-type="float" office:value="0.936998854524628" calcext:value-type="float">
            <text:p>0,936998854524628</text:p>
          </table:table-cell>
          <table:table-cell office:value-type="float" office:value="0.820112429731418" calcext:value-type="float">
            <text:p>0,820112429731418</text:p>
          </table:table-cell>
          <table:table-cell office:value-type="float" office:value="0.863968148639681" calcext:value-type="float">
            <text:p>0,863968148639681</text:p>
          </table:table-cell>
          <table:table-cell office:value-type="float" office:value="0.864886095836606" calcext:value-type="float">
            <text:p>0,864886095836606</text:p>
          </table:table-cell>
          <table:table-cell office:value-type="float" office:value="0.829688227082364" calcext:value-type="float">
            <text:p>0,829688227082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0871670702179" calcext:value-type="float">
            <text:p>0,780871670702179</text:p>
          </table:table-cell>
          <table:table-cell office:value-type="float" office:value="0.90941768511862" calcext:value-type="float">
            <text:p>0,90941768511862</text:p>
          </table:table-cell>
          <table:table-cell office:value-type="float" office:value="0.880605707629587" calcext:value-type="float">
            <text:p>0,880605707629587</text:p>
          </table:table-cell>
          <table:table-cell office:value-type="float" office:value="0.939882697947214" calcext:value-type="float">
            <text:p>0,939882697947214</text:p>
          </table:table-cell>
          <table:table-cell office:value-type="float" office:value="0.752104770813845" calcext:value-type="float">
            <text:p>0,752104770813845</text:p>
          </table:table-cell>
          <table:table-cell office:value-type="float" office:value="0.910994764397906" calcext:value-type="float">
            <text:p>0,910994764397906</text:p>
          </table:table-cell>
          <table:table-cell office:value-type="float" office:value="0.936930783242259" calcext:value-type="float">
            <text:p>0,936930783242259</text:p>
          </table:table-cell>
          <table:table-cell office:value-type="float" office:value="1" calcext:value-type="float">
            <text:p>1</text:p>
          </table:table-cell>
          <table:table-cell office:value-type="float" office:value="0.951645064805583" calcext:value-type="float">
            <text:p>0,951645064805583</text:p>
          </table:table-cell>
          <table:table-cell office:value-type="float" office:value="1" calcext:value-type="float">
            <text:p>1</text:p>
          </table:table-cell>
          <table:table-cell office:value-type="float" office:value="0.986969964664311" calcext:value-type="float">
            <text:p>0,986969964664311</text:p>
          </table:table-cell>
          <table:table-cell office:value-type="float" office:value="1" calcext:value-type="float">
            <text:p>1</text:p>
          </table:table-cell>
          <table:table-cell office:value-type="float" office:value="0.976371061843641" calcext:value-type="float">
            <text:p>0,976371061843641</text:p>
          </table:table-cell>
          <table:table-cell office:value-type="float" office:value="0.997847610848041" calcext:value-type="float">
            <text:p>0,997847610848041</text:p>
          </table:table-cell>
          <table:table-cell office:value-type="float" office:value="0.978399607265587" calcext:value-type="float">
            <text:p>0,978399607265587</text:p>
          </table:table-cell>
          <table:table-cell office:value-type="float" office:value="0.98439099283521" calcext:value-type="float">
            <text:p>0,98439099283521</text:p>
          </table:table-cell>
          <table:table-cell office:value-type="float" office:value="0.938679245283019" calcext:value-type="float">
            <text:p>0,938679245283019</text:p>
          </table:table-cell>
          <table:table-cell office:value-type="float" office:value="0.985150232461314" calcext:value-type="float">
            <text:p>0,985150232461314</text:p>
          </table:table-cell>
          <table:table-cell office:value-type="float" office:value="0.952247191011236" calcext:value-type="float">
            <text:p>0,952247191011236</text:p>
          </table:table-cell>
          <table:table-cell office:value-type="float" office:value="0.990477135204841" calcext:value-type="float">
            <text:p>0,990477135204841</text:p>
          </table:table-cell>
          <table:table-cell office:value-type="float" office:value="0.825735459240961" calcext:value-type="float">
            <text:p>0,825735459240961</text:p>
          </table:table-cell>
          <table:table-cell office:value-type="float" office:value="0.994043887147335" calcext:value-type="float">
            <text:p>0,994043887147335</text:p>
          </table:table-cell>
          <table:table-cell office:value-type="float" office:value="0.963702359346642" calcext:value-type="float">
            <text:p>0,963702359346642</text:p>
          </table:table-cell>
          <table:table-cell office:value-type="float" office:value="0.923495145631068" calcext:value-type="float">
            <text:p>0,923495145631068</text:p>
          </table:table-cell>
          <table:table-cell office:value-type="float" office:value="0.999569707401033" calcext:value-type="float">
            <text:p>0,999569707401033</text:p>
          </table:table-cell>
          <table:table-cell office:value-type="float" office:value="0.993231810490694" calcext:value-type="float">
            <text:p>0,993231810490694</text:p>
          </table:table-cell>
          <table:table-cell office:value-type="float" office:value="0.977987421383648" calcext:value-type="float">
            <text:p>0,977987421383648</text:p>
          </table:table-cell>
          <table:table-cell office:value-type="float" office:value="0.999378495960224" calcext:value-type="float">
            <text:p>0,999378495960224</text:p>
          </table:table-cell>
          <table:table-cell office:value-type="float" office:value="0.96524971714886" calcext:value-type="float">
            <text:p>0,96524971714886</text:p>
          </table:table-cell>
          <table:table-cell office:value-type="float" office:value="0.873385379701916" calcext:value-type="float">
            <text:p>0,873385379701916</text:p>
          </table:table-cell>
          <table:table-cell office:value-type="float" office:value="0.953051643192488" calcext:value-type="float">
            <text:p>0,953051643192488</text:p>
          </table:table-cell>
          <table:table-cell office:value-type="float" office:value="0.993908993192404" calcext:value-type="float">
            <text:p>0,993908993192404</text:p>
          </table:table-cell>
          <table:table-cell office:value-type="float" office:value="0.97944339025933" calcext:value-type="float">
            <text:p>0,97944339025933</text:p>
          </table:table-cell>
          <table:table-cell office:value-type="float" office:value="0.968179447052686" calcext:value-type="float">
            <text:p>0,968179447052686</text:p>
          </table:table-cell>
          <table:table-cell office:value-type="float" office:value="0.809168443496802" calcext:value-type="float">
            <text:p>0,809168443496802</text:p>
          </table:table-cell>
          <table:table-cell office:value-type="float" office:value="0.986173956762192" calcext:value-type="float">
            <text:p>0,986173956762192</text:p>
          </table:table-cell>
          <table:table-cell office:value-type="float" office:value="0.985668789808917" calcext:value-type="float">
            <text:p>0,985668789808917</text:p>
          </table:table-cell>
          <table:table-cell office:value-type="float" office:value="0.999511519986974" calcext:value-type="float">
            <text:p>0,999511519986974</text:p>
          </table:table-cell>
          <table:table-cell office:value-type="float" office:value="0.977699530516432" calcext:value-type="float">
            <text:p>0,977699530516432</text:p>
          </table:table-cell>
          <table:table-cell office:value-type="float" office:value="0.98705501618123" calcext:value-type="float">
            <text:p>0,98705501618123</text:p>
          </table:table-cell>
          <table:table-cell office:value-type="float" office:value="0.913913362701909" calcext:value-type="float">
            <text:p>0,913913362701909</text:p>
          </table:table-cell>
          <table:table-cell office:value-type="float" office:value="0.987345743568291" calcext:value-type="float">
            <text:p>0,987345743568291</text:p>
          </table:table-cell>
          <table:table-cell office:value-type="float" office:value="0.982494529540481" calcext:value-type="float">
            <text:p>0,982494529540481</text:p>
          </table:table-cell>
          <table:table-cell office:value-type="float" office:value="0.996794871794872" calcext:value-type="float">
            <text:p>0,996794871794872</text:p>
          </table:table-cell>
          <table:table-cell office:value-type="float" office:value="0.994878027606563" calcext:value-type="float">
            <text:p>0,994878027606563</text:p>
          </table:table-cell>
          <table:table-cell office:value-type="float" office:value="0.953222113182859" calcext:value-type="float">
            <text:p>0,953222113182859</text:p>
          </table:table-cell>
          <table:table-cell office:value-type="float" office:value="0.982658959537572" calcext:value-type="float">
            <text:p>0,982658959537572</text:p>
          </table:table-cell>
          <table:table-cell office:value-type="float" office:value="0.852701005025126" calcext:value-type="float">
            <text:p>0,852701005025126</text:p>
          </table:table-cell>
          <table:table-cell office:value-type="float" office:value="0.973482916879143" calcext:value-type="float">
            <text:p>0,973482916879143</text:p>
          </table:table-cell>
          <table:table-cell office:value-type="float" office:value="0.977205153617443" calcext:value-type="float">
            <text:p>0,977205153617443</text:p>
          </table:table-cell>
          <table:table-cell office:value-type="float" office:value="0.919955654101996" calcext:value-type="float">
            <text:p>0,919955654101996</text:p>
          </table:table-cell>
          <table:table-cell office:value-type="float" office:value="0.942872209527158" calcext:value-type="float">
            <text:p>0,942872209527158</text:p>
          </table:table-cell>
          <table:table-cell office:value-type="float" office:value="0.964321307554315" calcext:value-type="float">
            <text:p>0,964321307554315</text:p>
          </table:table-cell>
          <table:table-cell office:value-type="float" office:value="0.958913813459268" calcext:value-type="float">
            <text:p>0,958913813459268</text:p>
          </table:table-cell>
          <table:table-cell office:value-type="float" office:value="0.996733805117039" calcext:value-type="float">
            <text:p>0,996733805117039</text:p>
          </table:table-cell>
          <table:table-cell office:value-type="float" office:value="0.985176738882554" calcext:value-type="float">
            <text:p>0,985176738882554</text:p>
          </table:table-cell>
          <table:table-cell office:value-type="float" office:value="0.978659048899345" calcext:value-type="float">
            <text:p>0,978659048899345</text:p>
          </table:table-cell>
          <table:table-cell office:value-type="float" office:value="0.913884007029877" calcext:value-type="float">
            <text:p>0,913884007029877</text:p>
          </table:table-cell>
          <table:table-cell office:value-type="float" office:value="0.982417038137692" calcext:value-type="float">
            <text:p>0,982417038137692</text:p>
          </table:table-cell>
          <table:table-cell office:value-type="float" office:value="0.949180717169318" calcext:value-type="float">
            <text:p>0,949180717169318</text:p>
          </table:table-cell>
          <table:table-cell office:value-type="float" office:value="0.936317321688501" calcext:value-type="float">
            <text:p>0,936317321688501</text:p>
          </table:table-cell>
          <table:table-cell office:value-type="float" office:value="0.958951533135509" calcext:value-type="float">
            <text:p>0,958951533135509</text:p>
          </table:table-cell>
          <table:table-cell office:value-type="float" office:value="0.939283766587893" calcext:value-type="float">
            <text:p>0,939283766587893</text:p>
          </table:table-cell>
          <table:table-cell office:value-type="float" office:value="0.976710334788937" calcext:value-type="float">
            <text:p>0,976710334788937</text:p>
          </table:table-cell>
          <table:table-cell office:value-type="float" office:value="0.938784155899174" calcext:value-type="float">
            <text:p>0,938784155899174</text:p>
          </table:table-cell>
          <table:table-cell office:value-type="float" office:value="0.874396135265701" calcext:value-type="float">
            <text:p>0,874396135265701</text:p>
          </table:table-cell>
          <table:table-cell office:value-type="float" office:value="0.955706984667802" calcext:value-type="float">
            <text:p>0,955706984667802</text:p>
          </table:table-cell>
          <table:table-cell office:value-type="float" office:value="0.96078431372549" calcext:value-type="float">
            <text:p>0,96078431372549</text:p>
          </table:table-cell>
          <table:table-cell office:value-type="float" office:value="0.78397212543554" calcext:value-type="float">
            <text:p>0,78397212543554</text:p>
          </table:table-cell>
          <table:table-cell office:value-type="float" office:value="0.967966573816156" calcext:value-type="float">
            <text:p>0,967966573816156</text:p>
          </table:table-cell>
          <table:table-cell office:value-type="float" office:value="0.808380797396257" calcext:value-type="float">
            <text:p>0,808380797396257</text:p>
          </table:table-cell>
          <table:table-cell office:value-type="float" office:value="0.820773930753564" calcext:value-type="float">
            <text:p>0,820773930753564</text:p>
          </table:table-cell>
          <table:table-cell office:value-type="float" office:value="0.971326164874552" calcext:value-type="float">
            <text:p>0,971326164874552</text:p>
          </table:table-cell>
          <table:table-cell office:value-type="float" office:value="1" calcext:value-type="float">
            <text:p>1</text:p>
          </table:table-cell>
          <table:table-cell office:value-type="float" office:value="0.959871589085072" calcext:value-type="float">
            <text:p>0,959871589085072</text:p>
          </table:table-cell>
          <table:table-cell office:value-type="float" office:value="0.931570762052877" calcext:value-type="float">
            <text:p>0,931570762052877</text:p>
          </table:table-cell>
          <table:table-cell office:value-type="float" office:value="0.984581497797357" calcext:value-type="float">
            <text:p>0,984581497797357</text:p>
          </table:table-cell>
          <table:table-cell office:value-type="float" office:value="0.874913134120917" calcext:value-type="float">
            <text:p>0,874913134120917</text:p>
          </table:table-cell>
          <table:table-cell office:value-type="float" office:value="0.932181284642974" calcext:value-type="float">
            <text:p>0,932181284642974</text:p>
          </table:table-cell>
          <table:table-cell office:value-type="float" office:value="1" calcext:value-type="float">
            <text:p>1</text:p>
          </table:table-cell>
          <table:table-cell office:value-type="float" office:value="0.722627737226277" calcext:value-type="float">
            <text:p>0,722627737226277</text:p>
          </table:table-cell>
          <table:table-cell office:value-type="float" office:value="0.881553398058252" calcext:value-type="float">
            <text:p>0,881553398058252</text:p>
          </table:table-cell>
          <table:table-cell office:value-type="float" office:value="0.904977375565611" calcext:value-type="float">
            <text:p>0,904977375565611</text:p>
          </table:table-cell>
          <table:table-cell office:value-type="float" office:value="1" calcext:value-type="float">
            <text:p>1</text:p>
          </table:table-cell>
          <table:table-cell office:value-type="float" office:value="0.927194860813704" calcext:value-type="float">
            <text:p>0,927194860813704</text:p>
          </table:table-cell>
          <table:table-cell office:value-type="float" office:value="0.824641460234681" calcext:value-type="float">
            <text:p>0,824641460234681</text:p>
          </table:table-cell>
          <table:table-cell office:value-type="float" office:value="0.927946127946128" calcext:value-type="float">
            <text:p>0,927946127946128</text:p>
          </table:table-cell>
          <table:table-cell office:value-type="float" office:value="1" calcext:value-type="float">
            <text:p>1</text:p>
          </table:table-cell>
          <table:table-cell office:value-type="float" office:value="0.555095900714554" calcext:value-type="float">
            <text:p>0,555095900714554</text:p>
          </table:table-cell>
          <table:table-cell office:value-type="float" office:value="0.610169491525424" calcext:value-type="float">
            <text:p>0,610169491525424</text:p>
          </table:table-cell>
          <table:table-cell office:value-type="float" office:value="0.802915082382763" calcext:value-type="float">
            <text:p>0,802915082382763</text:p>
          </table:table-cell>
          <table:table-cell office:value-type="float" office:value="1" calcext:value-type="float">
            <text:p>1</text:p>
          </table:table-cell>
          <table:table-cell office:value-type="float" office:value="0.937657430730479" calcext:value-type="float">
            <text:p>0,937657430730479</text:p>
          </table:table-cell>
          <table:table-cell office:value-type="float" office:value="1" calcext:value-type="float">
            <text:p>1</text:p>
          </table:table-cell>
          <table:table-cell office:value-type="float" office:value="0.828457446808511" calcext:value-type="float">
            <text:p>0,828457446808511</text:p>
          </table:table-cell>
          <table:table-cell office:value-type="float" office:value="0.897689768976898" calcext:value-type="float">
            <text:p>0,897689768976898</text:p>
          </table:table-cell>
          <table:table-cell office:value-type="float" office:value="0.973741794310722" calcext:value-type="float">
            <text:p>0,973741794310722</text:p>
          </table:table-cell>
          <table:table-cell office:value-type="float" office:value="1" calcext:value-type="float">
            <text:p>1</text:p>
          </table:table-cell>
          <table:table-cell office:value-type="float" office:value="0.761133603238866" calcext:value-type="float">
            <text:p>0,761133603238866</text:p>
          </table:table-cell>
          <table:table-cell office:value-type="float" office:value="0.860515021459227" calcext:value-type="float">
            <text:p>0,860515021459227</text:p>
          </table:table-cell>
          <table:table-cell office:value-type="float" office:value="0.808090310442145" calcext:value-type="float">
            <text:p>0,808090310442145</text:p>
          </table:table-cell>
          <table:table-cell office:value-type="float" office:value="0.791791044776119" calcext:value-type="float">
            <text:p>0,791791044776119</text:p>
          </table:table-cell>
          <table:table-cell office:value-type="float" office:value="1" calcext:value-type="float">
            <text:p>1</text:p>
          </table:table-cell>
          <table:table-cell office:value-type="float" office:value="0.618147448015123" calcext:value-type="float">
            <text:p>0,618147448015123</text:p>
          </table:table-cell>
          <table:table-cell office:value-type="float" office:value="0.832775919732441" calcext:value-type="float">
            <text:p>0,832775919732441</text:p>
          </table:table-cell>
          <table:table-cell office:value-type="float" office:value="0.961733697774307" calcext:value-type="float">
            <text:p>0,961733697774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6427829698858" calcext:value-type="float">
            <text:p>0,876427829698858</text:p>
          </table:table-cell>
          <table:table-cell office:value-type="float" office:value="0.727952167414051" calcext:value-type="float">
            <text:p>0,727952167414051</text:p>
          </table:table-cell>
          <table:table-cell office:value-type="float" office:value="0.923872875092387" calcext:value-type="float">
            <text:p>0,923872875092387</text:p>
          </table:table-cell>
          <table:table-cell office:value-type="float" office:value="0.907317073170732" calcext:value-type="float">
            <text:p>0,907317073170732</text:p>
          </table:table-cell>
          <table:table-cell office:value-type="float" office:value="0.803147353361946" calcext:value-type="float">
            <text:p>0,803147353361946</text:p>
          </table:table-cell>
          <table:table-cell office:value-type="float" office:value="0.961538461538462" calcext:value-type="float">
            <text:p>0,96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.854214123006834" calcext:value-type="float">
            <text:p>0,854214123006834</text:p>
          </table:table-cell>
          <table:table-cell office:value-type="float" office:value="0.927564102564103" calcext:value-type="float">
            <text:p>0,927564102564103</text:p>
          </table:table-cell>
          <table:table-cell office:value-type="float" office:value="0.86317907444668" calcext:value-type="float">
            <text:p>0,86317907444668</text:p>
          </table:table-cell>
          <table:table-cell office:value-type="float" office:value="1" calcext:value-type="float">
            <text:p>1</text:p>
          </table:table-cell>
          <table:table-cell office:value-type="float" office:value="0.868828297715549" calcext:value-type="float">
            <text:p>0,868828297715549</text:p>
          </table:table-cell>
          <table:table-cell office:value-type="float" office:value="1" calcext:value-type="float">
            <text:p>1</text:p>
          </table:table-cell>
          <table:table-cell office:value-type="float" office:value="0.924026590693257" calcext:value-type="float">
            <text:p>0,924026590693257</text:p>
          </table:table-cell>
          <table:table-cell office:value-type="float" office:value="0.91461255617595" calcext:value-type="float">
            <text:p>0,91461255617595</text:p>
          </table:table-cell>
          <table:table-cell office:value-type="float" office:value="0.917989417989418" calcext:value-type="float">
            <text:p>0,917989417989418</text:p>
          </table:table-cell>
          <table:table-cell office:value-type="float" office:value="0.871310507674144" calcext:value-type="float">
            <text:p>0,871310507674144</text:p>
          </table:table-cell>
          <table:table-cell office:value-type="float" office:value="0.995489690721649" calcext:value-type="float">
            <text:p>0,995489690721649</text:p>
          </table:table-cell>
          <table:table-cell office:value-type="float" office:value="0.986899563318777" calcext:value-type="float">
            <text:p>0,986899563318777</text:p>
          </table:table-cell>
          <table:table-cell office:value-type="float" office:value="0.892943063352045" calcext:value-type="float">
            <text:p>0,892943063352045</text:p>
          </table:table-cell>
          <table:table-cell office:value-type="float" office:value="0.941430332922318" calcext:value-type="float">
            <text:p>0,941430332922318</text:p>
          </table:table-cell>
          <table:table-cell office:value-type="float" office:value="0.93558282208589" calcext:value-type="float">
            <text:p>0,93558282208589</text:p>
          </table:table-cell>
          <table:table-cell office:value-type="float" office:value="0.964864864864865" calcext:value-type="float">
            <text:p>0,964864864864865</text:p>
          </table:table-cell>
          <table:table-cell office:value-type="float" office:value="0.943598420755781" calcext:value-type="float">
            <text:p>0,943598420755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865975564606" calcext:value-type="float">
            <text:p>0,961865975564606</text:p>
          </table:table-cell>
          <table:table-cell office:value-type="float" office:value="0.912280701754386" calcext:value-type="float">
            <text:p>0,912280701754386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.895840266222962" calcext:value-type="float">
            <text:p>0,895840266222962</text:p>
          </table:table-cell>
          <table:table-cell office:value-type="float" office:value="0.816039873130947" calcext:value-type="float">
            <text:p>0,816039873130947</text:p>
          </table:table-cell>
          <table:table-cell office:value-type="float" office:value="1" calcext:value-type="float">
            <text:p>1</text:p>
          </table:table-cell>
          <table:table-cell office:value-type="float" office:value="0.829584546176237" calcext:value-type="float">
            <text:p>0,829584546176237</text:p>
          </table:table-cell>
          <table:table-cell office:value-type="float" office:value="0.976372228280625" calcext:value-type="float">
            <text:p>0,976372228280625</text:p>
          </table:table-cell>
          <table:table-cell office:value-type="float" office:value="0.981276595744681" calcext:value-type="float">
            <text:p>0,981276595744681</text:p>
          </table:table-cell>
          <table:table-cell office:value-type="float" office:value="0.956349206349206" calcext:value-type="float">
            <text:p>0,956349206349206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986093552465234" calcext:value-type="float">
            <text:p>0,986093552465234</text:p>
          </table:table-cell>
          <table:table-cell office:value-type="float" office:value="0.838567222767419" calcext:value-type="float">
            <text:p>0,838567222767419</text:p>
          </table:table-cell>
          <table:table-cell office:value-type="float" office:value="0.937242798353909" calcext:value-type="float">
            <text:p>0,937242798353909</text:p>
          </table:table-cell>
          <table:table-cell office:value-type="float" office:value="0.878606423516603" calcext:value-type="float">
            <text:p>0,878606423516603</text:p>
          </table:table-cell>
          <table:table-cell office:value-type="float" office:value="0.8389662027833" calcext:value-type="float">
            <text:p>0,8389662027833</text:p>
          </table:table-cell>
          <table:table-cell office:value-type="float" office:value="0.912109375" calcext:value-type="float">
            <text:p>0,912109375</text:p>
          </table:table-cell>
          <table:table-cell office:value-type="float" office:value="1" calcext:value-type="float">
            <text:p>1</text:p>
          </table:table-cell>
          <table:table-cell office:value-type="float" office:value="0.785396260017809" calcext:value-type="float">
            <text:p>0,785396260017809</text:p>
          </table:table-cell>
          <table:table-cell office:value-type="float" office:value="0.970783532536521" calcext:value-type="float">
            <text:p>0,970783532536521</text:p>
          </table:table-cell>
          <table:table-cell office:value-type="float" office:value="0.876484560570071" calcext:value-type="float">
            <text:p>0,876484560570071</text:p>
          </table:table-cell>
          <table:table-cell office:value-type="float" office:value="0.941811637672466" calcext:value-type="float">
            <text:p>0,941811637672466</text:p>
          </table:table-cell>
          <table:table-cell office:value-type="float" office:value="1" calcext:value-type="float">
            <text:p>1</text:p>
          </table:table-cell>
          <table:table-cell office:value-type="float" office:value="0.793119698397738" calcext:value-type="float">
            <text:p>0,793119698397738</text:p>
          </table:table-cell>
          <table:table-cell office:value-type="float" office:value="1" calcext:value-type="float">
            <text:p>1</text:p>
          </table:table-cell>
          <table:table-cell office:value-type="float" office:value="0.938307030129125" calcext:value-type="float">
            <text:p>0,938307030129125</text:p>
          </table:table-cell>
          <table:table-cell office:value-type="float" office:value="0.918300653594771" calcext:value-type="float">
            <text:p>0,918300653594771</text:p>
          </table:table-cell>
          <table:table-cell office:value-type="float" office:value="0.76604386677498" calcext:value-type="float">
            <text:p>0,76604386677498</text:p>
          </table:table-cell>
          <table:table-cell office:value-type="float" office:value="1" calcext:value-type="float">
            <text:p>1</text:p>
          </table:table-cell>
          <table:table-cell office:value-type="float" office:value="0.939393939393939" calcext:value-type="float">
            <text:p>0,939393939393939</text:p>
          </table:table-cell>
          <table:table-cell office:value-type="float" office:value="1" calcext:value-type="float">
            <text:p>1</text:p>
          </table:table-cell>
          <table:table-cell office:value-type="float" office:value="0.551892551892552" calcext:value-type="float">
            <text:p>0,551892551892552</text:p>
          </table:table-cell>
          <table:table-cell office:value-type="float" office:value="0.914893617021277" calcext:value-type="float">
            <text:p>0,914893617021277</text:p>
          </table:table-cell>
          <table:table-cell office:value-type="float" office:value="0.822143698468787" calcext:value-type="float">
            <text:p>0,822143698468787</text:p>
          </table:table-cell>
          <table:table-cell office:value-type="float" office:value="0.757046979865772" calcext:value-type="float">
            <text:p>0,757046979865772</text:p>
          </table:table-cell>
          <table:table-cell office:value-type="float" office:value="0.929047619047619" calcext:value-type="float">
            <text:p>0,929047619047619</text:p>
          </table:table-cell>
          <table:table-cell office:value-type="float" office:value="0.92200328407225" calcext:value-type="float">
            <text:p>0,92200328407225</text:p>
          </table:table-cell>
          <table:table-cell office:value-type="float" office:value="0.883876357560568" calcext:value-type="float">
            <text:p>0,883876357560568</text:p>
          </table:table-cell>
          <table:table-cell office:value-type="float" office:value="0.248524590163934" calcext:value-type="float">
            <text:p>0,248524590163934</text:p>
          </table:table-cell>
          <table:table-cell office:value-type="float" office:value="0.514867210874303" calcext:value-type="float">
            <text:p>0,514867210874303</text:p>
          </table:table-cell>
          <table:table-cell office:value-type="float" office:value="0.971166448230668" calcext:value-type="float">
            <text:p>0,971166448230668</text:p>
          </table:table-cell>
          <table:table-cell office:value-type="float" office:value="1" calcext:value-type="float">
            <text:p>1</text:p>
          </table:table-cell>
          <table:table-cell office:value-type="float" office:value="0.489130434782609" calcext:value-type="float">
            <text:p>0,489130434782609</text:p>
          </table:table-cell>
          <table:table-cell office:value-type="float" office:value="0.961277831558567" calcext:value-type="float">
            <text:p>0,961277831558567</text:p>
          </table:table-cell>
          <table:table-cell office:value-type="float" office:value="0.762953367875648" calcext:value-type="float">
            <text:p>0,762953367875648</text:p>
          </table:table-cell>
          <table:table-cell office:value-type="float" office:value="0.898661567877629" calcext:value-type="float">
            <text:p>0,898661567877629</text:p>
          </table:table-cell>
          <table:table-cell office:value-type="float" office:value="0.974937343358396" calcext:value-type="float">
            <text:p>0,974937343358396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612518628912071" calcext:value-type="float">
            <text:p>0,612518628912071</text:p>
          </table:table-cell>
          <table:table-cell office:value-type="float" office:value="0.46767537826685" calcext:value-type="float">
            <text:p>0,46767537826685</text:p>
          </table:table-cell>
          <table:table-cell office:value-type="float" office:value="1" calcext:value-type="float">
            <text:p>1</text:p>
          </table:table-cell>
          <table:table-cell office:value-type="float" office:value="0.512137823022709" calcext:value-type="float">
            <text:p>0,512137823022709</text:p>
          </table:table-cell>
          <table:table-cell office:value-type="float" office:value="0.819706498951782" calcext:value-type="float">
            <text:p>0,819706498951782</text:p>
          </table:table-cell>
          <table:table-cell office:value-type="float" office:value="0.796923076923077" calcext:value-type="float">
            <text:p>0,796923076923077</text:p>
          </table:table-cell>
          <table:table-cell office:value-type="float" office:value="0.474911302584896" calcext:value-type="float">
            <text:p>0,474911302584896</text:p>
          </table:table-cell>
          <table:table-cell office:value-type="float" office:value="0.420913302448709" calcext:value-type="float">
            <text:p>0,420913302448709</text:p>
          </table:table-cell>
          <table:table-cell office:value-type="float" office:value="0.311764705882353" calcext:value-type="float">
            <text:p>0,311764705882353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834498834498834" calcext:value-type="float">
            <text:p>0,834498834498834</text:p>
          </table:table-cell>
          <table:table-cell office:value-type="float" office:value="0.932315168344325" calcext:value-type="float">
            <text:p>0,932315168344325</text:p>
          </table:table-cell>
          <table:table-cell office:value-type="float" office:value="0.982084690553746" calcext:value-type="float">
            <text:p>0,982084690553746</text:p>
          </table:table-cell>
          <table:table-cell office:value-type="float" office:value="0.709109730848861" calcext:value-type="float">
            <text:p>0,709109730848861</text:p>
          </table:table-cell>
          <table:table-cell office:value-type="float" office:value="0.682608695652174" calcext:value-type="float">
            <text:p>0,682608695652174</text:p>
          </table:table-cell>
          <table:table-cell office:value-type="float" office:value="0.81037037037037" calcext:value-type="float">
            <text:p>0,81037037037037</text:p>
          </table:table-cell>
          <table:table-cell office:value-type="float" office:value="0.979721166032953" calcext:value-type="float">
            <text:p>0,979721166032953</text:p>
          </table:table-cell>
          <table:table-cell office:value-type="float" office:value="0.566123188405797" calcext:value-type="float">
            <text:p>0,566123188405797</text:p>
          </table:table-cell>
          <table:table-cell office:value-type="float" office:value="0.951634877384196" calcext:value-type="float">
            <text:p>0,951634877384196</text:p>
          </table:table-cell>
          <table:table-cell office:value-type="float" office:value="0.878378378378378" calcext:value-type="float">
            <text:p>0,878378378378378</text:p>
          </table:table-cell>
          <table:table-cell office:value-type="float" office:value="0.944555245313123" calcext:value-type="float">
            <text:p>0,944555245313123</text:p>
          </table:table-cell>
          <table:table-cell office:value-type="float" office:value="0.822663858538171" calcext:value-type="float">
            <text:p>0,822663858538171</text:p>
          </table:table-cell>
          <table:table-cell office:value-type="float" office:value="0.378610460577674" calcext:value-type="float">
            <text:p>0,378610460577674</text:p>
          </table:table-cell>
          <table:table-cell office:value-type="float" office:value="0.934356802541027" calcext:value-type="float">
            <text:p>0,934356802541027</text:p>
          </table:table-cell>
          <table:table-cell office:value-type="float" office:value="0.754878629224179" calcext:value-type="float">
            <text:p>0,754878629224179</text:p>
          </table:table-cell>
          <table:table-cell office:value-type="float" office:value="0.916862745098039" calcext:value-type="float">
            <text:p>0,916862745098039</text:p>
          </table:table-cell>
          <table:table-cell office:value-type="float" office:value="0.923737403851887" calcext:value-type="float">
            <text:p>0,923737403851887</text:p>
          </table:table-cell>
          <table:table-cell office:value-type="float" office:value="0.96943231441048" calcext:value-type="float">
            <text:p>0,96943231441048</text:p>
          </table:table-cell>
          <table:table-cell office:value-type="float" office:value="0.919854280510018" calcext:value-type="float">
            <text:p>0,919854280510018</text:p>
          </table:table-cell>
          <table:table-cell office:value-type="float" office:value="0.8304872969596" calcext:value-type="float">
            <text:p>0,8304872969596</text:p>
          </table:table-cell>
          <table:table-cell office:value-type="float" office:value="1" calcext:value-type="float">
            <text:p>1</text:p>
          </table:table-cell>
          <table:table-cell office:value-type="float" office:value="0.84902411021814" calcext:value-type="float">
            <text:p>0,84902411021814</text:p>
          </table:table-cell>
          <table:table-cell office:value-type="float" office:value="0.7464" calcext:value-type="float">
            <text:p>0,7464</text:p>
          </table:table-cell>
          <table:table-cell office:value-type="float" office:value="0.61334138243284" calcext:value-type="float">
            <text:p>0,61334138243284</text:p>
          </table:table-cell>
          <table:table-cell office:value-type="float" office:value="0.974093264248705" calcext:value-type="float">
            <text:p>0,974093264248705</text:p>
          </table:table-cell>
          <table:table-cell office:value-type="float" office:value="1" calcext:value-type="float">
            <text:p>1</text:p>
          </table:table-cell>
          <table:table-cell office:value-type="float" office:value="0.811902231668438" calcext:value-type="float">
            <text:p>0,811902231668438</text:p>
          </table:table-cell>
          <table:table-cell office:value-type="float" office:value="0.825483205104147" calcext:value-type="float">
            <text:p>0,825483205104147</text:p>
          </table:table-cell>
          <table:table-cell office:value-type="float" office:value="0.859714928732183" calcext:value-type="float">
            <text:p>0,859714928732183</text:p>
          </table:table-cell>
          <table:table-cell office:value-type="float" office:value="0.800595238095238" calcext:value-type="float">
            <text:p>0,800595238095238</text:p>
          </table:table-cell>
          <table:table-cell office:value-type="float" office:value="0.45158002038736" calcext:value-type="float">
            <text:p>0,45158002038736</text:p>
          </table:table-cell>
          <table:table-cell office:value-type="float" office:value="1" calcext:value-type="float">
            <text:p>1</text:p>
          </table:table-cell>
          <table:table-cell office:value-type="float" office:value="0.870065789473684" calcext:value-type="float">
            <text:p>0,870065789473684</text:p>
          </table:table-cell>
          <table:table-cell office:value-type="float" office:value="0.872569089048106" calcext:value-type="float">
            <text:p>0,872569089048106</text:p>
          </table:table-cell>
          <table:table-cell office:value-type="float" office:value="0.858773181169757" calcext:value-type="float">
            <text:p>0,858773181169757</text:p>
          </table:table-cell>
          <table:table-cell office:value-type="float" office:value="0.902595214020897" calcext:value-type="float">
            <text:p>0,902595214020897</text:p>
          </table:table-cell>
          <table:table-cell office:value-type="float" office:value="0.959842519685039" calcext:value-type="float">
            <text:p>0,959842519685039</text:p>
          </table:table-cell>
          <table:table-cell office:value-type="float" office:value="0.890858725761773" calcext:value-type="float">
            <text:p>0,890858725761773</text:p>
          </table:table-cell>
          <table:table-cell office:value-type="float" office:value="0.797021028037383" calcext:value-type="float">
            <text:p>0,797021028037383</text:p>
          </table:table-cell>
          <table:table-cell office:value-type="float" office:value="0.770306513409962" calcext:value-type="float">
            <text:p>0,770306513409962</text:p>
          </table:table-cell>
          <table:table-cell office:value-type="float" office:value="0.806310679611651" calcext:value-type="float">
            <text:p>0,806310679611651</text:p>
          </table:table-cell>
          <table:table-cell office:value-type="float" office:value="0.975505857294995" calcext:value-type="float">
            <text:p>0,975505857294995</text:p>
          </table:table-cell>
          <table:table-cell office:value-type="float" office:value="1" calcext:value-type="float">
            <text:p>1</text:p>
          </table:table-cell>
          <table:table-cell office:value-type="float" office:value="0.575121163166397" calcext:value-type="float">
            <text:p>0,575121163166397</text:p>
          </table:table-cell>
          <table:table-cell office:value-type="float" office:value="0.965104166666667" calcext:value-type="float">
            <text:p>0,965104166666667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0.808333333333333" calcext:value-type="float">
            <text:p>0,808333333333333</text:p>
          </table:table-cell>
          <table:table-cell office:value-type="float" office:value="0.839400873725817" calcext:value-type="float">
            <text:p>0,839400873725817</text:p>
          </table:table-cell>
          <table:table-cell office:value-type="float" office:value="0.721812434141201" calcext:value-type="float">
            <text:p>0,721812434141201</text:p>
          </table:table-cell>
          <table:table-cell office:value-type="float" office:value="0.955010224948875" calcext:value-type="float">
            <text:p>0,955010224948875</text:p>
          </table:table-cell>
          <table:table-cell office:value-type="float" office:value="0.889752650176678" calcext:value-type="float">
            <text:p>0,889752650176678</text:p>
          </table:table-cell>
          <table:table-cell office:value-type="float" office:value="0.914435550648634" calcext:value-type="float">
            <text:p>0,914435550648634</text:p>
          </table:table-cell>
          <table:table-cell office:value-type="float" office:value="0.969662921348315" calcext:value-type="float">
            <text:p>0,969662921348315</text:p>
          </table:table-cell>
          <table:table-cell office:value-type="float" office:value="0.935084687175942" calcext:value-type="float">
            <text:p>0,935084687175942</text:p>
          </table:table-cell>
          <table:table-cell office:value-type="float" office:value="0.995796960879405" calcext:value-type="float">
            <text:p>0,995796960879405</text:p>
          </table:table-cell>
          <table:table-cell office:value-type="float" office:value="0.91699691765742" calcext:value-type="float">
            <text:p>0,91699691765742</text:p>
          </table:table-cell>
          <table:table-cell office:value-type="float" office:value="0.782608695652174" calcext:value-type="float">
            <text:p>0,782608695652174</text:p>
          </table:table-cell>
          <table:table-cell office:value-type="float" office:value="0.937486527268808" calcext:value-type="float">
            <text:p>0,937486527268808</text:p>
          </table:table-cell>
          <table:table-cell office:value-type="float" office:value="0.928837953091684" calcext:value-type="float">
            <text:p>0,928837953091684</text:p>
          </table:table-cell>
          <table:table-cell office:value-type="float" office:value="0.814642324888227" calcext:value-type="float">
            <text:p>0,814642324888227</text:p>
          </table:table-cell>
          <table:table-cell office:value-type="float" office:value="0.819823788546256" calcext:value-type="float">
            <text:p>0,819823788546256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995645863570392" calcext:value-type="float">
            <text:p>0,995645863570392</text:p>
          </table:table-cell>
          <table:table-cell office:value-type="float" office:value="0.926984126984127" calcext:value-type="float">
            <text:p>0,926984126984127</text:p>
          </table:table-cell>
          <table:table-cell office:value-type="float" office:value="0.865513392857143" calcext:value-type="float">
            <text:p>0,865513392857143</text:p>
          </table:table-cell>
          <table:table-cell office:value-type="float" office:value="0.652014652014652" calcext:value-type="float">
            <text:p>0,652014652014652</text:p>
          </table:table-cell>
          <table:table-cell office:value-type="float" office:value="0.809244486156734" calcext:value-type="float">
            <text:p>0,809244486156734</text:p>
          </table:table-cell>
          <table:table-cell office:value-type="float" office:value="0.729206963249516" calcext:value-type="float">
            <text:p>0,729206963249516</text:p>
          </table:table-cell>
          <table:table-cell office:value-type="float" office:value="0.886075949367089" calcext:value-type="float">
            <text:p>0,886075949367089</text:p>
          </table:table-cell>
          <table:table-cell office:value-type="float" office:value="0.868759650025733" calcext:value-type="float">
            <text:p>0,868759650025733</text:p>
          </table:table-cell>
          <table:table-cell office:value-type="float" office:value="0.901367406411119" calcext:value-type="float">
            <text:p>0,901367406411119</text:p>
          </table:table-cell>
          <table:table-cell office:value-type="float" office:value="0.8756148981026" calcext:value-type="float">
            <text:p>0,8756148981026</text:p>
          </table:table-cell>
          <table:table-cell office:value-type="float" office:value="0.971739130434783" calcext:value-type="float">
            <text:p>0,971739130434783</text:p>
          </table:table-cell>
          <table:table-cell office:value-type="float" office:value="0.774506632157878" calcext:value-type="float">
            <text:p>0,774506632157878</text:p>
          </table:table-cell>
          <table:table-cell office:value-type="float" office:value="0.781861765880943" calcext:value-type="float">
            <text:p>0,781861765880943</text:p>
          </table:table-cell>
          <table:table-cell office:value-type="float" office:value="0.83988533988534" calcext:value-type="float">
            <text:p>0,83988533988534</text:p>
          </table:table-cell>
          <table:table-cell office:value-type="float" office:value="0.756948733786288" calcext:value-type="float">
            <text:p>0,756948733786288</text:p>
          </table:table-cell>
          <table:table-cell office:value-type="float" office:value="0.817460317460317" calcext:value-type="float">
            <text:p>0,817460317460317</text:p>
          </table:table-cell>
          <table:table-cell office:value-type="float" office:value="0.938875305623472" calcext:value-type="float">
            <text:p>0,938875305623472</text:p>
          </table:table-cell>
          <table:table-cell office:value-type="float" office:value="0.492601726263872" calcext:value-type="float">
            <text:p>0,492601726263872</text:p>
          </table:table-cell>
          <table:table-cell office:value-type="float" office:value="0.875094912680334" calcext:value-type="float">
            <text:p>0,875094912680334</text:p>
          </table:table-cell>
          <table:table-cell office:value-type="float" office:value="0.597215985630894" calcext:value-type="float">
            <text:p>0,597215985630894</text:p>
          </table:table-cell>
          <table:table-cell office:value-type="float" office:value="0.66024405908799" calcext:value-type="float">
            <text:p>0,66024405908799</text:p>
          </table:table-cell>
          <table:table-cell office:value-type="float" office:value="0.740506329113924" calcext:value-type="float">
            <text:p>0,740506329113924</text:p>
          </table:table-cell>
          <table:table-cell office:value-type="float" office:value="0.927981414558596" calcext:value-type="float">
            <text:p>0,927981414558596</text:p>
          </table:table-cell>
          <table:table-cell office:value-type="float" office:value="0.828702075272599" calcext:value-type="float">
            <text:p>0,828702075272599</text:p>
          </table:table-cell>
          <table:table-cell office:value-type="float" office:value="0.937365937365937" calcext:value-type="float">
            <text:p>0,937365937365937</text:p>
          </table:table-cell>
          <table:table-cell office:value-type="float" office:value="0.802815656286605" calcext:value-type="float">
            <text:p>0,802815656286605</text:p>
          </table:table-cell>
          <table:table-cell office:value-type="float" office:value="0.331491712707182" calcext:value-type="float">
            <text:p>0,331491712707182</text:p>
          </table:table-cell>
          <table:table-cell office:value-type="float" office:value="0.965637740244613" calcext:value-type="float">
            <text:p>0,965637740244613</text:p>
          </table:table-cell>
          <table:table-cell office:value-type="float" office:value="0.544642857142857" calcext:value-type="float">
            <text:p>0,544642857142857</text:p>
          </table:table-cell>
          <table:table-cell office:value-type="float" office:value="0.732984293193717" calcext:value-type="float">
            <text:p>0,732984293193717</text:p>
          </table:table-cell>
          <table:table-cell office:value-type="float" office:value="0.822563723966428" calcext:value-type="float">
            <text:p>0,822563723966428</text:p>
          </table:table-cell>
          <table:table-cell office:value-type="float" office:value="0.422128998426848" calcext:value-type="float">
            <text:p>0,422128998426848</text:p>
          </table:table-cell>
          <table:table-cell office:value-type="float" office:value="0.870349060222478" calcext:value-type="float">
            <text:p>0,870349060222478</text:p>
          </table:table-cell>
          <table:table-cell office:value-type="float" office:value="0.939144736842105" calcext:value-type="float">
            <text:p>0,939144736842105</text:p>
          </table:table-cell>
          <table:table-cell office:value-type="float" office:value="0.957912457912458" calcext:value-type="float">
            <text:p>0,957912457912458</text:p>
          </table:table-cell>
          <table:table-cell office:value-type="float" office:value="0.983673469387755" calcext:value-type="float">
            <text:p>0,983673469387755</text:p>
          </table:table-cell>
          <table:table-cell office:value-type="float" office:value="0.832728472451336" calcext:value-type="float">
            <text:p>0,832728472451336</text:p>
          </table:table-cell>
          <table:table-cell office:value-type="float" office:value="0.845017381228273" calcext:value-type="float">
            <text:p>0,845017381228273</text:p>
          </table:table-cell>
          <table:table-cell office:value-type="float" office:value="0.943680709534368" calcext:value-type="float">
            <text:p>0,943680709534368</text:p>
          </table:table-cell>
          <table:table-cell office:value-type="float" office:value="0.98338717120443" calcext:value-type="float">
            <text:p>0,98338717120443</text:p>
          </table:table-cell>
          <table:table-cell office:value-type="float" office:value="0.883435582822086" calcext:value-type="float">
            <text:p>0,883435582822086</text:p>
          </table:table-cell>
          <table:table-cell office:value-type="float" office:value="0.4625520110957" calcext:value-type="float">
            <text:p>0,4625520110957</text:p>
          </table:table-cell>
          <table:table-cell office:value-type="float" office:value="0.85456369107322" calcext:value-type="float">
            <text:p>0,85456369107322</text:p>
          </table:table-cell>
          <table:table-cell office:value-type="float" office:value="1" calcext:value-type="float">
            <text:p>1</text:p>
          </table:table-cell>
          <table:table-cell office:value-type="float" office:value="0.965851172273191" calcext:value-type="float">
            <text:p>0,965851172273191</text:p>
          </table:table-cell>
          <table:table-cell office:value-type="float" office:value="0.926056338028169" calcext:value-type="float">
            <text:p>0,926056338028169</text:p>
          </table:table-cell>
          <table:table-cell office:value-type="float" office:value="0.996632996632997" calcext:value-type="float">
            <text:p>0,996632996632997</text:p>
          </table:table-cell>
          <table:table-cell office:value-type="float" office:value="0.835360908353609" calcext:value-type="float">
            <text:p>0,835360908353609</text:p>
          </table:table-cell>
          <table:table-cell office:value-type="float" office:value="0.76268060252075" calcext:value-type="float">
            <text:p>0,76268060252075</text:p>
          </table:table-cell>
          <table:table-cell office:value-type="float" office:value="0.831698113207547" calcext:value-type="float">
            <text:p>0,831698113207547</text:p>
          </table:table-cell>
          <table:table-cell office:value-type="float" office:value="0.863479758828596" calcext:value-type="float">
            <text:p>0,863479758828596</text:p>
          </table:table-cell>
          <table:table-cell office:value-type="float" office:value="0.870905587668593" calcext:value-type="float">
            <text:p>0,870905587668593</text:p>
          </table:table-cell>
          <table:table-cell office:value-type="float" office:value="0.857571857571858" calcext:value-type="float">
            <text:p>0,857571857571858</text:p>
          </table:table-cell>
          <table:table-cell office:value-type="float" office:value="0.944848484848485" calcext:value-type="float">
            <text:p>0,944848484848485</text:p>
          </table:table-cell>
          <table:table-cell office:value-type="float" office:value="0.748466257668712" calcext:value-type="float">
            <text:p>0,748466257668712</text:p>
          </table:table-cell>
          <table:table-cell office:value-type="float" office:value="0.956306306306306" calcext:value-type="float">
            <text:p>0,956306306306306</text:p>
          </table:table-cell>
          <table:table-cell office:value-type="float" office:value="0.975019314962658" calcext:value-type="float">
            <text:p>0,975019314962658</text:p>
          </table:table-cell>
          <table:table-cell office:value-type="float" office:value="0.930092264017033" calcext:value-type="float">
            <text:p>0,930092264017033</text:p>
          </table:table-cell>
          <table:table-cell office:value-type="float" office:value="0.963310580204778" calcext:value-type="float">
            <text:p>0,963310580204778</text:p>
          </table:table-cell>
          <table:table-cell office:value-type="float" office:value="0.96448087431694" calcext:value-type="float">
            <text:p>0,96448087431694</text:p>
          </table:table-cell>
          <table:table-cell office:value-type="float" office:value="0.953774385072095" calcext:value-type="float">
            <text:p>0,953774385072095</text:p>
          </table:table-cell>
          <table:table-cell office:value-type="float" office:value="0.955388826928926" calcext:value-type="float">
            <text:p>0,955388826928926</text:p>
          </table:table-cell>
          <table:table-cell office:value-type="float" office:value="0.973359073359073" calcext:value-type="float">
            <text:p>0,973359073359073</text:p>
          </table:table-cell>
          <table:table-cell office:value-type="float" office:value="0.966977138018628" calcext:value-type="float">
            <text:p>0,966977138018628</text:p>
          </table:table-cell>
          <table:table-cell office:value-type="float" office:value="0.904229848363927" calcext:value-type="float">
            <text:p>0,904229848363927</text:p>
          </table:table-cell>
          <table:table-cell office:value-type="float" office:value="0.911479341545841" calcext:value-type="float">
            <text:p>0,911479341545841</text:p>
          </table:table-cell>
          <table:table-cell office:value-type="float" office:value="0.944899314007524" calcext:value-type="float">
            <text:p>0,944899314007524</text:p>
          </table:table-cell>
          <table:table-cell office:value-type="float" office:value="0.940634318243426" calcext:value-type="float">
            <text:p>0,940634318243426</text:p>
          </table:table-cell>
          <table:table-cell office:value-type="float" office:value="0.980990415335463" calcext:value-type="float">
            <text:p>0,980990415335463</text:p>
          </table:table-cell>
          <table:table-cell office:value-type="float" office:value="0.868376068376068" calcext:value-type="float">
            <text:p>0,868376068376068</text:p>
          </table:table-cell>
          <table:table-cell office:value-type="float" office:value="0.942751479289941" calcext:value-type="float">
            <text:p>0,942751479289941</text:p>
          </table:table-cell>
          <table:table-cell office:value-type="float" office:value="0.929051782111634" calcext:value-type="float">
            <text:p>0,929051782111634</text:p>
          </table:table-cell>
          <table:table-cell office:value-type="float" office:value="0.858573954036535" calcext:value-type="float">
            <text:p>0,858573954036535</text:p>
          </table:table-cell>
          <table:table-cell office:value-type="float" office:value="0.930790960451977" calcext:value-type="float">
            <text:p>0,930790960451977</text:p>
          </table:table-cell>
        </table:table-row>
        <table:table-row table:style-name="ro1">
          <table:table-cell office:value-type="string" calcext:value-type="string">
            <text:p>ratio_FS</text:p>
          </table:table-cell>
          <table:table-cell office:value-type="float" office:value="0.45" calcext:value-type="float">
            <text:p>0,45</text:p>
          </table:table-cell>
          <table:table-cell office:value-type="float" office:value="0.402735688594434" calcext:value-type="float">
            <text:p>0,402735688594434</text:p>
          </table:table-cell>
          <table:table-cell office:value-type="float" office:value="0.496888435089002" calcext:value-type="float">
            <text:p>0,496888435089002</text:p>
          </table:table-cell>
          <table:table-cell office:value-type="float" office:value="0.632847385343079" calcext:value-type="float">
            <text:p>0,632847385343079</text:p>
          </table:table-cell>
          <table:table-cell office:value-type="float" office:value="0.400707336444598" calcext:value-type="float">
            <text:p>0,400707336444598</text:p>
          </table:table-cell>
          <table:table-cell office:value-type="float" office:value="0.539880351645748" calcext:value-type="float">
            <text:p>0,539880351645748</text:p>
          </table:table-cell>
          <table:table-cell office:value-type="float" office:value="0.758716132370001" calcext:value-type="float">
            <text:p>0,758716132370001</text:p>
          </table:table-cell>
          <table:table-cell office:value-type="float" office:value="0.682737612775112" calcext:value-type="float">
            <text:p>0,682737612775112</text:p>
          </table:table-cell>
          <table:table-cell office:value-type="float" office:value="0.245707305832865" calcext:value-type="float">
            <text:p>0,245707305832865</text:p>
          </table:table-cell>
          <table:table-cell office:value-type="float" office:value="0.311225278217699" calcext:value-type="float">
            <text:p>0,311225278217699</text:p>
          </table:table-cell>
          <table:table-cell office:value-type="float" office:value="0.287426065924808" calcext:value-type="float">
            <text:p>0,287426065924808</text:p>
          </table:table-cell>
          <table:table-cell office:value-type="float" office:value="0.233285635156804" calcext:value-type="float">
            <text:p>0,233285635156804</text:p>
          </table:table-cell>
          <table:table-cell office:value-type="float" office:value="0.24061889054563" calcext:value-type="float">
            <text:p>0,24061889054563</text:p>
          </table:table-cell>
          <table:table-cell office:value-type="float" office:value="0.348634458722977" calcext:value-type="float">
            <text:p>0,348634458722977</text:p>
          </table:table-cell>
          <table:table-cell office:value-type="float" office:value="0.335386189460121" calcext:value-type="float">
            <text:p>0,335386189460121</text:p>
          </table:table-cell>
          <table:table-cell office:value-type="float" office:value="0.371751557905549" calcext:value-type="float">
            <text:p>0,371751557905549</text:p>
          </table:table-cell>
          <table:table-cell office:value-type="float" office:value="0.393744652088295" calcext:value-type="float">
            <text:p>0,393744652088295</text:p>
          </table:table-cell>
          <table:table-cell office:value-type="float" office:value="0.280648788510199" calcext:value-type="float">
            <text:p>0,280648788510199</text:p>
          </table:table-cell>
          <table:table-cell office:value-type="float" office:value="0.308381243702374" calcext:value-type="float">
            <text:p>0,308381243702374</text:p>
          </table:table-cell>
          <table:table-cell office:value-type="float" office:value="0.347295997354907" calcext:value-type="float">
            <text:p>0,347295997354907</text:p>
          </table:table-cell>
          <table:table-cell office:value-type="float" office:value="0.858043825387862" calcext:value-type="float">
            <text:p>0,858043825387862</text:p>
          </table:table-cell>
          <table:table-cell office:value-type="float" office:value="0.13415815874761" calcext:value-type="float">
            <text:p>0,13415815874761</text:p>
          </table:table-cell>
          <table:table-cell office:value-type="float" office:value="0.573479281923416" calcext:value-type="float">
            <text:p>0,573479281923416</text:p>
          </table:table-cell>
          <table:table-cell office:value-type="float" office:value="0.582159500450322" calcext:value-type="float">
            <text:p>0,582159500450322</text:p>
          </table:table-cell>
          <table:table-cell office:value-type="float" office:value="0.61892461235024" calcext:value-type="float">
            <text:p>0,61892461235024</text:p>
          </table:table-cell>
          <table:table-cell office:value-type="float" office:value="1" calcext:value-type="float">
            <text:p>1</text:p>
          </table:table-cell>
          <table:table-cell office:value-type="float" office:value="0.286944930540426" calcext:value-type="float">
            <text:p>0,286944930540426</text:p>
          </table:table-cell>
          <table:table-cell office:value-type="float" office:value="0.505632995155402" calcext:value-type="float">
            <text:p>0,505632995155402</text:p>
          </table:table-cell>
          <table:table-cell office:value-type="float" office:value="0.456660759809751" calcext:value-type="float">
            <text:p>0,456660759809751</text:p>
          </table:table-cell>
          <table:table-cell office:value-type="float" office:value="0.562438751437143" calcext:value-type="float">
            <text:p>0,562438751437143</text:p>
          </table:table-cell>
          <table:table-cell office:value-type="float" office:value="0.34573458695098" calcext:value-type="float">
            <text:p>0,34573458695098</text:p>
          </table:table-cell>
          <table:table-cell office:value-type="float" office:value="0.300954932362047" calcext:value-type="float">
            <text:p>0,300954932362047</text:p>
          </table:table-cell>
          <table:table-cell office:value-type="float" office:value="0.294749772698878" calcext:value-type="float">
            <text:p>0,294749772698878</text:p>
          </table:table-cell>
          <table:table-cell office:value-type="float" office:value="0.334963101636035" calcext:value-type="float">
            <text:p>0,334963101636035</text:p>
          </table:table-cell>
          <table:table-cell office:value-type="float" office:value="0.190633386187841" calcext:value-type="float">
            <text:p>0,190633386187841</text:p>
          </table:table-cell>
          <table:table-cell office:value-type="float" office:value="0.311263924811112" calcext:value-type="float">
            <text:p>0,311263924811112</text:p>
          </table:table-cell>
          <table:table-cell office:value-type="float" office:value="0.419293601540312" calcext:value-type="float">
            <text:p>0,419293601540312</text:p>
          </table:table-cell>
          <table:table-cell office:value-type="float" office:value="0.439532877330369" calcext:value-type="float">
            <text:p>0,439532877330369</text:p>
          </table:table-cell>
          <table:table-cell office:value-type="float" office:value="0.399507102018913" calcext:value-type="float">
            <text:p>0,399507102018913</text:p>
          </table:table-cell>
          <table:table-cell office:value-type="float" office:value="0.254169274423522" calcext:value-type="float">
            <text:p>0,254169274423522</text:p>
          </table:table-cell>
          <table:table-cell office:value-type="float" office:value="0.327210040177163" calcext:value-type="float">
            <text:p>0,327210040177163</text:p>
          </table:table-cell>
          <table:table-cell office:value-type="float" office:value="0.33698783461362" calcext:value-type="float">
            <text:p>0,33698783461362</text:p>
          </table:table-cell>
          <table:table-cell office:value-type="float" office:value="0.510611338724691" calcext:value-type="float">
            <text:p>0,510611338724691</text:p>
          </table:table-cell>
          <table:table-cell office:value-type="float" office:value="0.351378419437951" calcext:value-type="float">
            <text:p>0,351378419437951</text:p>
          </table:table-cell>
          <table:table-cell office:value-type="float" office:value="0.440364142815164" calcext:value-type="float">
            <text:p>0,440364142815164</text:p>
          </table:table-cell>
          <table:table-cell office:value-type="float" office:value="0.32373241336698" calcext:value-type="float">
            <text:p>0,32373241336698</text:p>
          </table:table-cell>
          <table:table-cell office:value-type="float" office:value="0.490770421533843" calcext:value-type="float">
            <text:p>0,490770421533843</text:p>
          </table:table-cell>
          <table:table-cell office:value-type="float" office:value="0.587427668744167" calcext:value-type="float">
            <text:p>0,587427668744167</text:p>
          </table:table-cell>
          <table:table-cell office:value-type="float" office:value="1" calcext:value-type="float">
            <text:p>1</text:p>
          </table:table-cell>
          <table:table-cell office:value-type="float" office:value="0.216356286670243" calcext:value-type="float">
            <text:p>0,216356286670243</text:p>
          </table:table-cell>
          <table:table-cell office:value-type="float" office:value="0.481254145721389" calcext:value-type="float">
            <text:p>0,481254145721389</text:p>
          </table:table-cell>
          <table:table-cell office:value-type="float" office:value="0.41738329239628" calcext:value-type="float">
            <text:p>0,41738329239628</text:p>
          </table:table-cell>
          <table:table-cell office:value-type="float" office:value="0.21834270686383" calcext:value-type="float">
            <text:p>0,21834270686383</text:p>
          </table:table-cell>
          <table:table-cell office:value-type="float" office:value="0.418448828239128" calcext:value-type="float">
            <text:p>0,418448828239128</text:p>
          </table:table-cell>
          <table:table-cell office:value-type="float" office:value="0.340411853005059" calcext:value-type="float">
            <text:p>0,340411853005059</text:p>
          </table:table-cell>
          <table:table-cell office:value-type="float" office:value="0.2529697515088" calcext:value-type="float">
            <text:p>0,2529697515088</text:p>
          </table:table-cell>
          <table:table-cell office:value-type="float" office:value="0.439502892174318" calcext:value-type="float">
            <text:p>0,439502892174318</text:p>
          </table:table-cell>
          <table:table-cell office:value-type="float" office:value="0.0782468061516337" calcext:value-type="float">
            <text:p>0,0782468061516337</text:p>
          </table:table-cell>
          <table:table-cell office:value-type="float" office:value="0.406297936723743" calcext:value-type="float">
            <text:p>0,406297936723743</text:p>
          </table:table-cell>
          <table:table-cell office:value-type="float" office:value="0.60622024119336" calcext:value-type="float">
            <text:p>0,60622024119336</text:p>
          </table:table-cell>
          <table:table-cell office:value-type="float" office:value="0.600518903510051" calcext:value-type="float">
            <text:p>0,600518903510051</text:p>
          </table:table-cell>
          <table:table-cell office:value-type="float" office:value="0.698828780721597" calcext:value-type="float">
            <text:p>0,698828780721597</text:p>
          </table:table-cell>
          <table:table-cell office:value-type="float" office:value="0.513358889863915" calcext:value-type="float">
            <text:p>0,513358889863915</text:p>
          </table:table-cell>
          <table:table-cell office:value-type="float" office:value="0.836631543927357" calcext:value-type="float">
            <text:p>0,836631543927357</text:p>
          </table:table-cell>
          <table:table-cell office:value-type="float" office:value="0.539801948328274" calcext:value-type="float">
            <text:p>0,539801948328274</text:p>
          </table:table-cell>
          <table:table-cell office:value-type="float" office:value="0.633405787266383" calcext:value-type="float">
            <text:p>0,633405787266383</text:p>
          </table:table-cell>
          <table:table-cell office:value-type="float" office:value="1" calcext:value-type="float">
            <text:p>1</text:p>
          </table:table-cell>
          <table:table-cell office:value-type="float" office:value="0.329583205680976" calcext:value-type="float">
            <text:p>0,329583205680976</text:p>
          </table:table-cell>
          <table:table-cell office:value-type="float" office:value="0.518775161782978" calcext:value-type="float">
            <text:p>0,518775161782978</text:p>
          </table:table-cell>
          <table:table-cell office:value-type="float" office:value="0.360958832629721" calcext:value-type="float">
            <text:p>0,360958832629721</text:p>
          </table:table-cell>
          <table:table-cell office:value-type="float" office:value="0.165497917642784" calcext:value-type="float">
            <text:p>0,165497917642784</text:p>
          </table:table-cell>
          <table:table-cell office:value-type="float" office:value="0.587164524715249" calcext:value-type="float">
            <text:p>0,587164524715249</text:p>
          </table:table-cell>
          <table:table-cell office:value-type="float" office:value="0.324130190061575" calcext:value-type="float">
            <text:p>0,324130190061575</text:p>
          </table:table-cell>
          <table:table-cell office:value-type="float" office:value="0.752339431874498" calcext:value-type="float">
            <text:p>0,752339431874498</text:p>
          </table:table-cell>
          <table:table-cell office:value-type="float" office:value="0.341390323691829" calcext:value-type="float">
            <text:p>0,341390323691829</text:p>
          </table:table-cell>
          <table:table-cell office:value-type="float" office:value="0.483112970860393" calcext:value-type="float">
            <text:p>0,483112970860393</text:p>
          </table:table-cell>
          <table:table-cell office:value-type="float" office:value="0.81039755351682" calcext:value-type="float">
            <text:p>0,81039755351682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316457630041796" calcext:value-type="float">
            <text:p>0,316457630041796</text:p>
          </table:table-cell>
          <table:table-cell office:value-type="float" office:value="1" calcext:value-type="float">
            <text:p>1</text:p>
          </table:table-cell>
          <table:table-cell office:value-type="float" office:value="0.678155532286802" calcext:value-type="float">
            <text:p>0,678155532286802</text:p>
          </table:table-cell>
          <table:table-cell office:value-type="float" office:value="0.429390489360777" calcext:value-type="float">
            <text:p>0,429390489360777</text:p>
          </table:table-cell>
          <table:table-cell office:value-type="float" office:value="0.367722941931152" calcext:value-type="float">
            <text:p>0,367722941931152</text:p>
          </table:table-cell>
          <table:table-cell office:value-type="float" office:value="0.131728051280081" calcext:value-type="float">
            <text:p>0,131728051280081</text:p>
          </table:table-cell>
          <table:table-cell office:value-type="float" office:value="0.339559518984287" calcext:value-type="float">
            <text:p>0,339559518984287</text:p>
          </table:table-cell>
          <table:table-cell office:value-type="float" office:value="0.776587837065298" calcext:value-type="float">
            <text:p>0,776587837065298</text:p>
          </table:table-cell>
          <table:table-cell office:value-type="float" office:value="0.336775986076932" calcext:value-type="float">
            <text:p>0,336775986076932</text:p>
          </table:table-cell>
          <table:table-cell office:value-type="float" office:value="0.797479904776993" calcext:value-type="float">
            <text:p>0,797479904776993</text:p>
          </table:table-cell>
          <table:table-cell office:value-type="float" office:value="0.41497472379241" calcext:value-type="float">
            <text:p>0,41497472379241</text:p>
          </table:table-cell>
          <table:table-cell office:value-type="float" office:value="0.453736884385799" calcext:value-type="float">
            <text:p>0,453736884385799</text:p>
          </table:table-cell>
          <table:table-cell office:value-type="float" office:value="0.306202860685103" calcext:value-type="float">
            <text:p>0,306202860685103</text:p>
          </table:table-cell>
          <table:table-cell office:value-type="float" office:value="0.87280701754386" calcext:value-type="float">
            <text:p>0,87280701754386</text:p>
          </table:table-cell>
          <table:table-cell office:value-type="float" office:value="0.438006592887345" calcext:value-type="float">
            <text:p>0,438006592887345</text:p>
          </table:table-cell>
          <table:table-cell office:value-type="float" office:value="0.400136850761625" calcext:value-type="float">
            <text:p>0,400136850761625</text:p>
          </table:table-cell>
          <table:table-cell office:value-type="float" office:value="0.741626723786665" calcext:value-type="float">
            <text:p>0,741626723786665</text:p>
          </table:table-cell>
          <table:table-cell office:value-type="float" office:value="0.288380486747473" calcext:value-type="float">
            <text:p>0,288380486747473</text:p>
          </table:table-cell>
          <table:table-cell office:value-type="float" office:value="0.427008962102817" calcext:value-type="float">
            <text:p>0,427008962102817</text:p>
          </table:table-cell>
          <table:table-cell office:value-type="float" office:value="0.368670088076131" calcext:value-type="float">
            <text:p>0,368670088076131</text:p>
          </table:table-cell>
          <table:table-cell office:value-type="float" office:value="0.695153312657067" calcext:value-type="float">
            <text:p>0,695153312657067</text:p>
          </table:table-cell>
          <table:table-cell office:value-type="float" office:value="0.300328317151974" calcext:value-type="float">
            <text:p>0,300328317151974</text:p>
          </table:table-cell>
          <table:table-cell office:value-type="float" office:value="1" calcext:value-type="float">
            <text:p>1</text:p>
          </table:table-cell>
          <table:table-cell office:value-type="float" office:value="0.278464236056436" calcext:value-type="float">
            <text:p>0,278464236056436</text:p>
          </table:table-cell>
          <table:table-cell office:value-type="float" office:value="0.860553845021372" calcext:value-type="float">
            <text:p>0,860553845021372</text:p>
          </table:table-cell>
          <table:table-cell office:value-type="float" office:value="0.633506863883685" calcext:value-type="float">
            <text:p>0,633506863883685</text:p>
          </table:table-cell>
          <table:table-cell office:value-type="float" office:value="0.540391756040426" calcext:value-type="float">
            <text:p>0,540391756040426</text:p>
          </table:table-cell>
          <table:table-cell office:value-type="float" office:value="0.569881819240715" calcext:value-type="float">
            <text:p>0,569881819240715</text:p>
          </table:table-cell>
          <table:table-cell office:value-type="float" office:value="0.340441884593957" calcext:value-type="float">
            <text:p>0,340441884593957</text:p>
          </table:table-cell>
          <table:table-cell office:value-type="float" office:value="0.218570328435978" calcext:value-type="float">
            <text:p>0,218570328435978</text:p>
          </table:table-cell>
          <table:table-cell office:value-type="float" office:value="0.476994994290235" calcext:value-type="float">
            <text:p>0,476994994290235</text:p>
          </table:table-cell>
          <table:table-cell office:value-type="float" office:value="0.426519813900835" calcext:value-type="float">
            <text:p>0,426519813900835</text:p>
          </table:table-cell>
          <table:table-cell office:value-type="float" office:value="0.595754172716791" calcext:value-type="float">
            <text:p>0,595754172716791</text:p>
          </table:table-cell>
          <table:table-cell office:value-type="float" office:value="0.233562735413631" calcext:value-type="float">
            <text:p>0,233562735413631</text:p>
          </table:table-cell>
          <table:table-cell office:value-type="float" office:value="0.725337040575915" calcext:value-type="float">
            <text:p>0,725337040575915</text:p>
          </table:table-cell>
          <table:table-cell office:value-type="float" office:value="0.394305042648476" calcext:value-type="float">
            <text:p>0,394305042648476</text:p>
          </table:table-cell>
          <table:table-cell office:value-type="float" office:value="0.50063492018362" calcext:value-type="float">
            <text:p>0,50063492018362</text:p>
          </table:table-cell>
          <table:table-cell office:value-type="float" office:value="0.238761865458452" calcext:value-type="float">
            <text:p>0,238761865458452</text:p>
          </table:table-cell>
          <table:table-cell office:value-type="float" office:value="0.426777011105727" calcext:value-type="float">
            <text:p>0,426777011105727</text:p>
          </table:table-cell>
          <table:table-cell office:value-type="float" office:value="0.51075850675263" calcext:value-type="float">
            <text:p>0,51075850675263</text:p>
          </table:table-cell>
          <table:table-cell office:value-type="float" office:value="0.268982017932682" calcext:value-type="float">
            <text:p>0,268982017932682</text:p>
          </table:table-cell>
          <table:table-cell office:value-type="float" office:value="0.378748518798294" calcext:value-type="float">
            <text:p>0,378748518798294</text:p>
          </table:table-cell>
          <table:table-cell office:value-type="float" office:value="0.159923318403413" calcext:value-type="float">
            <text:p>0,159923318403413</text:p>
          </table:table-cell>
          <table:table-cell office:value-type="float" office:value="0.32968190028386" calcext:value-type="float">
            <text:p>0,32968190028386</text:p>
          </table:table-cell>
          <table:table-cell office:value-type="float" office:value="0.434613875735733" calcext:value-type="float">
            <text:p>0,434613875735733</text:p>
          </table:table-cell>
          <table:table-cell office:value-type="float" office:value="0.317119605028712" calcext:value-type="float">
            <text:p>0,317119605028712</text:p>
          </table:table-cell>
          <table:table-cell office:value-type="float" office:value="0.337807893489005" calcext:value-type="float">
            <text:p>0,337807893489005</text:p>
          </table:table-cell>
          <table:table-cell office:value-type="float" office:value="0.676928431674167" calcext:value-type="float">
            <text:p>0,676928431674167</text:p>
          </table:table-cell>
          <table:table-cell office:value-type="float" office:value="0.321843987419427" calcext:value-type="float">
            <text:p>0,321843987419427</text:p>
          </table:table-cell>
          <table:table-cell office:value-type="float" office:value="0.535223660550753" calcext:value-type="float">
            <text:p>0,535223660550753</text:p>
          </table:table-cell>
          <table:table-cell office:value-type="float" office:value="0.653074216389678" calcext:value-type="float">
            <text:p>0,653074216389678</text:p>
          </table:table-cell>
          <table:table-cell office:value-type="float" office:value="0.71409363844511" calcext:value-type="float">
            <text:p>0,71409363844511</text:p>
          </table:table-cell>
          <table:table-cell office:value-type="float" office:value="0.840036926873219" calcext:value-type="float">
            <text:p>0,840036926873219</text:p>
          </table:table-cell>
          <table:table-cell office:value-type="float" office:value="0.294776233505841" calcext:value-type="float">
            <text:p>0,294776233505841</text:p>
          </table:table-cell>
          <table:table-cell office:value-type="float" office:value="0.728278072851442" calcext:value-type="float">
            <text:p>0,728278072851442</text:p>
          </table:table-cell>
          <table:table-cell office:value-type="float" office:value="1" calcext:value-type="float">
            <text:p>1</text:p>
          </table:table-cell>
          <table:table-cell office:value-type="float" office:value="0.404486653549939" calcext:value-type="float">
            <text:p>0,404486653549939</text:p>
          </table:table-cell>
          <table:table-cell office:value-type="float" office:value="0.262458562628623" calcext:value-type="float">
            <text:p>0,262458562628623</text:p>
          </table:table-cell>
          <table:table-cell office:value-type="float" office:value="0.310775229329657" calcext:value-type="float">
            <text:p>0,310775229329657</text:p>
          </table:table-cell>
          <table:table-cell office:value-type="float" office:value="0.439168072244897" calcext:value-type="float">
            <text:p>0,439168072244897</text:p>
          </table:table-cell>
          <table:table-cell office:value-type="float" office:value="0.489665078047554" calcext:value-type="float">
            <text:p>0,489665078047554</text:p>
          </table:table-cell>
          <table:table-cell office:value-type="float" office:value="0.68577777645714" calcext:value-type="float">
            <text:p>0,68577777645714</text:p>
          </table:table-cell>
          <table:table-cell office:value-type="float" office:value="0.521707102305767" calcext:value-type="float">
            <text:p>0,521707102305767</text:p>
          </table:table-cell>
          <table:table-cell office:value-type="float" office:value="0.45309865962688" calcext:value-type="float">
            <text:p>0,45309865962688</text:p>
          </table:table-cell>
          <table:table-cell office:value-type="float" office:value="0.480151139331489" calcext:value-type="float">
            <text:p>0,480151139331489</text:p>
          </table:table-cell>
          <table:table-cell office:value-type="float" office:value="0.603210640541457" calcext:value-type="float">
            <text:p>0,603210640541457</text:p>
          </table:table-cell>
          <table:table-cell office:value-type="float" office:value="0.204566558188098" calcext:value-type="float">
            <text:p>0,204566558188098</text:p>
          </table:table-cell>
          <table:table-cell office:value-type="float" office:value="0.290662430721837" calcext:value-type="float">
            <text:p>0,290662430721837</text:p>
          </table:table-cell>
          <table:table-cell office:value-type="float" office:value="0.0912175642680044" calcext:value-type="float">
            <text:p>0,0912175642680044</text:p>
          </table:table-cell>
          <table:table-cell office:value-type="float" office:value="0.461964082223783" calcext:value-type="float">
            <text:p>0,461964082223783</text:p>
          </table:table-cell>
          <table:table-cell office:value-type="float" office:value="0.721579257398659" calcext:value-type="float">
            <text:p>0,721579257398659</text:p>
          </table:table-cell>
          <table:table-cell office:value-type="float" office:value="0.814443078522253" calcext:value-type="float">
            <text:p>0,814443078522253</text:p>
          </table:table-cell>
          <table:table-cell office:value-type="float" office:value="0.699431438750889" calcext:value-type="float">
            <text:p>0,699431438750889</text:p>
          </table:table-cell>
          <table:table-cell office:value-type="float" office:value="0.624845215875271" calcext:value-type="float">
            <text:p>0,624845215875271</text:p>
          </table:table-cell>
          <table:table-cell office:value-type="float" office:value="0.275749102136143" calcext:value-type="float">
            <text:p>0,275749102136143</text:p>
          </table:table-cell>
          <table:table-cell office:value-type="float" office:value="0.752583685720969" calcext:value-type="float">
            <text:p>0,752583685720969</text:p>
          </table:table-cell>
          <table:table-cell office:value-type="float" office:value="0.23985969168136" calcext:value-type="float">
            <text:p>0,23985969168136</text:p>
          </table:table-cell>
          <table:table-cell office:value-type="float" office:value="0.85648323425307" calcext:value-type="float">
            <text:p>0,85648323425307</text:p>
          </table:table-cell>
          <table:table-cell office:value-type="float" office:value="0.413873947758144" calcext:value-type="float">
            <text:p>0,413873947758144</text:p>
          </table:table-cell>
          <table:table-cell office:value-type="float" office:value="0.435737866439639" calcext:value-type="float">
            <text:p>0,435737866439639</text:p>
          </table:table-cell>
          <table:table-cell office:value-type="float" office:value="0.379463381716249" calcext:value-type="float">
            <text:p>0,379463381716249</text:p>
          </table:table-cell>
          <table:table-cell office:value-type="float" office:value="0.357772451200392" calcext:value-type="float">
            <text:p>0,357772451200392</text:p>
          </table:table-cell>
          <table:table-cell office:value-type="float" office:value="0.409859707006928" calcext:value-type="float">
            <text:p>0,409859707006928</text:p>
          </table:table-cell>
          <table:table-cell office:value-type="float" office:value="0.65160068605949" calcext:value-type="float">
            <text:p>0,65160068605949</text:p>
          </table:table-cell>
          <table:table-cell office:value-type="float" office:value="0.710638704967426" calcext:value-type="float">
            <text:p>0,710638704967426</text:p>
          </table:table-cell>
          <table:table-cell office:value-type="float" office:value="0.435962141641222" calcext:value-type="float">
            <text:p>0,435962141641222</text:p>
          </table:table-cell>
          <table:table-cell office:value-type="float" office:value="0.897677510321855" calcext:value-type="float">
            <text:p>0,897677510321855</text:p>
          </table:table-cell>
          <table:table-cell office:value-type="float" office:value="1" calcext:value-type="float">
            <text:p>1</text:p>
          </table:table-cell>
          <table:table-cell office:value-type="float" office:value="0.702666143242104" calcext:value-type="float">
            <text:p>0,702666143242104</text:p>
          </table:table-cell>
          <table:table-cell office:value-type="float" office:value="0.919576542914692" calcext:value-type="float">
            <text:p>0,919576542914692</text:p>
          </table:table-cell>
          <table:table-cell office:value-type="float" office:value="0.209625235029014" calcext:value-type="float">
            <text:p>0,209625235029014</text:p>
          </table:table-cell>
          <table:table-cell office:value-type="float" office:value="0.779626169405939" calcext:value-type="float">
            <text:p>0,779626169405939</text:p>
          </table:table-cell>
          <table:table-cell office:value-type="float" office:value="0.289732250819364" calcext:value-type="float">
            <text:p>0,289732250819364</text:p>
          </table:table-cell>
          <table:table-cell office:value-type="float" office:value="0.500203222176899" calcext:value-type="float">
            <text:p>0,500203222176899</text:p>
          </table:table-cell>
          <table:table-cell office:value-type="float" office:value="0.459954666250073" calcext:value-type="float">
            <text:p>0,459954666250073</text:p>
          </table:table-cell>
          <table:table-cell office:value-type="float" office:value="0.419622256954861" calcext:value-type="float">
            <text:p>0,419622256954861</text:p>
          </table:table-cell>
          <table:table-cell office:value-type="float" office:value="0.332349938292943" calcext:value-type="float">
            <text:p>0,332349938292943</text:p>
          </table:table-cell>
          <table:table-cell office:value-type="float" office:value="0.721254899983211" calcext:value-type="float">
            <text:p>0,721254899983211</text:p>
          </table:table-cell>
          <table:table-cell office:value-type="float" office:value="0.370636611293385" calcext:value-type="float">
            <text:p>0,370636611293385</text:p>
          </table:table-cell>
          <table:table-cell office:value-type="float" office:value="0.71458014209282" calcext:value-type="float">
            <text:p>0,71458014209282</text:p>
          </table:table-cell>
          <table:table-cell office:value-type="float" office:value="0.780196004720188" calcext:value-type="float">
            <text:p>0,780196004720188</text:p>
          </table:table-cell>
          <table:table-cell office:value-type="float" office:value="0.44492741708556" calcext:value-type="float">
            <text:p>0,44492741708556</text:p>
          </table:table-cell>
          <table:table-cell office:value-type="float" office:value="0.718688889142016" calcext:value-type="float">
            <text:p>0,718688889142016</text:p>
          </table:table-cell>
          <table:table-cell office:value-type="float" office:value="0.492543914768426" calcext:value-type="float">
            <text:p>0,492543914768426</text:p>
          </table:table-cell>
          <table:table-cell office:value-type="float" office:value="0.182948231894594" calcext:value-type="float">
            <text:p>0,182948231894594</text:p>
          </table:table-cell>
          <table:table-cell office:value-type="float" office:value="0.374286688340708" calcext:value-type="float">
            <text:p>0,374286688340708</text:p>
          </table:table-cell>
          <table:table-cell office:value-type="float" office:value="0.285901617709164" calcext:value-type="float">
            <text:p>0,285901617709164</text:p>
          </table:table-cell>
          <table:table-cell office:value-type="float" office:value="0.568353173518744" calcext:value-type="float">
            <text:p>0,568353173518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8445904924829" calcext:value-type="float">
            <text:p>0,188445904924829</text:p>
          </table:table-cell>
          <table:table-cell office:value-type="float" office:value="0.438641488955176" calcext:value-type="float">
            <text:p>0,438641488955176</text:p>
          </table:table-cell>
          <table:table-cell office:value-type="float" office:value="0.691601726338614" calcext:value-type="float">
            <text:p>0,691601726338614</text:p>
          </table:table-cell>
          <table:table-cell office:value-type="float" office:value="0.324915835494666" calcext:value-type="float">
            <text:p>0,324915835494666</text:p>
          </table:table-cell>
          <table:table-cell office:value-type="float" office:value="0.342269924372171" calcext:value-type="float">
            <text:p>0,342269924372171</text:p>
          </table:table-cell>
          <table:table-cell office:value-type="float" office:value="0.425704930416879" calcext:value-type="float">
            <text:p>0,425704930416879</text:p>
          </table:table-cell>
          <table:table-cell office:value-type="float" office:value="0.654554974672055" calcext:value-type="float">
            <text:p>0,654554974672055</text:p>
          </table:table-cell>
          <table:table-cell office:value-type="float" office:value="0.801616812501495" calcext:value-type="float">
            <text:p>0,801616812501495</text:p>
          </table:table-cell>
          <table:table-cell office:value-type="float" office:value="0.686085700976111" calcext:value-type="float">
            <text:p>0,686085700976111</text:p>
          </table:table-cell>
          <table:table-cell office:value-type="float" office:value="1" calcext:value-type="float">
            <text:p>1</text:p>
          </table:table-cell>
          <table:table-cell office:value-type="float" office:value="0.396936500966766" calcext:value-type="float">
            <text:p>0,396936500966766</text:p>
          </table:table-cell>
          <table:table-cell office:value-type="float" office:value="0.55693473963923" calcext:value-type="float">
            <text:p>0,55693473963923</text:p>
          </table:table-cell>
          <table:table-cell office:value-type="float" office:value="0.603521613608127" calcext:value-type="float">
            <text:p>0,603521613608127</text:p>
          </table:table-cell>
          <table:table-cell office:value-type="float" office:value="0.281089159870035" calcext:value-type="float">
            <text:p>0,281089159870035</text:p>
          </table:table-cell>
          <table:table-cell office:value-type="float" office:value="1" calcext:value-type="float">
            <text:p>1</text:p>
          </table:table-cell>
          <table:table-cell office:value-type="float" office:value="0.389313299155352" calcext:value-type="float">
            <text:p>0,389313299155352</text:p>
          </table:table-cell>
          <table:table-cell office:value-type="float" office:value="0.395330481889786" calcext:value-type="float">
            <text:p>0,395330481889786</text:p>
          </table:table-cell>
          <table:table-cell office:value-type="float" office:value="0.35644827908181" calcext:value-type="float">
            <text:p>0,35644827908181</text:p>
          </table:table-cell>
          <table:table-cell office:value-type="float" office:value="1" calcext:value-type="float">
            <text:p>1</text:p>
          </table:table-cell>
          <table:table-cell office:value-type="float" office:value="0.782204153932635" calcext:value-type="float">
            <text:p>0,782204153932635</text:p>
          </table:table-cell>
          <table:table-cell office:value-type="float" office:value="1" calcext:value-type="float">
            <text:p>1</text:p>
          </table:table-cell>
          <table:table-cell office:value-type="float" office:value="0.360194116879429" calcext:value-type="float">
            <text:p>0,360194116879429</text:p>
          </table:table-cell>
          <table:table-cell office:value-type="float" office:value="0.299864339958363" calcext:value-type="float">
            <text:p>0,299864339958363</text:p>
          </table:table-cell>
          <table:table-cell office:value-type="float" office:value="0.447698640105177" calcext:value-type="float">
            <text:p>0,447698640105177</text:p>
          </table:table-cell>
          <table:table-cell office:value-type="float" office:value="0.518331349206683" calcext:value-type="float">
            <text:p>0,518331349206683</text:p>
          </table:table-cell>
          <table:table-cell office:value-type="float" office:value="0.824660481806806" calcext:value-type="float">
            <text:p>0,824660481806806</text:p>
          </table:table-cell>
          <table:table-cell office:value-type="float" office:value="0.873533560677457" calcext:value-type="float">
            <text:p>0,873533560677457</text:p>
          </table:table-cell>
          <table:table-cell office:value-type="float" office:value="0.65971753172564" calcext:value-type="float">
            <text:p>0,65971753172564</text:p>
          </table:table-cell>
          <table:table-cell office:value-type="float" office:value="0.580018420703872" calcext:value-type="float">
            <text:p>0,580018420703872</text:p>
          </table:table-cell>
          <table:table-cell office:value-type="float" office:value="1" calcext:value-type="float">
            <text:p>1</text:p>
          </table:table-cell>
          <table:table-cell office:value-type="float" office:value="0.246194342434221" calcext:value-type="float">
            <text:p>0,246194342434221</text:p>
          </table:table-cell>
          <table:table-cell office:value-type="float" office:value="0.394530809955608" calcext:value-type="float">
            <text:p>0,394530809955608</text:p>
          </table:table-cell>
          <table:table-cell office:value-type="float" office:value="1" calcext:value-type="float">
            <text:p>1</text:p>
          </table:table-cell>
          <table:table-cell office:value-type="float" office:value="0.49257900109138" calcext:value-type="float">
            <text:p>0,49257900109138</text:p>
          </table:table-cell>
          <table:table-cell office:value-type="float" office:value="0.350829073732014" calcext:value-type="float">
            <text:p>0,350829073732014</text:p>
          </table:table-cell>
          <table:table-cell office:value-type="float" office:value="0.289149775192287" calcext:value-type="float">
            <text:p>0,289149775192287</text:p>
          </table:table-cell>
          <table:table-cell office:value-type="float" office:value="0.357253486088936" calcext:value-type="float">
            <text:p>0,357253486088936</text:p>
          </table:table-cell>
          <table:table-cell office:value-type="float" office:value="0.752865433820987" calcext:value-type="float">
            <text:p>0,752865433820987</text:p>
          </table:table-cell>
          <table:table-cell office:value-type="float" office:value="0.4447996347212" calcext:value-type="float">
            <text:p>0,4447996347212</text:p>
          </table:table-cell>
          <table:table-cell office:value-type="float" office:value="0.387475871228249" calcext:value-type="float">
            <text:p>0,387475871228249</text:p>
          </table:table-cell>
          <table:table-cell office:value-type="float" office:value="0.210801551363299" calcext:value-type="float">
            <text:p>0,210801551363299</text:p>
          </table:table-cell>
          <table:table-cell office:value-type="float" office:value="0.530223938888262" calcext:value-type="float">
            <text:p>0,530223938888262</text:p>
          </table:table-cell>
          <table:table-cell office:value-type="float" office:value="0.331969186464757" calcext:value-type="float">
            <text:p>0,331969186464757</text:p>
          </table:table-cell>
          <table:table-cell office:value-type="float" office:value="0.345887814515673" calcext:value-type="float">
            <text:p>0,345887814515673</text:p>
          </table:table-cell>
          <table:table-cell office:value-type="float" office:value="0.323411072787396" calcext:value-type="float">
            <text:p>0,323411072787396</text:p>
          </table:table-cell>
          <table:table-cell office:value-type="float" office:value="0.286526353411771" calcext:value-type="float">
            <text:p>0,286526353411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7924398800483" calcext:value-type="float">
            <text:p>0,267924398800483</text:p>
          </table:table-cell>
          <table:table-cell office:value-type="float" office:value="0.418607294437525" calcext:value-type="float">
            <text:p>0,418607294437525</text:p>
          </table:table-cell>
          <table:table-cell office:value-type="float" office:value="0.303041830419425" calcext:value-type="float">
            <text:p>0,303041830419425</text:p>
          </table:table-cell>
          <table:table-cell office:value-type="float" office:value="0.471139076466698" calcext:value-type="float">
            <text:p>0,471139076466698</text:p>
          </table:table-cell>
          <table:table-cell office:value-type="float" office:value="0.290027643565416" calcext:value-type="float">
            <text:p>0,290027643565416</text:p>
          </table:table-cell>
          <table:table-cell office:value-type="float" office:value="0.415260800947711" calcext:value-type="float">
            <text:p>0,415260800947711</text:p>
          </table:table-cell>
          <table:table-cell office:value-type="float" office:value="0.457204355935926" calcext:value-type="float">
            <text:p>0,457204355935926</text:p>
          </table:table-cell>
          <table:table-cell office:value-type="float" office:value="1" calcext:value-type="float">
            <text:p>1</text:p>
          </table:table-cell>
          <table:table-cell office:value-type="float" office:value="0.661125015828142" calcext:value-type="float">
            <text:p>0,661125015828142</text:p>
          </table:table-cell>
          <table:table-cell office:value-type="float" office:value="1" calcext:value-type="float">
            <text:p>1</text:p>
          </table:table-cell>
          <table:table-cell office:value-type="float" office:value="0.406159097793714" calcext:value-type="float">
            <text:p>0,406159097793714</text:p>
          </table:table-cell>
          <table:table-cell office:value-type="float" office:value="0.880483562295062" calcext:value-type="float">
            <text:p>0,880483562295062</text:p>
          </table:table-cell>
          <table:table-cell office:value-type="float" office:value="0.318569351659377" calcext:value-type="float">
            <text:p>0,318569351659377</text:p>
          </table:table-cell>
          <table:table-cell office:value-type="float" office:value="0.507756120763156" calcext:value-type="float">
            <text:p>0,507756120763156</text:p>
          </table:table-cell>
          <table:table-cell office:value-type="float" office:value="0.53019125431447" calcext:value-type="float">
            <text:p>0,53019125431447</text:p>
          </table:table-cell>
          <table:table-cell office:value-type="float" office:value="0.359676261447139" calcext:value-type="float">
            <text:p>0,359676261447139</text:p>
          </table:table-cell>
          <table:table-cell office:value-type="float" office:value="0.452784185575094" calcext:value-type="float">
            <text:p>0,452784185575094</text:p>
          </table:table-cell>
          <table:table-cell office:value-type="float" office:value="0.228262362522655" calcext:value-type="float">
            <text:p>0,228262362522655</text:p>
          </table:table-cell>
          <table:table-cell office:value-type="float" office:value="0.28139924270603" calcext:value-type="float">
            <text:p>0,28139924270603</text:p>
          </table:table-cell>
          <table:table-cell office:value-type="float" office:value="0.41665714575672" calcext:value-type="float">
            <text:p>0,41665714575672</text:p>
          </table:table-cell>
          <table:table-cell office:value-type="float" office:value="0.155874257781933" calcext:value-type="float">
            <text:p>0,155874257781933</text:p>
          </table:table-cell>
          <table:table-cell office:value-type="float" office:value="0.611513341584184" calcext:value-type="float">
            <text:p>0,611513341584184</text:p>
          </table:table-cell>
          <table:table-cell office:value-type="float" office:value="0.231854208233837" calcext:value-type="float">
            <text:p>0,231854208233837</text:p>
          </table:table-cell>
          <table:table-cell office:value-type="float" office:value="0.353687703210304" calcext:value-type="float">
            <text:p>0,353687703210304</text:p>
          </table:table-cell>
          <table:table-cell office:value-type="float" office:value="0.878801198923729" calcext:value-type="float">
            <text:p>0,878801198923729</text:p>
          </table:table-cell>
          <table:table-cell office:value-type="float" office:value="0.796342668933083" calcext:value-type="float">
            <text:p>0,796342668933083</text:p>
          </table:table-cell>
          <table:table-cell office:value-type="float" office:value="0.363298720493309" calcext:value-type="float">
            <text:p>0,363298720493309</text:p>
          </table:table-cell>
          <table:table-cell office:value-type="float" office:value="0.607439293288041" calcext:value-type="float">
            <text:p>0,607439293288041</text:p>
          </table:table-cell>
          <table:table-cell office:value-type="float" office:value="0.273876915734001" calcext:value-type="float">
            <text:p>0,273876915734001</text:p>
          </table:table-cell>
          <table:table-cell office:value-type="float" office:value="0.143857192847806" calcext:value-type="float">
            <text:p>0,143857192847806</text:p>
          </table:table-cell>
          <table:table-cell office:value-type="float" office:value="0.53367499493552" calcext:value-type="float">
            <text:p>0,53367499493552</text:p>
          </table:table-cell>
          <table:table-cell office:value-type="float" office:value="0.368813064833977" calcext:value-type="float">
            <text:p>0,368813064833977</text:p>
          </table:table-cell>
          <table:table-cell office:value-type="float" office:value="0.573846524564184" calcext:value-type="float">
            <text:p>0,573846524564184</text:p>
          </table:table-cell>
          <table:table-cell office:value-type="float" office:value="0.29915389602956" calcext:value-type="float">
            <text:p>0,29915389602956</text:p>
          </table:table-cell>
          <table:table-cell office:value-type="float" office:value="0.457300764908056" calcext:value-type="float">
            <text:p>0,457300764908056</text:p>
          </table:table-cell>
          <table:table-cell office:value-type="float" office:value="0.321268932533378" calcext:value-type="float">
            <text:p>0,321268932533378</text:p>
          </table:table-cell>
          <table:table-cell office:value-type="float" office:value="0.450141436997264" calcext:value-type="float">
            <text:p>0,450141436997264</text:p>
          </table:table-cell>
          <table:table-cell office:value-type="float" office:value="0.562132435234498" calcext:value-type="float">
            <text:p>0,562132435234498</text:p>
          </table:table-cell>
          <table:table-cell office:value-type="float" office:value="0.288573483207586" calcext:value-type="float">
            <text:p>0,288573483207586</text:p>
          </table:table-cell>
          <table:table-cell office:value-type="float" office:value="0.700085885827392" calcext:value-type="float">
            <text:p>0,700085885827392</text:p>
          </table:table-cell>
          <table:table-cell office:value-type="float" office:value="0.419544953629303" calcext:value-type="float">
            <text:p>0,419544953629303</text:p>
          </table:table-cell>
          <table:table-cell office:value-type="float" office:value="0.391425625925163" calcext:value-type="float">
            <text:p>0,391425625925163</text:p>
          </table:table-cell>
          <table:table-cell office:value-type="float" office:value="0.308004869844846" calcext:value-type="float">
            <text:p>0,308004869844846</text:p>
          </table:table-cell>
          <table:table-cell office:value-type="float" office:value="0.59192801421719" calcext:value-type="float">
            <text:p>0,59192801421719</text:p>
          </table:table-cell>
          <table:table-cell office:value-type="float" office:value="0.292020511320382" calcext:value-type="float">
            <text:p>0,292020511320382</text:p>
          </table:table-cell>
          <table:table-cell office:value-type="float" office:value="0.397139141537164" calcext:value-type="float">
            <text:p>0,397139141537164</text:p>
          </table:table-cell>
          <table:table-cell office:value-type="float" office:value="0.643842807710939" calcext:value-type="float">
            <text:p>0,643842807710939</text:p>
          </table:table-cell>
          <table:table-cell office:value-type="float" office:value="0.227496758863308" calcext:value-type="float">
            <text:p>0,227496758863308</text:p>
          </table:table-cell>
          <table:table-cell office:value-type="float" office:value="0.558860298701877" calcext:value-type="float">
            <text:p>0,558860298701877</text:p>
          </table:table-cell>
          <table:table-cell office:value-type="float" office:value="0.545137747797873" calcext:value-type="float">
            <text:p>0,545137747797873</text:p>
          </table:table-cell>
          <table:table-cell office:value-type="float" office:value="0.306206370383143" calcext:value-type="float">
            <text:p>0,306206370383143</text:p>
          </table:table-cell>
          <table:table-cell office:value-type="float" office:value="0.351106808041826" calcext:value-type="float">
            <text:p>0,351106808041826</text:p>
          </table:table-cell>
          <table:table-cell office:value-type="float" office:value="0.310809016778987" calcext:value-type="float">
            <text:p>0,310809016778987</text:p>
          </table:table-cell>
          <table:table-cell office:value-type="float" office:value="0.383026012193088" calcext:value-type="float">
            <text:p>0,383026012193088</text:p>
          </table:table-cell>
          <table:table-cell office:value-type="float" office:value="0.83307398735004" calcext:value-type="float">
            <text:p>0,83307398735004</text:p>
          </table:table-cell>
          <table:table-cell office:value-type="float" office:value="0.486593323432909" calcext:value-type="float">
            <text:p>0,486593323432909</text:p>
          </table:table-cell>
          <table:table-cell office:value-type="float" office:value="0.49437842368176" calcext:value-type="float">
            <text:p>0,49437842368176</text:p>
          </table:table-cell>
          <table:table-cell office:value-type="float" office:value="0.383223369025557" calcext:value-type="float">
            <text:p>0,383223369025557</text:p>
          </table:table-cell>
          <table:table-cell office:value-type="float" office:value="0.386753737342752" calcext:value-type="float">
            <text:p>0,386753737342752</text:p>
          </table:table-cell>
          <table:table-cell office:value-type="float" office:value="0.390329794321849" calcext:value-type="float">
            <text:p>0,390329794321849</text:p>
          </table:table-cell>
          <table:table-cell office:value-type="float" office:value="0.270413618607872" calcext:value-type="float">
            <text:p>0,270413618607872</text:p>
          </table:table-cell>
          <table:table-cell office:value-type="float" office:value="0.532029415836378" calcext:value-type="float">
            <text:p>0,532029415836378</text:p>
          </table:table-cell>
          <table:table-cell office:value-type="float" office:value="0.228288923753352" calcext:value-type="float">
            <text:p>0,228288923753352</text:p>
          </table:table-cell>
          <table:table-cell office:value-type="float" office:value="0.476496416925813" calcext:value-type="float">
            <text:p>0,476496416925813</text:p>
          </table:table-cell>
          <table:table-cell office:value-type="float" office:value="0.43950269578124" calcext:value-type="float">
            <text:p>0,43950269578124</text:p>
          </table:table-cell>
          <table:table-cell office:value-type="float" office:value="0.26371833766631" calcext:value-type="float">
            <text:p>0,26371833766631</text:p>
          </table:table-cell>
          <table:table-cell office:value-type="float" office:value="0.395956626952153" calcext:value-type="float">
            <text:p>0,395956626952153</text:p>
          </table:table-cell>
          <table:table-cell office:value-type="float" office:value="0.371841597684203" calcext:value-type="float">
            <text:p>0,371841597684203</text:p>
          </table:table-cell>
          <table:table-cell office:value-type="float" office:value="0.530098557292231" calcext:value-type="float">
            <text:p>0,530098557292231</text:p>
          </table:table-cell>
          <table:table-cell office:value-type="float" office:value="0.779143881040675" calcext:value-type="float">
            <text:p>0,779143881040675</text:p>
          </table:table-cell>
          <table:table-cell office:value-type="float" office:value="0.428970530533157" calcext:value-type="float">
            <text:p>0,428970530533157</text:p>
          </table:table-cell>
          <table:table-cell office:value-type="float" office:value="0.386886293911636" calcext:value-type="float">
            <text:p>0,386886293911636</text:p>
          </table:table-cell>
          <table:table-cell office:value-type="float" office:value="0.510339000702801" calcext:value-type="float">
            <text:p>0,510339000702801</text:p>
          </table:table-cell>
          <table:table-cell office:value-type="float" office:value="1" calcext:value-type="float">
            <text:p>1</text:p>
          </table:table-cell>
          <table:table-cell office:value-type="float" office:value="0.583758797634766" calcext:value-type="float">
            <text:p>0,583758797634766</text:p>
          </table:table-cell>
          <table:table-cell office:value-type="float" office:value="0.507259526817079" calcext:value-type="float">
            <text:p>0,507259526817079</text:p>
          </table:table-cell>
          <table:table-cell office:value-type="float" office:value="0.802872107266902" calcext:value-type="float">
            <text:p>0,802872107266902</text:p>
          </table:table-cell>
          <table:table-cell office:value-type="float" office:value="0.545005339055738" calcext:value-type="float">
            <text:p>0,545005339055738</text:p>
          </table:table-cell>
          <table:table-cell office:value-type="float" office:value="0.470095327996418" calcext:value-type="float">
            <text:p>0,470095327996418</text:p>
          </table:table-cell>
          <table:table-cell office:value-type="float" office:value="1" calcext:value-type="float">
            <text:p>1</text:p>
          </table:table-cell>
          <table:table-cell office:value-type="float" office:value="0.722627737226277" calcext:value-type="float">
            <text:p>0,722627737226277</text:p>
          </table:table-cell>
          <table:table-cell office:value-type="float" office:value="0.6890413936059" calcext:value-type="float">
            <text:p>0,6890413936059</text:p>
          </table:table-cell>
          <table:table-cell office:value-type="float" office:value="0.502170885095121" calcext:value-type="float">
            <text:p>0,502170885095121</text:p>
          </table:table-cell>
          <table:table-cell office:value-type="float" office:value="1" calcext:value-type="float">
            <text:p>1</text:p>
          </table:table-cell>
          <table:table-cell office:value-type="float" office:value="0.528790643822263" calcext:value-type="float">
            <text:p>0,528790643822263</text:p>
          </table:table-cell>
          <table:table-cell office:value-type="float" office:value="0.405136794173361" calcext:value-type="float">
            <text:p>0,405136794173361</text:p>
          </table:table-cell>
          <table:table-cell office:value-type="float" office:value="0.590447687720093" calcext:value-type="float">
            <text:p>0,590447687720093</text:p>
          </table:table-cell>
          <table:table-cell office:value-type="float" office:value="1" calcext:value-type="float">
            <text:p>1</text:p>
          </table:table-cell>
          <table:table-cell office:value-type="float" office:value="0.168109390405958" calcext:value-type="float">
            <text:p>0,168109390405958</text:p>
          </table:table-cell>
          <table:table-cell office:value-type="float" office:value="0.218534500548953" calcext:value-type="float">
            <text:p>0,218534500548953</text:p>
          </table:table-cell>
          <table:table-cell office:value-type="float" office:value="0.461450834835259" calcext:value-type="float">
            <text:p>0,461450834835259</text:p>
          </table:table-cell>
          <table:table-cell office:value-type="float" office:value="1" calcext:value-type="float">
            <text:p>1</text:p>
          </table:table-cell>
          <table:table-cell office:value-type="float" office:value="0.552470691796282" calcext:value-type="float">
            <text:p>0,552470691796282</text:p>
          </table:table-cell>
          <table:table-cell office:value-type="float" office:value="1" calcext:value-type="float">
            <text:p>1</text:p>
          </table:table-cell>
          <table:table-cell office:value-type="float" office:value="0.57677855442952" calcext:value-type="float">
            <text:p>0,57677855442952</text:p>
          </table:table-cell>
          <table:table-cell office:value-type="float" office:value="0.521460549612837" calcext:value-type="float">
            <text:p>0,521460549612837</text:p>
          </table:table-cell>
          <table:table-cell office:value-type="float" office:value="0.686629013061969" calcext:value-type="float">
            <text:p>0,686629013061969</text:p>
          </table:table-cell>
          <table:table-cell office:value-type="float" office:value="1" calcext:value-type="float">
            <text:p>1</text:p>
          </table:table-cell>
          <table:table-cell office:value-type="float" office:value="0.31181320411611" calcext:value-type="float">
            <text:p>0,31181320411611</text:p>
          </table:table-cell>
          <table:table-cell office:value-type="float" office:value="0.539333625112387" calcext:value-type="float">
            <text:p>0,539333625112387</text:p>
          </table:table-cell>
          <table:table-cell office:value-type="float" office:value="0.362068934252067" calcext:value-type="float">
            <text:p>0,362068934252067</text:p>
          </table:table-cell>
          <table:table-cell office:value-type="float" office:value="0.380877698330781" calcext:value-type="float">
            <text:p>0,380877698330781</text:p>
          </table:table-cell>
          <table:table-cell office:value-type="float" office:value="1" calcext:value-type="float">
            <text:p>1</text:p>
          </table:table-cell>
          <table:table-cell office:value-type="float" office:value="0.170555047537124" calcext:value-type="float">
            <text:p>0,170555047537124</text:p>
          </table:table-cell>
          <table:table-cell office:value-type="float" office:value="0.540504529158512" calcext:value-type="float">
            <text:p>0,540504529158512</text:p>
          </table:table-cell>
          <table:table-cell office:value-type="float" office:value="0.542309492715358" calcext:value-type="float">
            <text:p>0,542309492715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0352699330834" calcext:value-type="float">
            <text:p>0,790352699330834</text:p>
          </table:table-cell>
          <table:table-cell office:value-type="float" office:value="0.390944796024793" calcext:value-type="float">
            <text:p>0,390944796024793</text:p>
          </table:table-cell>
          <table:table-cell office:value-type="float" office:value="0.528621088325897" calcext:value-type="float">
            <text:p>0,528621088325897</text:p>
          </table:table-cell>
          <table:table-cell office:value-type="float" office:value="0.548452537715848" calcext:value-type="float">
            <text:p>0,548452537715848</text:p>
          </table:table-cell>
          <table:table-cell office:value-type="float" office:value="0.311264038056533" calcext:value-type="float">
            <text:p>0,311264038056533</text:p>
          </table:table-cell>
          <table:table-cell office:value-type="float" office:value="0.685384713050551" calcext:value-type="float">
            <text:p>0,685384713050551</text:p>
          </table:table-cell>
          <table:table-cell office:value-type="float" office:value="1" calcext:value-type="float">
            <text:p>1</text:p>
          </table:table-cell>
          <table:table-cell office:value-type="float" office:value="0.416471766166452" calcext:value-type="float">
            <text:p>0,416471766166452</text:p>
          </table:table-cell>
          <table:table-cell office:value-type="float" office:value="0.531999975270518" calcext:value-type="float">
            <text:p>0,531999975270518</text:p>
          </table:table-cell>
          <table:table-cell office:value-type="float" office:value="0.220824902211283" calcext:value-type="float">
            <text:p>0,220824902211283</text:p>
          </table:table-cell>
          <table:table-cell office:value-type="float" office:value="1" calcext:value-type="float">
            <text:p>1</text:p>
          </table:table-cell>
          <table:table-cell office:value-type="float" office:value="0.586868011524726" calcext:value-type="float">
            <text:p>0,586868011524726</text:p>
          </table:table-cell>
          <table:table-cell office:value-type="float" office:value="1" calcext:value-type="float">
            <text:p>1</text:p>
          </table:table-cell>
          <table:table-cell office:value-type="float" office:value="0.291196892062055" calcext:value-type="float">
            <text:p>0,291196892062055</text:p>
          </table:table-cell>
          <table:table-cell office:value-type="float" office:value="0.434173569004811" calcext:value-type="float">
            <text:p>0,434173569004811</text:p>
          </table:table-cell>
          <table:table-cell office:value-type="float" office:value="0.520353016341506" calcext:value-type="float">
            <text:p>0,520353016341506</text:p>
          </table:table-cell>
          <table:table-cell office:value-type="float" office:value="0.563732508384935" calcext:value-type="float">
            <text:p>0,563732508384935</text:p>
          </table:table-cell>
          <table:table-cell office:value-type="float" office:value="0.812779116123728" calcext:value-type="float">
            <text:p>0,812779116123728</text:p>
          </table:table-cell>
          <table:table-cell office:value-type="float" office:value="0.857393575665288" calcext:value-type="float">
            <text:p>0,857393575665288</text:p>
          </table:table-cell>
          <table:table-cell office:value-type="float" office:value="0.272868529688161" calcext:value-type="float">
            <text:p>0,272868529688161</text:p>
          </table:table-cell>
          <table:table-cell office:value-type="float" office:value="0.457515680221718" calcext:value-type="float">
            <text:p>0,457515680221718</text:p>
          </table:table-cell>
          <table:table-cell office:value-type="float" office:value="0.644846387380147" calcext:value-type="float">
            <text:p>0,644846387380147</text:p>
          </table:table-cell>
          <table:table-cell office:value-type="float" office:value="0.554652532340685" calcext:value-type="float">
            <text:p>0,554652532340685</text:p>
          </table:table-cell>
          <table:table-cell office:value-type="float" office:value="0.462011516476159" calcext:value-type="float">
            <text:p>0,462011516476159</text:p>
          </table:table-cell>
          <table:table-cell office:value-type="float" office:value="0.949234517603887" calcext:value-type="float">
            <text:p>0,949234517603887</text:p>
          </table:table-cell>
          <table:table-cell office:value-type="float" office:value="1" calcext:value-type="float">
            <text:p>1</text:p>
          </table:table-cell>
          <table:table-cell office:value-type="float" office:value="0.660615965088657" calcext:value-type="float">
            <text:p>0,660615965088657</text:p>
          </table:table-cell>
          <table:table-cell office:value-type="float" office:value="0.440813303427004" calcext:value-type="float">
            <text:p>0,440813303427004</text:p>
          </table:table-cell>
          <table:table-cell office:value-type="float" office:value="0.452264985353589" calcext:value-type="float">
            <text:p>0,452264985353589</text:p>
          </table:table-cell>
          <table:table-cell office:value-type="float" office:value="1" calcext:value-type="float">
            <text:p>1</text:p>
          </table:table-cell>
          <table:table-cell office:value-type="float" office:value="0.553586215461413" calcext:value-type="float">
            <text:p>0,553586215461413</text:p>
          </table:table-cell>
          <table:table-cell office:value-type="float" office:value="0.40812431361774" calcext:value-type="float">
            <text:p>0,40812431361774</text:p>
          </table:table-cell>
          <table:table-cell office:value-type="float" office:value="1" calcext:value-type="float">
            <text:p>1</text:p>
          </table:table-cell>
          <table:table-cell office:value-type="float" office:value="0.293736816803776" calcext:value-type="float">
            <text:p>0,293736816803776</text:p>
          </table:table-cell>
          <table:table-cell office:value-type="float" office:value="0.733378443000502" calcext:value-type="float">
            <text:p>0,733378443000502</text:p>
          </table:table-cell>
          <table:table-cell office:value-type="float" office:value="0.784419885747179" calcext:value-type="float">
            <text:p>0,784419885747179</text:p>
          </table:table-cell>
          <table:table-cell office:value-type="float" office:value="0.555561914108544" calcext:value-type="float">
            <text:p>0,555561914108544</text:p>
          </table:table-cell>
          <table:table-cell office:value-type="float" office:value="0.499816083876252" calcext:value-type="float">
            <text:p>0,499816083876252</text:p>
          </table:table-cell>
          <table:table-cell office:value-type="float" office:value="0.782446900299434" calcext:value-type="float">
            <text:p>0,782446900299434</text:p>
          </table:table-cell>
          <table:table-cell office:value-type="float" office:value="0.407412813748635" calcext:value-type="float">
            <text:p>0,407412813748635</text:p>
          </table:table-cell>
          <table:table-cell office:value-type="float" office:value="0.375787418327933" calcext:value-type="float">
            <text:p>0,375787418327933</text:p>
          </table:table-cell>
          <table:table-cell office:value-type="float" office:value="0.467707855621262" calcext:value-type="float">
            <text:p>0,467707855621262</text:p>
          </table:table-cell>
          <table:table-cell office:value-type="float" office:value="0.371858930687985" calcext:value-type="float">
            <text:p>0,371858930687985</text:p>
          </table:table-cell>
          <table:table-cell office:value-type="float" office:value="0.475905335767356" calcext:value-type="float">
            <text:p>0,475905335767356</text:p>
          </table:table-cell>
          <table:table-cell office:value-type="float" office:value="0.934678439329805" calcext:value-type="float">
            <text:p>0,934678439329805</text:p>
          </table:table-cell>
          <table:table-cell office:value-type="float" office:value="0.412161086926026" calcext:value-type="float">
            <text:p>0,412161086926026</text:p>
          </table:table-cell>
          <table:table-cell office:value-type="float" office:value="0.601277907621534" calcext:value-type="float">
            <text:p>0,601277907621534</text:p>
          </table:table-cell>
          <table:table-cell office:value-type="float" office:value="0.395805080884877" calcext:value-type="float">
            <text:p>0,395805080884877</text:p>
          </table:table-cell>
          <table:table-cell office:value-type="float" office:value="0.548685897129885" calcext:value-type="float">
            <text:p>0,548685897129885</text:p>
          </table:table-cell>
          <table:table-cell office:value-type="float" office:value="1" calcext:value-type="float">
            <text:p>1</text:p>
          </table:table-cell>
          <table:table-cell office:value-type="float" office:value="0.43738977889181" calcext:value-type="float">
            <text:p>0,43738977889181</text:p>
          </table:table-cell>
          <table:table-cell office:value-type="float" office:value="1" calcext:value-type="float">
            <text:p>1</text:p>
          </table:table-cell>
          <table:table-cell office:value-type="float" office:value="0.698199362088699" calcext:value-type="float">
            <text:p>0,698199362088699</text:p>
          </table:table-cell>
          <table:table-cell office:value-type="float" office:value="0.635891732827897" calcext:value-type="float">
            <text:p>0,635891732827897</text:p>
          </table:table-cell>
          <table:table-cell office:value-type="float" office:value="0.323794131079536" calcext:value-type="float">
            <text:p>0,323794131079536</text:p>
          </table:table-cell>
          <table:table-cell office:value-type="float" office:value="1" calcext:value-type="float">
            <text:p>1</text:p>
          </table:table-cell>
          <table:table-cell office:value-type="float" office:value="0.719744566897253" calcext:value-type="float">
            <text:p>0,719744566897253</text:p>
          </table:table-cell>
          <table:table-cell office:value-type="float" office:value="1" calcext:value-type="float">
            <text:p>1</text:p>
          </table:table-cell>
          <table:table-cell office:value-type="float" office:value="0.280664516779699" calcext:value-type="float">
            <text:p>0,280664516779699</text:p>
          </table:table-cell>
          <table:table-cell office:value-type="float" office:value="0.622252364552964" calcext:value-type="float">
            <text:p>0,622252364552964</text:p>
          </table:table-cell>
          <table:table-cell office:value-type="float" office:value="0.452622898671585" calcext:value-type="float">
            <text:p>0,452622898671585</text:p>
          </table:table-cell>
          <table:table-cell office:value-type="float" office:value="0.375136433814256" calcext:value-type="float">
            <text:p>0,375136433814256</text:p>
          </table:table-cell>
          <table:table-cell office:value-type="float" office:value="0.425351359014444" calcext:value-type="float">
            <text:p>0,425351359014444</text:p>
          </table:table-cell>
          <table:table-cell office:value-type="float" office:value="0.661332410228095" calcext:value-type="float">
            <text:p>0,661332410228095</text:p>
          </table:table-cell>
          <table:table-cell office:value-type="float" office:value="0.543317833598859" calcext:value-type="float">
            <text:p>0,543317833598859</text:p>
          </table:table-cell>
          <table:table-cell office:value-type="float" office:value="0.080692442377921" calcext:value-type="float">
            <text:p>0,080692442377921</text:p>
          </table:table-cell>
          <table:table-cell office:value-type="float" office:value="0.238099105316818" calcext:value-type="float">
            <text:p>0,238099105316818</text:p>
          </table:table-cell>
          <table:table-cell office:value-type="float" office:value="0.746570546908804" calcext:value-type="float">
            <text:p>0,746570546908804</text:p>
          </table:table-cell>
          <table:table-cell office:value-type="float" office:value="1" calcext:value-type="float">
            <text:p>1</text:p>
          </table:table-cell>
          <table:table-cell office:value-type="float" office:value="0.123371064329593" calcext:value-type="float">
            <text:p>0,123371064329593</text:p>
          </table:table-cell>
          <table:table-cell office:value-type="float" office:value="0.629577442834599" calcext:value-type="float">
            <text:p>0,629577442834599</text:p>
          </table:table-cell>
          <table:table-cell office:value-type="float" office:value="0.411210735441249" calcext:value-type="float">
            <text:p>0,411210735441249</text:p>
          </table:table-cell>
          <table:table-cell office:value-type="float" office:value="0.566153766699854" calcext:value-type="float">
            <text:p>0,566153766699854</text:p>
          </table:table-cell>
          <table:table-cell office:value-type="float" office:value="0.875527345155652" calcext:value-type="float">
            <text:p>0,875527345155652</text:p>
          </table:table-cell>
          <table:table-cell office:value-type="float" office:value="0.117936612447334" calcext:value-type="float">
            <text:p>0,117936612447334</text:p>
          </table:table-cell>
          <table:table-cell office:value-type="float" office:value="0.204671210470765" calcext:value-type="float">
            <text:p>0,204671210470765</text:p>
          </table:table-cell>
          <table:table-cell office:value-type="float" office:value="0.138996876805009" calcext:value-type="float">
            <text:p>0,138996876805009</text:p>
          </table:table-cell>
          <table:table-cell office:value-type="float" office:value="1" calcext:value-type="float">
            <text:p>1</text:p>
          </table:table-cell>
          <table:table-cell office:value-type="float" office:value="0.153014348174304" calcext:value-type="float">
            <text:p>0,153014348174304</text:p>
          </table:table-cell>
          <table:table-cell office:value-type="float" office:value="0.696164275433206" calcext:value-type="float">
            <text:p>0,696164275433206</text:p>
          </table:table-cell>
          <table:table-cell office:value-type="float" office:value="0.476043175193539" calcext:value-type="float">
            <text:p>0,476043175193539</text:p>
          </table:table-cell>
          <table:table-cell office:value-type="float" office:value="0.143410915469242" calcext:value-type="float">
            <text:p>0,143410915469242</text:p>
          </table:table-cell>
          <table:table-cell office:value-type="float" office:value="0.14336705041529" calcext:value-type="float">
            <text:p>0,14336705041529</text:p>
          </table:table-cell>
          <table:table-cell office:value-type="float" office:value="0.0333069304855008" calcext:value-type="float">
            <text:p>0,0333069304855008</text:p>
          </table:table-cell>
          <table:table-cell office:value-type="float" office:value="0.169143221906282" calcext:value-type="float">
            <text:p>0,169143221906282</text:p>
          </table:table-cell>
          <table:table-cell office:value-type="float" office:value="0.718743355926983" calcext:value-type="float">
            <text:p>0,718743355926983</text:p>
          </table:table-cell>
          <table:table-cell office:value-type="float" office:value="0.647347846438853" calcext:value-type="float">
            <text:p>0,647347846438853</text:p>
          </table:table-cell>
          <table:table-cell office:value-type="float" office:value="0.852348382836451" calcext:value-type="float">
            <text:p>0,852348382836451</text:p>
          </table:table-cell>
          <table:table-cell office:value-type="float" office:value="0.300371744123181" calcext:value-type="float">
            <text:p>0,300371744123181</text:p>
          </table:table-cell>
          <table:table-cell office:value-type="float" office:value="0.364463779154469" calcext:value-type="float">
            <text:p>0,364463779154469</text:p>
          </table:table-cell>
          <table:table-cell office:value-type="float" office:value="0.473328217394674" calcext:value-type="float">
            <text:p>0,473328217394674</text:p>
          </table:table-cell>
          <table:table-cell office:value-type="float" office:value="0.875057225962219" calcext:value-type="float">
            <text:p>0,875057225962219</text:p>
          </table:table-cell>
          <table:table-cell office:value-type="float" office:value="0.149259915730407" calcext:value-type="float">
            <text:p>0,149259915730407</text:p>
          </table:table-cell>
          <table:table-cell office:value-type="float" office:value="0.77464400385285" calcext:value-type="float">
            <text:p>0,77464400385285</text:p>
          </table:table-cell>
          <table:table-cell office:value-type="float" office:value="0.443132539413854" calcext:value-type="float">
            <text:p>0,443132539413854</text:p>
          </table:table-cell>
          <table:table-cell office:value-type="float" office:value="0.768040324136973" calcext:value-type="float">
            <text:p>0,768040324136973</text:p>
          </table:table-cell>
          <table:table-cell office:value-type="float" office:value="0.329327793852478" calcext:value-type="float">
            <text:p>0,329327793852478</text:p>
          </table:table-cell>
          <table:table-cell office:value-type="float" office:value="0.197434652199571" calcext:value-type="float">
            <text:p>0,197434652199571</text:p>
          </table:table-cell>
          <table:table-cell office:value-type="float" office:value="0.670603085657002" calcext:value-type="float">
            <text:p>0,670603085657002</text:p>
          </table:table-cell>
          <table:table-cell office:value-type="float" office:value="0.323829876600833" calcext:value-type="float">
            <text:p>0,323829876600833</text:p>
          </table:table-cell>
          <table:table-cell office:value-type="float" office:value="0.78379943299007" calcext:value-type="float">
            <text:p>0,78379943299007</text:p>
          </table:table-cell>
          <table:table-cell office:value-type="float" office:value="0.677168287754663" calcext:value-type="float">
            <text:p>0,677168287754663</text:p>
          </table:table-cell>
          <table:table-cell office:value-type="float" office:value="0.707005008854213" calcext:value-type="float">
            <text:p>0,707005008854213</text:p>
          </table:table-cell>
          <table:table-cell office:value-type="float" office:value="0.576089055513545" calcext:value-type="float">
            <text:p>0,576089055513545</text:p>
          </table:table-cell>
          <table:table-cell office:value-type="float" office:value="0.370604264640716" calcext:value-type="float">
            <text:p>0,370604264640716</text:p>
          </table:table-cell>
          <table:table-cell office:value-type="float" office:value="1" calcext:value-type="float">
            <text:p>1</text:p>
          </table:table-cell>
          <table:table-cell office:value-type="float" office:value="0.338463612630261" calcext:value-type="float">
            <text:p>0,338463612630261</text:p>
          </table:table-cell>
          <table:table-cell office:value-type="float" office:value="0.482451915774442" calcext:value-type="float">
            <text:p>0,482451915774442</text:p>
          </table:table-cell>
          <table:table-cell office:value-type="float" office:value="0.320895449184545" calcext:value-type="float">
            <text:p>0,320895449184545</text:p>
          </table:table-cell>
          <table:table-cell office:value-type="float" office:value="0.923615931688072" calcext:value-type="float">
            <text:p>0,923615931688072</text:p>
          </table:table-cell>
          <table:table-cell office:value-type="float" office:value="1" calcext:value-type="float">
            <text:p>1</text:p>
          </table:table-cell>
          <table:table-cell office:value-type="float" office:value="0.434621844039696" calcext:value-type="float">
            <text:p>0,434621844039696</text:p>
          </table:table-cell>
          <table:table-cell office:value-type="float" office:value="0.395443757586217" calcext:value-type="float">
            <text:p>0,395443757586217</text:p>
          </table:table-cell>
          <table:table-cell office:value-type="float" office:value="0.494099491115092" calcext:value-type="float">
            <text:p>0,494099491115092</text:p>
          </table:table-cell>
          <table:table-cell office:value-type="float" office:value="0.317089346965083" calcext:value-type="float">
            <text:p>0,317089346965083</text:p>
          </table:table-cell>
          <table:table-cell office:value-type="float" office:value="0.307670742481104" calcext:value-type="float">
            <text:p>0,307670742481104</text:p>
          </table:table-cell>
          <table:table-cell office:value-type="float" office:value="1" calcext:value-type="float">
            <text:p>1</text:p>
          </table:table-cell>
          <table:table-cell office:value-type="float" office:value="0.615354616988854" calcext:value-type="float">
            <text:p>0,615354616988854</text:p>
          </table:table-cell>
          <table:table-cell office:value-type="float" office:value="0.370170096558165" calcext:value-type="float">
            <text:p>0,370170096558165</text:p>
          </table:table-cell>
          <table:table-cell office:value-type="float" office:value="0.595767342605828" calcext:value-type="float">
            <text:p>0,595767342605828</text:p>
          </table:table-cell>
          <table:table-cell office:value-type="float" office:value="0.58136042756192" calcext:value-type="float">
            <text:p>0,58136042756192</text:p>
          </table:table-cell>
          <table:table-cell office:value-type="float" office:value="0.733608753830395" calcext:value-type="float">
            <text:p>0,733608753830395</text:p>
          </table:table-cell>
          <table:table-cell office:value-type="float" office:value="0.44931723578514" calcext:value-type="float">
            <text:p>0,44931723578514</text:p>
          </table:table-cell>
          <table:table-cell office:value-type="float" office:value="0.482568426353139" calcext:value-type="float">
            <text:p>0,482568426353139</text:p>
          </table:table-cell>
          <table:table-cell office:value-type="float" office:value="0.47343985305391" calcext:value-type="float">
            <text:p>0,47343985305391</text:p>
          </table:table-cell>
          <table:table-cell office:value-type="float" office:value="0.361147178589794" calcext:value-type="float">
            <text:p>0,361147178589794</text:p>
          </table:table-cell>
          <table:table-cell office:value-type="float" office:value="0.790433777465655" calcext:value-type="float">
            <text:p>0,790433777465655</text:p>
          </table:table-cell>
          <table:table-cell office:value-type="float" office:value="1" calcext:value-type="float">
            <text:p>1</text:p>
          </table:table-cell>
          <table:table-cell office:value-type="float" office:value="0.380997687770526" calcext:value-type="float">
            <text:p>0,380997687770526</text:p>
          </table:table-cell>
          <table:table-cell office:value-type="float" office:value="0.831956446627607" calcext:value-type="float">
            <text:p>0,831956446627607</text:p>
          </table:table-cell>
          <table:table-cell office:value-type="float" office:value="0.422262081548846" calcext:value-type="float">
            <text:p>0,422262081548846</text:p>
          </table:table-cell>
          <table:table-cell office:value-type="float" office:value="0.371114384647285" calcext:value-type="float">
            <text:p>0,371114384647285</text:p>
          </table:table-cell>
          <table:table-cell office:value-type="float" office:value="0.433803128538034" calcext:value-type="float">
            <text:p>0,433803128538034</text:p>
          </table:table-cell>
          <table:table-cell office:value-type="float" office:value="0.451755851724566" calcext:value-type="float">
            <text:p>0,451755851724566</text:p>
          </table:table-cell>
          <table:table-cell office:value-type="float" office:value="0.858573583919178" calcext:value-type="float">
            <text:p>0,858573583919178</text:p>
          </table:table-cell>
          <table:table-cell office:value-type="float" office:value="0.470494518221019" calcext:value-type="float">
            <text:p>0,470494518221019</text:p>
          </table:table-cell>
          <table:table-cell office:value-type="float" office:value="0.474087817429249" calcext:value-type="float">
            <text:p>0,474087817429249</text:p>
          </table:table-cell>
          <table:table-cell office:value-type="float" office:value="0.831583398358789" calcext:value-type="float">
            <text:p>0,831583398358789</text:p>
          </table:table-cell>
          <table:table-cell office:value-type="float" office:value="0.652239686642642" calcext:value-type="float">
            <text:p>0,652239686642642</text:p>
          </table:table-cell>
          <table:table-cell office:value-type="float" office:value="0.930448023621044" calcext:value-type="float">
            <text:p>0,930448023621044</text:p>
          </table:table-cell>
          <table:table-cell office:value-type="float" office:value="0.56260230385112" calcext:value-type="float">
            <text:p>0,56260230385112</text:p>
          </table:table-cell>
          <table:table-cell office:value-type="float" office:value="0.481512107516174" calcext:value-type="float">
            <text:p>0,481512107516174</text:p>
          </table:table-cell>
          <table:table-cell office:value-type="float" office:value="0.631145334460869" calcext:value-type="float">
            <text:p>0,631145334460869</text:p>
          </table:table-cell>
          <table:table-cell office:value-type="float" office:value="0.440423386586058" calcext:value-type="float">
            <text:p>0,440423386586058</text:p>
          </table:table-cell>
          <table:table-cell office:value-type="float" office:value="0.326224039049922" calcext:value-type="float">
            <text:p>0,326224039049922</text:p>
          </table:table-cell>
          <table:table-cell office:value-type="float" office:value="0.335869389199186" calcext:value-type="float">
            <text:p>0,335869389199186</text:p>
          </table:table-cell>
          <table:table-cell office:value-type="float" office:value="0.329706268411307" calcext:value-type="float">
            <text:p>0,329706268411307</text:p>
          </table:table-cell>
          <table:table-cell office:value-type="float" office:value="0.949338901953846" calcext:value-type="float">
            <text:p>0,949338901953846</text:p>
          </table:table-cell>
          <table:table-cell office:value-type="float" office:value="0.498002499220364" calcext:value-type="float">
            <text:p>0,498002499220364</text:p>
          </table:table-cell>
          <table:table-cell office:value-type="float" office:value="0.392189162468096" calcext:value-type="float">
            <text:p>0,392189162468096</text:p>
          </table:table-cell>
          <table:table-cell office:value-type="float" office:value="0.35024190595669" calcext:value-type="float">
            <text:p>0,35024190595669</text:p>
          </table:table-cell>
          <table:table-cell office:value-type="float" office:value="0.561384845993143" calcext:value-type="float">
            <text:p>0,561384845993143</text:p>
          </table:table-cell>
          <table:table-cell office:value-type="float" office:value="0.280344065278887" calcext:value-type="float">
            <text:p>0,280344065278887</text:p>
          </table:table-cell>
          <table:table-cell office:value-type="float" office:value="0.689364026236364" calcext:value-type="float">
            <text:p>0,689364026236364</text:p>
          </table:table-cell>
          <table:table-cell office:value-type="float" office:value="0.470203871383404" calcext:value-type="float">
            <text:p>0,470203871383404</text:p>
          </table:table-cell>
          <table:table-cell office:value-type="float" office:value="0.465138519533935" calcext:value-type="float">
            <text:p>0,465138519533935</text:p>
          </table:table-cell>
          <table:table-cell office:value-type="float" office:value="0.41342350763316" calcext:value-type="float">
            <text:p>0,41342350763316</text:p>
          </table:table-cell>
          <table:table-cell office:value-type="float" office:value="0.771407698314913" calcext:value-type="float">
            <text:p>0,771407698314913</text:p>
          </table:table-cell>
          <table:table-cell office:value-type="float" office:value="0.420970422921065" calcext:value-type="float">
            <text:p>0,420970422921065</text:p>
          </table:table-cell>
          <table:table-cell office:value-type="float" office:value="0.336390650368424" calcext:value-type="float">
            <text:p>0,336390650368424</text:p>
          </table:table-cell>
          <table:table-cell office:value-type="float" office:value="0.432397397575378" calcext:value-type="float">
            <text:p>0,432397397575378</text:p>
          </table:table-cell>
          <table:table-cell office:value-type="float" office:value="0.341117154734407" calcext:value-type="float">
            <text:p>0,341117154734407</text:p>
          </table:table-cell>
          <table:table-cell office:value-type="float" office:value="0.333031444114682" calcext:value-type="float">
            <text:p>0,333031444114682</text:p>
          </table:table-cell>
          <table:table-cell office:value-type="float" office:value="0.528650950805594" calcext:value-type="float">
            <text:p>0,528650950805594</text:p>
          </table:table-cell>
          <table:table-cell office:value-type="float" office:value="0.236576589422051" calcext:value-type="float">
            <text:p>0,236576589422051</text:p>
          </table:table-cell>
          <table:table-cell office:value-type="float" office:value="0.629079881331734" calcext:value-type="float">
            <text:p>0,629079881331734</text:p>
          </table:table-cell>
          <table:table-cell office:value-type="float" office:value="0.323581324689061" calcext:value-type="float">
            <text:p>0,323581324689061</text:p>
          </table:table-cell>
          <table:table-cell office:value-type="float" office:value="0.25489559808109" calcext:value-type="float">
            <text:p>0,25489559808109</text:p>
          </table:table-cell>
          <table:table-cell office:value-type="float" office:value="0.296784728462981" calcext:value-type="float">
            <text:p>0,296784728462981</text:p>
          </table:table-cell>
          <table:table-cell office:value-type="float" office:value="0.511502728310649" calcext:value-type="float">
            <text:p>0,511502728310649</text:p>
          </table:table-cell>
          <table:table-cell office:value-type="float" office:value="0.404059352625064" calcext:value-type="float">
            <text:p>0,404059352625064</text:p>
          </table:table-cell>
          <table:table-cell office:value-type="float" office:value="0.622437334622409" calcext:value-type="float">
            <text:p>0,622437334622409</text:p>
          </table:table-cell>
          <table:table-cell office:value-type="float" office:value="0.276830933114862" calcext:value-type="float">
            <text:p>0,276830933114862</text:p>
          </table:table-cell>
          <table:table-cell office:value-type="float" office:value="0.187709228490365" calcext:value-type="float">
            <text:p>0,187709228490365</text:p>
          </table:table-cell>
          <table:table-cell office:value-type="float" office:value="0.700664383635044" calcext:value-type="float">
            <text:p>0,700664383635044</text:p>
          </table:table-cell>
          <table:table-cell office:value-type="float" office:value="0.314368386405797" calcext:value-type="float">
            <text:p>0,314368386405797</text:p>
          </table:table-cell>
          <table:table-cell office:value-type="float" office:value="0.357771391053578" calcext:value-type="float">
            <text:p>0,357771391053578</text:p>
          </table:table-cell>
          <table:table-cell office:value-type="float" office:value="0.307850824948886" calcext:value-type="float">
            <text:p>0,307850824948886</text:p>
          </table:table-cell>
          <table:table-cell office:value-type="float" office:value="0.0971885145937817" calcext:value-type="float">
            <text:p>0,0971885145937817</text:p>
          </table:table-cell>
          <table:table-cell office:value-type="float" office:value="0.441744969781209" calcext:value-type="float">
            <text:p>0,441744969781209</text:p>
          </table:table-cell>
          <table:table-cell office:value-type="float" office:value="0.540817938132134" calcext:value-type="float">
            <text:p>0,540817938132134</text:p>
          </table:table-cell>
          <table:table-cell office:value-type="float" office:value="0.624222739420028" calcext:value-type="float">
            <text:p>0,624222739420028</text:p>
          </table:table-cell>
          <table:table-cell office:value-type="float" office:value="0.819967557694379" calcext:value-type="float">
            <text:p>0,819967557694379</text:p>
          </table:table-cell>
          <table:table-cell office:value-type="float" office:value="0.378020081273261" calcext:value-type="float">
            <text:p>0,378020081273261</text:p>
          </table:table-cell>
          <table:table-cell office:value-type="float" office:value="0.604008325732044" calcext:value-type="float">
            <text:p>0,604008325732044</text:p>
          </table:table-cell>
          <table:table-cell office:value-type="float" office:value="0.70570737551634" calcext:value-type="float">
            <text:p>0,70570737551634</text:p>
          </table:table-cell>
          <table:table-cell office:value-type="float" office:value="0.818941574995017" calcext:value-type="float">
            <text:p>0,818941574995017</text:p>
          </table:table-cell>
          <table:table-cell office:value-type="float" office:value="0.608197136037644" calcext:value-type="float">
            <text:p>0,608197136037644</text:p>
          </table:table-cell>
          <table:table-cell office:value-type="float" office:value="0.206951624252992" calcext:value-type="float">
            <text:p>0,206951624252992</text:p>
          </table:table-cell>
          <table:table-cell office:value-type="float" office:value="0.472169580712022" calcext:value-type="float">
            <text:p>0,472169580712022</text:p>
          </table:table-cell>
          <table:table-cell office:value-type="float" office:value="1" calcext:value-type="float">
            <text:p>1</text:p>
          </table:table-cell>
          <table:table-cell office:value-type="float" office:value="0.830256001355427" calcext:value-type="float">
            <text:p>0,830256001355427</text:p>
          </table:table-cell>
          <table:table-cell office:value-type="float" office:value="0.58268742419357" calcext:value-type="float">
            <text:p>0,58268742419357</text:p>
          </table:table-cell>
          <table:table-cell office:value-type="float" office:value="0.84335855538744" calcext:value-type="float">
            <text:p>0,84335855538744</text:p>
          </table:table-cell>
          <table:table-cell office:value-type="float" office:value="0.476088650674273" calcext:value-type="float">
            <text:p>0,476088650674273</text:p>
          </table:table-cell>
          <table:table-cell office:value-type="float" office:value="0.607041264536058" calcext:value-type="float">
            <text:p>0,607041264536058</text:p>
          </table:table-cell>
          <table:table-cell office:value-type="float" office:value="0.372880295046364" calcext:value-type="float">
            <text:p>0,372880295046364</text:p>
          </table:table-cell>
          <table:table-cell office:value-type="float" office:value="0.587550581785168" calcext:value-type="float">
            <text:p>0,587550581785168</text:p>
          </table:table-cell>
          <table:table-cell office:value-type="float" office:value="0.423880677718772" calcext:value-type="float">
            <text:p>0,423880677718772</text:p>
          </table:table-cell>
          <table:table-cell office:value-type="float" office:value="0.588991069421977" calcext:value-type="float">
            <text:p>0,588991069421977</text:p>
          </table:table-cell>
          <table:table-cell office:value-type="float" office:value="0.586749828973474" calcext:value-type="float">
            <text:p>0,586749828973474</text:p>
          </table:table-cell>
          <table:table-cell office:value-type="float" office:value="0.328986164942013" calcext:value-type="float">
            <text:p>0,328986164942013</text:p>
          </table:table-cell>
          <table:table-cell office:value-type="float" office:value="0.619991267981015" calcext:value-type="float">
            <text:p>0,619991267981015</text:p>
          </table:table-cell>
          <table:table-cell office:value-type="float" office:value="0.591538140906016" calcext:value-type="float">
            <text:p>0,591538140906016</text:p>
          </table:table-cell>
          <table:table-cell office:value-type="float" office:value="0.20804024685941" calcext:value-type="float">
            <text:p>0,20804024685941</text:p>
          </table:table-cell>
          <table:table-cell office:value-type="float" office:value="0.355493783325003" calcext:value-type="float">
            <text:p>0,355493783325003</text:p>
          </table:table-cell>
          <table:table-cell office:value-type="float" office:value="0.373143506457592" calcext:value-type="float">
            <text:p>0,373143506457592</text:p>
          </table:table-cell>
          <table:table-cell office:value-type="float" office:value="0.357946325718032" calcext:value-type="float">
            <text:p>0,357946325718032</text:p>
          </table:table-cell>
          <table:table-cell office:value-type="float" office:value="0.287323746965344" calcext:value-type="float">
            <text:p>0,287323746965344</text:p>
          </table:table-cell>
          <table:table-cell office:value-type="float" office:value="0.522266214814201" calcext:value-type="float">
            <text:p>0,522266214814201</text:p>
          </table:table-cell>
          <table:table-cell office:value-type="float" office:value="0.621997845430643" calcext:value-type="float">
            <text:p>0,621997845430643</text:p>
          </table:table-cell>
          <table:table-cell office:value-type="float" office:value="0.571685946334359" calcext:value-type="float">
            <text:p>0,571685946334359</text:p>
          </table:table-cell>
          <table:table-cell office:value-type="float" office:value="0.28896076447106" calcext:value-type="float">
            <text:p>0,28896076447106</text:p>
          </table:table-cell>
          <table:table-cell office:value-type="float" office:value="0.348873285502487" calcext:value-type="float">
            <text:p>0,348873285502487</text:p>
          </table:table-cell>
          <table:table-cell office:value-type="float" office:value="0.482789230192488" calcext:value-type="float">
            <text:p>0,482789230192488</text:p>
          </table:table-cell>
          <table:table-cell office:value-type="float" office:value="0.401020936335192" calcext:value-type="float">
            <text:p>0,401020936335192</text:p>
          </table:table-cell>
          <table:table-cell office:value-type="float" office:value="0.220009272974504" calcext:value-type="float">
            <text:p>0,220009272974504</text:p>
          </table:table-cell>
          <table:table-cell office:value-type="float" office:value="0.328037615566982" calcext:value-type="float">
            <text:p>0,328037615566982</text:p>
          </table:table-cell>
          <table:table-cell office:value-type="float" office:value="0.239900896949555" calcext:value-type="float">
            <text:p>0,239900896949555</text:p>
          </table:table-cell>
          <table:table-cell office:value-type="float" office:value="0.27297843269856" calcext:value-type="float">
            <text:p>0,27297843269856</text:p>
          </table:table-cell>
          <table:table-cell office:value-type="float" office:value="0.291855451799752" calcext:value-type="float">
            <text:p>0,291855451799752</text:p>
          </table:table-cell>
        </table:table-row>
        <table:table-row table:style-name="ro1">
          <table:table-cell office:value-type="string" calcext:value-type="string">
            <text:p>dist_FS</text:p>
          </table:table-cell>
          <table:table-cell office:value-type="float" office:value="1" calcext:value-type="float">
            <text:p>1</text:p>
          </table:table-cell>
          <table:table-cell office:value-type="float" office:value="1665.05303030303" calcext:value-type="float">
            <text:p>1665,05303030303</text:p>
          </table:table-cell>
          <table:table-cell office:value-type="float" office:value="940.360851926978" calcext:value-type="float">
            <text:p>940,360851926978</text:p>
          </table:table-cell>
          <table:table-cell office:value-type="float" office:value="1201.46134020619" calcext:value-type="float">
            <text:p>1201,46134020619</text:p>
          </table:table-cell>
          <table:table-cell office:value-type="float" office:value="1916.67641996558" calcext:value-type="float">
            <text:p>1916,67641996558</text:p>
          </table:table-cell>
          <table:table-cell office:value-type="float" office:value="642.979166666667" calcext:value-type="float">
            <text:p>642,979166666667</text:p>
          </table:table-cell>
          <table:table-cell office:value-type="float" office:value="519.672064777328" calcext:value-type="float">
            <text:p>519,672064777328</text:p>
          </table:table-cell>
          <table:table-cell office:value-type="float" office:value="405.614422369389" calcext:value-type="float">
            <text:p>405,614422369389</text:p>
          </table:table-cell>
          <table:table-cell office:value-type="float" office:value="2695.89910802775" calcext:value-type="float">
            <text:p>2695,89910802775</text:p>
          </table:table-cell>
          <table:table-cell office:value-type="float" office:value="1525.22202526036" calcext:value-type="float">
            <text:p>1525,22202526036</text:p>
          </table:table-cell>
          <table:table-cell office:value-type="float" office:value="2985.08528177458" calcext:value-type="float">
            <text:p>2985,08528177458</text:p>
          </table:table-cell>
          <table:table-cell office:value-type="float" office:value="4120.4636572303" calcext:value-type="float">
            <text:p>4120,4636572303</text:p>
          </table:table-cell>
          <table:table-cell office:value-type="float" office:value="2653.42267843438" calcext:value-type="float">
            <text:p>2653,42267843438</text:p>
          </table:table-cell>
          <table:table-cell office:value-type="float" office:value="1988.46499567848" calcext:value-type="float">
            <text:p>1988,46499567848</text:p>
          </table:table-cell>
          <table:table-cell office:value-type="float" office:value="3020.91720647773" calcext:value-type="float">
            <text:p>3020,91720647773</text:p>
          </table:table-cell>
          <table:table-cell office:value-type="float" office:value="1499.20421393841" calcext:value-type="float">
            <text:p>1499,20421393841</text:p>
          </table:table-cell>
          <table:table-cell office:value-type="float" office:value="1366.70424476295" calcext:value-type="float">
            <text:p>1366,70424476295</text:p>
          </table:table-cell>
          <table:table-cell office:value-type="float" office:value="2985.05860972285" calcext:value-type="float">
            <text:p>2985,05860972285</text:p>
          </table:table-cell>
          <table:table-cell office:value-type="float" office:value="1634.31289669142" calcext:value-type="float">
            <text:p>1634,31289669142</text:p>
          </table:table-cell>
          <table:table-cell office:value-type="float" office:value="2057.80279503106" calcext:value-type="float">
            <text:p>2057,80279503106</text:p>
          </table:table-cell>
          <table:table-cell office:value-type="float" office:value="46.1627236006924" calcext:value-type="float">
            <text:p>46,1627236006924</text:p>
          </table:table-cell>
          <table:table-cell office:value-type="float" office:value="1324.13344739093" calcext:value-type="float">
            <text:p>1324,13344739093</text:p>
          </table:table-cell>
          <table:table-cell office:value-type="float" office:value="993.286282306163" calcext:value-type="float">
            <text:p>993,286282306163</text:p>
          </table:table-cell>
          <table:table-cell office:value-type="float" office:value="1435.90504451039" calcext:value-type="float">
            <text:p>1435,90504451039</text:p>
          </table:table-cell>
          <table:table-cell office:value-type="float" office:value="439.5" calcext:value-type="float">
            <text:p>439,5</text:p>
          </table:table-cell>
          <table:table-cell office:value-type="float" office:value="0" calcext:value-type="float">
            <text:p>0</text:p>
          </table:table-cell>
          <table:table-cell office:value-type="float" office:value="1604.74242897284" calcext:value-type="float">
            <text:p>1604,74242897284</text:p>
          </table:table-cell>
          <table:table-cell office:value-type="float" office:value="582.252747252747" calcext:value-type="float">
            <text:p>582,252747252747</text:p>
          </table:table-cell>
          <table:table-cell office:value-type="float" office:value="791.529937444147" calcext:value-type="float">
            <text:p>791,529937444147</text:p>
          </table:table-cell>
          <table:table-cell office:value-type="float" office:value="953.918699186992" calcext:value-type="float">
            <text:p>953,918699186992</text:p>
          </table:table-cell>
          <table:table-cell office:value-type="float" office:value="913.664192949907" calcext:value-type="float">
            <text:p>913,664192949907</text:p>
          </table:table-cell>
          <table:table-cell office:value-type="float" office:value="500.648778920309" calcext:value-type="float">
            <text:p>500,648778920309</text:p>
          </table:table-cell>
          <table:table-cell office:value-type="float" office:value="1753.81447963801" calcext:value-type="float">
            <text:p>1753,81447963801</text:p>
          </table:table-cell>
          <table:table-cell office:value-type="float" office:value="1220.73756740563" calcext:value-type="float">
            <text:p>1220,73756740563</text:p>
          </table:table-cell>
          <table:table-cell office:value-type="float" office:value="2119.21064656157" calcext:value-type="float">
            <text:p>2119,21064656157</text:p>
          </table:table-cell>
          <table:table-cell office:value-type="float" office:value="2177.27752639517" calcext:value-type="float">
            <text:p>2177,27752639517</text:p>
          </table:table-cell>
          <table:table-cell office:value-type="float" office:value="1598.12992922144" calcext:value-type="float">
            <text:p>1598,12992922144</text:p>
          </table:table-cell>
          <table:table-cell office:value-type="float" office:value="485.971659919028" calcext:value-type="float">
            <text:p>485,971659919028</text:p>
          </table:table-cell>
          <table:table-cell office:value-type="float" office:value="2190.27921406412" calcext:value-type="float">
            <text:p>2190,27921406412</text:p>
          </table:table-cell>
          <table:table-cell office:value-type="float" office:value="1498.84455651142" calcext:value-type="float">
            <text:p>1498,84455651142</text:p>
          </table:table-cell>
          <table:table-cell office:value-type="float" office:value="1080.70810266734" calcext:value-type="float">
            <text:p>1080,70810266734</text:p>
          </table:table-cell>
          <table:table-cell office:value-type="float" office:value="1074.42618510158" calcext:value-type="float">
            <text:p>1074,42618510158</text:p>
          </table:table-cell>
          <table:table-cell office:value-type="float" office:value="824.123422159888" calcext:value-type="float">
            <text:p>824,123422159888</text:p>
          </table:table-cell>
          <table:table-cell office:value-type="float" office:value="484.876340243031" calcext:value-type="float">
            <text:p>484,876340243031</text:p>
          </table:table-cell>
          <table:table-cell office:value-type="float" office:value="934.810115730819" calcext:value-type="float">
            <text:p>934,810115730819</text:p>
          </table:table-cell>
          <table:table-cell office:value-type="float" office:value="1612.5154185022" calcext:value-type="float">
            <text:p>1612,5154185022</text:p>
          </table:table-cell>
          <table:table-cell office:value-type="float" office:value="1354.24901185771" calcext:value-type="float">
            <text:p>1354,24901185771</text:p>
          </table:table-cell>
          <table:table-cell office:value-type="float" office:value="464.40730509515" calcext:value-type="float">
            <text:p>464,40730509515</text:p>
          </table:table-cell>
          <table:table-cell office:value-type="float" office:value="0" calcext:value-type="float">
            <text:p>0</text:p>
          </table:table-cell>
          <table:table-cell office:value-type="float" office:value="468.117647058824" calcext:value-type="float">
            <text:p>468,117647058824</text:p>
          </table:table-cell>
          <table:table-cell office:value-type="float" office:value="603.433470507545" calcext:value-type="float">
            <text:p>603,433470507545</text:p>
          </table:table-cell>
          <table:table-cell office:value-type="float" office:value="2149.51737451737" calcext:value-type="float">
            <text:p>2149,51737451737</text:p>
          </table:table-cell>
          <table:table-cell office:value-type="float" office:value="1042.61363636364" calcext:value-type="float">
            <text:p>1042,61363636364</text:p>
          </table:table-cell>
          <table:table-cell office:value-type="float" office:value="1951.21933621934" calcext:value-type="float">
            <text:p>1951,21933621934</text:p>
          </table:table-cell>
          <table:table-cell office:value-type="float" office:value="443.001960784314" calcext:value-type="float">
            <text:p>443,001960784314</text:p>
          </table:table-cell>
          <table:table-cell office:value-type="float" office:value="1148.66497258259" calcext:value-type="float">
            <text:p>1148,66497258259</text:p>
          </table:table-cell>
          <table:table-cell office:value-type="float" office:value="1145.16326530612" calcext:value-type="float">
            <text:p>1145,16326530612</text:p>
          </table:table-cell>
          <table:table-cell office:value-type="float" office:value="526.34128440367" calcext:value-type="float">
            <text:p>526,34128440367</text:p>
          </table:table-cell>
          <table:table-cell office:value-type="float" office:value="621.17508813161" calcext:value-type="float">
            <text:p>621,17508813161</text:p>
          </table:table-cell>
          <table:table-cell office:value-type="float" office:value="683.563636363636" calcext:value-type="float">
            <text:p>683,563636363636</text:p>
          </table:table-cell>
          <table:table-cell office:value-type="float" office:value="1050.93264248705" calcext:value-type="float">
            <text:p>1050,93264248705</text:p>
          </table:table-cell>
          <table:table-cell office:value-type="float" office:value="966.052963430013" calcext:value-type="float">
            <text:p>966,052963430013</text:p>
          </table:table-cell>
          <table:table-cell office:value-type="float" office:value="507.149240393208" calcext:value-type="float">
            <text:p>507,149240393208</text:p>
          </table:table-cell>
          <table:table-cell office:value-type="float" office:value="316.082228116711" calcext:value-type="float">
            <text:p>316,082228116711</text:p>
          </table:table-cell>
          <table:table-cell office:value-type="float" office:value="509.247311827957" calcext:value-type="float">
            <text:p>509,247311827957</text:p>
          </table:table-cell>
          <table:table-cell office:value-type="float" office:value="458.333333333333" calcext:value-type="float">
            <text:p>458,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63.465871254162" calcext:value-type="float">
            <text:p>563,465871254162</text:p>
          </table:table-cell>
          <table:table-cell office:value-type="float" office:value="1973.20792767733" calcext:value-type="float">
            <text:p>1973,20792767733</text:p>
          </table:table-cell>
          <table:table-cell office:value-type="float" office:value="1110.1095545977" calcext:value-type="float">
            <text:p>1110,1095545977</text:p>
          </table:table-cell>
          <table:table-cell office:value-type="float" office:value="1599.69189523613" calcext:value-type="float">
            <text:p>1599,69189523613</text:p>
          </table:table-cell>
          <table:table-cell office:value-type="float" office:value="1123.43203230148" calcext:value-type="float">
            <text:p>1123,43203230148</text:p>
          </table:table-cell>
          <table:table-cell office:value-type="float" office:value="2511.91777970512" calcext:value-type="float">
            <text:p>2511,91777970512</text:p>
          </table:table-cell>
          <table:table-cell office:value-type="float" office:value="343.880597014925" calcext:value-type="float">
            <text:p>343,880597014925</text:p>
          </table:table-cell>
          <table:table-cell office:value-type="float" office:value="2032.05393258427" calcext:value-type="float">
            <text:p>2032,05393258427</text:p>
          </table:table-cell>
          <table:table-cell office:value-type="float" office:value="479.622166246851" calcext:value-type="float">
            <text:p>479,622166246851</text:p>
          </table:table-cell>
          <table:table-cell office:value-type="float" office:value="139.284403669725" calcext:value-type="float">
            <text:p>139,284403669725</text:p>
          </table:table-cell>
          <table:table-cell office:value-type="float" office:value="433.962264150943" calcext:value-type="float">
            <text:p>433,962264150943</text:p>
          </table:table-cell>
          <table:table-cell office:value-type="float" office:value="1196.06190061029" calcext:value-type="float">
            <text:p>1196,06190061029</text:p>
          </table:table-cell>
          <table:table-cell office:value-type="float" office:value="0" calcext:value-type="float">
            <text:p>0</text:p>
          </table:table-cell>
          <table:table-cell office:value-type="float" office:value="292.121898597627" calcext:value-type="float">
            <text:p>292,121898597627</text:p>
          </table:table-cell>
          <table:table-cell office:value-type="float" office:value="614.104230615241" calcext:value-type="float">
            <text:p>614,104230615241</text:p>
          </table:table-cell>
          <table:table-cell office:value-type="float" office:value="1386.96202531646" calcext:value-type="float">
            <text:p>1386,96202531646</text:p>
          </table:table-cell>
          <table:table-cell office:value-type="float" office:value="554.324396782842" calcext:value-type="float">
            <text:p>554,324396782842</text:p>
          </table:table-cell>
          <table:table-cell office:value-type="float" office:value="1842.79661016949" calcext:value-type="float">
            <text:p>1842,79661016949</text:p>
          </table:table-cell>
          <table:table-cell office:value-type="float" office:value="306.64395229983" calcext:value-type="float">
            <text:p>306,64395229983</text:p>
          </table:table-cell>
          <table:table-cell office:value-type="float" office:value="1798.6770011274" calcext:value-type="float">
            <text:p>1798,6770011274</text:p>
          </table:table-cell>
          <table:table-cell office:value-type="float" office:value="522.875816993464" calcext:value-type="float">
            <text:p>522,875816993464</text:p>
          </table:table-cell>
          <table:table-cell office:value-type="float" office:value="1443.48416289593" calcext:value-type="float">
            <text:p>1443,48416289593</text:p>
          </table:table-cell>
          <table:table-cell office:value-type="float" office:value="639.633665661952" calcext:value-type="float">
            <text:p>639,633665661952</text:p>
          </table:table-cell>
          <table:table-cell office:value-type="float" office:value="1051.46370530878" calcext:value-type="float">
            <text:p>1051,46370530878</text:p>
          </table:table-cell>
          <table:table-cell office:value-type="float" office:value="157.456140350877" calcext:value-type="float">
            <text:p>157,456140350877</text:p>
          </table:table-cell>
          <table:table-cell office:value-type="float" office:value="1302.83078880407" calcext:value-type="float">
            <text:p>1302,83078880407</text:p>
          </table:table-cell>
          <table:table-cell office:value-type="float" office:value="469.234597156398" calcext:value-type="float">
            <text:p>469,234597156398</text:p>
          </table:table-cell>
          <table:table-cell office:value-type="float" office:value="866.551126516464" calcext:value-type="float">
            <text:p>866,551126516464</text:p>
          </table:table-cell>
          <table:table-cell office:value-type="float" office:value="1800.37063953488" calcext:value-type="float">
            <text:p>1800,37063953488</text:p>
          </table:table-cell>
          <table:table-cell office:value-type="float" office:value="826.98275862069" calcext:value-type="float">
            <text:p>826,98275862069</text:p>
          </table:table-cell>
          <table:table-cell office:value-type="float" office:value="1480.83649122807" calcext:value-type="float">
            <text:p>1480,83649122807</text:p>
          </table:table-cell>
          <table:table-cell office:value-type="float" office:value="480.795454545455" calcext:value-type="float">
            <text:p>480,795454545455</text:p>
          </table:table-cell>
          <table:table-cell office:value-type="float" office:value="1923.46245059289" calcext:value-type="float">
            <text:p>1923,46245059289</text:p>
          </table:table-cell>
          <table:table-cell office:value-type="float" office:value="0" calcext:value-type="float">
            <text:p>0</text:p>
          </table:table-cell>
          <table:table-cell office:value-type="float" office:value="1159.85736607143" calcext:value-type="float">
            <text:p>1159,85736607143</text:p>
          </table:table-cell>
          <table:table-cell office:value-type="float" office:value="332.157676348548" calcext:value-type="float">
            <text:p>332,157676348548</text:p>
          </table:table-cell>
          <table:table-cell office:value-type="float" office:value="886.149855907781" calcext:value-type="float">
            <text:p>886,149855907781</text:p>
          </table:table-cell>
          <table:table-cell office:value-type="float" office:value="1102.4957167333" calcext:value-type="float">
            <text:p>1102,4957167333</text:p>
          </table:table-cell>
          <table:table-cell office:value-type="float" office:value="1021.55963302752" calcext:value-type="float">
            <text:p>1021,55963302752</text:p>
          </table:table-cell>
          <table:table-cell office:value-type="float" office:value="398.26833375557" calcext:value-type="float">
            <text:p>398,26833375557</text:p>
          </table:table-cell>
          <table:table-cell office:value-type="float" office:value="497.760264679095" calcext:value-type="float">
            <text:p>497,760264679095</text:p>
          </table:table-cell>
          <table:table-cell office:value-type="float" office:value="1069.01877415792" calcext:value-type="float">
            <text:p>1069,01877415792</text:p>
          </table:table-cell>
          <table:table-cell office:value-type="float" office:value="1212.68213098276" calcext:value-type="float">
            <text:p>1212,68213098276</text:p>
          </table:table-cell>
          <table:table-cell office:value-type="float" office:value="580.253621953298" calcext:value-type="float">
            <text:p>580,253621953298</text:p>
          </table:table-cell>
          <table:table-cell office:value-type="float" office:value="2090.68590704648" calcext:value-type="float">
            <text:p>2090,68590704648</text:p>
          </table:table-cell>
          <table:table-cell office:value-type="float" office:value="495.16935483871" calcext:value-type="float">
            <text:p>495,16935483871</text:p>
          </table:table-cell>
          <table:table-cell office:value-type="float" office:value="1685.13066424022" calcext:value-type="float">
            <text:p>1685,13066424022</text:p>
          </table:table-cell>
          <table:table-cell office:value-type="float" office:value="761.750504371217" calcext:value-type="float">
            <text:p>761,750504371217</text:p>
          </table:table-cell>
          <table:table-cell office:value-type="float" office:value="2346.26088190765" calcext:value-type="float">
            <text:p>2346,26088190765</text:p>
          </table:table-cell>
          <table:table-cell office:value-type="float" office:value="637.766608619485" calcext:value-type="float">
            <text:p>637,766608619485</text:p>
          </table:table-cell>
          <table:table-cell office:value-type="float" office:value="623.61151586369" calcext:value-type="float">
            <text:p>623,61151586369</text:p>
          </table:table-cell>
          <table:table-cell office:value-type="float" office:value="2765.40605254406" calcext:value-type="float">
            <text:p>2765,40605254406</text:p>
          </table:table-cell>
          <table:table-cell office:value-type="float" office:value="1539.30727665706" calcext:value-type="float">
            <text:p>1539,30727665706</text:p>
          </table:table-cell>
          <table:table-cell office:value-type="float" office:value="2129.04402060924" calcext:value-type="float">
            <text:p>2129,04402060924</text:p>
          </table:table-cell>
          <table:table-cell office:value-type="float" office:value="990.815414094103" calcext:value-type="float">
            <text:p>990,815414094103</text:p>
          </table:table-cell>
          <table:table-cell office:value-type="float" office:value="1022.31243910361" calcext:value-type="float">
            <text:p>1022,31243910361</text:p>
          </table:table-cell>
          <table:table-cell office:value-type="float" office:value="1780.19474962415" calcext:value-type="float">
            <text:p>1780,19474962415</text:p>
          </table:table-cell>
          <table:table-cell office:value-type="float" office:value="1572.28548702888" calcext:value-type="float">
            <text:p>1572,28548702888</text:p>
          </table:table-cell>
          <table:table-cell office:value-type="float" office:value="265.481210508813" calcext:value-type="float">
            <text:p>265,481210508813</text:p>
          </table:table-cell>
          <table:table-cell office:value-type="float" office:value="1366.73294723295" calcext:value-type="float">
            <text:p>1366,73294723295</text:p>
          </table:table-cell>
          <table:table-cell office:value-type="float" office:value="493.377348047186" calcext:value-type="float">
            <text:p>493,377348047186</text:p>
          </table:table-cell>
          <table:table-cell office:value-type="float" office:value="600.381231671554" calcext:value-type="float">
            <text:p>600,381231671554</text:p>
          </table:table-cell>
          <table:table-cell office:value-type="float" office:value="387.607973421927" calcext:value-type="float">
            <text:p>387,607973421927</text:p>
          </table:table-cell>
          <table:table-cell office:value-type="float" office:value="233.42798870411" calcext:value-type="float">
            <text:p>233,42798870411</text:p>
          </table:table-cell>
          <table:table-cell office:value-type="float" office:value="1709.66765120494" calcext:value-type="float">
            <text:p>1709,66765120494</text:p>
          </table:table-cell>
          <table:table-cell office:value-type="float" office:value="370.864785635764" calcext:value-type="float">
            <text:p>370,864785635764</text:p>
          </table:table-cell>
          <table:table-cell office:value-type="float" office:value="0" calcext:value-type="float">
            <text:p>0</text:p>
          </table:table-cell>
          <table:table-cell office:value-type="float" office:value="1759.61134680975" calcext:value-type="float">
            <text:p>1759,61134680975</text:p>
          </table:table-cell>
          <table:table-cell office:value-type="float" office:value="2011.95843641761" calcext:value-type="float">
            <text:p>2011,95843641761</text:p>
          </table:table-cell>
          <table:table-cell office:value-type="float" office:value="1411.49651504035" calcext:value-type="float">
            <text:p>1411,49651504035</text:p>
          </table:table-cell>
          <table:table-cell office:value-type="float" office:value="1464.28429569695" calcext:value-type="float">
            <text:p>1464,28429569695</text:p>
          </table:table-cell>
          <table:table-cell office:value-type="float" office:value="1139.4575784081" calcext:value-type="float">
            <text:p>1139,4575784081</text:p>
          </table:table-cell>
          <table:table-cell office:value-type="float" office:value="915.93681576478" calcext:value-type="float">
            <text:p>915,93681576478</text:p>
          </table:table-cell>
          <table:table-cell office:value-type="float" office:value="1166.92245911215" calcext:value-type="float">
            <text:p>1166,92245911215</text:p>
          </table:table-cell>
          <table:table-cell office:value-type="float" office:value="933.594355518113" calcext:value-type="float">
            <text:p>933,594355518113</text:p>
          </table:table-cell>
          <table:table-cell office:value-type="float" office:value="836.765384615385" calcext:value-type="float">
            <text:p>836,765384615385</text:p>
          </table:table-cell>
          <table:table-cell office:value-type="float" office:value="690.436303630363" calcext:value-type="float">
            <text:p>690,436303630363</text:p>
          </table:table-cell>
          <table:table-cell office:value-type="float" office:value="3306.18792401628" calcext:value-type="float">
            <text:p>3306,18792401628</text:p>
          </table:table-cell>
          <table:table-cell office:value-type="float" office:value="1437.83571959836" calcext:value-type="float">
            <text:p>1437,83571959836</text:p>
          </table:table-cell>
          <table:table-cell office:value-type="float" office:value="718.254616767446" calcext:value-type="float">
            <text:p>718,254616767446</text:p>
          </table:table-cell>
          <table:table-cell office:value-type="float" office:value="494.594744556114" calcext:value-type="float">
            <text:p>494,594744556114</text:p>
          </table:table-cell>
          <table:table-cell office:value-type="float" office:value="131.804365846919" calcext:value-type="float">
            <text:p>131,804365846919</text:p>
          </table:table-cell>
          <table:table-cell office:value-type="float" office:value="110.393750996333" calcext:value-type="float">
            <text:p>110,393750996333</text:p>
          </table:table-cell>
          <table:table-cell office:value-type="float" office:value="185.433725297051" calcext:value-type="float">
            <text:p>185,433725297051</text:p>
          </table:table-cell>
          <table:table-cell office:value-type="float" office:value="469.878968602" calcext:value-type="float">
            <text:p>469,878968602</text:p>
          </table:table-cell>
          <table:table-cell office:value-type="float" office:value="204.185490990289" calcext:value-type="float">
            <text:p>204,185490990289</text:p>
          </table:table-cell>
          <table:table-cell office:value-type="float" office:value="276.023070585004" calcext:value-type="float">
            <text:p>276,023070585004</text:p>
          </table:table-cell>
          <table:table-cell office:value-type="float" office:value="662.102803738318" calcext:value-type="float">
            <text:p>662,102803738318</text:p>
          </table:table-cell>
          <table:table-cell office:value-type="float" office:value="187.074829931973" calcext:value-type="float">
            <text:p>187,074829931973</text:p>
          </table:table-cell>
          <table:table-cell office:value-type="float" office:value="158.673176335439" calcext:value-type="float">
            <text:p>158,673176335439</text:p>
          </table:table-cell>
          <table:table-cell office:value-type="float" office:value="893.136407300672" calcext:value-type="float">
            <text:p>893,136407300672</text:p>
          </table:table-cell>
          <table:table-cell office:value-type="float" office:value="1038.09991158267" calcext:value-type="float">
            <text:p>1038,09991158267</text:p>
          </table:table-cell>
          <table:table-cell office:value-type="float" office:value="988.938961988304" calcext:value-type="float">
            <text:p>988,938961988304</text:p>
          </table:table-cell>
          <table:table-cell office:value-type="float" office:value="778.571428571429" calcext:value-type="float">
            <text:p>778,571428571429</text:p>
          </table:table-cell>
          <table:table-cell office:value-type="float" office:value="327.333333333333" calcext:value-type="float">
            <text:p>327,333333333333</text:p>
          </table:table-cell>
          <table:table-cell office:value-type="float" office:value="272.217719132894" calcext:value-type="float">
            <text:p>272,217719132894</text:p>
          </table:table-cell>
          <table:table-cell office:value-type="float" office:value="1245.69976076555" calcext:value-type="float">
            <text:p>1245,69976076555</text:p>
          </table:table-cell>
          <table:table-cell office:value-type="float" office:value="87.9710477941176" calcext:value-type="float">
            <text:p>87,9710477941176</text:p>
          </table:table-cell>
          <table:table-cell office:value-type="float" office:value="0" calcext:value-type="float">
            <text:p>0</text:p>
          </table:table-cell>
          <table:table-cell office:value-type="float" office:value="311.284210526316" calcext:value-type="float">
            <text:p>311,284210526316</text:p>
          </table:table-cell>
          <table:table-cell office:value-type="float" office:value="257.442348008386" calcext:value-type="float">
            <text:p>257,442348008386</text:p>
          </table:table-cell>
          <table:table-cell office:value-type="float" office:value="1712.76720901126" calcext:value-type="float">
            <text:p>1712,76720901126</text:p>
          </table:table-cell>
          <table:table-cell office:value-type="float" office:value="291.734116022099" calcext:value-type="float">
            <text:p>291,734116022099</text:p>
          </table:table-cell>
          <table:table-cell office:value-type="float" office:value="1626.87546816479" calcext:value-type="float">
            <text:p>1626,87546816479</text:p>
          </table:table-cell>
          <table:table-cell office:value-type="float" office:value="481.209016393443" calcext:value-type="float">
            <text:p>481,209016393443</text:p>
          </table:table-cell>
          <table:table-cell office:value-type="float" office:value="788.830508474576" calcext:value-type="float">
            <text:p>788,830508474576</text:p>
          </table:table-cell>
          <table:table-cell office:value-type="float" office:value="814.245858761988" calcext:value-type="float">
            <text:p>814,245858761988</text:p>
          </table:table-cell>
          <table:table-cell office:value-type="float" office:value="572.188347964884" calcext:value-type="float">
            <text:p>572,188347964884</text:p>
          </table:table-cell>
          <table:table-cell office:value-type="float" office:value="224.45652173913" calcext:value-type="float">
            <text:p>224,45652173913</text:p>
          </table:table-cell>
          <table:table-cell office:value-type="float" office:value="665.415879017013" calcext:value-type="float">
            <text:p>665,415879017013</text:p>
          </table:table-cell>
          <table:table-cell office:value-type="float" office:value="424.358974358974" calcext:value-type="float">
            <text:p>424,358974358974</text:p>
          </table:table-cell>
          <table:table-cell office:value-type="float" office:value="511.945392491468" calcext:value-type="float">
            <text:p>511,945392491468</text:p>
          </table:table-cell>
          <table:table-cell office:value-type="float" office:value="282.993162393162" calcext:value-type="float">
            <text:p>282,993162393162</text:p>
          </table:table-cell>
          <table:table-cell office:value-type="float" office:value="471.141552511416" calcext:value-type="float">
            <text:p>471,141552511416</text:p>
          </table:table-cell>
          <table:table-cell office:value-type="float" office:value="410.313901345291" calcext:value-type="float">
            <text:p>410,313901345291</text:p>
          </table:table-cell>
          <table:table-cell office:value-type="float" office:value="567.026108578533" calcext:value-type="float">
            <text:p>567,026108578533</text:p>
          </table:table-cell>
          <table:table-cell office:value-type="float" office:value="419.150646430579" calcext:value-type="float">
            <text:p>419,150646430579</text:p>
          </table:table-cell>
          <table:table-cell office:value-type="float" office:value="1106.56513589503" calcext:value-type="float">
            <text:p>1106,56513589503</text:p>
          </table:table-cell>
          <table:table-cell office:value-type="float" office:value="1181.87389380531" calcext:value-type="float">
            <text:p>1181,87389380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5.233281493" calcext:value-type="float">
            <text:p>2225,233281493</text:p>
          </table:table-cell>
          <table:table-cell office:value-type="float" office:value="534.118584070796" calcext:value-type="float">
            <text:p>534,118584070796</text:p>
          </table:table-cell>
          <table:table-cell office:value-type="float" office:value="310.549392097264" calcext:value-type="float">
            <text:p>310,549392097264</text:p>
          </table:table-cell>
          <table:table-cell office:value-type="float" office:value="2634.61324041812" calcext:value-type="float">
            <text:p>2634,61324041812</text:p>
          </table:table-cell>
          <table:table-cell office:value-type="float" office:value="1190.63941990771" calcext:value-type="float">
            <text:p>1190,63941990771</text:p>
          </table:table-cell>
          <table:table-cell office:value-type="float" office:value="577.993355481728" calcext:value-type="float">
            <text:p>577,993355481728</text:p>
          </table:table-cell>
          <table:table-cell office:value-type="float" office:value="805.638179800222" calcext:value-type="float">
            <text:p>805,638179800222</text:p>
          </table:table-cell>
          <table:table-cell office:value-type="float" office:value="274.380272550292" calcext:value-type="float">
            <text:p>274,380272550292</text:p>
          </table:table-cell>
          <table:table-cell office:value-type="float" office:value="857.922235722965" calcext:value-type="float">
            <text:p>857,922235722965</text:p>
          </table:table-cell>
          <table:table-cell office:value-type="float" office:value="0" calcext:value-type="float">
            <text:p>0</text:p>
          </table:table-cell>
          <table:table-cell office:value-type="float" office:value="1193.56450682561" calcext:value-type="float">
            <text:p>1193,56450682561</text:p>
          </table:table-cell>
          <table:table-cell office:value-type="float" office:value="368.654618473896" calcext:value-type="float">
            <text:p>368,654618473896</text:p>
          </table:table-cell>
          <table:table-cell office:value-type="float" office:value="413.403532608696" calcext:value-type="float">
            <text:p>413,403532608696</text:p>
          </table:table-cell>
          <table:table-cell office:value-type="float" office:value="299.927807793999" calcext:value-type="float">
            <text:p>299,927807793999</text:p>
          </table:table-cell>
          <table:table-cell office:value-type="float" office:value="0" calcext:value-type="float">
            <text:p>0</text:p>
          </table:table-cell>
          <table:table-cell office:value-type="float" office:value="978.35718891038" calcext:value-type="float">
            <text:p>978,35718891038</text:p>
          </table:table-cell>
          <table:table-cell office:value-type="float" office:value="1178.71083903493" calcext:value-type="float">
            <text:p>1178,71083903493</text:p>
          </table:table-cell>
          <table:table-cell office:value-type="float" office:value="1198.35063709297" calcext:value-type="float">
            <text:p>1198,35063709297</text:p>
          </table:table-cell>
          <table:table-cell office:value-type="float" office:value="0" calcext:value-type="float">
            <text:p>0</text:p>
          </table:table-cell>
          <table:table-cell office:value-type="float" office:value="163.905604719764" calcext:value-type="float">
            <text:p>163,905604719764</text:p>
          </table:table-cell>
          <table:table-cell office:value-type="float" office:value="0" calcext:value-type="float">
            <text:p>0</text:p>
          </table:table-cell>
          <table:table-cell office:value-type="float" office:value="469.919990331158" calcext:value-type="float">
            <text:p>469,919990331158</text:p>
          </table:table-cell>
          <table:table-cell office:value-type="float" office:value="531.828916181857" calcext:value-type="float">
            <text:p>531,828916181857</text:p>
          </table:table-cell>
          <table:table-cell office:value-type="float" office:value="687.087776866284" calcext:value-type="float">
            <text:p>687,087776866284</text:p>
          </table:table-cell>
          <table:table-cell office:value-type="float" office:value="991.836514522822" calcext:value-type="float">
            <text:p>991,836514522822</text:p>
          </table:table-cell>
          <table:table-cell office:value-type="float" office:value="312.5" calcext:value-type="float">
            <text:p>312,5</text:p>
          </table:table-cell>
          <table:table-cell office:value-type="float" office:value="195.566502463054" calcext:value-type="float">
            <text:p>195,566502463054</text:p>
          </table:table-cell>
          <table:table-cell office:value-type="float" office:value="215.530303030303" calcext:value-type="float">
            <text:p>215,530303030303</text:p>
          </table:table-cell>
          <table:table-cell office:value-type="float" office:value="2247.59825327511" calcext:value-type="float">
            <text:p>2247,59825327511</text:p>
          </table:table-cell>
          <table:table-cell office:value-type="float" office:value="0" calcext:value-type="float">
            <text:p>0</text:p>
          </table:table-cell>
          <table:table-cell office:value-type="float" office:value="711.121647509579" calcext:value-type="float">
            <text:p>711,121647509579</text:p>
          </table:table-cell>
          <table:table-cell office:value-type="float" office:value="642.451361867704" calcext:value-type="float">
            <text:p>642,451361867704</text:p>
          </table:table-cell>
          <table:table-cell office:value-type="float" office:value="0" calcext:value-type="float">
            <text:p>0</text:p>
          </table:table-cell>
          <table:table-cell office:value-type="float" office:value="268.896475770925" calcext:value-type="float">
            <text:p>268,896475770925</text:p>
          </table:table-cell>
          <table:table-cell office:value-type="float" office:value="611.208175253947" calcext:value-type="float">
            <text:p>611,208175253947</text:p>
          </table:table-cell>
          <table:table-cell office:value-type="float" office:value="981.873315363881" calcext:value-type="float">
            <text:p>981,873315363881</text:p>
          </table:table-cell>
          <table:table-cell office:value-type="float" office:value="1710.74380165289" calcext:value-type="float">
            <text:p>1710,74380165289</text:p>
          </table:table-cell>
          <table:table-cell office:value-type="float" office:value="144.891826923077" calcext:value-type="float">
            <text:p>144,891826923077</text:p>
          </table:table-cell>
          <table:table-cell office:value-type="float" office:value="237.174285015889" calcext:value-type="float">
            <text:p>237,174285015889</text:p>
          </table:table-cell>
          <table:table-cell office:value-type="float" office:value="1263.96442687747" calcext:value-type="float">
            <text:p>1263,96442687747</text:p>
          </table:table-cell>
          <table:table-cell office:value-type="float" office:value="839.944489795918" calcext:value-type="float">
            <text:p>839,944489795918</text:p>
          </table:table-cell>
          <table:table-cell office:value-type="float" office:value="566.655211912944" calcext:value-type="float">
            <text:p>566,655211912944</text:p>
          </table:table-cell>
          <table:table-cell office:value-type="float" office:value="1404.74953154279" calcext:value-type="float">
            <text:p>1404,74953154279</text:p>
          </table:table-cell>
          <table:table-cell office:value-type="float" office:value="1905.46383543464" calcext:value-type="float">
            <text:p>1905,46383543464</text:p>
          </table:table-cell>
          <table:table-cell office:value-type="float" office:value="910.88845247447" calcext:value-type="float">
            <text:p>910,88845247447</text:p>
          </table:table-cell>
          <table:table-cell office:value-type="float" office:value="1554.54769660307" calcext:value-type="float">
            <text:p>1554,5476966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.493946731235" calcext:value-type="float">
            <text:p>854,493946731235</text:p>
          </table:table-cell>
          <table:table-cell office:value-type="float" office:value="2462.60244428469" calcext:value-type="float">
            <text:p>2462,60244428469</text:p>
          </table:table-cell>
          <table:table-cell office:value-type="float" office:value="1241.72335468841" calcext:value-type="float">
            <text:p>1241,72335468841</text:p>
          </table:table-cell>
          <table:table-cell office:value-type="float" office:value="919.071114369501" calcext:value-type="float">
            <text:p>919,071114369501</text:p>
          </table:table-cell>
          <table:table-cell office:value-type="float" office:value="1599.89616463985" calcext:value-type="float">
            <text:p>1599,89616463985</text:p>
          </table:table-cell>
          <table:table-cell office:value-type="float" office:value="913.874345549738" calcext:value-type="float">
            <text:p>913,874345549738</text:p>
          </table:table-cell>
          <table:table-cell office:value-type="float" office:value="799.432604735883" calcext:value-type="float">
            <text:p>799,432604735883</text:p>
          </table:table-cell>
          <table:table-cell office:value-type="float" office:value="0" calcext:value-type="float">
            <text:p>0</text:p>
          </table:table-cell>
          <table:table-cell office:value-type="float" office:value="375.694915254237" calcext:value-type="float">
            <text:p>375,694915254237</text:p>
          </table:table-cell>
          <table:table-cell office:value-type="float" office:value="0" calcext:value-type="float">
            <text:p>0</text:p>
          </table:table-cell>
          <table:table-cell office:value-type="float" office:value="168.818462897527" calcext:value-type="float">
            <text:p>168,818462897527</text:p>
          </table:table-cell>
          <table:table-cell office:value-type="float" office:value="207.191780821918" calcext:value-type="float">
            <text:p>207,191780821918</text:p>
          </table:table-cell>
          <table:table-cell office:value-type="float" office:value="112.893815635939" calcext:value-type="float">
            <text:p>112,893815635939</text:p>
          </table:table-cell>
          <table:table-cell office:value-type="float" office:value="140.499354283254" calcext:value-type="float">
            <text:p>140,499354283254</text:p>
          </table:table-cell>
          <table:table-cell office:value-type="float" office:value="152.045655375552" calcext:value-type="float">
            <text:p>152,045655375552</text:p>
          </table:table-cell>
          <table:table-cell office:value-type="float" office:value="168.014329580348" calcext:value-type="float">
            <text:p>168,014329580348</text:p>
          </table:table-cell>
          <table:table-cell office:value-type="float" office:value="619.971698113208" calcext:value-type="float">
            <text:p>619,971698113208</text:p>
          </table:table-cell>
          <table:table-cell office:value-type="float" office:value="80.4441745888557" calcext:value-type="float">
            <text:p>80,4441745888557</text:p>
          </table:table-cell>
          <table:table-cell office:value-type="float" office:value="141.27588282504" calcext:value-type="float">
            <text:p>141,27588282504</text:p>
          </table:table-cell>
          <table:table-cell office:value-type="float" office:value="94.1821247892074" calcext:value-type="float">
            <text:p>94,1821247892074</text:p>
          </table:table-cell>
          <table:table-cell office:value-type="float" office:value="49.2252414102852" calcext:value-type="float">
            <text:p>49,2252414102852</text:p>
          </table:table-cell>
          <table:table-cell office:value-type="float" office:value="75.2351097178683" calcext:value-type="float">
            <text:p>75,2351097178683</text:p>
          </table:table-cell>
          <table:table-cell office:value-type="float" office:value="509.91833030853" calcext:value-type="float">
            <text:p>509,91833030853</text:p>
          </table:table-cell>
          <table:table-cell office:value-type="float" office:value="268.068737864078" calcext:value-type="float">
            <text:p>268,068737864078</text:p>
          </table:table-cell>
          <table:table-cell office:value-type="float" office:value="32.6729776247849" calcext:value-type="float">
            <text:p>32,6729776247849</text:p>
          </table:table-cell>
          <table:table-cell office:value-type="float" office:value="68.2571912013536" calcext:value-type="float">
            <text:p>68,2571912013536</text:p>
          </table:table-cell>
          <table:table-cell office:value-type="float" office:value="622.012578616352" calcext:value-type="float">
            <text:p>622,012578616352</text:p>
          </table:table-cell>
          <table:table-cell office:value-type="float" office:value="93.2256059664388" calcext:value-type="float">
            <text:p>93,2256059664388</text:p>
          </table:table-cell>
          <table:table-cell office:value-type="float" office:value="57.0586714077905" calcext:value-type="float">
            <text:p>57,0586714077905</text:p>
          </table:table-cell>
          <table:table-cell office:value-type="float" office:value="121.955713271824" calcext:value-type="float">
            <text:p>121,955713271824</text:p>
          </table:table-cell>
          <table:table-cell office:value-type="float" office:value="858.429577464789" calcext:value-type="float">
            <text:p>858,429577464789</text:p>
          </table:table-cell>
          <table:table-cell office:value-type="float" office:value="243.056610533859" calcext:value-type="float">
            <text:p>243,056610533859</text:p>
          </table:table-cell>
          <table:table-cell office:value-type="float" office:value="38.4076533839342" calcext:value-type="float">
            <text:p>38,4076533839342</text:p>
          </table:table-cell>
          <table:table-cell office:value-type="float" office:value="157.186228482003" calcext:value-type="float">
            <text:p>157,186228482003</text:p>
          </table:table-cell>
          <table:table-cell office:value-type="float" office:value="240.565031982942" calcext:value-type="float">
            <text:p>240,565031982942</text:p>
          </table:table-cell>
          <table:table-cell office:value-type="float" office:value="196.535193564605" calcext:value-type="float">
            <text:p>196,535193564605</text:p>
          </table:table-cell>
          <table:table-cell office:value-type="float" office:value="11.7834394904459" calcext:value-type="float">
            <text:p>11,7834394904459</text:p>
          </table:table-cell>
          <table:table-cell office:value-type="float" office:value="19.1646991777253" calcext:value-type="float">
            <text:p>19,1646991777253</text:p>
          </table:table-cell>
          <table:table-cell office:value-type="float" office:value="161.338028169014" calcext:value-type="float">
            <text:p>161,338028169014</text:p>
          </table:table-cell>
          <table:table-cell office:value-type="float" office:value="75.8584142394822" calcext:value-type="float">
            <text:p>75,8584142394822</text:p>
          </table:table-cell>
          <table:table-cell office:value-type="float" office:value="70.4524596182085" calcext:value-type="float">
            <text:p>70,4524596182085</text:p>
          </table:table-cell>
          <table:table-cell office:value-type="float" office:value="58.0108763856934" calcext:value-type="float">
            <text:p>58,0108763856934</text:p>
          </table:table-cell>
          <table:table-cell office:value-type="float" office:value="303.071480671043" calcext:value-type="float">
            <text:p>303,071480671043</text:p>
          </table:table-cell>
          <table:table-cell office:value-type="float" office:value="336.979166666667" calcext:value-type="float">
            <text:p>336,979166666667</text:p>
          </table:table-cell>
          <table:table-cell office:value-type="float" office:value="75.8488584078479" calcext:value-type="float">
            <text:p>75,8488584078479</text:p>
          </table:table-cell>
          <table:table-cell office:value-type="float" office:value="85.8743866535819" calcext:value-type="float">
            <text:p>85,8743866535819</text:p>
          </table:table-cell>
          <table:table-cell office:value-type="float" office:value="78.1248554913295" calcext:value-type="float">
            <text:p>78,1248554913295</text:p>
          </table:table-cell>
          <table:table-cell office:value-type="float" office:value="264.201633165829" calcext:value-type="float">
            <text:p>264,201633165829</text:p>
          </table:table-cell>
          <table:table-cell office:value-type="float" office:value="154.98266190719" calcext:value-type="float">
            <text:p>154,98266190719</text:p>
          </table:table-cell>
          <table:table-cell office:value-type="float" office:value="1279.65411298315" calcext:value-type="float">
            <text:p>1279,65411298315</text:p>
          </table:table-cell>
          <table:table-cell office:value-type="float" office:value="3969.07272727273" calcext:value-type="float">
            <text:p>3969,07272727273</text:p>
          </table:table-cell>
          <table:table-cell office:value-type="float" office:value="2211.08120935138" calcext:value-type="float">
            <text:p>2211,08120935138</text:p>
          </table:table-cell>
          <table:table-cell office:value-type="float" office:value="1711.0894026975" calcext:value-type="float">
            <text:p>1711,0894026975</text:p>
          </table:table-cell>
          <table:table-cell office:value-type="float" office:value="1238.49728453365" calcext:value-type="float">
            <text:p>1238,49728453365</text:p>
          </table:table-cell>
          <table:table-cell office:value-type="float" office:value="250.40827436037" calcext:value-type="float">
            <text:p>250,40827436037</text:p>
          </table:table-cell>
          <table:table-cell office:value-type="float" office:value="1332.28620296465" calcext:value-type="float">
            <text:p>1332,28620296465</text:p>
          </table:table-cell>
          <table:table-cell office:value-type="float" office:value="1203.31759368173" calcext:value-type="float">
            <text:p>1203,31759368173</text:p>
          </table:table-cell>
          <table:table-cell office:value-type="float" office:value="1250.54235500879" calcext:value-type="float">
            <text:p>1250,54235500879</text:p>
          </table:table-cell>
          <table:table-cell office:value-type="float" office:value="2124.90094105993" calcext:value-type="float">
            <text:p>2124,90094105993</text:p>
          </table:table-cell>
          <table:table-cell office:value-type="float" office:value="1221.08157207314" calcext:value-type="float">
            <text:p>1221,08157207314</text:p>
          </table:table-cell>
          <table:table-cell office:value-type="float" office:value="2823.4736778263" calcext:value-type="float">
            <text:p>2823,4736778263</text:p>
          </table:table-cell>
          <table:table-cell office:value-type="float" office:value="1713.17952522255" calcext:value-type="float">
            <text:p>1713,17952522255</text:p>
          </table:table-cell>
          <table:table-cell office:value-type="float" office:value="4744.56553353936" calcext:value-type="float">
            <text:p>4744,56553353936</text:p>
          </table:table-cell>
          <table:table-cell office:value-type="float" office:value="1200.76783114993" calcext:value-type="float">
            <text:p>1200,76783114993</text:p>
          </table:table-cell>
          <table:table-cell office:value-type="float" office:value="1709.75323024783" calcext:value-type="float">
            <text:p>1709,75323024783</text:p>
          </table:table-cell>
          <table:table-cell office:value-type="float" office:value="2964.56647763075" calcext:value-type="float">
            <text:p>2964,56647763075</text:p>
          </table:table-cell>
          <table:table-cell office:value-type="float" office:value="1924.73049403748" calcext:value-type="float">
            <text:p>1924,73049403748</text:p>
          </table:table-cell>
          <table:table-cell office:value-type="float" office:value="2111.85774702038" calcext:value-type="float">
            <text:p>2111,85774702038</text:p>
          </table:table-cell>
          <table:table-cell office:value-type="float" office:value="647.386759581882" calcext:value-type="float">
            <text:p>647,386759581882</text:p>
          </table:table-cell>
          <table:table-cell office:value-type="float" office:value="254.874651810585" calcext:value-type="float">
            <text:p>254,874651810585</text:p>
          </table:table-cell>
          <table:table-cell office:value-type="float" office:value="1167.56509357201" calcext:value-type="float">
            <text:p>1167,56509357201</text:p>
          </table:table-cell>
          <table:table-cell office:value-type="float" office:value="846.028513238289" calcext:value-type="float">
            <text:p>846,028513238289</text:p>
          </table:table-cell>
          <table:table-cell office:value-type="float" office:value="1792.20430107527" calcext:value-type="float">
            <text:p>1792,20430107527</text:p>
          </table:table-cell>
          <table:table-cell office:value-type="float" office:value="0" calcext:value-type="float">
            <text:p>0</text:p>
          </table:table-cell>
          <table:table-cell office:value-type="float" office:value="847.319422150883" calcext:value-type="float">
            <text:p>847,319422150883</text:p>
          </table:table-cell>
          <table:table-cell office:value-type="float" office:value="643.731467081389" calcext:value-type="float">
            <text:p>643,731467081389</text:p>
          </table:table-cell>
          <table:table-cell office:value-type="float" office:value="315.859030837004" calcext:value-type="float">
            <text:p>315,859030837004</text:p>
          </table:table-cell>
          <table:table-cell office:value-type="float" office:value="968.290479499653" calcext:value-type="float">
            <text:p>968,290479499653</text:p>
          </table:table-cell>
          <table:table-cell office:value-type="float" office:value="480.933648516466" calcext:value-type="float">
            <text:p>480,933648516466</text:p>
          </table:table-cell>
          <table:table-cell office:value-type="float" office:value="0" calcext:value-type="float">
            <text:p>0</text:p>
          </table:table-cell>
          <table:table-cell office:value-type="float" office:value="880.656934306569" calcext:value-type="float">
            <text:p>880,656934306569</text:p>
          </table:table-cell>
          <table:table-cell office:value-type="float" office:value="586.800970873786" calcext:value-type="float">
            <text:p>586,800970873786</text:p>
          </table:table-cell>
          <table:table-cell office:value-type="float" office:value="916.101055806938" calcext:value-type="float">
            <text:p>916,101055806938</text:p>
          </table:table-cell>
          <table:table-cell office:value-type="float" office:value="0" calcext:value-type="float">
            <text:p>0</text:p>
          </table:table-cell>
          <table:table-cell office:value-type="float" office:value="2222.8051391863" calcext:value-type="float">
            <text:p>2222,8051391863</text:p>
          </table:table-cell>
          <table:table-cell office:value-type="float" office:value="1224.67014341591" calcext:value-type="float">
            <text:p>1224,67014341591</text:p>
          </table:table-cell>
          <table:table-cell office:value-type="float" office:value="1676.70033670034" calcext:value-type="float">
            <text:p>1676,70033670034</text:p>
          </table:table-cell>
          <table:table-cell office:value-type="float" office:value="0" calcext:value-type="float">
            <text:p>0</text:p>
          </table:table-cell>
          <table:table-cell office:value-type="float" office:value="715.515607371192" calcext:value-type="float">
            <text:p>715,515607371192</text:p>
          </table:table-cell>
          <table:table-cell office:value-type="float" office:value="742.372881355932" calcext:value-type="float">
            <text:p>742,372881355932</text:p>
          </table:table-cell>
          <table:table-cell office:value-type="float" office:value="836.444866920152" calcext:value-type="float">
            <text:p>836,444866920152</text:p>
          </table:table-cell>
          <table:table-cell office:value-type="float" office:value="0" calcext:value-type="float">
            <text:p>0</text:p>
          </table:table-cell>
          <table:table-cell office:value-type="float" office:value="765.646725440806" calcext:value-type="float">
            <text:p>765,646725440806</text:p>
          </table:table-cell>
          <table:table-cell office:value-type="float" office:value="0" calcext:value-type="float">
            <text:p>0</text:p>
          </table:table-cell>
          <table:table-cell office:value-type="float" office:value="685.771276595745" calcext:value-type="float">
            <text:p>685,771276595745</text:p>
          </table:table-cell>
          <table:table-cell office:value-type="float" office:value="992.788778877888" calcext:value-type="float">
            <text:p>992,788778877888</text:p>
          </table:table-cell>
          <table:table-cell office:value-type="float" office:value="195.765864332604" calcext:value-type="float">
            <text:p>195,765864332604</text:p>
          </table:table-cell>
          <table:table-cell office:value-type="float" office:value="0" calcext:value-type="float">
            <text:p>0</text:p>
          </table:table-cell>
          <table:table-cell office:value-type="float" office:value="941.295546558704" calcext:value-type="float">
            <text:p>941,295546558704</text:p>
          </table:table-cell>
          <table:table-cell office:value-type="float" office:value="538.712446351931" calcext:value-type="float">
            <text:p>538,712446351931</text:p>
          </table:table-cell>
          <table:table-cell office:value-type="float" office:value="953.753527751646" calcext:value-type="float">
            <text:p>953,753527751646</text:p>
          </table:table-cell>
          <table:table-cell office:value-type="float" office:value="2576.16455223881" calcext:value-type="float">
            <text:p>2576,16455223881</text:p>
          </table:table-cell>
          <table:table-cell office:value-type="float" office:value="0" calcext:value-type="float">
            <text:p>0</text:p>
          </table:table-cell>
          <table:table-cell office:value-type="float" office:value="526.436672967864" calcext:value-type="float">
            <text:p>526,436672967864</text:p>
          </table:table-cell>
          <table:table-cell office:value-type="float" office:value="501.33779264214" calcext:value-type="float">
            <text:p>501,33779264214</text:p>
          </table:table-cell>
          <table:table-cell office:value-type="float" office:value="336.673825328648" calcext:value-type="float">
            <text:p>336,67382532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.755970924195" calcext:value-type="float">
            <text:p>581,755970924195</text:p>
          </table:table-cell>
          <table:table-cell office:value-type="float" office:value="373.692077727952" calcext:value-type="float">
            <text:p>373,692077727952</text:p>
          </table:table-cell>
          <table:table-cell office:value-type="float" office:value="388.10051736881" calcext:value-type="float">
            <text:p>388,10051736881</text:p>
          </table:table-cell>
          <table:table-cell office:value-type="float" office:value="512.195121951219" calcext:value-type="float">
            <text:p>512,195121951219</text:p>
          </table:table-cell>
          <table:table-cell office:value-type="float" office:value="514.529327610873" calcext:value-type="float">
            <text:p>514,529327610873</text:p>
          </table:table-cell>
          <table:table-cell office:value-type="float" office:value="504.807692307692" calcext:value-type="float">
            <text:p>504,807692307692</text:p>
          </table:table-cell>
          <table:table-cell office:value-type="float" office:value="0" calcext:value-type="float">
            <text:p>0</text:p>
          </table:table-cell>
          <table:table-cell office:value-type="float" office:value="825.842824601367" calcext:value-type="float">
            <text:p>825,842824601367</text:p>
          </table:table-cell>
          <table:table-cell office:value-type="float" office:value="1987.18461538462" calcext:value-type="float">
            <text:p>1987,18461538462</text:p>
          </table:table-cell>
          <table:table-cell office:value-type="float" office:value="1401.80985915493" calcext:value-type="float">
            <text:p>1401,80985915493</text:p>
          </table:table-cell>
          <table:table-cell office:value-type="float" office:value="0" calcext:value-type="float">
            <text:p>0</text:p>
          </table:table-cell>
          <table:table-cell office:value-type="float" office:value="594.690493736183" calcext:value-type="float">
            <text:p>594,690493736183</text:p>
          </table:table-cell>
          <table:table-cell office:value-type="float" office:value="0" calcext:value-type="float">
            <text:p>0</text:p>
          </table:table-cell>
          <table:table-cell office:value-type="float" office:value="1068.1861348528" calcext:value-type="float">
            <text:p>1068,1861348528</text:p>
          </table:table-cell>
          <table:table-cell office:value-type="float" office:value="279.94007898679" calcext:value-type="float">
            <text:p>279,94007898679</text:p>
          </table:table-cell>
          <table:table-cell office:value-type="float" office:value="1050" calcext:value-type="float">
            <text:p>1050</text:p>
          </table:table-cell>
          <table:table-cell office:value-type="float" office:value="1514.21487603306" calcext:value-type="float">
            <text:p>1514,21487603306</text:p>
          </table:table-cell>
          <table:table-cell office:value-type="float" office:value="227.448453608247" calcext:value-type="float">
            <text:p>227,448453608247</text:p>
          </table:table-cell>
          <table:table-cell office:value-type="float" office:value="178.893740902475" calcext:value-type="float">
            <text:p>178,893740902475</text:p>
          </table:table-cell>
          <table:table-cell office:value-type="float" office:value="1675.85966319166" calcext:value-type="float">
            <text:p>1675,85966319166</text:p>
          </table:table-cell>
          <table:table-cell office:value-type="float" office:value="655.104808877929" calcext:value-type="float">
            <text:p>655,104808877929</text:p>
          </table:table-cell>
          <table:table-cell office:value-type="float" office:value="314.263803680982" calcext:value-type="float">
            <text:p>314,263803680982</text:p>
          </table:table-cell>
          <table:table-cell office:value-type="float" office:value="843.783783783784" calcext:value-type="float">
            <text:p>843,783783783784</text:p>
          </table:table-cell>
          <table:table-cell office:value-type="float" office:value="1404.15397631134" calcext:value-type="float">
            <text:p>1404,15397631134</text:p>
          </table:table-cell>
          <table:table-cell office:value-type="float" office:value="240.43583535109" calcext:value-type="float">
            <text:p>240,43583535109</text:p>
          </table:table-cell>
          <table:table-cell office:value-type="float" office:value="0" calcext:value-type="float">
            <text:p>0</text:p>
          </table:table-cell>
          <table:table-cell office:value-type="float" office:value="300.565716401333" calcext:value-type="float">
            <text:p>300,565716401333</text:p>
          </table:table-cell>
          <table:table-cell office:value-type="float" office:value="742.899749373434" calcext:value-type="float">
            <text:p>742,899749373434</text:p>
          </table:table-cell>
          <table:table-cell office:value-type="float" office:value="677.68097509274" calcext:value-type="float">
            <text:p>677,68097509274</text:p>
          </table:table-cell>
          <table:table-cell office:value-type="float" office:value="0" calcext:value-type="float">
            <text:p>0</text:p>
          </table:table-cell>
          <table:table-cell office:value-type="float" office:value="812.062562396007" calcext:value-type="float">
            <text:p>812,062562396007</text:p>
          </table:table-cell>
          <table:table-cell office:value-type="float" office:value="946.040779338469" calcext:value-type="float">
            <text:p>946,040779338469</text:p>
          </table:table-cell>
          <table:table-cell office:value-type="float" office:value="0" calcext:value-type="float">
            <text:p>0</text:p>
          </table:table-cell>
          <table:table-cell office:value-type="float" office:value="1496.26594337126" calcext:value-type="float">
            <text:p>1496,26594337126</text:p>
          </table:table-cell>
          <table:table-cell office:value-type="float" office:value="109.96364958197" calcext:value-type="float">
            <text:p>109,96364958197</text:p>
          </table:table-cell>
          <table:table-cell office:value-type="float" office:value="359.670638297872" calcext:value-type="float">
            <text:p>359,670638297872</text:p>
          </table:table-cell>
          <table:table-cell office:value-type="float" office:value="885.185185185185" calcext:value-type="float">
            <text:p>885,185185185185</text:p>
          </table:table-cell>
          <table:table-cell office:value-type="float" office:value="1489.61038961039" calcext:value-type="float">
            <text:p>1489,61038961039</text:p>
          </table:table-cell>
          <table:table-cell office:value-type="float" office:value="650.266750948167" calcext:value-type="float">
            <text:p>650,266750948167</text:p>
          </table:table-cell>
          <table:table-cell office:value-type="float" office:value="191.971540726202" calcext:value-type="float">
            <text:p>191,971540726202</text:p>
          </table:table-cell>
          <table:table-cell office:value-type="float" office:value="790.133744855967" calcext:value-type="float">
            <text:p>790,133744855967</text:p>
          </table:table-cell>
          <table:table-cell office:value-type="float" office:value="981.763745236799" calcext:value-type="float">
            <text:p>981,763745236799</text:p>
          </table:table-cell>
          <table:table-cell office:value-type="float" office:value="1738.04174950298" calcext:value-type="float">
            <text:p>1738,04174950298</text:p>
          </table:table-cell>
          <table:table-cell office:value-type="float" office:value="1976.552734375" calcext:value-type="float">
            <text:p>1976,552734375</text:p>
          </table:table-cell>
          <table:table-cell office:value-type="float" office:value="101.744186046512" calcext:value-type="float">
            <text:p>101,744186046512</text:p>
          </table:table-cell>
          <table:table-cell office:value-type="float" office:value="1278.60641139804" calcext:value-type="float">
            <text:p>1278,60641139804</text:p>
          </table:table-cell>
          <table:table-cell office:value-type="float" office:value="938.581009296149" calcext:value-type="float">
            <text:p>938,581009296149</text:p>
          </table:table-cell>
          <table:table-cell office:value-type="float" office:value="593.705463182898" calcext:value-type="float">
            <text:p>593,705463182898</text:p>
          </table:table-cell>
          <table:table-cell office:value-type="float" office:value="820.763047390522" calcext:value-type="float">
            <text:p>820,763047390522</text:p>
          </table:table-cell>
          <table:table-cell office:value-type="float" office:value="0" calcext:value-type="float">
            <text:p>0</text:p>
          </table:table-cell>
          <table:table-cell office:value-type="float" office:value="21.990574929312" calcext:value-type="float">
            <text:p>21,990574929312</text:p>
          </table:table-cell>
          <table:table-cell office:value-type="float" office:value="0" calcext:value-type="float">
            <text:p>0</text:p>
          </table:table-cell>
          <table:table-cell office:value-type="float" office:value="28.1205164992826" calcext:value-type="float">
            <text:p>28,1205164992826</text:p>
          </table:table-cell>
          <table:table-cell office:value-type="float" office:value="65.2418300653595" calcext:value-type="float">
            <text:p>65,2418300653595</text:p>
          </table:table-cell>
          <table:table-cell office:value-type="float" office:value="998.453290008123" calcext:value-type="float">
            <text:p>998,453290008123</text:p>
          </table:table-cell>
          <table:table-cell office:value-type="float" office:value="0" calcext:value-type="float">
            <text:p>0</text:p>
          </table:table-cell>
          <table:table-cell office:value-type="float" office:value="18.9393939393939" calcext:value-type="float">
            <text:p>18,9393939393939</text:p>
          </table:table-cell>
          <table:table-cell office:value-type="float" office:value="0" calcext:value-type="float">
            <text:p>0</text:p>
          </table:table-cell>
          <table:table-cell office:value-type="float" office:value="555.71916971917" calcext:value-type="float">
            <text:p>555,71916971917</text:p>
          </table:table-cell>
          <table:table-cell office:value-type="float" office:value="41.4510638297872" calcext:value-type="float">
            <text:p>41,4510638297872</text:p>
          </table:table-cell>
          <table:table-cell office:value-type="float" office:value="58.8504122497055" calcext:value-type="float">
            <text:p>58,8504122497055</text:p>
          </table:table-cell>
          <table:table-cell office:value-type="float" office:value="769.530201342282" calcext:value-type="float">
            <text:p>769,530201342282</text:p>
          </table:table-cell>
          <table:table-cell office:value-type="float" office:value="575.742857142857" calcext:value-type="float">
            <text:p>575,742857142857</text:p>
          </table:table-cell>
          <table:table-cell office:value-type="float" office:value="32.8407224958949" calcext:value-type="float">
            <text:p>32,8407224958949</text:p>
          </table:table-cell>
          <table:table-cell office:value-type="float" office:value="575.998329156224" calcext:value-type="float">
            <text:p>575,998329156224</text:p>
          </table:table-cell>
          <table:table-cell office:value-type="float" office:value="713.356065573771" calcext:value-type="float">
            <text:p>713,356065573771</text:p>
          </table:table-cell>
          <table:table-cell office:value-type="float" office:value="285.233996971152" calcext:value-type="float">
            <text:p>285,233996971152</text:p>
          </table:table-cell>
          <table:table-cell office:value-type="float" office:value="10.1635648754915" calcext:value-type="float">
            <text:p>10,1635648754915</text:p>
          </table:table-cell>
          <table:table-cell office:value-type="float" office:value="0" calcext:value-type="float">
            <text:p>0</text:p>
          </table:table-cell>
          <table:table-cell office:value-type="float" office:value="1018.98913043478" calcext:value-type="float">
            <text:p>1018,98913043478</text:p>
          </table:table-cell>
          <table:table-cell office:value-type="float" office:value="33.1384317521781" calcext:value-type="float">
            <text:p>33,1384317521781</text:p>
          </table:table-cell>
          <table:table-cell office:value-type="float" office:value="738.035405872193" calcext:value-type="float">
            <text:p>738,035405872193</text:p>
          </table:table-cell>
          <table:table-cell office:value-type="float" office:value="32.2323135755258" calcext:value-type="float">
            <text:p>32,2323135755258</text:p>
          </table:table-cell>
          <table:table-cell office:value-type="float" office:value="75.187969924812" calcext:value-type="float">
            <text:p>75,187969924812</text:p>
          </table:table-cell>
          <table:table-cell office:value-type="float" office:value="2510.34591194969" calcext:value-type="float">
            <text:p>2510,34591194969</text:p>
          </table:table-cell>
          <table:table-cell office:value-type="float" office:value="1335.64828614009" calcext:value-type="float">
            <text:p>1335,64828614009</text:p>
          </table:table-cell>
          <table:table-cell office:value-type="float" office:value="1525.14993122421" calcext:value-type="float">
            <text:p>1525,14993122421</text:p>
          </table:table-cell>
          <table:table-cell office:value-type="float" office:value="0" calcext:value-type="float">
            <text:p>0</text:p>
          </table:table-cell>
          <table:table-cell office:value-type="float" office:value="1221.87862176977" calcext:value-type="float">
            <text:p>1221,87862176977</text:p>
          </table:table-cell>
          <table:table-cell office:value-type="float" office:value="248.165618448637" calcext:value-type="float">
            <text:p>248,165618448637</text:p>
          </table:table-cell>
          <table:table-cell office:value-type="float" office:value="30.7538461538462" calcext:value-type="float">
            <text:p>30,7538461538462</text:p>
          </table:table-cell>
          <table:table-cell office:value-type="float" office:value="1125.64622402433" calcext:value-type="float">
            <text:p>1125,64622402433</text:p>
          </table:table-cell>
          <table:table-cell office:value-type="float" office:value="1221.87862176977" calcext:value-type="float">
            <text:p>1221,87862176977</text:p>
          </table:table-cell>
          <table:table-cell office:value-type="float" office:value="705.475490196078" calcext:value-type="float">
            <text:p>705,475490196078</text:p>
          </table:table-cell>
          <table:table-cell office:value-type="float" office:value="477.362689393939" calcext:value-type="float">
            <text:p>477,362689393939</text:p>
          </table:table-cell>
          <table:table-cell office:value-type="float" office:value="23.2261072261072" calcext:value-type="float">
            <text:p>23,2261072261072</text:p>
          </table:table-cell>
          <table:table-cell office:value-type="float" office:value="13.8840680319334" calcext:value-type="float">
            <text:p>13,8840680319334</text:p>
          </table:table-cell>
          <table:table-cell office:value-type="float" office:value="7.85830618892508" calcext:value-type="float">
            <text:p>7,85830618892508</text:p>
          </table:table-cell>
          <table:table-cell office:value-type="float" office:value="544.72049689441" calcext:value-type="float">
            <text:p>544,72049689441</text:p>
          </table:table-cell>
          <table:table-cell office:value-type="float" office:value="50.6985507246377" calcext:value-type="float">
            <text:p>50,6985507246377</text:p>
          </table:table-cell>
          <table:table-cell office:value-type="float" office:value="68.1407407407407" calcext:value-type="float">
            <text:p>68,1407407407407</text:p>
          </table:table-cell>
          <table:table-cell office:value-type="float" office:value="12.6286438529785" calcext:value-type="float">
            <text:p>12,6286438529785</text:p>
          </table:table-cell>
          <table:table-cell office:value-type="float" office:value="778.75" calcext:value-type="float">
            <text:p>778,75</text:p>
          </table:table-cell>
          <table:table-cell office:value-type="float" office:value="349.284741144414" calcext:value-type="float">
            <text:p>349,284741144414</text:p>
          </table:table-cell>
          <table:table-cell office:value-type="float" office:value="1192.08494208494" calcext:value-type="float">
            <text:p>1192,08494208494</text:p>
          </table:table-cell>
          <table:table-cell office:value-type="float" office:value="360.191463901077" calcext:value-type="float">
            <text:p>360,191463901077</text:p>
          </table:table-cell>
          <table:table-cell office:value-type="float" office:value="829.991292917014" calcext:value-type="float">
            <text:p>829,991292917014</text:p>
          </table:table-cell>
          <table:table-cell office:value-type="float" office:value="1312.25604996097" calcext:value-type="float">
            <text:p>1312,25604996097</text:p>
          </table:table-cell>
          <table:table-cell office:value-type="float" office:value="529.433562731604" calcext:value-type="float">
            <text:p>529,433562731604</text:p>
          </table:table-cell>
          <table:table-cell office:value-type="float" office:value="1496.09709662066" calcext:value-type="float">
            <text:p>1496,09709662066</text:p>
          </table:table-cell>
          <table:table-cell office:value-type="float" office:value="180.392156862745" calcext:value-type="float">
            <text:p>180,392156862745</text:p>
          </table:table-cell>
          <table:table-cell office:value-type="float" office:value="258.082404150021" calcext:value-type="float">
            <text:p>258,082404150021</text:p>
          </table:table-cell>
          <table:table-cell office:value-type="float" office:value="545.851528384279" calcext:value-type="float">
            <text:p>545,851528384279</text:p>
          </table:table-cell>
          <table:table-cell office:value-type="float" office:value="491.141035649232" calcext:value-type="float">
            <text:p>491,141035649232</text:p>
          </table:table-cell>
          <table:table-cell office:value-type="float" office:value="503.841524364848" calcext:value-type="float">
            <text:p>503,841524364848</text:p>
          </table:table-cell>
          <table:table-cell office:value-type="float" office:value="0" calcext:value-type="float">
            <text:p>0</text:p>
          </table:table-cell>
          <table:table-cell office:value-type="float" office:value="745.981630309988" calcext:value-type="float">
            <text:p>745,981630309988</text:p>
          </table:table-cell>
          <table:table-cell office:value-type="float" office:value="1217.34" calcext:value-type="float">
            <text:p>1217,34</text:p>
          </table:table-cell>
          <table:table-cell office:value-type="float" office:value="363.265922124962" calcext:value-type="float">
            <text:p>363,265922124962</text:p>
          </table:table-cell>
          <table:table-cell office:value-type="float" office:value="172.711571675302" calcext:value-type="float">
            <text:p>172,711571675302</text:p>
          </table:table-cell>
          <table:table-cell office:value-type="float" office:value="0" calcext:value-type="float">
            <text:p>0</text:p>
          </table:table-cell>
          <table:table-cell office:value-type="float" office:value="991.014877789586" calcext:value-type="float">
            <text:p>991,014877789586</text:p>
          </table:table-cell>
          <table:table-cell office:value-type="float" office:value="773.691124038281" calcext:value-type="float">
            <text:p>773,691124038281</text:p>
          </table:table-cell>
          <table:table-cell office:value-type="float" office:value="427.156789197299" calcext:value-type="float">
            <text:p>427,156789197299</text:p>
          </table:table-cell>
          <table:table-cell office:value-type="float" office:value="1804.07738095238" calcext:value-type="float">
            <text:p>1804,07738095238</text:p>
          </table:table-cell>
          <table:table-cell office:value-type="float" office:value="730.886850152905" calcext:value-type="float">
            <text:p>730,886850152905</text:p>
          </table:table-cell>
          <table:table-cell office:value-type="float" office:value="0" calcext:value-type="float">
            <text:p>0</text:p>
          </table:table-cell>
          <table:table-cell office:value-type="float" office:value="1389.80263157895" calcext:value-type="float">
            <text:p>1389,80263157895</text:p>
          </table:table-cell>
          <table:table-cell office:value-type="float" office:value="1289.15046059365" calcext:value-type="float">
            <text:p>1289,15046059365</text:p>
          </table:table-cell>
          <table:table-cell office:value-type="float" office:value="1350.64194008559" calcext:value-type="float">
            <text:p>1350,64194008559</text:p>
          </table:table-cell>
          <table:table-cell office:value-type="float" office:value="614.290529154028" calcext:value-type="float">
            <text:p>614,290529154028</text:p>
          </table:table-cell>
          <table:table-cell office:value-type="float" office:value="368.503937007874" calcext:value-type="float">
            <text:p>368,503937007874</text:p>
          </table:table-cell>
          <table:table-cell office:value-type="float" office:value="313.296398891967" calcext:value-type="float">
            <text:p>313,296398891967</text:p>
          </table:table-cell>
          <table:table-cell office:value-type="float" office:value="361.37558411215" calcext:value-type="float">
            <text:p>361,37558411215</text:p>
          </table:table-cell>
          <table:table-cell office:value-type="float" office:value="568.999042145594" calcext:value-type="float">
            <text:p>568,999042145594</text:p>
          </table:table-cell>
          <table:table-cell office:value-type="float" office:value="495.695792880259" calcext:value-type="float">
            <text:p>495,695792880259</text:p>
          </table:table-cell>
          <table:table-cell office:value-type="float" office:value="467.199148029819" calcext:value-type="float">
            <text:p>467,199148029819</text:p>
          </table:table-cell>
          <table:table-cell office:value-type="float" office:value="0" calcext:value-type="float">
            <text:p>0</text:p>
          </table:table-cell>
          <table:table-cell office:value-type="float" office:value="680.129240710824" calcext:value-type="float">
            <text:p>680,129240710824</text:p>
          </table:table-cell>
          <table:table-cell office:value-type="float" office:value="443.854166666667" calcext:value-type="float">
            <text:p>443,854166666667</text:p>
          </table:table-cell>
          <table:table-cell office:value-type="float" office:value="652.645502645503" calcext:value-type="float">
            <text:p>652,645502645503</text:p>
          </table:table-cell>
          <table:table-cell office:value-type="float" office:value="459.722222222222" calcext:value-type="float">
            <text:p>459,722222222222</text:p>
          </table:table-cell>
          <table:table-cell office:value-type="float" office:value="644.560016642397" calcext:value-type="float">
            <text:p>644,560016642397</text:p>
          </table:table-cell>
          <table:table-cell office:value-type="float" office:value="611.661397962768" calcext:value-type="float">
            <text:p>611,661397962768</text:p>
          </table:table-cell>
          <table:table-cell office:value-type="float" office:value="237.730061349693" calcext:value-type="float">
            <text:p>237,730061349693</text:p>
          </table:table-cell>
          <table:table-cell office:value-type="float" office:value="797.296819787986" calcext:value-type="float">
            <text:p>797,296819787986</text:p>
          </table:table-cell>
          <table:table-cell office:value-type="float" office:value="1065.11178581286" calcext:value-type="float">
            <text:p>1065,11178581286</text:p>
          </table:table-cell>
          <table:table-cell office:value-type="float" office:value="365.168539325843" calcext:value-type="float">
            <text:p>365,168539325843</text:p>
          </table:table-cell>
          <table:table-cell office:value-type="float" office:value="129.2084341514" calcext:value-type="float">
            <text:p>129,2084341514</text:p>
          </table:table-cell>
          <table:table-cell office:value-type="float" office:value="90.5269964435823" calcext:value-type="float">
            <text:p>90,5269964435823</text:p>
          </table:table-cell>
          <table:table-cell office:value-type="float" office:value="846.323205636284" calcext:value-type="float">
            <text:p>846,323205636284</text:p>
          </table:table-cell>
          <table:table-cell office:value-type="float" office:value="708.827404479578" calcext:value-type="float">
            <text:p>708,827404479578</text:p>
          </table:table-cell>
          <table:table-cell office:value-type="float" office:value="489.6744988144" calcext:value-type="float">
            <text:p>489,6744988144</text:p>
          </table:table-cell>
          <table:table-cell office:value-type="float" office:value="619.856076759062" calcext:value-type="float">
            <text:p>619,856076759062</text:p>
          </table:table-cell>
          <table:table-cell office:value-type="float" office:value="1328.87481371088" calcext:value-type="float">
            <text:p>1328,87481371088</text:p>
          </table:table-cell>
          <table:table-cell office:value-type="float" office:value="1149.55947136564" calcext:value-type="float">
            <text:p>1149,55947136564</text:p>
          </table:table-cell>
          <table:table-cell office:value-type="float" office:value="1438.69731800766" calcext:value-type="float">
            <text:p>1438,69731800766</text:p>
          </table:table-cell>
          <table:table-cell office:value-type="float" office:value="123.367198838897" calcext:value-type="float">
            <text:p>123,367198838897</text:p>
          </table:table-cell>
          <table:table-cell office:value-type="float" office:value="1380.95238095238" calcext:value-type="float">
            <text:p>1380,95238095238</text:p>
          </table:table-cell>
          <table:table-cell office:value-type="float" office:value="289.996279761905" calcext:value-type="float">
            <text:p>289,996279761905</text:p>
          </table:table-cell>
          <table:table-cell office:value-type="float" office:value="813.253413253413" calcext:value-type="float">
            <text:p>813,253413253413</text:p>
          </table:table-cell>
          <table:table-cell office:value-type="float" office:value="557.719380572501" calcext:value-type="float">
            <text:p>557,719380572501</text:p>
          </table:table-cell>
          <table:table-cell office:value-type="float" office:value="1392.05415860735" calcext:value-type="float">
            <text:p>1392,05415860735</text:p>
          </table:table-cell>
          <table:table-cell office:value-type="float" office:value="1350.21097046414" calcext:value-type="float">
            <text:p>1350,21097046414</text:p>
          </table:table-cell>
          <table:table-cell office:value-type="float" office:value="576.50025733402" calcext:value-type="float">
            <text:p>576,50025733402</text:p>
          </table:table-cell>
          <table:table-cell office:value-type="float" office:value="1103.4229993275" calcext:value-type="float">
            <text:p>1103,4229993275</text:p>
          </table:table-cell>
          <table:table-cell office:value-type="float" office:value="1224.62403373155" calcext:value-type="float">
            <text:p>1224,62403373155</text:p>
          </table:table-cell>
          <table:table-cell office:value-type="float" office:value="1510.86956521739" calcext:value-type="float">
            <text:p>1510,86956521739</text:p>
          </table:table-cell>
          <table:table-cell office:value-type="float" office:value="442.736978324167" calcext:value-type="float">
            <text:p>442,736978324167</text:p>
          </table:table-cell>
          <table:table-cell office:value-type="float" office:value="1986.01677986416" calcext:value-type="float">
            <text:p>1986,01677986416</text:p>
          </table:table-cell>
          <table:table-cell office:value-type="float" office:value="879.221949221949" calcext:value-type="float">
            <text:p>879,221949221949</text:p>
          </table:table-cell>
          <table:table-cell office:value-type="float" office:value="936.084002470661" calcext:value-type="float">
            <text:p>936,084002470661</text:p>
          </table:table-cell>
          <table:table-cell office:value-type="float" office:value="592.948717948718" calcext:value-type="float">
            <text:p>592,948717948718</text:p>
          </table:table-cell>
          <table:table-cell office:value-type="float" office:value="1421.76039119804" calcext:value-type="float">
            <text:p>1421,76039119804</text:p>
          </table:table-cell>
          <table:table-cell office:value-type="float" office:value="1497.34586929716" calcext:value-type="float">
            <text:p>1497,34586929716</text:p>
          </table:table-cell>
          <table:table-cell office:value-type="float" office:value="303.720577069096" calcext:value-type="float">
            <text:p>303,720577069096</text:p>
          </table:table-cell>
          <table:table-cell office:value-type="float" office:value="874.270318814549" calcext:value-type="float">
            <text:p>874,270318814549</text:p>
          </table:table-cell>
          <table:table-cell office:value-type="float" office:value="1017.9833012203" calcext:value-type="float">
            <text:p>1017,9833012203</text:p>
          </table:table-cell>
          <table:table-cell office:value-type="float" office:value="785.759493670886" calcext:value-type="float">
            <text:p>785,759493670886</text:p>
          </table:table-cell>
          <table:table-cell office:value-type="float" office:value="515.875064532783" calcext:value-type="float">
            <text:p>515,875064532783</text:p>
          </table:table-cell>
          <table:table-cell office:value-type="float" office:value="789.658811115019" calcext:value-type="float">
            <text:p>789,658811115019</text:p>
          </table:table-cell>
          <table:table-cell office:value-type="float" office:value="613.899613899614" calcext:value-type="float">
            <text:p>613,899613899614</text:p>
          </table:table-cell>
          <table:table-cell office:value-type="float" office:value="747.120836740557" calcext:value-type="float">
            <text:p>747,120836740557</text:p>
          </table:table-cell>
          <table:table-cell office:value-type="float" office:value="1709.11602209945" calcext:value-type="float">
            <text:p>1709,11602209945</text:p>
          </table:table-cell>
          <table:table-cell office:value-type="float" office:value="407.68782760629" calcext:value-type="float">
            <text:p>407,68782760629</text:p>
          </table:table-cell>
          <table:table-cell office:value-type="float" office:value="528.061224489796" calcext:value-type="float">
            <text:p>528,061224489796</text:p>
          </table:table-cell>
          <table:table-cell office:value-type="float" office:value="1156.85863874346" calcext:value-type="float">
            <text:p>1156,85863874346</text:p>
          </table:table-cell>
          <table:table-cell office:value-type="float" office:value="921.198282561393" calcext:value-type="float">
            <text:p>921,198282561393</text:p>
          </table:table-cell>
          <table:table-cell office:value-type="float" office:value="949.449396958574" calcext:value-type="float">
            <text:p>949,449396958574</text:p>
          </table:table-cell>
          <table:table-cell office:value-type="float" office:value="804.372842347526" calcext:value-type="float">
            <text:p>804,372842347526</text:p>
          </table:table-cell>
          <table:table-cell office:value-type="float" office:value="1124.06798245614" calcext:value-type="float">
            <text:p>1124,06798245614</text:p>
          </table:table-cell>
          <table:table-cell office:value-type="float" office:value="1143.50168350168" calcext:value-type="float">
            <text:p>1143,50168350168</text:p>
          </table:table-cell>
          <table:table-cell office:value-type="float" office:value="327.551020408163" calcext:value-type="float">
            <text:p>327,551020408163</text:p>
          </table:table-cell>
          <table:table-cell office:value-type="float" office:value="1088.94424282415" calcext:value-type="float">
            <text:p>1088,94424282415</text:p>
          </table:table-cell>
          <table:table-cell office:value-type="float" office:value="286.790266512167" calcext:value-type="float">
            <text:p>286,790266512167</text:p>
          </table:table-cell>
          <table:table-cell office:value-type="float" office:value="332.937915742794" calcext:value-type="float">
            <text:p>332,937915742794</text:p>
          </table:table-cell>
          <table:table-cell office:value-type="float" office:value="369.173973234887" calcext:value-type="float">
            <text:p>369,173973234887</text:p>
          </table:table-cell>
          <table:table-cell office:value-type="float" office:value="1338.37423312883" calcext:value-type="float">
            <text:p>1338,37423312883</text:p>
          </table:table-cell>
          <table:table-cell office:value-type="float" office:value="601.941747572816" calcext:value-type="float">
            <text:p>601,941747572816</text:p>
          </table:table-cell>
          <table:table-cell office:value-type="float" office:value="776.4518555667" calcext:value-type="float">
            <text:p>776,4518555667</text:p>
          </table:table-cell>
          <table:table-cell office:value-type="float" office:value="0" calcext:value-type="float">
            <text:p>0</text:p>
          </table:table-cell>
          <table:table-cell office:value-type="float" office:value="229.357798165138" calcext:value-type="float">
            <text:p>229,357798165138</text:p>
          </table:table-cell>
          <table:table-cell office:value-type="float" office:value="898.30985915493" calcext:value-type="float">
            <text:p>898,30985915493</text:p>
          </table:table-cell>
          <table:table-cell office:value-type="float" office:value="216.450216450216" calcext:value-type="float">
            <text:p>216,450216450216</text:p>
          </table:table-cell>
          <table:table-cell office:value-type="float" office:value="772.019464720195" calcext:value-type="float">
            <text:p>772,019464720195</text:p>
          </table:table-cell>
          <table:table-cell office:value-type="float" office:value="276.360282815862" calcext:value-type="float">
            <text:p>276,360282815862</text:p>
          </table:table-cell>
          <table:table-cell office:value-type="float" office:value="734.301886792453" calcext:value-type="float">
            <text:p>734,301886792453</text:p>
          </table:table-cell>
          <table:table-cell office:value-type="float" office:value="740.31007751938" calcext:value-type="float">
            <text:p>740,31007751938</text:p>
          </table:table-cell>
          <table:table-cell office:value-type="float" office:value="805.009633911368" calcext:value-type="float">
            <text:p>805,009633911368</text:p>
          </table:table-cell>
          <table:table-cell office:value-type="float" office:value="568.768768768769" calcext:value-type="float">
            <text:p>568,768768768769</text:p>
          </table:table-cell>
          <table:table-cell office:value-type="float" office:value="416.363636363636" calcext:value-type="float">
            <text:p>416,363636363636</text:p>
          </table:table-cell>
          <table:table-cell office:value-type="float" office:value="659.509202453988" calcext:value-type="float">
            <text:p>659,509202453988</text:p>
          </table:table-cell>
          <table:table-cell office:value-type="float" office:value="583.918918918919" calcext:value-type="float">
            <text:p>583,918918918919</text:p>
          </table:table-cell>
          <table:table-cell office:value-type="float" office:value="1339.45145506052" calcext:value-type="float">
            <text:p>1339,45145506052</text:p>
          </table:table-cell>
          <table:table-cell office:value-type="float" office:value="4887.1873669269" calcext:value-type="float">
            <text:p>4887,1873669269</text:p>
          </table:table-cell>
          <table:table-cell office:value-type="float" office:value="2068.17918088737" calcext:value-type="float">
            <text:p>2068,17918088737</text:p>
          </table:table-cell>
          <table:table-cell office:value-type="float" office:value="1602.70947176685" calcext:value-type="float">
            <text:p>1602,70947176685</text:p>
          </table:table-cell>
          <table:table-cell office:value-type="float" office:value="1260.58100084818" calcext:value-type="float">
            <text:p>1260,58100084818</text:p>
          </table:table-cell>
          <table:table-cell office:value-type="float" office:value="1843.38493612491" calcext:value-type="float">
            <text:p>1843,38493612491</text:p>
          </table:table-cell>
          <table:table-cell office:value-type="float" office:value="1389.08629343629" calcext:value-type="float">
            <text:p>1389,08629343629</text:p>
          </table:table-cell>
          <table:table-cell office:value-type="float" office:value="882.689246401355" calcext:value-type="float">
            <text:p>882,689246401355</text:p>
          </table:table-cell>
          <table:table-cell office:value-type="float" office:value="680.48683160415" calcext:value-type="float">
            <text:p>680,48683160415</text:p>
          </table:table-cell>
          <table:table-cell office:value-type="float" office:value="1545.4422762455" calcext:value-type="float">
            <text:p>1545,4422762455</text:p>
          </table:table-cell>
          <table:table-cell office:value-type="float" office:value="1270.23301615402" calcext:value-type="float">
            <text:p>1270,23301615402</text:p>
          </table:table-cell>
          <table:table-cell office:value-type="float" office:value="1466.08755760369" calcext:value-type="float">
            <text:p>1466,08755760369</text:p>
          </table:table-cell>
          <table:table-cell office:value-type="float" office:value="1977.22076677316" calcext:value-type="float">
            <text:p>1977,22076677316</text:p>
          </table:table-cell>
          <table:table-cell office:value-type="float" office:value="5711.65726495726" calcext:value-type="float">
            <text:p>5711,65726495726</text:p>
          </table:table-cell>
          <table:table-cell office:value-type="float" office:value="2302.4701183432" calcext:value-type="float">
            <text:p>2302,4701183432</text:p>
          </table:table-cell>
          <table:table-cell office:value-type="float" office:value="3480.47433310917" calcext:value-type="float">
            <text:p>3480,47433310917</text:p>
          </table:table-cell>
          <table:table-cell office:value-type="float" office:value="2112.31486937733" calcext:value-type="float">
            <text:p>2112,31486937733</text:p>
          </table:table-cell>
          <table:table-cell office:value-type="float" office:value="3233.74878934625" calcext:value-type="float">
            <text:p>3233,74878934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7T15:06:54.804123900</dc:date>
    <meta:editing-duration>PT3M2S</meta:editing-duration>
    <meta:editing-cycles>2</meta:editing-cycles>
    <meta:document-statistic meta:table-count="1" meta:cell-count="5094" meta:object-count="0"/>
  </office:meta>
</office:document-meta>
</file>